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63cm" fo:margin-left="6.242cm" fo:margin-right="6.015cm" table:align="margins"/>
    </style:style>
    <style:style style:name="Tableau1.A" style:family="table-column">
      <style:table-column-properties style:column-width="2.275cm" style:rel-column-width="31300*"/>
    </style:style>
    <style:style style:name="Tableau1.B" style:family="table-column">
      <style:table-column-properties style:column-width="2.487cm" style:rel-column-width="34235*"/>
    </style:style>
    <style:style style:name="Tableau1.A1" style:family="table-cell">
      <style:table-cell-properties fo:padding="0.097cm" fo:border-left="none" fo:border-right="none" fo:border-top="none" fo:border-bottom="1pt solid #000000"/>
    </style:style>
    <style:style style:name="Tableau1.A2" style:family="table-cell">
      <style:table-cell-properties fo:padding="0.097cm" fo:border-left="none" fo:border-right="none" fo:border-top="none" fo:border-bottom="0.5pt solid #000000"/>
    </style:style>
    <style:style style:name="Tableau1.B2" style:family="table-cell">
      <style:table-cell-properties fo:padding="0.097cm" fo:border-left="1pt solid #000000" fo:border-right="none" fo:border-top="none" fo:border-bottom="0.5pt solid #000000"/>
    </style:style>
    <style:style style:name="Tableau1.3" style:family="table-row">
      <style:table-row-properties style:min-row-height="3.69cm"/>
    </style:style>
    <style:style style:name="Tableau1.A3" style:family="table-cell">
      <style:table-cell-properties fo:background-color="transparent" fo:padding="0.097cm" fo:border="none">
        <style:background-image/>
      </style:table-cell-properties>
    </style:style>
    <style:style style:name="Tableau1.B3" style:family="table-cell">
      <style:table-cell-properties fo:background-color="transparent" fo:padding="0.097cm" fo:border-left="1pt solid #000000" fo:border-right="none" fo:border-top="none" fo:border-bottom="none">
        <style:background-image/>
      </style:table-cell-properties>
    </style:style>
    <style:style style:name="Tableau16" style:family="table">
      <style:table-properties style:width="13cm" table:align="left"/>
    </style:style>
    <style:style style:name="Tableau16.A" style:family="table-column">
      <style:table-column-properties style:column-width="2.598cm"/>
    </style:style>
    <style:style style:name="Tableau16.B" style:family="table-column">
      <style:table-column-properties style:column-width="2.6cm"/>
    </style:style>
    <style:style style:name="Tableau16.C" style:family="table-column">
      <style:table-column-properties style:column-width="1.032cm"/>
    </style:style>
    <style:style style:name="Tableau16.D" style:family="table-column">
      <style:table-column-properties style:column-width="4.168cm"/>
    </style:style>
    <style:style style:name="Tableau16.E" style:family="table-column">
      <style:table-column-properties style:column-width="2.602cm"/>
    </style:style>
    <style:style style:name="Tableau1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6.C1" style:family="table-cell">
      <style:table-cell-properties fo:padding="0.097cm" fo:border-left="0.05pt solid #000000" fo:border-right="none" fo:border-top="0.05pt solid #000000" fo:border-bottom="0.05pt solid #000000"/>
    </style:style>
    <style:style style:name="Tableau16.D1" style:family="table-cell">
      <style:table-cell-properties fo:padding="0.097cm" fo:border="0.05pt solid #000000"/>
    </style:style>
    <style:style style:name="Tableau16.A2"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eau16.B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none" fo:border-top="none" fo:border-bottom="0.05pt solid #000000"/>
    </style:style>
    <style:style style:name="Tableau16.D2" style:family="table-cell">
      <style:table-cell-properties fo:padding="0.097cm" fo:border-left="0.05pt solid #000000" fo:border-right="none" fo:border-top="none" fo:border-bottom="0.05pt solid #000000"/>
    </style:style>
    <style:style style:name="Tableau16.E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table-cell-properties fo:padding="0.097cm" fo:border-left="0.05pt solid #000000" fo:border-right="none" fo:border-top="none" fo:border-bottom="0.05pt solid #000000"/>
    </style:style>
    <style:style style:name="Tableau16.C3" style:family="table-cell">
      <style:table-cell-properties fo:padding="0.097cm" fo:border-left="0.05pt solid #000000" fo:border-right="none" fo:border-top="none" fo:border-bottom="0.05pt solid #000000"/>
    </style:style>
    <style:style style:name="Tableau16.D3" style:family="table-cell" style:data-style-name="N0">
      <style:table-cell-properties fo:padding="0.097cm" fo:border-left="0.05pt solid #000000" fo:border-right="none" fo:border-top="none" fo:border-bottom="0.05pt solid #000000"/>
    </style:style>
    <style:style style:name="Tableau16.E3" style:family="table-cell">
      <style:table-cell-properties fo:padding="0.097cm" fo:border-left="0.05pt solid #000000" fo:border-right="0.05pt solid #000000" fo:border-top="none" fo:border-bottom="0.05pt solid #000000"/>
    </style:style>
    <style:style style:name="Tableau17" style:family="table">
      <style:table-properties style:width="14.019cm" fo:margin-left="0.007cm" fo:margin-right="2.993cm" table:align="margins"/>
    </style:style>
    <style:style style:name="Tableau17.A" style:family="table-column">
      <style:table-column-properties style:column-width="2.799cm" style:rel-column-width="13087*"/>
    </style:style>
    <style:style style:name="Tableau17.C" style:family="table-column">
      <style:table-column-properties style:column-width="0.866cm" style:rel-column-width="4045*"/>
    </style:style>
    <style:style style:name="Tableau17.D" style:family="table-column">
      <style:table-column-properties style:column-width="1.709cm" style:rel-column-width="7992*"/>
    </style:style>
    <style:style style:name="Tableau17.E" style:family="table-column">
      <style:table-column-properties style:column-width="5.846cm" style:rel-column-width="27324*"/>
    </style:style>
    <style:style style:name="Tableau17.A1" style:family="table-cell">
      <style:table-cell-properties fo:padding="0.097cm" fo:border-left="0.05pt solid #000000" fo:border-right="none" fo:border-top="0.05pt solid #000000" fo:border-bottom="0.05pt solid #000000"/>
    </style:style>
    <style:style style:name="Tableau17.D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Tableau17.D4" style:family="table-cell" style:data-style-name="N0">
      <style:table-cell-properties fo:padding="0.097cm" fo:border-left="0.05pt solid #000000" fo:border-right="none" fo:border-top="none" fo:border-bottom="0.05pt solid #000000"/>
    </style:style>
    <style:style style:name="Tableau18" style:family="table">
      <style:table-properties style:width="17.02cm" table:align="margins"/>
    </style:style>
    <style:style style:name="Tableau18.A" style:family="table-column">
      <style:table-column-properties style:column-width="4.255cm" style:rel-column-width="16383*"/>
    </style:style>
    <style:style style:name="Tableau18.D" style:family="table-column">
      <style:table-column-properties style:column-width="4.256cm" style:rel-column-width="16386*"/>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D2" style:family="table-cell">
      <style:table-cell-properties fo:padding="0.097cm" fo:border-left="0.05pt solid #000000" fo:border-right="0.05pt solid #000000" fo:border-top="none" fo:border-bottom="0.05pt solid #000000"/>
    </style:style>
    <style:style style:name="Tableau18.A3" style:family="table-cell" style:data-style-name="N0">
      <style:table-cell-properties fo:padding="0.097cm" fo:border-left="0.05pt solid #000000" fo:border-right="none" fo:border-top="none" fo:border-bottom="0.05pt solid #000000"/>
    </style:style>
    <style:style style:name="Tableau19" style:family="table">
      <style:table-properties style:width="17.02cm" table:align="margins"/>
    </style:style>
    <style:style style:name="Tableau19.A" style:family="table-column">
      <style:table-column-properties style:column-width="3.094cm" style:rel-column-width="11914*"/>
    </style:style>
    <style:style style:name="Tableau19.B" style:family="table-column">
      <style:table-column-properties style:column-width="5.576cm" style:rel-column-width="21469*"/>
    </style:style>
    <style:style style:name="Tableau19.C" style:family="table-column">
      <style:table-column-properties style:column-width="0.612cm" style:rel-column-width="2359*"/>
    </style:style>
    <style:style style:name="Tableau19.D" style:family="table-column">
      <style:table-column-properties style:column-width="3.096cm" style:rel-column-width="11921*"/>
    </style:style>
    <style:style style:name="Tableau19.E" style:family="table-column">
      <style:table-column-properties style:column-width="4.641cm" style:rel-column-width="17872*"/>
    </style:style>
    <style:style style:name="Tableau19.A1" style:family="table-cell">
      <style:table-cell-properties fo:padding="0.097cm" fo:border-left="0.05pt solid #000000" fo:border-right="none" fo:border-top="0.05pt solid #000000" fo:border-bottom="0.05pt solid #000000"/>
    </style:style>
    <style:style style:name="Tableau19.D1" style:family="table-cell">
      <style:table-cell-properties fo:padding="0.097cm" fo:border="0.05pt solid #000000"/>
    </style:style>
    <style:style style:name="Tableau19.A2" style:family="table-cell" style:data-style-name="N0">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none" fo:border-top="none" fo:border-bottom="0.05pt solid #000000"/>
    </style:style>
    <style:style style:name="Tableau19.D2" style:family="table-cell">
      <style:table-cell-properties fo:padding="0.097cm" fo:border-left="0.05pt solid #000000" fo:border-right="none" fo:border-top="none" fo:border-bottom="0.05pt solid #000000"/>
    </style:style>
    <style:style style:name="Tableau19.E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table-cell-properties fo:padding="0.097cm" fo:border-left="0.05pt solid #000000" fo:border-right="none" fo:border-top="none" fo:border-bottom="0.05pt solid #000000"/>
    </style:style>
    <style:style style:name="Tableau19.C3" style:family="table-cell">
      <style:table-cell-properties fo:padding="0.097cm" fo:border-left="0.05pt solid #000000" fo:border-right="none" fo:border-top="none" fo:border-bottom="0.05pt solid #000000"/>
    </style:style>
    <style:style style:name="Tableau19.E3" style:family="table-cell">
      <style:table-cell-properties fo:padding="0.097cm" fo:border-left="0.05pt solid #000000" fo:border-right="0.05pt solid #000000" fo:border-top="none" fo:border-bottom="0.05pt solid #000000"/>
    </style:style>
    <style:style style:name="Tableau20" style:family="table">
      <style:table-properties style:width="17.02cm" table:align="margins"/>
    </style:style>
    <style:style style:name="Tableau20.A" style:family="table-column">
      <style:table-column-properties style:column-width="4.509cm" style:rel-column-width="17359*"/>
    </style:style>
    <style:style style:name="Tableau20.B" style:family="table-column">
      <style:table-column-properties style:column-width="9.073cm" style:rel-column-width="34936*"/>
    </style:style>
    <style:style style:name="Tableau20.C" style:family="table-column">
      <style:table-column-properties style:column-width="3.438cm" style:rel-column-width="13240*"/>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data-style-name="N0">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none" fo:border-top="none" fo:border-bottom="0.05pt solid #000000"/>
    </style:style>
    <style:style style:name="Tableau20.C2" style:family="table-cell" style:data-style-name="N0">
      <style:table-cell-properties fo:padding="0.097cm" fo:border-left="0.05pt solid #000000" fo:border-right="0.05pt solid #000000" fo:border-top="none" fo:border-bottom="0.05pt solid #000000"/>
    </style:style>
    <style:style style:name="Tableau20.A3" style:family="table-cell">
      <style:table-cell-properties fo:padding="0.097cm" fo:border-left="0.05pt solid #000000" fo:border-right="none" fo:border-top="none" fo:border-bottom="0.05pt solid #000000"/>
    </style:style>
    <style:style style:name="Tableau20.B3" style:family="table-cell">
      <style:table-cell-properties fo:padding="0.097cm" fo:border-left="0.05pt solid #000000" fo:border-right="none" fo:border-top="none" fo:border-bottom="0.05pt solid #000000"/>
    </style:style>
    <style:style style:name="Tableau20.A4" style:family="table-cell">
      <style:table-cell-properties fo:padding="0.097cm" fo:border-left="0.05pt solid #000000" fo:border-right="none" fo:border-top="none" fo:border-bottom="0.05pt solid #000000"/>
    </style:style>
    <style:style style:name="Tableau20.B4" style:family="table-cell">
      <style:table-cell-properties fo:padding="0.097cm" fo:border-left="0.05pt solid #000000" fo:border-right="none" fo:border-top="none" fo:border-bottom="0.05pt solid #000000"/>
    </style:style>
    <style:style style:name="Tableau20.A5" style:family="table-cell">
      <style:table-cell-properties fo:padding="0.097cm" fo:border-left="0.05pt solid #000000" fo:border-right="none" fo:border-top="none" fo:border-bottom="0.05pt solid #000000"/>
    </style:style>
    <style:style style:name="Tableau20.B5" style:family="table-cell">
      <style:table-cell-properties fo:padding="0.097cm" fo:border-left="0.05pt solid #000000" fo:border-right="none" fo:border-top="none" fo:border-bottom="0.05pt solid #000000"/>
    </style:style>
    <style:style style:name="Tableau20.A6" style:family="table-cell">
      <style:table-cell-properties fo:padding="0.097cm" fo:border-left="0.05pt solid #000000" fo:border-right="none" fo:border-top="none" fo:border-bottom="0.05pt solid #000000"/>
    </style:style>
    <style:style style:name="Tableau20.B6" style:family="table-cell">
      <style:table-cell-properties fo:padding="0.097cm" fo:border-left="0.05pt solid #000000" fo:border-right="none" fo:border-top="none" fo:border-bottom="0.05pt solid #000000"/>
    </style:style>
    <style:style style:name="Tableau20.A7" style:family="table-cell">
      <style:table-cell-properties fo:padding="0.097cm" fo:border-left="0.05pt solid #000000" fo:border-right="none" fo:border-top="none" fo:border-bottom="0.05pt solid #000000"/>
    </style:style>
    <style:style style:name="Tableau20.B7" style:family="table-cell">
      <style:table-cell-properties fo:padding="0.097cm" fo:border-left="0.05pt solid #000000" fo:border-right="none" fo:border-top="none" fo:border-bottom="0.05pt solid #000000"/>
    </style:style>
    <style:style style:name="Tableau20.A8" style:family="table-cell">
      <style:table-cell-properties fo:padding="0.097cm" fo:border-left="0.05pt solid #000000" fo:border-right="none" fo:border-top="none" fo:border-bottom="0.05pt solid #000000"/>
    </style:style>
    <style:style style:name="Tableau20.B8" style:family="table-cell">
      <style:table-cell-properties fo:padding="0.097cm" fo:border-left="0.05pt solid #000000" fo:border-right="none" fo:border-top="none" fo:border-bottom="0.05pt solid #000000"/>
    </style:style>
    <style:style style:name="Tableau20.A9" style:family="table-cell">
      <style:table-cell-properties fo:padding="0.097cm" fo:border-left="0.05pt solid #000000" fo:border-right="none" fo:border-top="none" fo:border-bottom="0.05pt solid #000000"/>
    </style:style>
    <style:style style:name="Tableau20.B9" style:family="table-cell">
      <style:table-cell-properties fo:padding="0.097cm" fo:border-left="0.05pt solid #000000" fo:border-right="none" fo:border-top="none" fo:border-bottom="0.05pt solid #000000"/>
    </style:style>
    <style:style style:name="Tableau20.A10" style:family="table-cell">
      <style:table-cell-properties fo:padding="0.097cm" fo:border-left="0.05pt solid #000000" fo:border-right="none" fo:border-top="none" fo:border-bottom="0.05pt solid #000000"/>
    </style:style>
    <style:style style:name="Tableau20.B10" style:family="table-cell">
      <style:table-cell-properties fo:padding="0.097cm" fo:border-left="0.05pt solid #000000" fo:border-right="none" fo:border-top="none" fo:border-bottom="0.05pt solid #000000"/>
    </style:style>
    <style:style style:name="Tableau20.A11" style:family="table-cell">
      <style:table-cell-properties fo:padding="0.097cm" fo:border-left="0.05pt solid #000000" fo:border-right="none" fo:border-top="none" fo:border-bottom="0.05pt solid #000000"/>
    </style:style>
    <style:style style:name="Tableau20.B11" style:family="table-cell">
      <style:table-cell-properties fo:padding="0.097cm" fo:border-left="0.05pt solid #000000" fo:border-right="none" fo:border-top="none" fo:border-bottom="0.05pt solid #000000"/>
    </style:style>
    <style:style style:name="Tableau20.A12" style:family="table-cell">
      <style:table-cell-properties fo:padding="0.097cm" fo:border-left="0.05pt solid #000000" fo:border-right="none" fo:border-top="none" fo:border-bottom="0.05pt solid #000000"/>
    </style:style>
    <style:style style:name="Tableau20.B12" style:family="table-cell">
      <style:table-cell-properties fo:padding="0.097cm" fo:border-left="0.05pt solid #000000" fo:border-right="none" fo:border-top="none" fo:border-bottom="0.05pt solid #000000"/>
    </style:style>
    <style:style style:name="Comportement" style:family="table">
      <style:table-properties style:width="17.02cm" table:align="margins"/>
    </style:style>
    <style:style style:name="Comportement.A" style:family="table-column">
      <style:table-column-properties style:column-width="5.673cm" style:rel-column-width="21845*"/>
    </style:style>
    <style:style style:name="Comportement.A1" style:family="table-cell">
      <style:table-cell-properties fo:padding="0.097cm" fo:border-left="0.05pt solid #000000" fo:border-right="none" fo:border-top="0.05pt solid #000000" fo:border-bottom="0.05pt solid #000000"/>
    </style:style>
    <style:style style:name="Comportement.C1" style:family="table-cell">
      <style:table-cell-properties fo:padding="0.097cm" fo:border="0.05pt solid #000000"/>
    </style:style>
    <style:style style:name="Comportement.A2" style:family="table-cell">
      <style:table-cell-properties fo:padding="0.097cm" fo:border-left="0.05pt solid #000000" fo:border-right="none" fo:border-top="none" fo:border-bottom="0.05pt solid #000000"/>
    </style:style>
    <style:style style:name="Comportement.C2" style:family="table-cell">
      <style:table-cell-properties fo:padding="0.097cm" fo:border-left="0.05pt solid #000000" fo:border-right="0.05pt solid #000000" fo:border-top="none" fo:border-bottom="0.05pt solid #000000"/>
    </style:style>
    <style:style style:name="vente" style:family="table">
      <style:table-properties style:width="17.02cm" table:align="margins" style:may-break-between-rows="false"/>
    </style:style>
    <style:style style:name="vente.A" style:family="table-column">
      <style:table-column-properties style:column-width="8.509cm" style:rel-column-width="32767*"/>
    </style:style>
    <style:style style:name="vente.B" style:family="table-column">
      <style:table-column-properties style:column-width="8.511cm" style:rel-column-width="32768*"/>
    </style:style>
    <style:style style:name="vente.A1" style:family="table-cell">
      <style:table-cell-properties fo:padding="0.097cm" fo:border-left="0.05pt solid #000000" fo:border-right="none" fo:border-top="0.05pt solid #000000" fo:border-bottom="0.05pt solid #000000"/>
    </style:style>
    <style:style style:name="vente.B1" style:family="table-cell">
      <style:table-cell-properties fo:padding="0.097cm" fo:border="0.05pt solid #000000"/>
    </style:style>
    <style:style style:name="vente.A2" style:family="table-cell">
      <style:table-cell-properties fo:padding="0.097cm" fo:border-left="none" fo:border-right="none" fo:border-top="0.05pt solid #000000" fo:border-bottom="none"/>
    </style:style>
    <style:style style:name="vente.B2" style:family="table-cell">
      <style:table-cell-properties fo:padding="0.097cm" fo:border-left="0.05pt solid #000000" fo:border-right="none" fo:border-top="0.05pt solid #000000" fo:border-bottom="none"/>
    </style:style>
    <style:style style:name="vente.A3" style:family="table-cell">
      <style:table-cell-properties fo:padding="0.097cm" fo:border="none"/>
    </style:style>
    <style:style style:name="vente.B3" style:family="table-cell">
      <style:table-cell-properties fo:padding="0.097cm" fo:border-left="0.05pt solid #000000" fo:border-right="none" fo:border-top="none" fo:border-bottom="none"/>
    </style:style>
    <style:style style:name="Tableau2" style:family="table">
      <style:table-properties style:width="17.02cm" table:align="margins" style:may-break-between-rows="false"/>
    </style:style>
    <style:style style:name="Tableau2.A" style:family="table-column">
      <style:table-column-properties style:column-width="8.509cm" style:rel-column-width="32767*"/>
    </style:style>
    <style:style style:name="Tableau2.B" style:family="table-column">
      <style:table-column-properties style:column-width="8.51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none" fo:border-right="none" fo:border-top="0.05pt solid #000000" fo:border-bottom="none"/>
    </style:style>
    <style:style style:name="Tableau2.B2" style:family="table-cell">
      <style:table-cell-properties fo:padding="0.097cm" fo:border-left="0.05pt solid #000000" fo:border-right="none" fo:border-top="0.05pt solid #000000" fo:border-bottom="none"/>
    </style:style>
    <style:style style:name="Tableau2.A3" style:family="table-cell">
      <style:table-cell-properties fo:padding="0.097cm" fo:border="none"/>
    </style:style>
    <style:style style:name="Tableau2.B3" style:family="table-cell">
      <style:table-cell-properties fo:padding="0.097cm" fo:border-left="0.05pt solid #000000" fo:border-right="none" fo:border-top="none" fo:border-bottom="none"/>
    </style:style>
    <style:style style:name="Tableau3" style:family="table">
      <style:table-properties style:width="17.02cm" table:align="margins" style:may-break-between-rows="false"/>
    </style:style>
    <style:style style:name="Tableau3.A" style:family="table-column">
      <style:table-column-properties style:column-width="8.509cm" style:rel-column-width="32767*"/>
    </style:style>
    <style:style style:name="Tableau3.B" style:family="table-column">
      <style:table-column-properties style:column-width="8.511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none" fo:border-right="none" fo:border-top="0.05pt solid #000000" fo:border-bottom="none"/>
    </style:style>
    <style:style style:name="Tableau3.B2" style:family="table-cell">
      <style:table-cell-properties fo:padding="0.097cm" fo:border-left="0.05pt solid #000000" fo:border-right="none" fo:border-top="0.05pt solid #000000" fo:border-bottom="none"/>
    </style:style>
    <style:style style:name="Tableau3.A3" style:family="table-cell">
      <style:table-cell-properties fo:padding="0.097cm" fo:border="none"/>
    </style:style>
    <style:style style:name="Tableau3.B3" style:family="table-cell">
      <style:table-cell-properties fo:padding="0.097cm" fo:border-left="0.05pt solid #000000" fo:border-right="none" fo:border-top="none" fo:border-bottom="none"/>
    </style:style>
    <style:style style:name="Tableau4" style:family="table">
      <style:table-properties style:width="17.02cm" table:align="margins" style:may-break-between-rows="false"/>
    </style:style>
    <style:style style:name="Tableau4.A" style:family="table-column">
      <style:table-column-properties style:column-width="8.509cm" style:rel-column-width="32767*"/>
    </style:style>
    <style:style style:name="Tableau4.B" style:family="table-column">
      <style:table-column-properties style:column-width="8.511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none" fo:border-right="none" fo:border-top="0.05pt solid #000000" fo:border-bottom="none"/>
    </style:style>
    <style:style style:name="Tableau4.B2" style:family="table-cell">
      <style:table-cell-properties fo:padding="0.097cm" fo:border-left="0.05pt solid #000000" fo:border-right="none" fo:border-top="0.05pt solid #000000" fo:border-bottom="none"/>
    </style:style>
    <style:style style:name="Tableau4.A3" style:family="table-cell">
      <style:table-cell-properties fo:padding="0.097cm" fo:border="none"/>
    </style:style>
    <style:style style:name="Tableau4.B3" style:family="table-cell">
      <style:table-cell-properties fo:padding="0.097cm" fo:border-left="0.05pt solid #000000" fo:border-right="none" fo:border-top="none" fo:border-bottom="none"/>
    </style:style>
    <style:style style:name="Tableau5" style:family="table">
      <style:table-properties style:width="17.02cm" table:align="margins" style:may-break-between-rows="false"/>
    </style:style>
    <style:style style:name="Tableau5.A" style:family="table-column">
      <style:table-column-properties style:column-width="8.509cm" style:rel-column-width="32767*"/>
    </style:style>
    <style:style style:name="Tableau5.B" style:family="table-column">
      <style:table-column-properties style:column-width="8.511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none" fo:border-right="none" fo:border-top="0.05pt solid #000000" fo:border-bottom="none"/>
    </style:style>
    <style:style style:name="Tableau5.B2" style:family="table-cell">
      <style:table-cell-properties fo:padding="0.097cm" fo:border-left="0.05pt solid #000000" fo:border-right="none" fo:border-top="0.05pt solid #000000" fo:border-bottom="none"/>
    </style:style>
    <style:style style:name="Tableau5.A3" style:family="table-cell">
      <style:table-cell-properties fo:padding="0.097cm" fo:border="none"/>
    </style:style>
    <style:style style:name="Tableau5.B3" style:family="table-cell">
      <style:table-cell-properties fo:padding="0.097cm" fo:border-left="0.05pt solid #000000" fo:border-right="none" fo:border-top="none" fo:border-bottom="none"/>
    </style:style>
    <style:style style:name="Tableau6" style:family="table">
      <style:table-properties style:width="17.02cm" table:align="margins" style:may-break-between-rows="false"/>
    </style:style>
    <style:style style:name="Tableau6.A" style:family="table-column">
      <style:table-column-properties style:column-width="8.509cm" style:rel-column-width="32767*"/>
    </style:style>
    <style:style style:name="Tableau6.B" style:family="table-column">
      <style:table-column-properties style:column-width="8.511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none" fo:border-right="none" fo:border-top="0.05pt solid #000000" fo:border-bottom="none"/>
    </style:style>
    <style:style style:name="Tableau6.B2" style:family="table-cell">
      <style:table-cell-properties fo:padding="0.097cm" fo:border-left="0.05pt solid #000000" fo:border-right="none" fo:border-top="0.05pt solid #000000" fo:border-bottom="none"/>
    </style:style>
    <style:style style:name="Tableau6.A3" style:family="table-cell">
      <style:table-cell-properties fo:padding="0.097cm" fo:border="none"/>
    </style:style>
    <style:style style:name="Tableau6.B3" style:family="table-cell">
      <style:table-cell-properties fo:padding="0.097cm" fo:border-left="0.05pt solid #000000" fo:border-right="none" fo:border-top="none" fo:border-bottom="none"/>
    </style:style>
    <style:style style:name="Tableau7" style:family="table">
      <style:table-properties style:width="17.02cm" table:align="margins" style:may-break-between-rows="false"/>
    </style:style>
    <style:style style:name="Tableau7.A" style:family="table-column">
      <style:table-column-properties style:column-width="8.509cm" style:rel-column-width="32767*"/>
    </style:style>
    <style:style style:name="Tableau7.B" style:family="table-column">
      <style:table-column-properties style:column-width="8.511cm" style:rel-column-width="3276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none" fo:border-right="none" fo:border-top="0.05pt solid #000000" fo:border-bottom="none"/>
    </style:style>
    <style:style style:name="Tableau7.B2" style:family="table-cell">
      <style:table-cell-properties fo:padding="0.097cm" fo:border-left="0.05pt solid #000000" fo:border-right="none" fo:border-top="0.05pt solid #000000" fo:border-bottom="none"/>
    </style:style>
    <style:style style:name="Tableau7.A3" style:family="table-cell">
      <style:table-cell-properties fo:padding="0.097cm" fo:border="none"/>
    </style:style>
    <style:style style:name="Tableau7.B3" style:family="table-cell">
      <style:table-cell-properties fo:padding="0.097cm" fo:border-left="0.05pt solid #000000" fo:border-right="none" fo:border-top="none" fo:border-bottom="none"/>
    </style:style>
    <style:style style:name="Tableau8" style:family="table">
      <style:table-properties style:width="17.02cm" table:align="margins" style:may-break-between-rows="false"/>
    </style:style>
    <style:style style:name="Tableau8.A" style:family="table-column">
      <style:table-column-properties style:column-width="8.509cm" style:rel-column-width="32767*"/>
    </style:style>
    <style:style style:name="Tableau8.B" style:family="table-column">
      <style:table-column-properties style:column-width="8.511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none" fo:border-right="none" fo:border-top="0.05pt solid #000000" fo:border-bottom="none"/>
    </style:style>
    <style:style style:name="Tableau8.B2" style:family="table-cell">
      <style:table-cell-properties fo:padding="0.097cm" fo:border-left="0.05pt solid #000000" fo:border-right="none" fo:border-top="0.05pt solid #000000" fo:border-bottom="none"/>
    </style:style>
    <style:style style:name="Tableau8.A3" style:family="table-cell">
      <style:table-cell-properties fo:padding="0.097cm" fo:border="none"/>
    </style:style>
    <style:style style:name="Tableau8.B3" style:family="table-cell">
      <style:table-cell-properties fo:padding="0.097cm" fo:border-left="0.05pt solid #000000" fo:border-right="none" fo:border-top="none" fo:border-bottom="none"/>
    </style:style>
    <style:style style:name="Tableau9" style:family="table">
      <style:table-properties style:width="17.02cm" table:align="margins" style:may-break-between-rows="false"/>
    </style:style>
    <style:style style:name="Tableau9.A" style:family="table-column">
      <style:table-column-properties style:column-width="8.509cm" style:rel-column-width="32767*"/>
    </style:style>
    <style:style style:name="Tableau9.B" style:family="table-column">
      <style:table-column-properties style:column-width="8.511cm"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none" fo:border-right="none" fo:border-top="0.05pt solid #000000" fo:border-bottom="none"/>
    </style:style>
    <style:style style:name="Tableau9.B2" style:family="table-cell">
      <style:table-cell-properties fo:padding="0.097cm" fo:border-left="0.05pt solid #000000" fo:border-right="none" fo:border-top="0.05pt solid #000000" fo:border-bottom="none"/>
    </style:style>
    <style:style style:name="Tableau9.A3" style:family="table-cell">
      <style:table-cell-properties fo:padding="0.097cm" fo:border="none"/>
    </style:style>
    <style:style style:name="Tableau9.B3" style:family="table-cell">
      <style:table-cell-properties fo:padding="0.097cm" fo:border-left="0.05pt solid #000000" fo:border-right="none" fo:border-top="none" fo:border-bottom="none"/>
    </style:style>
    <style:style style:name="Tableau10" style:family="table">
      <style:table-properties style:width="17.02cm" table:align="margins" style:may-break-between-rows="false"/>
    </style:style>
    <style:style style:name="Tableau10.A" style:family="table-column">
      <style:table-column-properties style:column-width="8.509cm" style:rel-column-width="32767*"/>
    </style:style>
    <style:style style:name="Tableau10.B" style:family="table-column">
      <style:table-column-properties style:column-width="8.511cm" style:rel-column-width="32768*"/>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none" fo:border-right="none" fo:border-top="0.05pt solid #000000" fo:border-bottom="none"/>
    </style:style>
    <style:style style:name="Tableau10.B2" style:family="table-cell">
      <style:table-cell-properties fo:padding="0.097cm" fo:border-left="0.05pt solid #000000" fo:border-right="none" fo:border-top="0.05pt solid #000000" fo:border-bottom="none"/>
    </style:style>
    <style:style style:name="Tableau10.A3" style:family="table-cell">
      <style:table-cell-properties fo:padding="0.097cm" fo:border="none"/>
    </style:style>
    <style:style style:name="Tableau10.B3" style:family="table-cell">
      <style:table-cell-properties fo:padding="0.097cm" fo:border-left="0.05pt solid #000000" fo:border-right="none" fo:border-top="none" fo:border-bottom="none"/>
    </style:style>
    <style:style style:name="Tableau11" style:family="table">
      <style:table-properties style:width="17.02cm" table:align="margins"/>
    </style:style>
    <style:style style:name="Tableau11.A" style:family="table-column">
      <style:table-column-properties style:column-width="5.673cm" style:rel-column-width="21845*"/>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data-style-name="N0">
      <style:table-cell-properties fo:padding="0.097cm" fo:border-left="0.05pt solid #000000" fo:border-right="0.05pt solid #000000" fo:border-top="none" fo:border-bottom="0.05pt solid #000000"/>
    </style:style>
    <style:style style:name="Tableau14" style:family="table">
      <style:table-properties style:width="17.02cm" table:align="margins"/>
    </style:style>
    <style:style style:name="Tableau14.A" style:family="table-column">
      <style:table-column-properties style:column-width="5.673cm" style:rel-column-width="21845*"/>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data-style-name="N0">
      <style:table-cell-properties fo:padding="0.097cm" fo:border-left="0.05pt solid #000000" fo:border-right="0.05pt solid #000000" fo:border-top="none" fo:border-bottom="0.05pt solid #000000"/>
    </style:style>
    <style:style style:name="Tableau13" style:family="table">
      <style:table-properties style:width="17.02cm" table:align="margins"/>
    </style:style>
    <style:style style:name="Tableau13.A" style:family="table-column">
      <style:table-column-properties style:column-width="4.255cm" style:rel-column-width="16383*"/>
    </style:style>
    <style:style style:name="Tableau13.D" style:family="table-column">
      <style:table-column-properties style:column-width="4.256cm" style:rel-column-width="16386*"/>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data-style-name="N0">
      <style:table-cell-properties fo:padding="0.097cm" fo:border-left="0.05pt solid #000000" fo:border-right="none" fo:border-top="0.05pt solid #000000" fo:border-bottom="0.05pt solid #000000"/>
    </style:style>
    <style:style style:name="Tableau13.D1" style:family="table-cell" style:data-style-name="N0">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data-style-name="N0">
      <style:table-cell-properties fo:padding="0.097cm" fo:border-left="0.05pt solid #000000" fo:border-right="none" fo:border-top="none" fo:border-bottom="0.05pt solid #000000"/>
    </style:style>
    <style:style style:name="Tableau13.D2" style:family="table-cell" style:data-style-name="N0">
      <style:table-cell-properties fo:padding="0.097cm" fo:border-left="0.05pt solid #000000" fo:border-right="0.05pt solid #000000" fo:border-top="none" fo:border-bottom="0.05pt solid #000000"/>
    </style:style>
    <style:style style:name="Tableau12" style:family="table">
      <style:table-properties style:width="17.02cm" table:align="margins"/>
    </style:style>
    <style:style style:name="Tableau12.A" style:family="table-column">
      <style:table-column-properties style:column-width="2.836cm" style:rel-column-width="10922*"/>
    </style:style>
    <style:style style:name="Tableau12.F" style:family="table-column">
      <style:table-column-properties style:column-width="2.838cm" style:rel-column-width="10925*"/>
    </style:style>
    <style:style style:name="Tableau12.A1" style:family="table-cell">
      <style:table-cell-properties fo:padding="0.097cm" fo:border-left="0.05pt solid #000000" fo:border-right="none" fo:border-top="0.05pt solid #000000" fo:border-bottom="0.05pt solid #000000"/>
    </style:style>
    <style:style style:name="Tableau12.F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C3" style:family="table-cell" style:data-style-name="N0">
      <style:table-cell-properties fo:padding="0.097cm" fo:border-left="0.05pt solid #000000" fo:border-right="none" fo:border-top="none" fo:border-bottom="0.05pt solid #000000"/>
    </style:style>
    <style:style style:name="Tableau15" style:family="table">
      <style:table-properties style:width="17.02cm" table:align="margins"/>
    </style:style>
    <style:style style:name="Tableau15.A" style:family="table-column">
      <style:table-column-properties style:column-width="4.568cm" style:rel-column-width="17590*"/>
    </style:style>
    <style:style style:name="Tableau15.B" style:family="table-column">
      <style:table-column-properties style:column-width="2.238cm" style:rel-column-width="8621*"/>
    </style:style>
    <style:style style:name="Tableau15.C" style:family="table-column">
      <style:table-column-properties style:column-width="3.403cm" style:rel-column-width="13102*"/>
    </style:style>
    <style:style style:name="Tableau15.D" style:family="table-column">
      <style:table-column-properties style:column-width="3.404cm" style:rel-column-width="13109*"/>
    </style:style>
    <style:style style:name="Tableau15.E" style:family="table-column">
      <style:table-column-properties style:column-width="3.406cm" style:rel-column-width="13113*"/>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data-style-name="N0">
      <style:table-cell-properties fo:padding="0.097cm" fo:border-left="0.05pt solid #000000" fo:border-right="none" fo:border-top="none" fo:border-bottom="0.05pt solid #000000"/>
    </style:style>
    <style:style style:name="Tableau15.E2" style:family="table-cell" style:data-style-name="N0">
      <style:table-cell-properties fo:padding="0.097cm" fo:border-left="0.05pt solid #000000" fo:border-right="0.05pt solid #000000" fo:border-top="none" fo:border-bottom="0.05pt solid #000000"/>
    </style:style>
    <style:style style:name="Tableau15.E3" style:family="table-cell">
      <style:table-cell-properties fo:padding="0.097cm" fo:border-left="0.05pt solid #000000" fo:border-right="0.05pt solid #000000" fo:border-top="none" fo:border-bottom="0.05pt solid #000000"/>
    </style:style>
    <style:style style:name="Tableau15.E5" style:family="table-cell">
      <style:table-cell-properties fo:padding="0.097cm" fo:border-left="0.05pt solid #000000" fo:border-right="0.05pt solid #000000" fo:border-top="none" fo:border-bottom="0.05pt solid #000000"/>
    </style:style>
    <style:style style:name="Tableau15.E6" style:family="table-cell">
      <style:table-cell-properties fo:padding="0.097cm" fo:border-left="0.05pt solid #000000" fo:border-right="0.05pt solid #000000" fo:border-top="none" fo:border-bottom="0.05pt solid #000000"/>
    </style:style>
    <style:style style:name="Tableau15.E7" style:family="table-cell">
      <style:table-cell-properties fo:padding="0.097cm" fo:border-left="0.05pt solid #000000" fo:border-right="0.05pt solid #000000" fo:border-top="none" fo:border-bottom="0.05pt solid #000000"/>
    </style:style>
    <style:style style:name="Tableau21" style:family="table">
      <style:table-properties style:width="17.02cm" table:align="margins"/>
    </style:style>
    <style:style style:name="Tableau21.A" style:family="table-column">
      <style:table-column-properties style:column-width="8.509cm" style:rel-column-width="32767*"/>
    </style:style>
    <style:style style:name="Tableau21.B" style:family="table-column">
      <style:table-column-properties style:column-width="8.511cm" style:rel-column-width="32768*"/>
    </style:style>
    <style:style style:name="Tableau21.A1" style:family="table-cell">
      <style:table-cell-properties fo:padding="0.097cm" fo:border-left="0.05pt solid #000000" fo:border-right="none" fo:border-top="0.05pt solid #000000" fo:border-bottom="0.05pt solid #000000"/>
    </style:style>
    <style:style style:name="Tableau21.B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8.652cm" style:type="center"/>
          <style:tab-stop style:position="15.723cm"/>
          <style:tab-stop style:position="17.304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text-align="start" style:justify-single-word="false"/>
      <style:text-properties fo:font-size="10.5pt"/>
    </style:style>
    <style:style style:name="P7" style:family="paragraph" style:parent-style-name="Standard">
      <style:text-properties fo:font-size="10.5pt" style:font-size-asian="10.5pt" style:font-size-complex="10.5pt"/>
    </style:style>
    <style:style style:name="P8" style:family="paragraph" style:parent-style-name="Standard">
      <style:paragraph-properties fo:margin-left="0cm" fo:margin-right="-0.053cm" fo:text-indent="0cm" style:auto-text-indent="false"/>
    </style:style>
    <style:style style:name="P9" style:family="paragraph" style:parent-style-name="Standard">
      <style:paragraph-properties fo:margin-left="0cm" fo:margin-right="-0.159cm" fo:text-indent="0cm" style:auto-text-indent="false"/>
    </style:style>
    <style:style style:name="P10" style:family="paragraph" style:parent-style-name="Standard">
      <style:paragraph-properties fo:margin-left="0cm" fo:margin-right="0.026cm" fo:text-indent="0cm" style:auto-text-indent="false"/>
    </style:style>
    <style:style style:name="P11" style:family="paragraph" style:parent-style-name="Table_20_Contents">
      <style:paragraph-properties fo:text-align="center" style:justify-single-word="false"/>
    </style:style>
    <style:style style:name="P12" style:family="paragraph" style:parent-style-name="Table_20_Heading">
      <style:paragraph-properties fo:text-align="start" style:justify-single-word="false"/>
      <style:text-properties fo:font-size="9pt" style:font-size-asian="9pt" style:font-size-complex="9pt"/>
    </style:style>
    <style:style style:name="P13"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4" style:family="paragraph" style:parent-style-name="Standard">
      <style:paragraph-properties style:shadow="none"/>
      <style:text-properties fo:font-style="italic" style:font-style-asian="italic" style:font-style-complex="italic"/>
    </style:style>
    <style:style style:name="P15" style:family="paragraph" style:parent-style-name="Subtitle">
      <style:paragraph-properties fo:text-align="center" style:justify-single-word="false" fo:break-before="page"/>
    </style:style>
    <style:style style:name="P16" style:family="paragraph" style:parent-style-name="Standard">
      <style:paragraph-properties fo:break-before="page"/>
    </style:style>
    <style:style style:name="P17" style:family="paragraph" style:parent-style-name="Heading">
      <style:paragraph-properties fo:break-before="page"/>
    </style:style>
    <style:style style:name="P18" style:family="paragraph" style:parent-style-name="Text_20_body">
      <style:paragraph-properties fo:break-before="page"/>
    </style:style>
    <style:style style:name="P19" style:family="paragraph" style:parent-style-name="code">
      <style:paragraph-properties fo:orphans="2"/>
    </style:style>
    <style:style style:name="P20" style:family="paragraph" style:parent-style-name="code">
      <style:text-properties fo:color="#000000" style:font-name="Monospace" fo:font-size="10pt" style:font-name-asian="Monospace" style:font-size-asian="10pt" style:font-name-complex="Monospace" style:font-size-complex="10pt"/>
    </style:style>
    <style:style style:name="P21" style:family="paragraph" style:parent-style-name="code" style:master-page-name="">
      <style:paragraph-properties fo:orphans="2" style:page-number="auto" fo:keep-with-next="auto"/>
    </style:style>
    <style:style style:name="P22" style:family="paragraph" style:parent-style-name="code">
      <style:paragraph-properties fo:orphans="2" fo:keep-with-next="auto"/>
    </style:style>
    <style:style style:name="P23" style:family="paragraph" style:parent-style-name="Text_20_body">
      <style:paragraph-properties fo:text-align="start" style:justify-single-word="false"/>
    </style:style>
    <style:style style:name="P24" style:family="paragraph" style:parent-style-name="Text_20_body">
      <style:paragraph-properties fo:text-align="justify" style:justify-single-word="false"/>
    </style:style>
    <style:style style:name="P25" style:family="paragraph" style:parent-style-name="Text_20_body">
      <style:paragraph-properties fo:text-align="end" style:justify-single-word="false"/>
    </style:style>
    <style:style style:name="P26" style:family="paragraph" style:parent-style-name="Text_20_body">
      <style:text-properties fo:color="#ff0000"/>
    </style:style>
    <style:style style:name="P27" style:family="paragraph" style:parent-style-name="Title">
      <style:paragraph-properties fo:text-align="center" style:justify-single-word="false"/>
    </style:style>
    <style:style style:name="P28"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9" style:family="paragraph" style:parent-style-name="Standard">
      <style:paragraph-properties fo:margin-left="0cm" fo:margin-right="0cm" fo:text-indent="0cm" style:auto-text-indent="false"/>
    </style:style>
    <style:style style:name="P30" style:family="paragraph" style:parent-style-name="Standard">
      <style:paragraph-properties fo:margin-left="0cm" fo:margin-right="0cm" fo:text-align="start" style:justify-single-word="false" fo:text-indent="0c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31" style:family="paragraph" style:parent-style-name="Standard">
      <style:paragraph-properties fo:margin-left="1.251cm" fo:margin-right="0cm" fo:text-indent="0cm" style:auto-text-indent="false"/>
    </style:style>
    <style:style style:name="P32" style:family="paragraph" style:parent-style-name="Contents_20_1">
      <style:paragraph-properties>
        <style:tab-stops>
          <style:tab-stop style:position="17.02cm" style:type="right" style:leader-style="dotted" style:leader-text="."/>
        </style:tab-stops>
      </style:paragraph-properties>
    </style:style>
    <style:style style:name="P33" style:family="paragraph" style:parent-style-name="Contents_20_4">
      <style:paragraph-properties>
        <style:tab-stops>
          <style:tab-stop style:position="15.522cm" style:type="right" style:leader-style="dotted" style:leader-text="."/>
        </style:tab-stops>
      </style:paragraph-properties>
    </style:style>
    <style:style style:name="P34" style:family="paragraph" style:parent-style-name="Contents_20_2">
      <style:paragraph-properties>
        <style:tab-stops>
          <style:tab-stop style:position="16.521cm" style:type="right" style:leader-style="dotted" style:leader-text="."/>
        </style:tab-stops>
      </style:paragraph-properties>
    </style:style>
    <style:style style:name="P35" style:family="paragraph" style:parent-style-name="Contents_20_3">
      <style:paragraph-properties>
        <style:tab-stops>
          <style:tab-stop style:position="16.021cm" style:type="right" style:leader-style="dotted" style:leader-text="."/>
        </style:tab-stops>
      </style:paragraph-properties>
    </style:style>
    <style:style style:name="P36" style:family="paragraph" style:parent-style-name="Contents_20_5">
      <style:paragraph-properties>
        <style:tab-stops>
          <style:tab-stop style:position="15.023cm" style:type="right" style:leader-style="dotted" style:leader-text="."/>
        </style:tab-stops>
      </style:paragraph-properties>
    </style:style>
    <style:style style:name="P37" style:family="paragraph" style:parent-style-name="Standard" style:list-style-name="L1"/>
    <style:style style:name="P38" style:family="paragraph" style:parent-style-name="Standard" style:list-style-name="L4"/>
    <style:style style:name="P39" style:family="paragraph" style:parent-style-name="Standard" style:list-style-name="L5"/>
    <style:style style:name="P40" style:family="paragraph" style:parent-style-name="Standard" style:list-style-name="L6"/>
    <style:style style:name="P41" style:family="paragraph" style:parent-style-name="Standard" style:list-style-name="L7">
      <style:paragraph-properties>
        <style:tab-stops>
          <style:tab-stop style:position="10.329cm"/>
        </style:tab-stops>
      </style:paragraph-properties>
      <style:text-properties fo:font-size="10.5pt" style:font-size-asian="10.5pt" style:font-size-complex="10.5pt"/>
    </style:style>
    <style:style style:name="P42" style:family="paragraph" style:parent-style-name="Standard" style:list-style-name="L8"/>
    <style:style style:name="P43" style:family="paragraph" style:parent-style-name="Standard" style:list-style-name="L10"/>
    <style:style style:name="P44" style:family="paragraph" style:parent-style-name="Standard" style:list-style-name="L11"/>
    <style:style style:name="P45" style:family="paragraph" style:parent-style-name="Standard" style:list-style-name="L16"/>
    <style:style style:name="P46" style:family="paragraph" style:parent-style-name="Standard" style:list-style-name="L17"/>
    <style:style style:name="P47" style:family="paragraph" style:parent-style-name="Standard" style:list-style-name="L18"/>
    <style:style style:name="P48" style:family="paragraph" style:parent-style-name="Standard" style:list-style-name="L19"/>
    <style:style style:name="P49" style:family="paragraph" style:parent-style-name="Standard" style:list-style-name="L20"/>
    <style:style style:name="P50" style:family="paragraph" style:parent-style-name="Standard" style:list-style-name="L21"/>
    <style:style style:name="P51" style:family="paragraph" style:parent-style-name="Standard" style:list-style-name="L23"/>
    <style:style style:name="P52" style:family="paragraph" style:parent-style-name="Standard" style:list-style-name="L24"/>
    <style:style style:name="P53" style:family="paragraph" style:parent-style-name="Standard" style:list-style-name="L25"/>
    <style:style style:name="P54" style:family="paragraph" style:parent-style-name="Standard" style:list-style-name="L30"/>
    <style:style style:name="P55" style:family="paragraph" style:parent-style-name="Standard" style:list-style-name="L31"/>
    <style:style style:name="P56" style:family="paragraph" style:parent-style-name="Standard" style:list-style-name="L32"/>
    <style:style style:name="P57" style:family="paragraph" style:parent-style-name="Standard" style:list-style-name="L33"/>
    <style:style style:name="P58" style:family="paragraph" style:parent-style-name="Standard" style:list-style-name="L35"/>
    <style:style style:name="P59" style:family="paragraph" style:parent-style-name="Standard" style:list-style-name="L36"/>
    <style:style style:name="P60" style:family="paragraph" style:parent-style-name="Standard" style:list-style-name="L37"/>
    <style:style style:name="P61" style:family="paragraph" style:parent-style-name="Standard" style:list-style-name="L38"/>
    <style:style style:name="P62" style:family="paragraph" style:parent-style-name="Standard" style:list-style-name="L43"/>
    <style:style style:name="P63" style:family="paragraph" style:parent-style-name="Standard" style:list-style-name="L44"/>
    <style:style style:name="P64" style:family="paragraph" style:parent-style-name="Standard" style:list-style-name="L49"/>
    <style:style style:name="P65" style:family="paragraph" style:parent-style-name="Standard" style:list-style-name="L33">
      <style:paragraph-properties fo:margin-left="0.026cm" fo:margin-right="0cm" fo:text-align="start" style:justify-single-word="false" fo:text-indent="-0.026cm" style:auto-text-indent="false">
        <style:tab-stops/>
      </style:paragraph-properties>
    </style:style>
    <style:style style:name="P66" style:family="paragraph" style:parent-style-name="Text_20_body" style:list-style-name="L2"/>
    <style:style style:name="P67" style:family="paragraph" style:parent-style-name="Text_20_body" style:list-style-name="L3"/>
    <style:style style:name="P68" style:family="paragraph" style:parent-style-name="Text_20_body" style:list-style-name="L9"/>
    <style:style style:name="P69" style:family="paragraph" style:parent-style-name="Text_20_body" style:list-style-name="L12"/>
    <style:style style:name="P70" style:family="paragraph" style:parent-style-name="Text_20_body" style:list-style-name="L13"/>
    <style:style style:name="P71" style:family="paragraph" style:parent-style-name="Text_20_body" style:list-style-name="L22"/>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4"/>
    <style:style style:name="P77" style:family="paragraph" style:parent-style-name="Text_20_body" style:list-style-name="L39"/>
    <style:style style:name="P78" style:family="paragraph" style:parent-style-name="Text_20_body" style:list-style-name="L40"/>
    <style:style style:name="P79" style:family="paragraph" style:parent-style-name="Text_20_body" style:list-style-name="L41"/>
    <style:style style:name="P80" style:family="paragraph" style:parent-style-name="Text_20_body" style:list-style-name="L42"/>
    <style:style style:name="P81" style:family="paragraph" style:parent-style-name="Text_20_body" style:list-style-name="L45"/>
    <style:style style:name="P82" style:family="paragraph" style:parent-style-name="Text_20_body" style:list-style-name="L46"/>
    <style:style style:name="P83" style:family="paragraph" style:parent-style-name="Text_20_body" style:list-style-name="L47"/>
    <style:style style:name="P84" style:family="paragraph" style:parent-style-name="Text_20_body" style:list-style-name="L48"/>
    <style:style style:name="P85" style:family="paragraph" style:parent-style-name="Text_20_body" style:list-style-name="L50"/>
    <style:style style:name="P86" style:family="paragraph" style:parent-style-name="Text_20_body" style:list-style-name="L51"/>
    <style:style style:name="P87" style:family="paragraph" style:parent-style-name="Text_20_body" style:list-style-name="L52"/>
    <style:style style:name="P88" style:family="paragraph" style:parent-style-name="Text_20_body" style:list-style-name="L34">
      <style:paragraph-properties fo:margin-left="0.788cm" fo:margin-right="0cm" fo:text-indent="0cm" style:auto-text-indent="false"/>
    </style:style>
    <style:style style:name="P89" style:family="paragraph" style:parent-style-name="Text_20_body" style:list-style-name="L34">
      <style:paragraph-properties fo:margin-left="1.408cm" fo:margin-right="0cm" fo:text-indent="0cm" style:auto-text-indent="false"/>
    </style:style>
    <style:style style:name="P90" style:family="paragraph" style:parent-style-name="Text_20_body" style:list-style-name="L34">
      <style:paragraph-properties fo:margin-left="1.388cm" fo:margin-right="0cm" fo:text-indent="0cm" style:auto-text-indent="false"/>
    </style:style>
    <style:style style:name="P91" style:family="paragraph" style:parent-style-name="Text_20_body" style:list-style-name="L51">
      <style:paragraph-properties fo:margin-top="0cm" fo:margin-bottom="0cm"/>
    </style:style>
    <style:style style:name="P92" style:family="paragraph" style:parent-style-name="Heading_20_1" style:list-style-name=""/>
    <style:style style:name="P93" style:family="paragraph" style:parent-style-name="Heading_20_1">
      <style:paragraph-properties fo:break-before="page"/>
    </style:style>
    <style:style style:name="P94" style:family="paragraph" style:parent-style-name="Heading_20_2">
      <style:paragraph-properties fo:break-before="page"/>
    </style:style>
    <style:style style:name="P95" style:family="paragraph" style:parent-style-name="Heading_20_3" style:list-style-name=""/>
    <style:style style:name="P96" style:family="paragraph" style:parent-style-name="Heading_20_3">
      <style:paragraph-properties fo:break-before="page"/>
    </style:style>
    <style:style style:name="P97" style:family="paragraph" style:parent-style-name="Exemple" style:list-style-name="L14">
      <style:paragraph-properties fo:margin-left="2.501cm" fo:margin-right="0cm" fo:text-indent="-0.635cm" style:auto-text-indent="false"/>
    </style:style>
    <style:style style:name="P98" style:family="paragraph" style:parent-style-name="Exemple" style:list-style-name="L15">
      <style:paragraph-properties fo:margin-left="2.501cm" fo:margin-right="0cm" fo:text-indent="-0.635cm" style:auto-text-indent="false"/>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 style:font-name-asian="DejaVu Sans" style:font-name-complex="DejaVu Sans"/>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T18" style:family="text">
      <style:text-properties fo:color="#ff0000"/>
    </style:style>
    <style:style style:name="T19" style:family="text">
      <style:text-properties style:use-window-font-color="true"/>
    </style:style>
    <style:style style:name="fr1" style:family="graphic" style:parent-style-name="Cadre_20_de_20_cod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text:bullet-char="•">
        <style:list-level-properties text:min-label-width="0.635cm"/>
        <style:text-properties style:font-name="StarSymbol2"/>
      </text:list-level-style-bullet>
      <text:list-level-style-bullet text:level="2" text:style-name="Bullet_20_Symbols" text:bullet-char="•">
        <style:list-level-properties text:space-before="0.635cm" text:min-label-width="0.635cm"/>
        <style:text-properties style:font-name="StarSymbol2"/>
      </text:list-level-style-bullet>
      <text:list-level-style-bullet text:level="3" text:style-name="Bullet_20_Symbols" text:bullet-char="•">
        <style:list-level-properties text:space-before="1.27cm" text:min-label-width="0.635cm"/>
        <style:text-properties style:font-name="StarSymbol2"/>
      </text:list-level-style-bullet>
      <text:list-level-style-bullet text:level="4" text:style-name="Bullet_20_Symbols" text:bullet-char="•">
        <style:list-level-properties text:space-before="1.905cm" text:min-label-width="0.635cm"/>
        <style:text-properties style:font-name="StarSymbol2"/>
      </text:list-level-style-bullet>
      <text:list-level-style-bullet text:level="5" text:style-name="Bullet_20_Symbols" text:bullet-char="•">
        <style:list-level-properties text:space-before="2.54cm" text:min-label-width="0.635cm"/>
        <style:text-properties style:font-name="StarSymbol2"/>
      </text:list-level-style-bullet>
      <text:list-level-style-bullet text:level="6" text:style-name="Bullet_20_Symbols" text:bullet-char="•">
        <style:list-level-properties text:space-before="3.175cm" text:min-label-width="0.635cm"/>
        <style:text-properties style:font-name="StarSymbol2"/>
      </text:list-level-style-bullet>
      <text:list-level-style-bullet text:level="7" text:style-name="Bullet_20_Symbols" text:bullet-char="•">
        <style:list-level-properties text:space-before="3.81cm" text:min-label-width="0.635cm"/>
        <style:text-properties style:font-name="StarSymbol2"/>
      </text:list-level-style-bullet>
      <text:list-level-style-bullet text:level="8" text:style-name="Bullet_20_Symbols" text:bullet-char="•">
        <style:list-level-properties text:space-before="4.445cm" text:min-label-width="0.635cm"/>
        <style:text-properties style:font-name="StarSymbol2"/>
      </text:list-level-style-bullet>
      <text:list-level-style-bullet text:level="9" text:style-name="Bullet_20_Symbols" text:bullet-char="•">
        <style:list-level-properties text:space-before="5.08cm" text:min-label-width="0.635cm"/>
        <style:text-properties style:font-name="StarSymbol2"/>
      </text:list-level-style-bullet>
      <text:list-level-style-bullet text:level="10" text:style-name="Bullet_20_Symbols" text:bullet-char="•">
        <style:list-level-properties text:space-before="5.715cm" text:min-label-width="0.635cm"/>
        <style:text-properties style:font-name="StarSymbol2"/>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1cm" fo:text-indent="-0.635cm" fo:margin-left="7.7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6cm" fo:text-indent="-0.635cm" fo:margin-left="8.35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9">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0">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2">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3">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2">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3">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 form:id="control1" form:value="0"/>
        </form:form>
        <form:form form:name="unnamed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 form:id="control2" form:value="1"/>
        </form:form>
        <form:form form:name="unnamed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3" form:id="control3" form:value="2"/>
        </form:form>
        <form:form form:name="unnamed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4" form:id="control4" form:value="3"/>
        </form:form>
        <form:form form:name="unnamed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5" form:id="control5" form:value="4"/>
        </form:form>
        <form:form form:name="unnamed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6" form:id="control6" form:value="5"/>
        </form:form>
        <form:form form:name="unnamed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7" form:id="control7" form:value="6"/>
        </form:form>
        <form:form form:name="unnamed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8" form:id="control8" form:value="7"/>
        </form:form>
        <form:form form:name="unnamed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9" form:id="control9" form:value="8"/>
        </form:form>
        <form:form form:name="unnamed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0" form:id="control10" form:value="9"/>
        </form:form>
        <form:form form:name="unnamed1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1" form:id="control11" form:value="10"/>
        </form:form>
        <form:form form:name="unnamed1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2" form:id="control12" form:value="0"/>
        </form:form>
        <form:form form:name="unnamed1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3" form:id="control13" form:value="1"/>
        </form:form>
        <form:form form:name="unnamed1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4" form:id="control14" form:value="2"/>
        </form:form>
        <form:form form:name="unnamed1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5" form:id="control15" form:value="3"/>
        </form:form>
        <form:form form:name="unnamed1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6" form:id="control16" form:value="4"/>
        </form:form>
        <form:form form:name="unnamed1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7" form:id="control17" form:value="5"/>
        </form:form>
        <form:form form:name="unnamed1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8" form:id="control18" form:value="6"/>
        </form:form>
        <form:form form:name="unnamed1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9" form:id="control19" form:value="7"/>
        </form:form>
        <form:form form:name="unnamed1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0" form:id="control20" form:value="8"/>
        </form:form>
        <form:form form:name="unnamed2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1" form:id="control21" form:value="9"/>
        </form:form>
        <form:form form:name="unnamed2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2" form:id="control22"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PhpCompta</text:p>
      <text:p text:style-name="Subtitle">version 6.7</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text:p>
      <text:p text:style-name="P18"/>
      <text:p text:style-name="P2"/>
      <text:table-of-content text:style-name="Sect1"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32"><text:a xlink:type="simple" xlink:href="#__RefHeading__3837_369900646" text:style-name="Internet_20_link" text:visited-style-name="Internet_20_link">Préface</text:a><text:tab/>6</text:p>
          <text:p text:style-name="P32"><text:a xlink:type="simple" xlink:href="#__RefHeading__3186_1659357091" text:style-name="Internet_20_link" text:visited-style-name="Internet_20_link">Introduction</text:a><text:tab/>7</text:p>
          <text:p text:style-name="P32"><text:a xlink:type="simple" xlink:href="#__RefHeading__3188_1659357091" text:style-name="Internet_20_link" text:visited-style-name="Internet_20_link">Installation</text:a><text:tab/>8</text:p>
          <text:p text:style-name="P34"><text:a xlink:type="simple" xlink:href="#__RefHeading__5024_884180951" text:style-name="Internet_20_link" text:visited-style-name="Internet_20_link"><text:s/>1.Sur une plateforme libre (Linux...)</text:a><text:tab/>9</text:p>
          <text:p text:style-name="P34"><text:a xlink:type="simple" xlink:href="#__RefHeading__3192_1659357091" text:style-name="Internet_20_link" text:visited-style-name="Internet_20_link"><text:s/>2.Windows</text:a><text:tab/>9</text:p>
          <text:p text:style-name="P32"><text:a xlink:type="simple" xlink:href="#__RefHeading__5618_369900646" text:style-name="Internet_20_link" text:visited-style-name="Internet_20_link">Dossier et utilisateurs</text:a><text:tab/>10</text:p>
          <text:p text:style-name="P34"><text:a xlink:type="simple" xlink:href="#__RefHeading__47245_1213546022" text:style-name="Internet_20_link" text:visited-style-name="Internet_20_link">Menu Administration </text:a><text:tab/>11</text:p>
          <text:p text:style-name="P35"><text:a xlink:type="simple" xlink:href="#__RefHeading__3232_1659357091" text:style-name="Internet_20_link" text:visited-style-name="Internet_20_link"><text:s/>1.Création de dossier<text:tab/>11</text:a></text:p>
          <text:p text:style-name="P35"><text:a xlink:type="simple" xlink:href="#__RefHeading__3234_1659357091" text:style-name="Internet_20_link" text:visited-style-name="Internet_20_link"><text:s/>2.Création de modèle<text:tab/>11</text:a></text:p>
          <text:p text:style-name="P35"><text:a xlink:type="simple" xlink:href="#__RefHeading__3236_1659357091" text:style-name="Internet_20_link" text:visited-style-name="Internet_20_link"><text:s/>3.Création d'utilisateur<text:tab/>11</text:a></text:p>
          <text:p text:style-name="P35"><text:a xlink:type="simple" xlink:href="#__RefHeading__3238_1659357091" text:style-name="Internet_20_link" text:visited-style-name="Internet_20_link"><text:s/>4.Backup<text:tab/>11</text:a></text:p>
          <text:p text:style-name="P35"><text:a xlink:type="simple" xlink:href="#__RefHeading__3240_1659357091" text:style-name="Internet_20_link" text:visited-style-name="Internet_20_link"><text:s/>5.Restaure<text:tab/>11</text:a></text:p>
          <text:p text:style-name="P35"><text:a xlink:type="simple" xlink:href="#__RefHeading__4683_582248475" text:style-name="Internet_20_link" text:visited-style-name="Internet_20_link"><text:s/>6.Audit<text:tab/>12</text:a></text:p>
          <text:p text:style-name="P34"><text:a xlink:type="simple" xlink:href="#__RefHeading__47247_1213546022" text:style-name="Internet_20_link" text:visited-style-name="Internet_20_link">Configuration du dossier</text:a><text:tab/>12</text:p>
          <text:p text:style-name="P35"><text:a xlink:type="simple" xlink:href="#__RefHeading__3308_1659357091" text:style-name="Internet_20_link" text:visited-style-name="Internet_20_link"><text:s/>1.Société<text:tab/>12</text:a></text:p>
          <text:p text:style-name="P33"><text:a xlink:type="simple" xlink:href="#__RefHeading__7967_47197458" text:style-name="Internet_20_link" text:visited-style-name="Internet_20_link"><text:s/>1.Comptabilité analytique : valeur possible<text:tab/>12</text:a></text:p>
          <text:p text:style-name="P33"><text:a xlink:type="simple" xlink:href="#__RefHeading__7969_47197458" text:style-name="Internet_20_link" text:visited-style-name="Internet_20_link"><text:s/>2.Mode Strict<text:tab/>12</text:a></text:p>
          <text:p text:style-name="P33"><text:a xlink:type="simple" xlink:href="#__RefHeading__7971_47197458" text:style-name="Internet_20_link" text:visited-style-name="Internet_20_link"><text:s/>3.Assujetti à la TVA<text:tab/>12</text:a></text:p>
          <text:p text:style-name="P33"><text:a xlink:type="simple" xlink:href="#__RefHeading__7973_47197458" text:style-name="Internet_20_link" text:visited-style-name="Internet_20_link"><text:s/>4.Suggérer le numéro de pièce justificative<text:tab/>12</text:a></text:p>
          <text:p text:style-name="P33"><text:a xlink:type="simple" xlink:href="#__RefHeading__7975_47197458" text:style-name="Internet_20_link" text:visited-style-name="Internet_20_link"><text:s/>5.Utilisez des comptes alphanumériques <text:tab/>12</text:a></text:p>
          <text:p text:style-name="P33"><text:a xlink:type="simple" xlink:href="#__RefHeading__47249_1213546022" text:style-name="Internet_20_link" text:visited-style-name="Internet_20_link"><text:s/>6.Changer le libellé des détails<text:tab/>13</text:a></text:p>
          <text:p text:style-name="P33"><text:a xlink:type="simple" xlink:href="#__RefHeading__47251_1213546022" text:style-name="Internet_20_link" text:visited-style-name="Internet_20_link"><text:s/>7.Utilisation des stocks<text:tab/>13</text:a></text:p>
          <text:p text:style-name="P35"><text:a xlink:type="simple" xlink:href="#__RefHeading__8271_47197458" text:style-name="Internet_20_link" text:visited-style-name="Internet_20_link"><text:s/>2.Période<text:tab/>13</text:a></text:p>
          <text:p text:style-name="P35"><text:a xlink:type="simple" xlink:href="#__RefHeading__3310_1659357091" text:style-name="Internet_20_link" text:visited-style-name="Internet_20_link"><text:s/>3.Divers<text:tab/>13</text:a></text:p>
          <text:p text:style-name="P33"><text:a xlink:type="simple" xlink:href="#__RefHeading__7977_47197458" text:style-name="Internet_20_link" text:visited-style-name="Internet_20_link"><text:s/>1.Moyens de paiement<text:tab/>13</text:a></text:p>
          <text:p text:style-name="P33"><text:a xlink:type="simple" xlink:href="#__RefHeading__7979_47197458" text:style-name="Internet_20_link" text:visited-style-name="Internet_20_link"><text:s/>2.TVA<text:tab/>13</text:a></text:p>
          <text:p text:style-name="P33"><text:a xlink:type="simple" xlink:href="#__RefHeading__7981_47197458" text:style-name="Internet_20_link" text:visited-style-name="Internet_20_link"><text:s/>3.Poste Comptable<text:tab/>14</text:a></text:p>
          <text:p text:style-name="P33"><text:a xlink:type="simple" xlink:href="#__RefHeading__7983_47197458" text:style-name="Internet_20_link" text:visited-style-name="Internet_20_link"><text:s/>4.Catégorie de fiche<text:tab/>14</text:a></text:p>
          <text:p text:style-name="P33"><text:a xlink:type="simple" xlink:href="#__RefHeading__7985_47197458" text:style-name="Internet_20_link" text:visited-style-name="Internet_20_link"><text:s/>5.Catégorie de document <text:tab/>14</text:a></text:p>
          <text:p text:style-name="P35"><text:a xlink:type="simple" xlink:href="#__RefHeading__3312_1659357091" text:style-name="Internet_20_link" text:visited-style-name="Internet_20_link"><text:s/>4.Sécurité <text:tab/>14</text:a></text:p>
          <text:p text:style-name="P36"><text:a xlink:type="simple" xlink:href="#__RefHeading__8273_47197458" text:style-name="Internet_20_link" text:visited-style-name="Internet_20_link"><text:s/>1.Les journaux<text:tab/>15</text:a></text:p>
          <text:p text:style-name="P36"><text:a xlink:type="simple" xlink:href="#__RefHeading__8275_47197458" text:style-name="Internet_20_link" text:visited-style-name="Internet_20_link"><text:s/>2.Les actions<text:tab/>15</text:a></text:p>
          <text:p text:style-name="P35"><text:a xlink:type="simple" xlink:href="#__RefHeading__3314_1659357091" text:style-name="Internet_20_link" text:visited-style-name="Internet_20_link"><text:s/>5.Document- génération de document<text:tab/>15</text:a></text:p>
          <text:p text:style-name="P35"><text:a xlink:type="simple" xlink:href="#__RefHeading__3316_1659357091" text:style-name="Internet_20_link" text:visited-style-name="Internet_20_link"><text:s/>6.Journaux<text:tab/>17</text:a></text:p>
          <text:p text:style-name="P35"><text:a xlink:type="simple" xlink:href="#__RefHeading__3841_369900646" text:style-name="Internet_20_link" text:visited-style-name="Internet_20_link"><text:s/>7.Sécurité <text:s/><text:tab/>17</text:a></text:p>
          <text:p text:style-name="P33"><text:a xlink:type="simple" xlink:href="#__RefHeading__4679_582248475" text:style-name="Internet_20_link" text:visited-style-name="Internet_20_link"><text:s/>1.Profil CFGPRO<text:tab/>18</text:a></text:p>
          <text:p text:style-name="P33"><text:a xlink:type="simple" xlink:href="#__RefHeading__4681_582248475" text:style-name="Internet_20_link" text:visited-style-name="Internet_20_link"><text:s/>2.Menu CFGMENU<text:tab/>18</text:a></text:p>
          <text:p text:style-name="P33"><text:a xlink:type="simple" xlink:href="#__RefHeading__47253_1213546022" text:style-name="Internet_20_link" text:visited-style-name="Internet_20_link"><text:s/>3.Sécurité<text:tab/>18</text:a></text:p>
          <text:p text:style-name="P32"><text:a xlink:type="simple" xlink:href="#__RefHeading__5616_369900646" text:style-name="Internet_20_link" text:visited-style-name="Internet_20_link">La Comptabilité, la gestion</text:a><text:tab/>19</text:p>
          <text:p text:style-name="P34"><text:a xlink:type="simple" xlink:href="#__RefHeading__3196_1659357091" text:style-name="Internet_20_link" text:visited-style-name="Internet_20_link"><text:s/>1.Définition des termes</text:a><text:tab/>20</text:p>
          <text:p text:style-name="P34"><text:a xlink:type="simple" xlink:href="#__RefHeading__3198_1659357091" text:style-name="Internet_20_link" text:visited-style-name="Internet_20_link"><text:s/>2.Logiciel de comptabilité ou de gestion ?</text:a><text:tab/>20</text:p>
          <text:p text:style-name="P34"><text:a xlink:type="simple" xlink:href="#__RefHeading__3202_1659357091" text:style-name="Internet_20_link" text:visited-style-name="Internet_20_link"><text:s/>3.Mémento de comptabilité</text:a><text:tab/>21</text:p>
          <text:p text:style-name="P35"><text:a xlink:type="simple" xlink:href="#__RefHeading__3204_1659357091" text:style-name="Internet_20_link" text:visited-style-name="Internet_20_link"><text:s/>1.Introduction<text:tab/>21</text:a></text:p>
          <text:p text:style-name="P35"><text:a xlink:type="simple" xlink:href="#__RefHeading__3206_1659357091" text:style-name="Internet_20_link" text:visited-style-name="Internet_20_link"><text:s/>2.Le Bilan<text:tab/>21</text:a></text:p>
          <text:p text:style-name="P35"><text:a xlink:type="simple" xlink:href="#__RefHeading__3208_1659357091" text:style-name="Internet_20_link" text:visited-style-name="Internet_20_link"><text:s/>3.Les comptes actifs / passifs<text:tab/>21</text:a></text:p>
          <text:p text:style-name="P35"><text:a xlink:type="simple" xlink:href="#__RefHeading__3210_1659357091" text:style-name="Internet_20_link" text:visited-style-name="Internet_20_link"><text:s/>4.Les comptes de résultats<text:tab/>22</text:a></text:p>
          <text:p text:style-name="P33"><text:a xlink:type="simple" xlink:href="#__RefHeading__7923_47197458" text:style-name="Internet_20_link" text:visited-style-name="Internet_20_link"><text:s/>1.Les charges<text:tab/>22</text:a></text:p>
          <text:p text:style-name="P33"><text:a xlink:type="simple" xlink:href="#__RefHeading__7925_47197458" text:style-name="Internet_20_link" text:visited-style-name="Internet_20_link"><text:s/>2.Les produits<text:tab/>22</text:a></text:p>
          <text:p text:style-name="P33"><text:a xlink:type="simple" xlink:href="#__RefHeading__7927_47197458" text:style-name="Internet_20_link" text:visited-style-name="Internet_20_link"><text:s/>3.Les pièces justificatives<text:tab/>22</text:a></text:p>
          <text:p text:style-name="P34"><text:a xlink:type="simple" xlink:href="#__RefHeading__3212_1659357091" text:style-name="Internet_20_link" text:visited-style-name="Internet_20_link"><text:s/>4.Belgique Fiscalité, TVA</text:a><text:tab/>23</text:p>
          <text:p text:style-name="P33"><text:a xlink:type="simple" xlink:href="#__RefHeading__7929_47197458" text:style-name="Internet_20_link" text:visited-style-name="Internet_20_link"><text:s/>1.Déclaration TVA<text:tab/>23</text:a></text:p>
          <text:p text:style-name="P33"><text:a xlink:type="simple" xlink:href="#__RefHeading__7931_47197458" text:style-name="Internet_20_link" text:visited-style-name="Internet_20_link"><text:s/>2.Opérations comptables pour la TVA<text:tab/>23</text:a></text:p>
          <text:p text:style-name="P36"><text:a xlink:type="simple" xlink:href="#__RefHeading__8245_47197458" text:style-name="Internet_20_link" text:visited-style-name="Internet_20_link"><text:s/>1.Avance TVA<text:tab/>24</text:a></text:p>
          <text:p text:style-name="P36"><text:soft-page-break/><text:a xlink:type="simple" xlink:href="#__RefHeading__8247_47197458" text:style-name="Internet_20_link" text:visited-style-name="Internet_20_link"><text:s/>2.Déclaration TVA<text:tab/>24</text:a></text:p>
          <text:p text:style-name="P36"><text:a xlink:type="simple" xlink:href="#__RefHeading__8249_47197458" text:style-name="Internet_20_link" text:visited-style-name="Internet_20_link"><text:s/>3.Réception Récapitulatif de la TVA<text:tab/>24</text:a></text:p>
          <text:p text:style-name="P36"><text:a xlink:type="simple" xlink:href="#__RefHeading__8251_47197458" text:style-name="Internet_20_link" text:visited-style-name="Internet_20_link"><text:s/>4.Paiement TVA<text:tab/>24</text:a></text:p>
          <text:p text:style-name="P33"><text:a xlink:type="simple" xlink:href="#__RefHeading__7933_47197458" text:style-name="Internet_20_link" text:visited-style-name="Internet_20_link"><text:s/>3.Déclaration Assujetti TVA<text:tab/>25</text:a></text:p>
          <text:p text:style-name="P35"><text:a xlink:type="simple" xlink:href="#__RefHeading__3214_1659357091" text:style-name="Internet_20_link" text:visited-style-name="Internet_20_link"><text:s/>2.Fiscalité Belgique : Impôts<text:tab/>25</text:a></text:p>
          <text:p text:style-name="P33"><text:a xlink:type="simple" xlink:href="#__RefHeading__7935_47197458" text:style-name="Internet_20_link" text:visited-style-name="Internet_20_link"><text:s/>1.Pendant l'exercice<text:tab/>25</text:a></text:p>
          <text:p text:style-name="P33"><text:a xlink:type="simple" xlink:href="#__RefHeading__7937_47197458" text:style-name="Internet_20_link" text:visited-style-name="Internet_20_link"><text:s/>2.Fin d'exercice<text:tab/>25</text:a></text:p>
          <text:p text:style-name="P36"><text:a xlink:type="simple" xlink:href="#__RefHeading__8253_47197458" text:style-name="Internet_20_link" text:visited-style-name="Internet_20_link"><text:s/>1.Remboursement d'impôt:<text:tab/>25</text:a></text:p>
          <text:p text:style-name="P36"><text:a xlink:type="simple" xlink:href="#__RefHeading__8255_47197458" text:style-name="Internet_20_link" text:visited-style-name="Internet_20_link"><text:s/>2.Dette envers l'impôt<text:tab/>25</text:a></text:p>
          <text:p text:style-name="P33"><text:a xlink:type="simple" xlink:href="#__RefHeading__7939_47197458" text:style-name="Internet_20_link" text:visited-style-name="Internet_20_link"><text:s/>3.L'année suivante<text:tab/>25</text:a></text:p>
          <text:p text:style-name="P36"><text:a xlink:type="simple" xlink:href="#__RefHeading__8257_47197458" text:style-name="Internet_20_link" text:visited-style-name="Internet_20_link"><text:s/>1.Premier cas, vous pensez avoir une créance.<text:tab/>25</text:a></text:p>
          <text:p text:style-name="P36"><text:a xlink:type="simple" xlink:href="#__RefHeading__8259_47197458" text:style-name="Internet_20_link" text:visited-style-name="Internet_20_link"><text:s/>2.Second cas, vous pensez avoir une dette fiscale<text:tab/>26</text:a></text:p>
          <text:p text:style-name="P36"><text:a xlink:type="simple" xlink:href="#__RefHeading__8261_47197458" text:style-name="Internet_20_link" text:visited-style-name="Internet_20_link"><text:s/>3.Vous avez correctement évalué votre dette fiscale.<text:tab/>26</text:a></text:p>
          <text:p text:style-name="P35"><text:a xlink:type="simple" xlink:href="#__RefHeading__3216_1659357091" text:style-name="Internet_20_link" text:visited-style-name="Internet_20_link"><text:s/>3.Fiscalité France<text:tab/>26</text:a></text:p>
          <text:p text:style-name="P35"><text:a xlink:type="simple" xlink:href="#__RefHeading__3218_1659357091" text:style-name="Internet_20_link" text:visited-style-name="Internet_20_link"><text:s/>4.Écriture de fin d'exercice comptable (Belgique)<text:tab/>26</text:a></text:p>
          <text:p text:style-name="P33"><text:a xlink:type="simple" xlink:href="#__RefHeading__7941_47197458" text:style-name="Internet_20_link" text:visited-style-name="Internet_20_link"><text:s/>1.Les amortissements<text:tab/>27</text:a></text:p>
          <text:p text:style-name="P33"><text:a xlink:type="simple" xlink:href="#__RefHeading__7943_47197458" text:style-name="Internet_20_link" text:visited-style-name="Internet_20_link"><text:s/>2.Les dépenses non admises<text:tab/>27</text:a></text:p>
          <text:p text:style-name="P33"><text:a xlink:type="simple" xlink:href="#__RefHeading__7945_47197458" text:style-name="Internet_20_link" text:visited-style-name="Internet_20_link"><text:s/>3.Reclassement des Charges, Produits et Dettes<text:tab/>28</text:a></text:p>
          <text:p text:style-name="P33"><text:a xlink:type="simple" xlink:href="#__RefHeading__7947_47197458" text:style-name="Internet_20_link" text:visited-style-name="Internet_20_link"><text:s/>4.Les variations de stocks<text:tab/>29</text:a></text:p>
          <text:p text:style-name="P33"><text:a xlink:type="simple" xlink:href="#__RefHeading__7949_47197458" text:style-name="Internet_20_link" text:visited-style-name="Internet_20_link"><text:s/>5.Compte de l'exploitant<text:tab/>29</text:a></text:p>
          <text:p text:style-name="P33"><text:a xlink:type="simple" xlink:href="#__RefHeading__7951_47197458" text:style-name="Internet_20_link" text:visited-style-name="Internet_20_link"><text:s/>6.Affectation du résultat<text:tab/>29</text:a></text:p>
          <text:p text:style-name="P35"><text:a xlink:type="simple" xlink:href="#__RefHeading__3220_1659357091" text:style-name="Internet_20_link" text:visited-style-name="Internet_20_link"><text:s/>5.Salaire et Compte de gérant<text:tab/>29</text:a></text:p>
          <text:p text:style-name="P32"><text:a xlink:type="simple" xlink:href="#__RefHeading__3843_369900646" text:style-name="Internet_20_link" text:visited-style-name="Internet_20_link">Tenir sa comptabilité avec PhpCompta</text:a><text:tab/>30</text:p>
          <text:p text:style-name="P34"><text:a xlink:type="simple" xlink:href="#__RefHeading__3242_1659357091" text:style-name="Internet_20_link" text:visited-style-name="Internet_20_link"><text:s/>1.Principe de base</text:a><text:tab/>31</text:p>
          <text:p text:style-name="P35"><text:a xlink:type="simple" xlink:href="#__RefHeading__8263_47197458" text:style-name="Internet_20_link" text:visited-style-name="Internet_20_link"><text:s/>1.Qu'est qu'une fiche <text:s/>? <text:tab/>31</text:a></text:p>
          <text:p text:style-name="P35"><text:a xlink:type="simple" xlink:href="#__RefHeading__3244_1659357091" text:style-name="Internet_20_link" text:visited-style-name="Internet_20_link"><text:s/>2.Qu'est-ce le quick code<text:tab/>32</text:a></text:p>
          <text:p text:style-name="P35"><text:a xlink:type="simple" xlink:href="#__RefHeading__3248_1659357091" text:style-name="Internet_20_link" text:visited-style-name="Internet_20_link"><text:s/>3.Ajout ou suppression d'attribut<text:tab/>32</text:a></text:p>
          <text:p text:style-name="P35"><text:a xlink:type="simple" xlink:href="#__RefHeading__3250_1659357091" text:style-name="Internet_20_link" text:visited-style-name="Internet_20_link"><text:s/>4.Création d'une catégorie de fiche<text:tab/>33</text:a></text:p>
          <text:p text:style-name="P35"><text:a xlink:type="simple" xlink:href="#__RefHeading__3252_1659357091" text:style-name="Internet_20_link" text:visited-style-name="Internet_20_link"><text:s/>5.Création d'une fiche<text:tab/>33</text:a></text:p>
          <text:p text:style-name="P33"><text:a xlink:type="simple" xlink:href="#__RefHeading__47255_1213546022" text:style-name="Internet_20_link" text:visited-style-name="Internet_20_link"><text:s/>1.Le menu fiche <text:tab/>34</text:a></text:p>
          <text:p text:style-name="P33"><text:a xlink:type="simple" xlink:href="#__RefHeading__47257_1213546022" text:style-name="Internet_20_link" text:visited-style-name="Internet_20_link"><text:s/>2.Remarque<text:tab/>34</text:a></text:p>
          <text:p text:style-name="P35"><text:a xlink:type="simple" xlink:href="#__RefHeading__47259_1213546022" text:style-name="Internet_20_link" text:visited-style-name="Internet_20_link"><text:s/>6.Modification d'une fiche<text:tab/>34</text:a></text:p>
          <text:p text:style-name="P35"><text:a xlink:type="simple" xlink:href="#__RefHeading__8265_47197458" text:style-name="Internet_20_link" text:visited-style-name="Internet_20_link"><text:s/>7.Attribut spéciaux : dépenses non admises, pourcentage professionnel...:<text:tab/>34</text:a></text:p>
          <text:p text:style-name="P33"><text:a xlink:type="simple" xlink:href="#__RefHeading__8197_1622107911" text:style-name="Internet_20_link" text:visited-style-name="Internet_20_link"><text:s/>1.Partie fiscalement non déductible <text:tab/>34</text:a></text:p>
          <text:p text:style-name="P33"><text:a xlink:type="simple" xlink:href="#__RefHeading__7953_47197458" text:style-name="Internet_20_link" text:visited-style-name="Internet_20_link"><text:s/>2.Contrepartie pour dépense fiscal. non déd.<text:tab/>35</text:a></text:p>
          <text:p text:style-name="P33"><text:a xlink:type="simple" xlink:href="#__RefHeading__7955_47197458" text:style-name="Internet_20_link" text:visited-style-name="Internet_20_link"><text:s/>3.TVA non déductible<text:tab/>35</text:a></text:p>
          <text:p text:style-name="P33"><text:a xlink:type="simple" xlink:href="#__RefHeading__7957_47197458" text:style-name="Internet_20_link" text:visited-style-name="Internet_20_link"><text:s/>4.TVA non déductible récupérable par l'impôt <text:tab/>35</text:a></text:p>
          <text:p text:style-name="P33"><text:a xlink:type="simple" xlink:href="#__RefHeading__7959_47197458" text:style-name="Internet_20_link" text:visited-style-name="Internet_20_link"><text:s/>5.Dépense <text:s/>charge du grant (partie privé) <text:s/><text:tab/>35</text:a></text:p>
          <text:p text:style-name="P33"><text:a xlink:type="simple" xlink:href="#__RefHeading__7961_47197458" text:style-name="Internet_20_link" text:visited-style-name="Internet_20_link"><text:s/>6.Contrepartie pour dépense à charge du gérant <text:tab/>35</text:a></text:p>
          <text:p text:style-name="P33"><text:a xlink:type="simple" xlink:href="#__RefHeading__7963_47197458" text:style-name="Internet_20_link" text:visited-style-name="Internet_20_link"><text:s/>7.Prix de vente<text:tab/>35</text:a></text:p>
          <text:p text:style-name="P33"><text:a xlink:type="simple" xlink:href="#__RefHeading__7965_47197458" text:style-name="Internet_20_link" text:visited-style-name="Internet_20_link"><text:s/>8.Prix d'achat <text:tab/>35</text:a></text:p>
          <text:p text:style-name="P35"><text:a xlink:type="simple" xlink:href="#__RefHeading__8267_47197458" text:style-name="Internet_20_link" text:visited-style-name="Internet_20_link"><text:s/>8.Poste comptable<text:tab/>35</text:a></text:p>
          <text:p text:style-name="P35"><text:a xlink:type="simple" xlink:href="#__RefHeading__8269_47197458" text:style-name="Internet_20_link" text:visited-style-name="Internet_20_link"><text:s/>9.Plusieurs postes comptables<text:tab/>36</text:a></text:p>
          <text:p text:style-name="P35"><text:a xlink:type="simple" xlink:href="#__RefHeading__47261_1213546022" text:style-name="Internet_20_link" text:visited-style-name="Internet_20_link"><text:s/>10.Exemple de configuration de fiche <text:tab/>37</text:a></text:p>
          <text:p text:style-name="P34"><text:a xlink:type="simple" xlink:href="#__RefHeading__3266_1659357091" text:style-name="Internet_20_link" text:visited-style-name="Internet_20_link"><text:s/>2.Comptabilité</text:a><text:tab/>37</text:p>
          <text:p text:style-name="P35"><text:a xlink:type="simple" xlink:href="#__RefHeading__8277_47197458" text:style-name="Internet_20_link" text:visited-style-name="Internet_20_link"><text:s/>1.Les numéros de Pièces Justificatives<text:tab/>38</text:a></text:p>
          <text:p text:style-name="P35"><text:a xlink:type="simple" xlink:href="#__RefHeading__8279_47197458" text:style-name="Internet_20_link" text:visited-style-name="Internet_20_link"><text:s/>2.Vente ou Journal des Recettes<text:tab/>38</text:a></text:p>
          <text:p text:style-name="P35"><text:a xlink:type="simple" xlink:href="#__RefHeading__8281_47197458" text:style-name="Internet_20_link" text:visited-style-name="Internet_20_link"><text:s/>3.Dépense ou Journal des Achats<text:tab/>39</text:a></text:p>
          <text:p text:style-name="P35"><text:a xlink:type="simple" xlink:href="#__RefHeading__8283_47197458" text:style-name="Internet_20_link" text:visited-style-name="Internet_20_link"><text:s/>4.Financier ou Journal Financier<text:tab/>40</text:a></text:p>
          <text:p text:style-name="P35"><text:a xlink:type="simple" xlink:href="#__RefHeading__8285_47197458" text:style-name="Internet_20_link" text:visited-style-name="Internet_20_link"><text:s/>5.Les rapprochements bancaires<text:tab/>40</text:a></text:p>
          <text:p text:style-name="P35"><text:a xlink:type="simple" xlink:href="#__RefHeading__8287_47197458" text:style-name="Internet_20_link" text:visited-style-name="Internet_20_link"><text:s/>6.Journal des Opérations diverses<text:tab/>40</text:a></text:p>
          <text:p text:style-name="P35"><text:a xlink:type="simple" xlink:href="#__RefHeading__8289_47197458" text:style-name="Internet_20_link" text:visited-style-name="Internet_20_link"><text:s/>7.Cas particuliers<text:tab/>41</text:a></text:p>
          <text:p text:style-name="P34"><text:a xlink:type="simple" xlink:href="#__RefHeading__3268_1659357091" text:style-name="Internet_20_link" text:visited-style-name="Internet_20_link"><text:s/>3.Schéma d'écriture</text:a><text:tab/>41</text:p>
          <text:p text:style-name="P35"><text:a xlink:type="simple" xlink:href="#__RefHeading__8291_47197458" text:style-name="Internet_20_link" text:visited-style-name="Internet_20_link"><text:s/>1.Facture de vente<text:tab/>42</text:a></text:p>
          <text:p text:style-name="P35"><text:a xlink:type="simple" xlink:href="#__RefHeading__8293_47197458" text:style-name="Internet_20_link" text:visited-style-name="Internet_20_link"><text:s/>2.Facture d'achat<text:tab/>42</text:a></text:p>
          <text:p text:style-name="P35"><text:a xlink:type="simple" xlink:href="#__RefHeading__8295_47197458" text:style-name="Internet_20_link" text:visited-style-name="Internet_20_link"><text:s/>3.Banque<text:tab/>43</text:a></text:p>
          <text:p text:style-name="P33"><text:a xlink:type="simple" xlink:href="#__RefHeading__7987_47197458" text:style-name="Internet_20_link" text:visited-style-name="Internet_20_link"><text:s/>1.Encaissements<text:tab/>44</text:a></text:p>
          <text:p text:style-name="P33"><text:soft-page-break/><text:a xlink:type="simple" xlink:href="#__RefHeading__7989_47197458" text:style-name="Internet_20_link" text:visited-style-name="Internet_20_link"><text:s/>2.Décaissement<text:tab/>44</text:a></text:p>
          <text:p text:style-name="P33"><text:a xlink:type="simple" xlink:href="#__RefHeading__7991_47197458" text:style-name="Internet_20_link" text:visited-style-name="Internet_20_link"><text:s/>3.Paiement d'un chèque émis<text:tab/>44</text:a></text:p>
          <text:p text:style-name="P33"><text:a xlink:type="simple" xlink:href="#__RefHeading__7993_47197458" text:style-name="Internet_20_link" text:visited-style-name="Internet_20_link"><text:s/>4.Paiement d'un chèque reçu<text:tab/>44</text:a></text:p>
          <text:p text:style-name="P33"><text:a xlink:type="simple" xlink:href="#__RefHeading__7995_47197458" text:style-name="Internet_20_link" text:visited-style-name="Internet_20_link"><text:s/>5.Virement entre deux comptes en banque de votre société<text:tab/>44</text:a></text:p>
          <text:p text:style-name="P34"><text:a xlink:type="simple" xlink:href="#__RefHeading__33633829" text:style-name="Internet_20_link" text:visited-style-name="Internet_20_link"><text:s/>4.Les rapports</text:a><text:tab/>45</text:p>
          <text:p text:style-name="P35"><text:a xlink:type="simple" xlink:href="#__RefHeading__3254_1659357091" text:style-name="Internet_20_link" text:visited-style-name="Internet_20_link"><text:s/>1.Introduction<text:tab/>45</text:a></text:p>
          <text:p text:style-name="P35"><text:a xlink:type="simple" xlink:href="#__RefHeading__3256_1659357091" text:style-name="Internet_20_link" text:visited-style-name="Internet_20_link"><text:s/>2.Création<text:tab/>45</text:a></text:p>
          <text:p text:style-name="P33"><text:a xlink:type="simple" xlink:href="#__RefHeading__7997_47197458" text:style-name="Internet_20_link" text:visited-style-name="Internet_20_link"><text:s/>1.Syntaxe<text:tab/>45</text:a></text:p>
          <text:p text:style-name="P36"><text:a xlink:type="simple" xlink:href="#__RefHeading__8297_47197458" text:style-name="Internet_20_link" text:visited-style-name="Internet_20_link"><text:s/>1.Dans la colonne formules<text:tab/>45</text:a></text:p>
          <text:p text:style-name="P36"><text:a xlink:type="simple" xlink:href="#__RefHeading__8299_47197458" text:style-name="Internet_20_link" text:visited-style-name="Internet_20_link"><text:s/>2.Dans la colonne texte<text:tab/>46</text:a></text:p>
          <text:p text:style-name="P35"><text:a xlink:type="simple" xlink:href="#__RefHeading__3258_1659357091" text:style-name="Internet_20_link" text:visited-style-name="Internet_20_link"><text:s/>3.Utilisation <text:tab/>46</text:a></text:p>
          <text:p text:style-name="P34"><text:a xlink:type="simple" xlink:href="#__RefHeading__3260_1659357091" text:style-name="Internet_20_link" text:visited-style-name="Internet_20_link"><text:s/>5.Gestion de stock</text:a><text:tab/>46</text:p>
          <text:p text:style-name="P35"><text:a xlink:type="simple" xlink:href="#__RefHeading__4835_884180951" text:style-name="Internet_20_link" text:visited-style-name="Internet_20_link"><text:s/>1.Mise en place<text:tab/>47</text:a></text:p>
          <text:p text:style-name="P35"><text:a xlink:type="simple" xlink:href="#__RefHeading__8301_47197458" text:style-name="Internet_20_link" text:visited-style-name="Internet_20_link"><text:s/>2.Premier cas: une marchandise achetée=une marchandise vendue<text:tab/>47</text:a></text:p>
          <text:p text:style-name="P35"><text:a xlink:type="simple" xlink:href="#__RefHeading__8303_47197458" text:style-name="Internet_20_link" text:visited-style-name="Internet_20_link"><text:s/>3.Second cas: uniquement à l'achat<text:tab/>48</text:a></text:p>
          <text:p text:style-name="P35"><text:a xlink:type="simple" xlink:href="#__RefHeading__8305_47197458" text:style-name="Internet_20_link" text:visited-style-name="Internet_20_link"><text:s/>4.Plusieurs fiches pour un même stock<text:tab/>48</text:a></text:p>
          <text:p text:style-name="P35"><text:a xlink:type="simple" xlink:href="#__RefHeading__3264_1659357091" text:style-name="Internet_20_link" text:visited-style-name="Internet_20_link"><text:s/>5.Inventaire<text:tab/>48</text:a></text:p>
          <text:p text:style-name="P35"><text:a xlink:type="simple" xlink:href="#__RefHeading__47263_1213546022" text:style-name="Internet_20_link" text:visited-style-name="Internet_20_link"><text:s/>6.Transfert de stock entre dépôt<text:tab/>49</text:a></text:p>
          <text:p text:style-name="P34"><text:a xlink:type="simple" xlink:href="#__RefHeading__3270_1659357091" text:style-name="Internet_20_link" text:visited-style-name="Internet_20_link"><text:s/>6.Recherche &amp; historique</text:a><text:tab/>49</text:p>
          <text:p text:style-name="P34"><text:a xlink:type="simple" xlink:href="#__RefHeading__3274_1659357091" text:style-name="Internet_20_link" text:visited-style-name="Internet_20_link"><text:s/>7.Rapprochement - réconciliation</text:a><text:tab/>49</text:p>
          <text:p text:style-name="P34"><text:a xlink:type="simple" xlink:href="#__RefHeading__3276_1659357091" text:style-name="Internet_20_link" text:visited-style-name="Internet_20_link"><text:s/>8.Le Lettrage</text:a><text:tab/>50</text:p>
          <text:p text:style-name="P34"><text:a xlink:type="simple" xlink:href="#__RefHeading__34602514" text:style-name="Internet_20_link" text:visited-style-name="Internet_20_link"><text:s/>9.Impression</text:a><text:tab/>50</text:p>
          <text:p text:style-name="P35"><text:a xlink:type="simple" xlink:href="#__RefHeading__8307_47197458" text:style-name="Internet_20_link" text:visited-style-name="Internet_20_link"><text:s/>1.Journaux<text:tab/>50</text:a></text:p>
          <text:p text:style-name="P35"><text:a xlink:type="simple" xlink:href="#__RefHeading__8309_47197458" text:style-name="Internet_20_link" text:visited-style-name="Internet_20_link"><text:s/>2.Poste<text:tab/>50</text:a></text:p>
          <text:p text:style-name="P35"><text:a xlink:type="simple" xlink:href="#__RefHeading__33626684" text:style-name="Internet_20_link" text:visited-style-name="Internet_20_link"><text:s/>3.Les Rapports<text:tab/>52</text:a></text:p>
          <text:p text:style-name="P35"><text:a xlink:type="simple" xlink:href="#__RefHeading__8313_47197458" text:style-name="Internet_20_link" text:visited-style-name="Internet_20_link"><text:s/>4.Balance des comptes<text:tab/>52</text:a></text:p>
          <text:p text:style-name="P35"><text:a xlink:type="simple" xlink:href="#__RefHeading__8315_47197458" text:style-name="Internet_20_link" text:visited-style-name="Internet_20_link"><text:s/>5.Bilan<text:tab/>52</text:a></text:p>
          <text:p text:style-name="P35"><text:a xlink:type="simple" xlink:href="#__RefHeading__8317_47197458" text:style-name="Internet_20_link" text:visited-style-name="Internet_20_link"><text:s/>6.Rapprochement<text:tab/>52</text:a></text:p>
          <text:p text:style-name="P34"><text:a xlink:type="simple" xlink:href="#__RefHeading__3278_1659357091" text:style-name="Internet_20_link" text:visited-style-name="Internet_20_link"><text:s/>10.Avancé</text:a><text:tab/>52</text:p>
          <text:p text:style-name="P35"><text:a xlink:type="simple" xlink:href="#__RefHeading__8319_47197458" text:style-name="Internet_20_link" text:visited-style-name="Internet_20_link"><text:s/>1.Écritures définies<text:tab/>52</text:a></text:p>
          <text:p text:style-name="P35"><text:a xlink:type="simple" xlink:href="#__RefHeading__8321_47197458" text:style-name="Internet_20_link" text:visited-style-name="Internet_20_link"><text:s/>2.Plan Comptable<text:tab/>53</text:a></text:p>
          <text:p text:style-name="P35"><text:a xlink:type="simple" xlink:href="#__RefHeading__8323_47197458" text:style-name="Internet_20_link" text:visited-style-name="Internet_20_link"><text:s/>3.Rapport<text:tab/>53</text:a></text:p>
          <text:p text:style-name="P35"><text:a xlink:type="simple" xlink:href="#__RefHeading__8327_47197458" text:style-name="Internet_20_link" text:visited-style-name="Internet_20_link"><text:s/>4.Écriture d'ouverture<text:tab/>53</text:a></text:p>
          <text:p text:style-name="P34"><text:a xlink:type="simple" xlink:href="#__RefHeading__3280_1659357091" text:style-name="Internet_20_link" text:visited-style-name="Internet_20_link"><text:s/>11.Le module de gestion</text:a><text:tab/>53</text:p>
          <text:p text:style-name="P35"><text:a xlink:type="simple" xlink:href="#__RefHeading__3282_1659357091" text:style-name="Internet_20_link" text:visited-style-name="Internet_20_link"><text:s/>1.Menu : clients<text:tab/>53</text:a></text:p>
          <text:p text:style-name="P35"><text:a xlink:type="simple" xlink:href="#__RefHeading__3284_1659357091" text:style-name="Internet_20_link" text:visited-style-name="Internet_20_link"><text:s/>2.Menu Fournisseur<text:tab/>54</text:a></text:p>
          <text:p text:style-name="P35"><text:a xlink:type="simple" xlink:href="#__RefHeading__3286_1659357091" text:style-name="Internet_20_link" text:visited-style-name="Internet_20_link"><text:s/>3.Administration<text:tab/>54</text:a></text:p>
          <text:p text:style-name="P35"><text:a xlink:type="simple" xlink:href="#__RefHeading__47265_1213546022" text:style-name="Internet_20_link" text:visited-style-name="Internet_20_link"><text:s/>4.Banque<text:tab/>54</text:a></text:p>
          <text:p text:style-name="P35"><text:a xlink:type="simple" xlink:href="#__RefHeading__3290_1659357091" text:style-name="Internet_20_link" text:visited-style-name="Internet_20_link"><text:s/>5.Prévisions<text:tab/>54</text:a></text:p>
          <text:p text:style-name="P33"><text:a xlink:type="simple" xlink:href="#__RefHeading__7999_47197458" text:style-name="Internet_20_link" text:visited-style-name="Internet_20_link"><text:s/>1.Ajoutez une prévision<text:tab/>54</text:a></text:p>
          <text:p text:style-name="P35"><text:a xlink:type="simple" xlink:href="#__RefHeading__34562567" text:style-name="Internet_20_link" text:visited-style-name="Internet_20_link"><text:s/>6.Action Gestion<text:tab/>55</text:a></text:p>
          <text:p text:style-name="P34"><text:a xlink:type="simple" xlink:href="#__RefHeading__3292_1659357091" text:style-name="Internet_20_link" text:visited-style-name="Internet_20_link"><text:s/>12.Le module de comptabilité analytique</text:a><text:tab/>55</text:p>
          <text:p text:style-name="P35"><text:a xlink:type="simple" xlink:href="#__RefHeading__3294_1659357091" text:style-name="Internet_20_link" text:visited-style-name="Internet_20_link"><text:s/>1.Introduction<text:tab/>56</text:a></text:p>
          <text:p text:style-name="P35"><text:a xlink:type="simple" xlink:href="#__RefHeading__8329_47197458" text:style-name="Internet_20_link" text:visited-style-name="Internet_20_link"><text:s/>2.Explication de la comptabilité analytique<text:tab/>56</text:a></text:p>
          <text:p text:style-name="P35"><text:a xlink:type="simple" xlink:href="#__RefHeading__8331_47197458" text:style-name="Internet_20_link" text:visited-style-name="Internet_20_link"><text:s/>3.Les groupes<text:tab/>58</text:a></text:p>
          <text:p text:style-name="P35"><text:a xlink:type="simple" xlink:href="#__RefHeading__3296_1659357091" text:style-name="Internet_20_link" text:visited-style-name="Internet_20_link"><text:s/>4.Activation de la comptabilité analytique<text:tab/>58</text:a></text:p>
          <text:p text:style-name="P35"><text:a xlink:type="simple" xlink:href="#__RefHeading__3298_1659357091" text:style-name="Internet_20_link" text:visited-style-name="Internet_20_link"><text:s/>5.Plan analytique<text:tab/>58</text:a></text:p>
          <text:p text:style-name="P33"><text:a xlink:type="simple" xlink:href="#__RefHeading__8001_47197458" text:style-name="Internet_20_link" text:visited-style-name="Internet_20_link"><text:s/>1.Ajout d'un plan<text:tab/>59</text:a></text:p>
          <text:p text:style-name="P33"><text:a xlink:type="simple" xlink:href="#__RefHeading__8003_47197458" text:style-name="Internet_20_link" text:visited-style-name="Internet_20_link"><text:s/>2.Ajout de postes<text:tab/>59</text:a></text:p>
          <text:p text:style-name="P35"><text:a xlink:type="simple" xlink:href="#__RefHeading__3300_1659357091" text:style-name="Internet_20_link" text:visited-style-name="Internet_20_link"><text:s/>6.Opérations diverses<text:tab/>59</text:a></text:p>
          <text:p text:style-name="P35"><text:a xlink:type="simple" xlink:href="#__RefHeading__3302_1659357091" text:style-name="Internet_20_link" text:visited-style-name="Internet_20_link"><text:s/>7.Impression<text:tab/>59</text:a></text:p>
          <text:p text:style-name="P33"><text:a xlink:type="simple" xlink:href="#__RefHeading__8005_47197458" text:style-name="Internet_20_link" text:visited-style-name="Internet_20_link"><text:s/>1.Listing<text:tab/>59</text:a></text:p>
          <text:p text:style-name="P33"><text:a xlink:type="simple" xlink:href="#__RefHeading__8007_47197458" text:style-name="Internet_20_link" text:visited-style-name="Internet_20_link"><text:s/>2.Balance simple<text:tab/>59</text:a></text:p>
          <text:p text:style-name="P33"><text:a xlink:type="simple" xlink:href="#__RefHeading__8009_47197458" text:style-name="Internet_20_link" text:visited-style-name="Internet_20_link"><text:s/>3.Balance croisée<text:tab/>59</text:a></text:p>
          <text:p text:style-name="P33"><text:a xlink:type="simple" xlink:href="#__RefHeading__8011_47197458" text:style-name="Internet_20_link" text:visited-style-name="Internet_20_link"><text:s/>4.Tableau<text:tab/>59</text:a></text:p>
          <text:p text:style-name="P35"><text:a xlink:type="simple" xlink:href="#__RefHeading__3304_1659357091" text:style-name="Internet_20_link" text:visited-style-name="Internet_20_link"><text:s/>8.Liaison avec la comptabilité générale<text:tab/>60</text:a></text:p>
          <text:p text:style-name="P33"><text:a xlink:type="simple" xlink:href="#__RefHeading__8013_47197458" text:style-name="Internet_20_link" text:visited-style-name="Internet_20_link">Introduction<text:tab/>60</text:a></text:p>
          <text:p text:style-name="P33"><text:soft-page-break/><text:a xlink:type="simple" xlink:href="#__RefHeading__8015_47197458" text:style-name="Internet_20_link" text:visited-style-name="Internet_20_link"><text:s/>1.Journal de ventes, d'achats et d'opérations diverses<text:tab/>60</text:a></text:p>
          <text:p text:style-name="P32"><text:a xlink:type="simple" xlink:href="#__RefHeading__3322_1659357091" text:style-name="Internet_20_link" text:visited-style-name="Internet_20_link">Développement de PhpCompta</text:a><text:tab/>61</text:p>
          <text:p text:style-name="P34"><text:a xlink:type="simple" xlink:href="#__RefHeading__3956_936665047" text:style-name="Internet_20_link" text:visited-style-name="Internet_20_link"><text:s/>1.Adaptation de PhpCompta</text:a><text:tab/>62</text:p>
          <text:p text:style-name="P35"><text:a xlink:type="simple" xlink:href="#__RefHeading__3326_1659357091" text:style-name="Internet_20_link" text:visited-style-name="Internet_20_link"><text:s/>1.Bilan adapté<text:tab/>62</text:a></text:p>
          <text:p text:style-name="P33"><text:a xlink:type="simple" xlink:href="#__RefHeading__8017_47197458" text:style-name="Internet_20_link" text:visited-style-name="Internet_20_link"><text:s/>1.Formules dans le bilan<text:tab/>62</text:a></text:p>
          <text:p text:style-name="P34"><text:a xlink:type="simple" xlink:href="#__RefHeading__3958_936665047" text:style-name="Internet_20_link" text:visited-style-name="Internet_20_link"><text:s/>2.Développement de PhpCompta</text:a><text:tab/>63</text:p>
          <text:p text:style-name="P35"><text:a xlink:type="simple" xlink:href="#__RefHeading__8333_47197458" text:style-name="Internet_20_link" text:visited-style-name="Internet_20_link"><text:s/>1.Développement en MVC<text:tab/>63</text:a></text:p>
          <text:p text:style-name="P33"><text:a xlink:type="simple" xlink:href="#__RefHeading__8019_47197458" text:style-name="Internet_20_link" text:visited-style-name="Internet_20_link"><text:s/>1.Contrôle<text:tab/>63</text:a></text:p>
          <text:p text:style-name="P33"><text:a xlink:type="simple" xlink:href="#__RefHeading__8021_47197458" text:style-name="Internet_20_link" text:visited-style-name="Internet_20_link"><text:s/>2.Vue<text:tab/>64</text:a></text:p>
          <text:p text:style-name="P33"><text:a xlink:type="simple" xlink:href="#__RefHeading__8023_47197458" text:style-name="Internet_20_link" text:visited-style-name="Internet_20_link"><text:s/>3.Modèle<text:tab/>64</text:a></text:p>
          <text:p text:style-name="P35"><text:a xlink:type="simple" xlink:href="#__RefHeading__8337_47197458" text:style-name="Internet_20_link" text:visited-style-name="Internet_20_link"><text:s/>2.La documentation<text:tab/>65</text:a></text:p>
          <text:p text:style-name="P35"><text:a xlink:type="simple" xlink:href="#__RefHeading__8953_1744360225" text:style-name="Internet_20_link" text:visited-style-name="Internet_20_link"><text:s/>3.PhpCompta<text:tab/>65</text:a></text:p>
          <text:p text:style-name="P33"><text:a xlink:type="simple" xlink:href="#__RefHeading__8955_1744360225" text:style-name="Internet_20_link" text:visited-style-name="Internet_20_link"><text:s/>1.Fichiers importants <text:tab/>65</text:a></text:p>
          <text:p text:style-name="P33"><text:a xlink:type="simple" xlink:href="#__RefHeading__8025_47197458" text:style-name="Internet_20_link" text:visited-style-name="Internet_20_link"><text:s/>2.La partie base de données<text:tab/>65</text:a></text:p>
          <text:p text:style-name="P36"><text:a xlink:type="simple" xlink:href="#__RefHeading__8957_1744360225" text:style-name="Internet_20_link" text:visited-style-name="Internet_20_link"><text:s/>1.Méthode non recommandée<text:tab/>66</text:a></text:p>
          <text:p text:style-name="P36"><text:a xlink:type="simple" xlink:href="#__RefHeading__8959_1744360225" text:style-name="Internet_20_link" text:visited-style-name="Internet_20_link"><text:s/>2.Nouvelle méthode<text:tab/>68</text:a></text:p>
          <text:p text:style-name="P35"><text:a xlink:type="simple" xlink:href="#__RefHeading__8339_47197458" text:style-name="Internet_20_link" text:visited-style-name="Internet_20_link"><text:s/>4.Conclusion<text:tab/>69</text:a></text:p>
          <text:p text:style-name="P35"><text:a xlink:type="simple" xlink:href="#__RefHeading__8341_47197458" text:style-name="Internet_20_link" text:visited-style-name="Internet_20_link"><text:s/>5.API fournie<text:tab/>69</text:a></text:p>
          <text:p text:style-name="P33"><text:a xlink:type="simple" xlink:href="#__RefHeading__8027_47197458" text:style-name="Internet_20_link" text:visited-style-name="Internet_20_link"><text:s/>1.Class HtmlInput <text:tab/>69</text:a></text:p>
          <text:p text:style-name="P34"><text:a xlink:type="simple" xlink:href="#__RefHeading__3328_1659357091" text:style-name="Internet_20_link" text:visited-style-name="Internet_20_link"><text:s/>3.Les extensions</text:a><text:tab/>69</text:p>
          <text:p text:style-name="P35"><text:a xlink:type="simple" xlink:href="#__RefHeading__8343_47197458" text:style-name="Internet_20_link" text:visited-style-name="Internet_20_link"><text:s/>1.L'API<text:tab/>69</text:a></text:p>
          <text:p text:style-name="P35"><text:a xlink:type="simple" xlink:href="#__RefHeading__8345_47197458" text:style-name="Internet_20_link" text:visited-style-name="Internet_20_link"><text:s/>2.Installation de l'extension<text:tab/>69</text:a></text:p>
          <text:p text:style-name="P35"><text:a xlink:type="simple" xlink:href="#__RefHeading__8347_47197458" text:style-name="Internet_20_link" text:visited-style-name="Internet_20_link"><text:s/>3.Explication des champs<text:line-break/><text:tab/>70</text:a></text:p>
          <text:p text:style-name="P35"><text:a xlink:type="simple" xlink:href="#__RefHeading__8349_47197458" text:style-name="Internet_20_link" text:visited-style-name="Internet_20_link"><text:s/>4.Développement du plugin<text:tab/>70</text:a></text:p>
          <text:p text:style-name="P33"><text:a xlink:type="simple" xlink:href="#__RefHeading__8029_47197458" text:style-name="Internet_20_link" text:visited-style-name="Internet_20_link"><text:s/>1. Connexion à la base de données<text:tab/>70</text:a></text:p>
          <text:p text:style-name="P33"><text:a xlink:type="simple" xlink:href="#__RefHeading__8031_47197458" text:style-name="Internet_20_link" text:visited-style-name="Internet_20_link"><text:s/>2. FORM<text:tab/>71</text:a></text:p>
          <text:p text:style-name="P33"><text:a xlink:type="simple" xlink:href="#__RefHeading__8033_47197458" text:style-name="Internet_20_link" text:visited-style-name="Internet_20_link"><text:s/>3.Plugin plus avancé<text:tab/>71</text:a></text:p>
          <text:p text:style-name="P33"><text:a xlink:type="simple" xlink:href="#__RefHeading__8035_47197458" text:style-name="Internet_20_link" text:visited-style-name="Internet_20_link"><text:s/>4.Remarque pour le javascript<text:tab/>74</text:a></text:p>
          <text:p text:style-name="P34"><text:a xlink:type="simple" xlink:href="#__RefHeading__3330_1659357091" text:style-name="Internet_20_link" text:visited-style-name="Internet_20_link"><text:s/>4.Lien</text:a><text:tab/>74</text:p>
          <text:p text:style-name="P32"><text:a xlink:type="simple" xlink:href="#__RefHeading__3318_1659357091" text:style-name="Internet_20_link" text:visited-style-name="Internet_20_link">Annexe </text:a><text:tab/>75</text:p>
          <text:p text:style-name="P34"><text:a xlink:type="simple" xlink:href="#__RefHeading__4631_369900646" text:style-name="Internet_20_link" text:visited-style-name="Internet_20_link"><text:s/>1.Trucs et astuces</text:a><text:tab/>76</text:p>
          <text:p text:style-name="P35"><text:a xlink:type="simple" xlink:href="#__RefHeading__3320_1659357091" text:style-name="Internet_20_link" text:visited-style-name="Internet_20_link">Ouvrir plusieurs fenêtres<text:tab/>76</text:a></text:p>
          <text:p text:style-name="P35"><text:a xlink:type="simple" xlink:href="#__RefHeading__8351_47197458" text:style-name="Internet_20_link" text:visited-style-name="Internet_20_link">Utiliser le code STOCK pour vos prestations<text:tab/>76</text:a></text:p>
          <text:p text:style-name="P35"><text:a xlink:type="simple" xlink:href="#__RefHeading__8353_47197458" text:style-name="Internet_20_link" text:visited-style-name="Internet_20_link">Utiliser le wiki <text:tab/>76</text:a></text:p>
          <text:p text:style-name="P34"><text:a xlink:type="simple" xlink:href="#__RefHeading__14641_339355127" text:style-name="Internet_20_link" text:visited-style-name="Internet_20_link"><text:s/>2.Accès Direct </text:a><text:tab/>77</text:p>
          <text:p text:style-name="P34"><text:a xlink:type="simple" xlink:href="#__RefHeading__3332_1659357091" text:style-name="Internet_20_link" text:visited-style-name="Internet_20_link"><text:s/>3.Note de version</text:a><text:tab/>80</text:p>
          <text:p text:style-name="P35"><text:a xlink:type="simple" xlink:href="#__RefHeading__8961_1744360225" text:style-name="Internet_20_link" text:visited-style-name="Internet_20_link"><text:s/>1.Note de version 6.5 (Juillet 2012)<text:tab/>80</text:a></text:p>
          <text:p text:style-name="P35"><text:a xlink:type="simple" xlink:href="#__RefHeading__8355_47197458" text:style-name="Internet_20_link" text:visited-style-name="Internet_20_link"><text:s/>2.Note de version 6.0 (Décembre 2011)<text:tab/>80</text:a></text:p>
          <text:p text:style-name="P35"><text:a xlink:type="simple" xlink:href="#__RefHeading__8357_47197458" text:style-name="Internet_20_link" text:visited-style-name="Internet_20_link"><text:s/>3.Note de version 5.6 (mai 2011)<text:tab/>81</text:a></text:p>
          <text:p text:style-name="P35"><text:a xlink:type="simple" xlink:href="#__RefHeading__8359_47197458" text:style-name="Internet_20_link" text:visited-style-name="Internet_20_link"><text:s/>4.Note de version 5.5 (1 mars 2011)<text:tab/>82</text:a></text:p>
          <text:p text:style-name="P35"><text:a xlink:type="simple" xlink:href="#__RefHeading__8361_47197458" text:style-name="Internet_20_link" text:visited-style-name="Internet_20_link"><text:s/>5.Note de version 5.4 (février 2011)<text:tab/>82</text:a></text:p>
          <text:p text:style-name="P35"><text:a xlink:type="simple" xlink:href="#__RefHeading__8363_47197458" text:style-name="Internet_20_link" text:visited-style-name="Internet_20_link"><text:s/>6.Note de version 5.3 (décembre 2010)<text:tab/>82</text:a></text:p>
          <text:p text:style-name="P35"><text:a xlink:type="simple" xlink:href="#__RefHeading__3837_884180951" text:style-name="Internet_20_link" text:visited-style-name="Internet_20_link"><text:s/>7.Note de version 5.2 (août 2010)<text:tab/>83</text:a></text:p>
          <text:p text:style-name="P35"><text:a xlink:type="simple" xlink:href="#__RefHeading__3334_1659357091" text:style-name="Internet_20_link" text:visited-style-name="Internet_20_link"><text:s/>8.Note de version 5.1 (mai 2010)<text:tab/>84</text:a></text:p>
          <text:p text:style-name="P35"><text:a xlink:type="simple" xlink:href="#__RefHeading__3336_1659357091" text:style-name="Internet_20_link" text:visited-style-name="Internet_20_link"><text:s/>9.Note de version 5.0 (janvier 2010)<text:tab/>85</text:a></text:p>
          <text:p text:style-name="P35"><text:a xlink:type="simple" xlink:href="#__RefHeading__3338_1659357091" text:style-name="Internet_20_link" text:visited-style-name="Internet_20_link"><text:s/>10.Note de version 4.3 (février 2009)<text:tab/>86</text:a></text:p>
          <text:p text:style-name="P35"><text:a xlink:type="simple" xlink:href="#__RefHeading__3340_1659357091" text:style-name="Internet_20_link" text:visited-style-name="Internet_20_link"><text:s/>11.Note de version 4.2 novembre 2008<text:tab/>86</text:a></text:p>
        </text:index-body>
      </text:table-of-content>
      <text:p text:style-name="P2"/>
      <text:p text:style-name="P27"/>
      <text:p text:style-name="P1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2" text:outline-level="1"><text:bookmark-start text:name="__RefHeading__3837_369900646"/>Préface<text:bookmark-end text:name="__RefHeading__3837_369900646"/></text:h>
      <text:p text:style-name="P24">PhpCompta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4"/>
      <text:p text:style-name="P24">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5"/>
      <text:h text:style-name="P92" text:outline-level="1"><text:bookmark-start text:name="__RefHeading__3186_1659357091"/>Introduction<text:bookmark-end text:name="__RefHeading__3186_1659357091"/></text:h>
      <text:p text:style-name="Standard"/>
      <text:p text:style-name="Standard">Merci d'utiliser PhpCompta,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7">Chapitre 1</text:p>
      <text:h text:style-name="P92" text:outline-level="1"><text:bookmark-start text:name="__RefHeading__3188_1659357091"/>Installation<text:bookmark-end text:name="__RefHeading__3188_1659357091"/></text:h>
      <text:p text:style-name="P18"/>
      <text:h text:style-name="Heading_20_2" text:outline-level="2"><text:bookmark-start text:name="__RefHeading__5024_884180951"/>Sur une plateforme libre (Linux...)<text:bookmark-end text:name="__RefHeading__5024_884180951"/></text:h>
      <text:p text:style-name="Text_20_body">Toute la procédure a été décrite sur <text:a xlink:type="simple" xlink:href="http://doc.ubuntu-fr.org/phpcompta">http://doc.ubuntu-fr.org/phpcompta</text:a> et je ne pense pas intéressant de simplement la recopier ici</text:p>
      <text:h text:style-name="Heading_20_2" text:outline-level="2"><text:bookmark-start text:name="__RefHeading__3192_1659357091"/>Windows<text:bookmark-end text:name="__RefHeading__3192_1659357091"/></text:h>
      <text:p text:style-name="Text_20_body">Il y a un manuel spécifique (manuel_win2.odt)</text:p>
      <text:p text:style-name="P17"><text:bookmark-start text:name="__RefHeading__3839_369900646"/>Chapitre 2<text:bookmark-end text:name="__RefHeading__3839_369900646"/></text:p>
      <text:h text:style-name="P92" text:outline-level="1"><text:bookmark-start text:name="__RefHeading__5618_369900646"/>Dossier et utilisateurs<text:bookmark-end text:name="__RefHeading__5618_369900646"/></text:h>
      <text:p text:style-name="P18"/>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er un dossier, qui contiendra toute votre comptabilité et votre gestion.</text:p>
      <text:p text:style-name="Standard"/>
      <text:h text:style-name="Heading_20_2" text:outline-level="2" text:is-list-header="true" text:restart-numbering="true" text:start-value="-1"><text:bookmark-start text:name="__RefHeading__47245_1213546022"/>Menu Administration <text:bookmark-end text:name="__RefHeading__47245_1213546022"/></text:h>
      <text:h text:style-name="Heading_20_3" text:outline-level="3" text:restart-numbering="true" text:start-value="-1"><text:bookmark-start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3" text:outline-level="3"><text:bookmark-start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er facilement vos propres modèles. Il suffit d'ajouter un modèle, de choisir le dossier qui en sera la base et de valider, tout sera nettoyé sauf le plan comptable, les fiches...</text:p>
      <text:h text:style-name="Heading_20_3" text:outline-level="3"><text:bookmark-start text:name="__RefHeading__3236_1659357091"/>Création d'utilisateur<text:bookmark-end text:name="__RefHeading__3236_1659357091"/></text:h>
      <text:p text:style-name="Text_20_body">Quand vous créez un utilisateur, soit vous en faites un administrateur et donc il aura accès à tous. Soit vous spécifiez les droits par dossier. Les droits possibles sont <text:s/>normal ou rien là. Si vous lui donnez Normal alors vous devrez vous connecter sur ce dossier afin de spécifier ce qu'il peut faire et voir, par défaut, il n'a accès à rien. Il faut en premier lieu lui donner un profil.</text:p>
      <text:p text:style-name="Text_20_body">Les utilisateurs peuvent être soit :</text:p>
      <text:p text:style-name="Text_20_body">Des administrateurs, ils ont alors tous les droits sur tous les dossiers</text:p>
      <text:p text:style-name="Text_20_body">Des utilisateurs normaux, ils ont que les droits qu'on leur a accordé dans les dossiers auxquels ils peuvent accéder avec le profil donné et les privilèges accordés</text:p>
      <text:p text:style-name="Text_20_body">Si un utilisateur normal <text:s/>n'a accès qu'à un seul dossier, lorsqu'il se connecte il arrive directement <text:s/>sur ce dossier.</text:p>
      <text:h text:style-name="Heading_20_3" text:outline-level="3"><text:bookmark-start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3" text:outline-level="3"><text:bookmark-start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Vous pouvez à tout moment, créer un dossier de test identique à votre dossier comptable simplement en faisant un backup et en le restaurant sous un autre nom; cela vous permettra de tester, de mettre au point la génération de </text:p>
      <text:p text:style-name="astuce">documents</text:p>
      <text:p text:style-name="astuce"/>
      <text:p text:style-name="Standard"/>
      <text:p text:style-name="Standard">Avant de vraiment tenir votre comptabilité et de gérer votre entreprise avec PhpCompta, il faut absolument <text:s/>paramétrer correctement.</text:p>
      <text:h text:style-name="Heading_20_3" text:outline-level="3"><text:bookmark-start text:name="__RefHeading__4683_582248475"/><text:soft-page-break/>Audit<text:bookmark-end text:name="__RefHeading__4683_582248475"/></text:h>
      <text:p text:style-name="Text_20_body">Ce menu vous permet de voir qui s'est connecté et qui a essayé sans succès. Afin d'éviter qu'un intrus efface ses traces, la seule façon d'effacer est de le faire en commande en ligne.</text:p>
      <text:h text:style-name="Heading_20_2" text:outline-level="2" text:is-list-header="true"><text:bookmark-start text:name="__RefHeading__47247_1213546022"/>Configuration du dossier<text:bookmark-end text:name="__RefHeading__47247_1213546022"/></text:h>
      <text:h text:style-name="Heading_20_3" text:outline-level="3" text:restart-numbering="true" text:start-value="-1"><text:bookmark-start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text:bookmark-start text:name="__RefHeading__7967_47197458"/>Comptabilité analytique : valeur possible<text:bookmark-end text:name="__RefHeading__7967_47197458"/></text:h>
      <text:p text:style-name="Text_20_body">Les valeurs possibles sont </text:p>
      <text:list xml:id="list1234143852" text:style-name="L1">
        <text:list-item>
          <text:list>
            <text:list-item>
              <text:p text:style-name="P37">Aucune, par défaut</text:p>
            </text:list-item>
            <text:list-item>
              <text:p text:style-name="P37">Optionnel, c'est à dire qu'il n'est pas obligatoire de donner les informations pour la comptabilité analytiques</text:p>
            </text:list-item>
            <text:list-item>
              <text:p text:style-name="P37">Obligatoire : il est obligatoire d'indiquer le plan analytique et le compte utilisé</text:p>
            </text:list-item>
          </text:list>
        </text:list-item>
      </text:list>
      <text:h text:style-name="Heading_20_4" text:outline-level="4"><text:bookmark-start text:name="__RefHeading__7969_47197458"/>Mode Strict<text:bookmark-end text:name="__RefHeading__7969_47197458"/></text:h>
      <text:p text:style-name="Text_20_body">Les valeurs possibles sont :</text:p>
      <text:list xml:id="list14942481351" text:style-name="L2">
        <text:list-item>
          <text:p text:style-name="P66">Non, vous pouvez encoder sans suivre l'ordre chronologique et vous pouvez aussi effacer des opérations</text:p>
        </text:list-item>
        <text:list-item>
          <text:p text:style-name="P66">Oui, vous ne pouvez jamais encoder une opération dans un journal à une date antérieure à la dernière opération enregistrée, de plus il ne vous sera pas possible d'effacer une opération.</text:p>
        </text:list-item>
      </text:list>
      <text:h text:style-name="Heading_20_4" text:outline-level="4"><text:bookmark-start text:name="__RefHeading__7971_47197458"/>Assujetti à la TVA<text:bookmark-end text:name="__RefHeading__7971_47197458"/></text:h>
      <text:p text:style-name="Text_20_body">Si vous indiquez non, la TVA ne sera ni affichée ni calculée,</text:p>
      <text:h text:style-name="Heading_20_4" text:outline-level="4"><text:bookmark-start text:name="__RefHeading__7973_47197458"/>Suggérer le numéro de pièce justificative<text:bookmark-end text:name="__RefHeading__7973_47197458"/></text:h>
      <text:p text:style-name="Text_20_body">Si sur oui,alors le programme vous suggère le numéro de la pièce lors de l'encodage des recettes, achat, opérations financières ou diverses</text:p>
      <text:h text:style-name="Heading_20_4" text:outline-level="4">Suggérer la date</text:h>
      <text:p text:style-name="Text_20_body">Donne la date de la dernière opération du journal (conseillé)</text:p>
      <text:h text:style-name="Heading_20_4" text:outline-level="4">Afficher la période comptable pour éviter les erreurs de date</text:h>
      <text:p text:style-name="Text_20_body">Affiche en plus une liste de période pour introduire l'opération dans la bonne période.</text:p>
      <text:h text:style-name="Heading_20_4" text:outline-level="4">Changer le libellé des détails </text:h>
      <text:p text:style-name="Text_20_body">Permet de changer le libellé des lignes de détails.</text:p>
      <text:h text:style-name="Heading_20_4" text:outline-level="4"><text:bookmark-start text:name="__RefHeading__7975_47197458"/>Utilisez des comptes alphanumériques <text:bookmark-end text:name="__RefHeading__7975_47197458"/></text:h>
      <text:p text:style-name="Text_20_body">Les postes comptables calculés dans les fiches sont soit le poste comptable plus le nom si ici vous indiquez oui, soit un poste comptable numérique.</text:p>
      <text:h text:style-name="Heading_20_4" text:outline-level="4"><text:bookmark-start text:name="__RefHeading__47249_1213546022"/>Changer le libellé des détails<text:bookmark-end text:name="__RefHeading__47249_1213546022"/></text:h>
      <text:p text:style-name="Text_20_body">Permet de changer ou non le détail des opérations</text:p>
      <text:h text:style-name="Heading_20_4" text:outline-level="4"><text:bookmark-start text:name="__RefHeading__47251_1213546022"/><text:soft-page-break/>Utilisation des stocks<text:bookmark-end text:name="__RefHeading__47251_1213546022"/></text:h>
      <text:p text:style-name="Text_20_body">Si à oui, alors à la fin d'une opérations de vente ou d'un achat on vous demandera dans quel dépôt enregistrer le mouvement de stock, à la condition que la fiche aie un attribut « Gestion de stock »</text:p>
      <text:h text:style-name="Heading_20_3" text:outline-level="3"><text:bookmark-start text:name="__RefHeading__8271_47197458"/>Période<text:bookmark-end text:name="__RefHeading__8271_47197458"/></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 Les périodes peuvent être réouvertes soit par journal soit de manière globale.</text:p>
      <text:p text:style-name="Standard"/>
      <text:p text:style-name="Important">Il faut veiller si vous modifiez les dates de début et de fin d'une période de ne pas <text:s/>déborder sur une autre période, sinon les modifications ne seront pas sauvées.</text:p>
      <text:h text:style-name="Heading_20_3" text:outline-level="3"><text:bookmark-start text:name="__RefHeading__3310_1659357091"/>Divers<text:bookmark-end text:name="__RefHeading__3310_1659357091"/></text:h>
      <text:h text:style-name="Heading_20_4" text:outline-level="4"><text:bookmark-start text:name="Paramétrage des moyens de paiement"/><text:bookmark-start text:name="__RefHeading__7977_47197458"/>Moyens de paiement<text:bookmark-end text:name="Paramétrage des moyens de paiement"/><text:bookmark-end text:name="__RefHeading__7977_47197458"/></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 De plus, si un mode de paiement est proposé lors d'une vente ou d'un achat, vous pourrez indiquer l'acompte déjà payé, l'opération financière générée sera alors le total de l'opération moins l'acompte.</text:p>
      <text:h text:style-name="Heading_20_4" text:outline-level="4"><text:bookmark-start text:name="__RefHeading__7979_47197458"/>TVA<text:bookmark-end text:name="__RefHeading__7979_47197458"/></text:h>
      <text:p text:style-name="Standard"/>
      <text:p text:style-name="Standard">Dans cette page-ci,vous pouvez paramétrer correctement votre TVA, vous pouvez ajouter ici des taux de TVA, compléter la description et surtout paramétrer les postes comptables pour la TVA. Ces postes sont séparés par des virgules, le premier est la TVA sur les achats qui doit être récupérée (débit) et le second est la TVA sur les ventes qui doit être payée (crédit).</text:p>
      <text:p text:style-name="Standard"/>
      <text:p text:style-name="Standard">Ces postes seront utilisés automatiquement avec les opérations de vente et d'achat.</text:p>
      <text:p text:style-name="Standard"/>
      <text:p text:style-name="Standard">Quand l'option « Utilisé au débit et au crédit afin d'annuler cette tva «  est cochée, lors de la génération d'écriture vente ou achat, le même montant est ajouté comme TVA au débit et au crédit. Cela permet d'utiliser les TVA payables et non récupérables, ou la TVA sur les intracomm ou encore les « Article 44 » de la TVA Belge.</text:p>
      <text:p text:style-name="Standard"/>
      <text:h text:style-name="Heading_20_4" text:outline-level="4"><text:bookmark-start text:name="__RefHeading__7981_47197458"/>Poste Comptable<text:bookmark-end text:name="__RefHeading__7981_47197458"/></text:h>
      <text:p text:style-name="Standard"><text:soft-page-break/></text:p>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 Ils peuvent être vu comme des comptes centralisateurs.</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4890<text:tab/> </text:p>
      <text:p text:style-name="Standard"><text:bookmark-start text:name="__DdeLink__9419_1033083441"/>DNA<text:bookmark-end text:name="__DdeLink__9419_1033083441"/><text:tab/><text:tab/><text:tab/>Dépense non déductible<text:tab/><text:span text:style-name="T17">1</text:span><text:tab/><text:tab/><text:tab/>6740<text:tab/> </text:p>
      <text:p text:style-name="Standard">SUPPLIER<text:tab/><text:tab/>Poste par défaut pour les fournisseurs<text:tab/><text:tab/>440<text:tab/> </text:p>
      <text:p text:style-name="Standard">TVA_DED_IMPOT<text:tab/>TVA déductible par l'impôt <text:span text:style-name="T17">1</text:span><text:tab/><text:tab/><text:tab/>6190<text:tab/> </text:p>
      <text:p text:style-name="Standard">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avertissement">Si vous faites un achat avec une fiche dont le poste comptable correspond à DEP_PRIV ou est un sous-poste de DEP_PRIV, le montant pour cette fiche sera automatiquement mis dans les dépenses privées non déductibles, cependant cela n'affectera pas la TVA si vous en avez indiqué une</text:p>
      <text:p text:style-name="Standard"/>
      <text:h text:style-name="Heading_20_4" text:outline-level="4"><text:bookmark-start text:name="__RefHeading__7983_47197458"/>Catégorie de fiche<text:bookmark-end text:name="__RefHeading__7983_47197458"/></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nouveau modèles de fiches.</text:p>
      <text:p text:style-name="Standard"/>
      <text:h text:style-name="Heading_20_4" text:outline-level="4"><text:bookmark-start text:name="__RefHeading__7985_47197458"/>Catégorie de document <text:bookmark-end text:name="__RefHeading__7985_47197458"/></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start text:name="__RefHeading__3312_1659357091"/>Sécurité <text:bookmark-end text:name="__RefHeading__3312_1659357091"/></text:h>
      <text:p text:style-name="Text_20_body">AC=CFGSEC</text:p>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5" text:outline-level="5"><text:bookmark-start text:name="__RefHeading__8273_47197458"/>Les journaux<text:bookmark-end text:name="__RefHeading__8273_47197458"/></text:h>
      <text:p text:style-name="P23">Choisissez ici les journaux pour lesquels l'utilisateur aura le droit de lecture, d'écriture ou aucun. Si un utilisateur a un « Aucun accès » pour un journal, il ne pourra jamais en <text:soft-page-break/>consulter les données, ni par impressions ni par le module recherche. De même un utilisateur avec un « Uniquement extensions » ne pourra utiliser que les extensions.</text:p>
      <text:h text:style-name="Heading_20_5" text:outline-level="5"><text:bookmark-start text:name="__RefHeading__8275_47197458"/>Les actions<text:bookmark-end text:name="__RefHeading__8275_47197458"/></text:h>
      <text:p text:style-name="Standard"/>
      <text:list xml:id="list21085755981" text:style-name="L3">
        <text:list-item>
          <text:p text:style-name="P67">Création, modification et effacement de fiche</text:p>
        </text:list-item>
        <text:list-item>
          <text:p text:style-name="P67">Création, modification et effacement <text:s/>de catégories de fiches</text:p>
        </text:list-item>
        <text:list-item>
          <text:p text:style-name="P67">Ajout de fiche</text:p>
        </text:list-item>
        <text:list-item>
          <text:p text:style-name="P67">Voir les documents du suivi </text:p>
        </text:list-item>
        <text:list-item>
          <text:p text:style-name="P67">Effacer les documents du suivi </text:p>
        </text:list-item>
        <text:list-item>
          <text:p text:style-name="P67">Modifier le type de document </text:p>
        </text:list-item>
      </text:list>
      <text:p text:style-name="Text_20_body"/>
      <text:p text:style-name="Text_20_body"/>
      <text:h text:style-name="Heading_20_3" text:outline-level="3"><text:bookmark-start text:name="__RefHeading__3314_1659357091"/>Document- génération de document<text:bookmark-end text:name="__RefHeading__3314_1659357091"/></text:h>
      <text:p text:style-name="Standard">PhpCompta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17707052511" text:style-name="L4">
        <text:list-item>
          <text:p text:style-name="P38">CUST_NAME customer's name</text:p>
        </text:list-item>
        <text:list-item>
          <text:p text:style-name="P38">CUST_ADDR_1 customer's address line 1</text:p>
        </text:list-item>
        <text:list-item>
          <text:p text:style-name="P38">CUST_CP customer's ZIP code</text:p>
        </text:list-item>
        <text:list-item>
          <text:p text:style-name="P38">CUST_CITY customer's city</text:p>
        </text:list-item>
        <text:list-item>
          <text:p text:style-name="P38">CUST_CO customer's country</text:p>
        </text:list-item>
        <text:list-item>
          <text:p text:style-name="P38">CUST_VAT customer's VAT</text:p>
        </text:list-item>
        <text:list-item>
          <text:p text:style-name="P38">CUST_NUM numéro de client </text:p>
        </text:list-item>
        <text:list-item>
          <text:p text:style-name="P38">CUST_BANQUE_NO n° de compte en banque (utilisé surtout dans les notes de frais)</text:p>
        </text:list-item>
        <text:list-item>
          <text:p text:style-name="P38">CUST_BANQUE_NAME nom de la banque (utilisé surtout dans les notes de frais)</text:p>
        </text:list-item>
      </text:list>
      <text:p text:style-name="Standard">Détail du document</text:p>
      <text:list xml:id="list332047518" text:continue-numbering="true" text:style-name="L4">
        <text:list-item>
          <text:p text:style-name="P38">DATE_LIMIT_CALC Échéance, date formatée pour Calc </text:p>
        </text:list-item>
        <text:list-item>
          <text:p text:style-name="P38">DATE_LIMIT Échéance date dans le format DD.MM.YYYY</text:p>
        </text:list-item>
        <text:list-item>
          <text:p text:style-name="P38">MARCH_NEXT n'imprimera rien, ce tag demande à ce qu'on passe à la marchandise suivante</text:p>
        </text:list-item>
        <text:list-item>
          <text:p text:style-name="P38">BON_COMMANDE numéro du bon de commande </text:p>
        </text:list-item>
        <text:list-item>
          <text:p text:style-name="P38">VEN_ART_NAME Nom de l'article</text:p>
        </text:list-item>
        <text:list-item>
          <text:p text:style-name="P38">VEN_ART_LABEL Ce qui est écrit à la place de la description de la fiche dans les journaux de vente ou d'achat ou le nom de l'article si cette description est vide</text:p>
        </text:list-item>
        <text:list-item>
          <text:p text:style-name="P38">VEN_ART_PRICE Prix de l'article</text:p>
        </text:list-item>
        <text:list-item>
          <text:p text:style-name="P38"><text:soft-page-break/>VEN_ART_QUANT Quantité</text:p>
        </text:list-item>
        <text:list-item>
          <text:p text:style-name="P38">VEN_ART_TVA_CODE ou TVA_CODE Le code TVA pour l'article</text:p>
        </text:list-item>
        <text:list-item>
          <text:p text:style-name="P38">VENT_ART_TVA_RATE ou TVA_RATE est le pourcentage de TVA de l'article</text:p>
        </text:list-item>
        <text:list-item>
          <text:p text:style-name="P38">VEN_ART_TVA_AMOUNT Le montant TVA de l'article</text:p>
        </text:list-item>
        <text:list-item>
          <text:p text:style-name="P38">VEN_ART_STOCK_CODE Le code de stock de l'article</text:p>
        </text:list-item>
        <text:list-item>
          <text:p text:style-name="P38">VEN_HTVA le total hors TVA de l'article</text:p>
        </text:list-item>
        <text:list-item>
          <text:p text:style-name="P38">VEN_TVAC le total TVAC de l'article</text:p>
        </text:list-item>
        <text:list-item>
          <text:p text:style-name="P38">VEN_TVA le total de la TVA de l'article</text:p>
        </text:list-item>
        <text:list-item>
          <text:p text:style-name="P38">TOTAL_VEN_HTVA le total HTVA</text:p>
        </text:list-item>
        <text:list-item>
          <text:p text:style-name="P38">TOTAL_VEN_TVAC le total TVAC</text:p>
        </text:list-item>
        <text:list-item>
          <text:p text:style-name="P38">TOTAL_TVA le total TVA</text:p>
        </text:list-item>
        <text:list-item>
          <text:p text:style-name="P38">TVA_LABEL Montre le % de TVA</text:p>
        </text:list-item>
        <text:list-item>
          <text:p text:style-name="P38">TVA_AMOUNT TVA de l'article</text:p>
        </text:list-item>
        <text:list-item>
          <text:p text:style-name="P38">REFERENCE Référence</text:p>
        </text:list-item>
        <text:list-item>
          <text:p text:style-name="P38">SOLDE Solde du compte (pour les lettres de rappel)</text:p>
        </text:list-item>
        <text:list-item>
          <text:p text:style-name="P38">DATE<text:tab/>Date en format DD.MM.YYYY</text:p>
        </text:list-item>
        <text:list-item>
          <text:p text:style-name="P38">DATE_CALC Date encodée uniquement pour Calc : permet le formatage de la date</text:p>
        </text:list-item>
        <text:list-item>
          <text:p text:style-name="P38">NUMBER numéro de séquence du document</text:p>
        </text:list-item>
        <text:list-item>
          <text:p text:style-name="P38">OTHER_INFO  information libre que l'on peut introduire dans l'écran de confirmation des journaux de vente</text:p>
        </text:list-item>
        <text:list-item>
          <text:p text:style-name="P38">USER le nom et le prénom de l'utilisateur ayant généré le document </text:p>
        </text:list-item>
        <text:list-item>
          <text:p text:style-name="P38">COMMENT la description donnée dans la facture ou la note de crédit.</text:p>
        </text:list-item>
        <text:list-item>
          <text:p text:style-name="P38">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COMPANY</text:p>
      <text:list xml:id="list1093815352" text:continue-numbering="true" text:style-name="L4">
        <text:list-item>
          <text:p text:style-name="P38">MY_NAME vos coordonnées</text:p>
        </text:list-item>
        <text:list-item>
          <text:p text:style-name="P38">MY_CP code postal</text:p>
        </text:list-item>
        <text:list-item>
          <text:p text:style-name="P38">MY_COMMUNE commune</text:p>
        </text:list-item>
        <text:list-item>
          <text:p text:style-name="P38">MY_TVA numéro de TVA</text:p>
        </text:list-item>
        <text:list-item>
          <text:p text:style-name="P38">MY_STREET : Rue qu'on a indiqué dans paramètres-&gt;société</text:p>
        </text:list-item>
        <text:list-item>
          <text:p text:style-name="P38">MY_NUMBER :numéro qu'on a indiqué dans paramètres-&gt;société</text:p>
        </text:list-item>
        <text:list-item>
          <text:p text:style-name="P38">MY_TEL : téléphone qu'on a indiqué dans paramètres-&gt;société</text:p>
        </text:list-item>
        <text:list-item>
          <text:p text:style-name="P38">MY_FAX: fax <text:s/>qu'on a indiqué dans paramètres-&gt;société</text:p>
        </text:list-item>
        <text:list-item>
          <text:p text:style-name="P38">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880545895" text:continue-numbering="true" text:style-name="L4">
        <text:list-item>
          <text:p text:style-name="P38">BENEF_NAME : <text:s/>nom</text:p>
        </text:list-item>
        <text:list-item>
          <text:p text:style-name="P38">BENEF_ADDR_1 adresse du bénéficiaire</text:p>
        </text:list-item>
        <text:list-item>
          <text:p text:style-name="P38">BENEF_CP code postal</text:p>
        </text:list-item>
        <text:list-item>
          <text:p text:style-name="P38">BENEF_CITY ville </text:p>
        </text:list-item>
        <text:list-item>
          <text:p text:style-name="P38">BENEF_CO pays</text:p>
        </text:list-item>
        <text:list-item>
          <text:p text:style-name="P38">BENEF_VAT numéro de TVA</text:p>
        </text:list-item>
        <text:list-item>
          <text:p text:style-name="P38">BENEF_NUM numéro de client du bénéficiaire</text:p>
        </text:list-item>
        <text:list-item>
          <text:p text:style-name="P38">BENEF_BANQUE_NO numéro de compte en banque</text:p>
        </text:list-item>
        <text:list-item>
          <text:p text:style-name="P38">BENEF_BANQUE_NAME nom de la banque</text:p>
        </text:list-item>
      </text:list>
      <text:p text:style-name="Standard"/>
      <text:p text:style-name="Standard">Attribut de la fiche, le nombre x est le numéro d'attribut que l'on peut voir dans CFGATCARD</text:p>
      <text:list xml:id="list517287777" text:style-name="L5">
        <text:list-item>
          <text:p text:style-name="P39">ATTRx reprend l'attribut x de la fiche marchandise (ou charge)</text:p>
        </text:list-item>
        <text:list-item>
          <text:p text:style-name="P39">BENEFATTRx reprend l'attribut x du bénéficiaire (donné par le moyen de paiement)</text:p>
        </text:list-item>
        <text:list-item>
          <text:p text:style-name="P39">CUSTATTRx reprend l'attribut x du client ou du fournisseur</text:p>
        </text:list-item>
      </text:list>
      <text:p text:style-name="Standard">ACOMPTE</text:p>
      <text:list xml:id="list60620537" text:style-name="L6">
        <text:list-item>
          <text:p text:style-name="P40">Montant déduit lors d'une vente ou d'un achat, on peut saisir ce montant lors d'une opération de vente ou d'achat</text:p>
        </text:list-item>
      </text:list>
      <text:p text:style-name="P7">Utilisation de plusieurs stocks</text:p>
      <text:list xml:id="list2076219588" text:style-name="L7">
        <text:list-item>
          <text:p text:style-name="P41"><text:soft-page-break/>STOCK_NAME nom du dépôt</text:p>
        </text:list-item>
        <text:list-item>
          <text:p text:style-name="P41">STOCK_ADRESS adresse</text:p>
        </text:list-item>
        <text:list-item>
          <text:p text:style-name="P41">STOCK_COUNTRY Pays</text:p>
        </text:list-item>
        <text:list-item>
          <text:p text:style-name="P41">STOCK_CITY ville</text:p>
        </text:list-item>
        <text:list-item>
          <text:p text:style-name="P41">STOCK_PHONE téléphone</text:p>
        </text:list-item>
      </text:list>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Achat : uniquement les journaux d'achat</text:p>
      <text:p text:style-name="Standard"><text:tab/>Gestion accessible uniquement dans gestion → suivi </text:p>
      <text:h text:style-name="Heading_20_3" text:outline-level="3"><text:bookmark-start text:name="journaux"/><text:bookmark-start text:name="__RefHeading__3316_1659357091"/>Journaux<text:bookmark-end text:name="journaux"/><text:bookmark-end text:name="__RefHeading__3316_1659357091"/></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4" text:outline-level="4">Les options :</text:h>
      <text:list xml:id="list947451544" text:style-name="L8">
        <text:list-item>
          <text:p text:style-name="P42">Nom journal : le nom du journal qui sera utilisé</text:p>
        </text:list-item>
        <text:list-item>
          <text:p text:style-name="P42">Minimum de lignes à afficher : nombre minimum de lignes à afficher</text:p>
        </text:list-item>
        <text:list-item>
          <text:p text:style-name="P42">Postes utilisables : uniquement pour les journaux d'opérations diverses</text:p>
        </text:list-item>
        <text:list-item>
          <text:p text:style-name="P42">Numérotation de chaque opérations : uniquement pour les journaux financiers (caisse, compte bancaire,...)permet de numéroter les opérations de banque</text:p>
        </text:list-item>
        <text:list-item>
          <text:p text:style-name="P42">Compte en banque : uniquement pour les journaux financier, compte en banque lié à ce journal</text:p>
        </text:list-item>
        <text:list-item>
          <text:p text:style-name="P42">Préfixe pièce justificatives : préfixe pour la numérotation dans ce journal</text:p>
        </text:list-item>
        <text:list-item>
          <text:p text:style-name="P42">Fiche débit et crédit: uniquement journaux de vente et achat. Pour les journaux de vente, il s'agit des ventes au débit et des clients au crédit.Pour les journaux d'achat, au débit on retrouve les charges et au crédit les fournisseurs.</text:p>
        </text:list-item>
      </text:list>
      <text:p text:style-name="P29"/>
      <text:h text:style-name="Heading_20_3" text:outline-level="3"><text:bookmark-start text:name="__RefHeading__3841_369900646"/>Sécurité <text:s/><text:bookmark-end text:name="__RefHeading__3841_369900646"/></text:h>
      <text:p text:style-name="Text_20_body">PhpCompta a sa propre sécurité, cependant si vous voulez vraiment sécuriser votre comptabilité, vous devez prendre en compte qu'il ne suffit pas de sécuriser votre serveur et PhpCompta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text:p>
      <text:p text:style-name="P26"/>
      <text:p text:style-name="Text_20_body">Dans PhpCompta, le module de sécurité permet d'établir quel utilisateur peut accéder à quel dossier, ce qu'il peut y faire, les journaux auxquels il peut accéder... </text:p>
      <text:p text:style-name="Text_20_body"><text:soft-page-break/>Chaque fois qu'une page est chargée, le mot de passe et le login utilisateur sont vérifiés pour savoir si primo il a accès à ce qu'il a demandé <text:s/>et secundo si son compte est actif et que le mot de passe fourni est valide. De plus, les historiques, détails et autre sont filtrés en fonction de l'utilisateur.</text:p>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son profil et certaines actions). De cette façon, un utilisateur (sauf avec des droits administrateur) ne peut pas accéder aux nouveaux dossiers. Chaque accès doit être donné explicitement.</text:p>
      <text:p text:style-name="Text_20_body"/>
      <text:h text:style-name="Heading_20_4" text:outline-level="4"><text:bookmark-start text:name="__RefHeading__4679_582248475"/>Profil CFGPRO<text:bookmark-end text:name="__RefHeading__4679_582248475"/></text:h>
      <text:p text:style-name="P26">Accès Direct : CFGPRO</text:p>
      <text:p text:style-name="Text_20_body">Un profil est un ensemble d'éléments accessibles à l'utilisateur, les éléments ne se trouvant pas dans ce profile ne sont pas accessibles à l'utilisateur. Ces éléments sont des modules, des menus, des sous-menus, des impressions ou des plugins. </text:p>
      <text:p text:style-name="Text_20_body">C'est dans ce menu, que l'on fixe les dépôts pour les stocks et les profils d' « Action – Gestion » auquels l'utilisateur peut accèder</text:p>
      <text:h text:style-name="Heading_20_4" text:outline-level="4"><text:bookmark-start text:name="__RefHeading__4681_582248475"/>Menu CFGMENU<text:bookmark-end text:name="__RefHeading__4681_582248475"/></text:h>
      <text:p text:style-name="P26">Accès Direct : CFGMENU</text:p>
      <text:p text:style-name="Text_20_body">Les menus sont constitués d'éléments qui peuvent être regroupés en</text:p>
      <text:list xml:id="list157526226" text:style-name="L9">
        <text:list-item>
          <text:p text:style-name="P68">Menu</text:p>
        </text:list-item>
        <text:list-item>
          <text:p text:style-name="P68">Sous-menus</text:p>
        </text:list-item>
        <text:list-item>
          <text:p text:style-name="P68">extension (ou plugins)</text:p>
        </text:list-item>
        <text:list-item>
          <text:p text:style-name="P68">Droit d'impression (export CSV ou PDF)</text:p>
        </text:list-item>
      </text:list>
      <text:p text:style-name="Text_20_body">Des éléments peuvent être ajoutés, déplacés ou enlevés. Ce qui permet de pouvoir complètement configurer PhpCompta en fonction de l'utilisateur.</text:p>
      <text:h text:style-name="Heading_20_4" text:outline-level="4"><text:bookmark-start text:name="__RefHeading__47253_1213546022"/>Sécurité<text:bookmark-end text:name="__RefHeading__47253_1213546022"/></text:h>
      <text:p text:style-name="P26">Accès Direct : CFGSEC</text:p>
      <text:p text:style-name="Standard">Dans ce menu, vous pourrez donner les journaux auquels l'utilisateur peut ou non accèder, en écriture ou en lecture seulement, ainsi que certaines actions.</text:p>
      <text:p text:style-name="P17">Chapitre 4</text:p>
      <text:h text:style-name="P92" text:outline-level="1"><text:bookmark-start text:name="__RefHeading__5616_369900646"/>La Comptabilité, la gestion<text:bookmark-end text:name="__RefHeading__5616_369900646"/></text:h>
      <text:h text:style-name="P94" text:outline-level="2" text:restart-numbering="true" text:start-value="-1"><text:bookmark-start text:name="__RefHeading__3196_1659357091"/>Définition des termes<text:bookmark-end text:name="__RefHeading__3196_1659357091"/></text:h>
      <text:p text:style-name="P10">·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9">·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text:p>
      <text:p text:style-name="Standard"/>
      <text:p text:style-name="Standard">Exemple : en Belgique, « 5500 » représente les comptes bancaires, « 600 » les achats de fournitures... Ces postes comptables ne sont pas les mêmes dans tous les pays. Ils sont regroupés dans un plan comptable. En général, le plan comptable se subdivise en 7 grandes familles :</text:p>
      <text:p text:style-name="Standard"><text:tab/></text:p>
      <text:p text:style-name="Standard"><text:tab/>0. Garanties, comptes Hors Bilan</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start text:name="__RefHeading__3198_1659357091"/>Logiciel de comptabilité ou de gestion ?<text:bookmark-end text:name="__RefHeading__3198_1659357091"/></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text:soft-page-break/>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start text:name="__RefHeading__3202_1659357091"/>Mémento de comptabilité<text:bookmark-end text:name="__RefHeading__3202_1659357091"/></text:h>
      <text:h text:style-name="Heading_20_3" text:outline-level="3"><text:bookmark-start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wiki du <text:s/>site de PhpCompta vous trouverez des liens qui devraient vous aider à commencer cette matière.</text:p>
      <text:p text:style-name="Standard"/>
      <text:h text:style-name="Heading_20_3" text:outline-level="3"><text:bookmark-start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start text:name="__RefHeading__3208_1659357091"/>Les comptes actifs / passifs<text:bookmark-end text:name="__RefHeading__3208_1659357091"/></text:h>
      <text:p text:style-name="P8">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4"><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2"><text:s text:c="21"/><text:span text:style-name="T1">Compte <text:s text:c="22"/></text:span></text:p>
            </table:table-cell>
            <table:covered-table-cell/>
          </table:table-row>
        </table:table-header-rows>
        <table:table-row>
          <table:table-cell table:style-name="Tableau1.A2" office:value-type="string">
            <text:p text:style-name="P12">Débit </text:p>
          </table:table-cell>
          <table:table-cell table:style-name="Tableau1.B2" office:value-type="string">
            <text:p text:style-name="P13">Crédit</text:p>
          </table:table-cell>
        </table:table-row>
        <table:table-row table:style-name="Tableau1.3">
          <table:table-cell table:style-name="Tableau1.A3" office:value-type="string">
            <text:p text:style-name="P11"/>
          </table:table-cell>
          <table:table-cell table:style-name="Tableau1.B3" office:value-type="string">
            <text:p text:style-name="P11"/>
          </table:table-cell>
        </table:table-row>
      </table:table>
      <text:p text:style-name="Standard"/>
      <text:p text:style-name="Standard"><text:soft-page-break/></text:p>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start text:name="__RefHeading__3210_1659357091"/>Les comptes de résultats<text:bookmark-end text:name="__RefHeading__3210_1659357091"/></text:h>
      <text:p text:style-name="Standard">Il y a deux sortes de compte de résultat, les classes 6 et 7.</text:p>
      <text:h text:style-name="Heading_20_4" text:outline-level="4"><text:bookmark-start text:name="__RefHeading__7923_47197458"/>Les charges<text:bookmark-end text:name="__RefHeading__7923_47197458"/></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text:bookmark-start text:name="__RefHeading__7925_47197458"/>Les produits<text:bookmark-end text:name="__RefHeading__7925_47197458"/></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text:bookmark-start text:name="__RefHeading__7927_47197458"/>Les pièces justificatives<text:bookmark-end text:name="__RefHeading__7927_47197458"/></text:h>
      <text:p text:style-name="Standard">Toutes les pièces justificatives (extraits de compte en banque, factures, ...) doivent être 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text:soft-page-break/>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2" text:outline-level="2"><text:bookmark-start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text:bookmark-start text:name="__RefHeading__7929_47197458"/>Déclaration TVA<text:bookmark-end text:name="__RefHeading__7929_47197458"/></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Rapport avancé", pensez à l'adapter à vos besoins et charger le formulaire sur le wiki.</text:p>
      <text:p text:style-name="Standard"/>
      <text:h text:style-name="Heading_20_4" text:outline-level="4"><text:bookmark-start text:name="__RefHeading__7931_47197458"/>Opérations comptables pour la TVA<text:bookmark-end text:name="__RefHeading__7931_47197458"/></text:h>
      <text:p text:style-name="Standard">Les écritures comptables : en Belgique, chaque trimestre vous devez payer un acompte de TVA qui est égal au tiers du montant dû à la dernière déclaration.</text:p>
      <text:p text:style-name="Standard"/>
      <text:h text:style-name="Heading_20_5" text:outline-level="5"><text:bookmark-start text:name="__RefHeading__8245_47197458"/>Avance TVA<text:bookmark-end text:name="__RefHeading__8245_47197458"/></text:h>
      <text:p text:style-name="Standard">Écriture :</text:p>
      <text:p text:style-name="Standard"/>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2" office:value-type="string">
            <text:p text:style-name="Standard">Débit</text:p>
          </table:table-cell>
          <table:covered-table-cell/>
          <table:table-cell table:style-name="Tableau16.C1" office:value-type="string">
            <text:p text:style-name="Standard">à</text:p>
          </table:table-cell>
          <table:table-cell table:style-name="Tableau16.D1" table:number-columns-spanned="2" office:value-type="string">
            <text:p text:style-name="Standard">Crédit</text:p>
          </table:table-cell>
          <table:covered-table-cell/>
        </table:table-row>
        <table:table-row>
          <table:table-cell table:style-name="Tableau16.A2" office:value-type="float" office:value="4117">
            <text:p text:style-name="Standard">4117</text:p>
          </table:table-cell>
          <table:table-cell table:style-name="Tableau16.B3" office:value-type="string">
            <text:p text:style-name="Standard">Acompte TVA</text:p>
          </table:table-cell>
          <table:table-cell table:style-name="Tableau16.C3" office:value-type="string">
            <text:p text:style-name="Standard"/>
          </table:table-cell>
          <table:table-cell table:style-name="Tableau16.D2" office:value-type="string">
            <text:p text:style-name="Standard"/>
          </table:table-cell>
          <table:table-cell table:style-name="Tableau16.E3" office:value-type="string">
            <text:p text:style-name="Standard"/>
          </table:table-cell>
        </table:table-row>
        <table:table-row>
          <table:table-cell table:style-name="Tableau16.A3" office:value-type="string">
            <text:p text:style-name="Standard"/>
          </table:table-cell>
          <table:table-cell table:style-name="Tableau16.B3" office:value-type="string">
            <text:p text:style-name="Standard"/>
          </table:table-cell>
          <table:table-cell table:style-name="Tableau16.C3" office:value-type="string">
            <text:p text:style-name="Standard">à</text:p>
          </table:table-cell>
          <table:table-cell table:style-name="Tableau16.D3" office:value-type="float" office:value="5500">
            <text:p text:style-name="Standard">5500</text:p>
          </table:table-cell>
          <table:table-cell table:style-name="Tableau16.E3" office:value-type="string">
            <text:p text:style-name="Standard"><text:s/>Banque</text:p>
          </table:table-cell>
        </table:table-row>
      </table:table>
      <text:p text:style-name="Standard"/>
      <text:h text:style-name="Heading_20_5" text:outline-level="5"><text:bookmark-start text:name="__RefHeading__8247_47197458"/>Déclaration TVA<text:bookmark-end text:name="__RefHeading__8247_47197458"/></text:h>
      <text:p text:style-name="Standard">A la fin du trimestre, il faut regrouper tous les comptes TVA. Si vous devez payer la TVA :</text:p>
      <text:p text:style-name="Standard"/>
      <text:p text:style-name="Standard"><text:soft-page-break/>Écriture : </text:p>
      <text:p text:style-name="Standard"/>
      <table:table table:name="Tableau17" table:style-name="Tableau17">
        <table:table-column table:style-name="Tableau17.A" table:number-columns-repeated="2"/>
        <table:table-column table:style-name="Tableau17.C"/>
        <table:table-column table:style-name="Tableau17.D"/>
        <table:table-column table:style-name="Tableau17.E"/>
        <table:table-row>
          <table:table-cell table:style-name="Tableau17.A1" table:number-columns-spanned="2" office:value-type="string">
            <text:p text:style-name="Standard">Débit</text:p>
          </table:table-cell>
          <table:covered-table-cell/>
          <table:table-cell table:style-name="Tableau17.A1" office:value-type="string">
            <text:p text:style-name="Standard"/>
          </table:table-cell>
          <table:table-cell table:style-name="Tableau17.D1" table:number-columns-spanned="2" office:value-type="string">
            <text:p text:style-name="Standard">Crédit</text:p>
          </table:table-cell>
          <table:covered-table-cell/>
        </table:table-row>
        <table:table-row>
          <table:table-cell table:style-name="Tableau17.A2" office:value-type="string">
            <text:p text:style-name="Standard">451x </text:p>
          </table:table-cell>
          <table:table-cell table:style-name="Tableau17.A2" office:value-type="string">
            <text:p text:style-name="Standard">TVA à payer</text:p>
          </table:table-cell>
          <table:table-cell table:style-name="Tableau17.A2" office:value-type="string">
            <text:p text:style-name="Standard"/>
          </table:table-cell>
          <table:table-cell table:style-name="Tableau17.A2" office:value-type="string">
            <text:p text:style-name="Standard"/>
          </table:table-cell>
          <table:table-cell table:style-name="Tableau17.E2" office:value-type="string">
            <text:p text:style-name="Standard"/>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à</text:p>
          </table:table-cell>
          <table:table-cell table:style-name="Tableau17.A2" office:value-type="string">
            <text:p text:style-name="Standard">411x</text:p>
          </table:table-cell>
          <table:table-cell table:style-name="Tableau17.E2" office:value-type="string">
            <text:p text:style-name="Standard"><text:s/>TVA à récupérer</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117">
            <text:p text:style-name="Standard">4117</text:p>
          </table:table-cell>
          <table:table-cell table:style-name="Tableau17.E2" office:value-type="string">
            <text:p text:style-name="Standard"><text:s/>Acompte sur TVA</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519">
            <text:p text:style-name="Standard">4519</text:p>
          </table:table-cell>
          <table:table-cell table:style-name="Tableau17.E2" office:value-type="string">
            <text:p text:style-name="Standard"><text:s/>Compte TVA</text:p>
          </table:table-cell>
        </table:table-row>
      </table:table>
      <text:p text:style-name="Standard"/>
      <text:p text:style-name="Standard"/>
      <text:p text:style-name="Standard">Si vous devez récupérer de la TVA :</text:p>
      <text:p text:style-name="Standard"/>
      <text:p text:style-name="Standard">Écriture :</text:p>
      <text:p text:style-name="Standard"/>
      <table:table table:name="Tableau18" table:style-name="Tableau18">
        <table:table-column table:style-name="Tableau18.A" table:number-columns-repeated="3"/>
        <table:table-column table:style-name="Tableau18.D"/>
        <table:table-row>
          <table:table-cell table:style-name="Tableau18.A1" table:number-columns-spanned="2" office:value-type="string">
            <text:p text:style-name="Standard">Débit</text:p>
          </table:table-cell>
          <table:covered-table-cell/>
          <table:table-cell table:style-name="Tableau18.C1" table:number-columns-spanned="2" office:value-type="string">
            <text:p text:style-name="Standard">Crédit</text:p>
          </table:table-cell>
          <table:covered-table-cell/>
        </table:table-row>
        <table:table-row>
          <table:table-cell table:style-name="Tableau18.A2" office:value-type="string">
            <text:p text:style-name="Standard">451x</text:p>
          </table:table-cell>
          <table:table-cell table:style-name="Tableau18.A2" office:value-type="string">
            <text:p text:style-name="Standard"><text:s/>TVA à payer</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3" office:value-type="float" office:value="4119">
            <text:p text:style-name="Standard">4119</text:p>
          </table:table-cell>
          <table:table-cell table:style-name="Tableau18.A2" office:value-type="string">
            <text:p text:style-name="Standard"><text:s/>Compte TVA</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2" office:value-type="string">
            <text:p text:style-name="Standard">411x</text:p>
          </table:table-cell>
          <table:table-cell table:style-name="Tableau18.D2" office:value-type="string">
            <text:p text:style-name="Standard">TVA à récupérer</text:p>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3" office:value-type="float" office:value="4117">
            <text:p text:style-name="Standard">4117</text:p>
          </table:table-cell>
          <table:table-cell table:style-name="Tableau18.D2" office:value-type="string">
            <text:p text:style-name="Standard"><text:s/>Acompte sur TVA</text:p>
          </table:table-cell>
        </table:table-row>
      </table:table>
      <text:p text:style-name="Standard"/>
      <text:p text:style-name="Standard">L'objectif est de connaître vis-à-vis de la TVA et donc le montant indiqué en 4511, <text:s/>4111 permet de les transfèrer vers le compte de la TVA. Après l'opération le compte « tva à payer » ou « tva à recevoir » est donc à zéro pour la période concernée. </text:p>
      <text:p text:style-name="Standard"/>
      <text:p text:style-name="avertissement">Directive européenne </text:p>
      <text:p text:style-name="avertissement">Attention à partir de 2014 la TVA n'est due ou déductible que d'après la date de paiement </text:p>
      <text:p text:style-name="avertissement"/>
      <text:p text:style-name="Standard"/>
      <text:p text:style-name="Standard"/>
      <text:h text:style-name="Heading_20_5" text:outline-level="5"><text:bookmark-start text:name="__RefHeading__8249_47197458"/>Réception Récapitulatif de la TVA<text:bookmark-end text:name="__RefHeading__8249_47197458"/></text:h>
      <text:p text:style-name="Standard">Quand vous recevrez la déclaration constatant votre créance :</text:p>
      <text:p text:style-name="Standard"/>
      <text:p text:style-name="Standard">Écriture :</text:p>
      <text:p text:style-name="Standard"/>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2" office:value-type="string">
            <text:p text:style-name="Standard">Débit</text:p>
          </table:table-cell>
          <table:covered-table-cell/>
          <table:table-cell table:style-name="Tableau19.A1" office:value-type="string">
            <text:p text:style-name="Standard"/>
          </table:table-cell>
          <table:table-cell table:style-name="Tableau19.D1" table:number-columns-spanned="2" office:value-type="string">
            <text:p text:style-name="Standard">Crédit</text:p>
          </table:table-cell>
          <table:covered-table-cell/>
        </table:table-row>
        <table:table-row>
          <table:table-cell table:style-name="Tableau19.A2" office:value-type="float" office:value="4118">
            <text:p text:style-name="Standard">4118</text:p>
          </table:table-cell>
          <table:table-cell table:style-name="Tableau19.B3" office:value-type="string">
            <text:p text:style-name="Standard"><text:s/>TVA à rembourser par l'administration</text:p>
          </table:table-cell>
          <table:table-cell table:style-name="Tableau19.C3" office:value-type="string">
            <text:p text:style-name="Standard"/>
          </table:table-cell>
          <table:table-cell table:style-name="Tableau19.D2" office:value-type="string">
            <text:p text:style-name="Standard"/>
          </table:table-cell>
          <table:table-cell table:style-name="Tableau19.E3" office:value-type="string">
            <text:p text:style-name="Standard"/>
          </table:table-cell>
        </table:table-row>
        <table:table-row>
          <table:table-cell table:style-name="Tableau19.A3" office:value-type="string">
            <text:p text:style-name="Standard"/>
          </table:table-cell>
          <table:table-cell table:style-name="Tableau19.B3" office:value-type="string">
            <text:p text:style-name="Standard"/>
          </table:table-cell>
          <table:table-cell table:style-name="Tableau19.C3" office:value-type="string">
            <text:p text:style-name="Standard">à</text:p>
          </table:table-cell>
          <table:table-cell table:style-name="Tableau19.A2" office:value-type="float" office:value="4119">
            <text:p text:style-name="Standard">4119</text:p>
          </table:table-cell>
          <table:table-cell table:style-name="Tableau19.E3" office:value-type="string">
            <text:p text:style-name="Standard">Compte TVA</text:p>
          </table:table-cell>
        </table:table-row>
      </table:table>
      <text:p text:style-name="Standard"/>
      <text:h text:style-name="Heading_20_5" text:outline-level="5"><text:bookmark-start text:name="__RefHeading__8251_47197458"/>Paiement TVA<text:bookmark-end text:name="__RefHeading__8251_47197458"/></text:h>
      <text:p text:style-name="Standard">Ensuite, utilisez le compte 4519 quand vous paierez <text:s/>ou 4118 quand <text:s/>vous paierez avec un compte en banque.</text:p>
      <text:p text:style-name="Standard"/>
      <text:h text:style-name="Heading_20_4" text:outline-level="4"><text:bookmark-start text:name="__RefHeading__7933_47197458"/>Déclaration Assujetti TVA<text:bookmark-end text:name="__RefHeading__7933_47197458"/></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start text:name="__RefHeading__3214_1659357091"/>Fiscalité Belgique : Impôts<text:bookmark-end text:name="__RefHeading__3214_1659357091"/></text:h>
      <text:h text:style-name="Heading_20_4" text:outline-level="4"><text:bookmark-start text:name="__RefHeading__7935_47197458"/><text:soft-page-break/>Pendant l'exercice<text:bookmark-end text:name="__RefHeading__7935_47197458"/></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text:bookmark-start text:name="__RefHeading__7937_47197458"/>Fin d'exercice<text:bookmark-end text:name="__RefHeading__7937_47197458"/></text:h>
      <text:p text:style-name="Standard">A la fin de l'exercice, vous devez estimer l'impôt. Soit vous pensez que vous aurez à rembourser soit à payer.</text:p>
      <text:h text:style-name="Heading_20_5" text:outline-level="5"><text:bookmark-start text:name="__RefHeading__8253_47197458"/>Remboursement d'impôt:<text:bookmark-end text:name="__RefHeading__8253_47197458"/></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text:bookmark-start text:name="__RefHeading__8255_47197458"/>Dette envers l'impôt<text:bookmark-end text:name="__RefHeading__8255_47197458"/></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text:bookmark-start text:name="__RefHeading__7939_47197458"/>L'année suivante<text:bookmark-end text:name="__RefHeading__7939_47197458"/></text:h>
      <text:p text:style-name="Standard">L'année suivante, vous recevez votre extrait de rôle. Suivant que vous ayez prévu d'avoir une dette et une créance d'impôt, il y aura des écritures différentes.</text:p>
      <text:h text:style-name="Heading_20_5" text:outline-level="5"><text:bookmark-start text:name="__RefHeading__8257_47197458"/>Premier cas, vous pensez avoir une créance.<text:bookmark-end text:name="__RefHeading__8257_47197458"/></text:h>
      <text:p text:style-name="Text_20_body"/>
      <text:h text:style-name="Heading_20_6" text:outline-level="6">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
      <text:p text:style-name="Standard">É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text:soft-page-break/></text:p>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text:bookmark-start text:name="__RefHeading__8259_47197458"/>Second cas, vous pensez avoir une dette fiscale<text:bookmark-end text:name="__RefHeading__8259_47197458"/></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text:bookmark-start text:name="__RefHeading__8261_47197458"/>Vous avez correctement évalué votre dette fiscale.<text:bookmark-end text:name="__RefHeading__8261_47197458"/></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3" text:outline-level="3"><text:bookmark-start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start text:name="__RefHeading__3218_1659357091"/>Écriture de fin d'exercice comptable (Belgique)<text:bookmark-end text:name="__RefHeading__3218_1659357091"/></text:h>
      <text:p text:style-name="Standard">Chaque année est composée de 13 périodes, les 12 premières font exactement un mois mais la 13ième est toujours sur un seul jour : le 31 décembre. C'est cette période qui sera la période de clôture de l'année comptable. Une autre façon de faire serait de créér un journal qui ne serait utilisé que pour les écritures de fin et de début d'anné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text:bookmark-start text:name="__RefHeading__7941_47197458"/>Les amortissements<text:bookmark-end text:name="__RefHeading__7941_47197458"/></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Important"><text:soft-page-break/>Les amortissements et le matériel à amortir sont basés sur le poste 24 en Belgique</text:p>
      <text:p text:style-name="Standard">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p text:style-name="Standard"/>
      <text:p text:style-name="Standard">Le plus simple est évidemment d'uiliser le plugin amortissement. La documentation pour ce plugin est sur <text:a xlink:type="simple" xlink:href="http://wiki.phpcompta.eu/">http://wiki.phpcompta.eu</text:a></text:p>
      <text:p text:style-name="Standard"/>
      <text:h text:style-name="Heading_20_4" text:outline-level="4"><text:bookmark-start text:name="__RefHeading__7943_47197458"/>Les dépenses non admises<text:bookmark-end text:name="__RefHeading__7943_47197458"/></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p text:style-name="Standard">Vous pouvez aussi configurer les postes de contrepartie, c'est-à-dire ceux qui seront débités par la dépense non admises par fiche, en ajoutant les attributs « contrepartie pour dépenses fiscal. Non déd », « contrepartie pour dépense à charge du gérant », « contrepartie pour TVA non ded. », « contrepartie pour TVA récup par impôt »</text:p>
      <text:p text:style-name="Standard"/>
      <text:p text:style-name="Standard">Exemple</text:p>
      <text:p text:style-name="Standard">Vous souhaitez qu'automatiquement les frais de restaurant soient de 25% non déductible fiscalement</text:p>
      <text:p text:style-name="Standard"/>
      <text:p text:style-name="Standard">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par défaut, il se configure dans paramètres → divers → poste comptable. </text:p>
      <text:p text:style-name="Standard"/>
      <text:p text:style-name="Standard"><text:soft-page-break/>Exemple pour la Belgique</text:p>
      <text:p text:style-name="Standard">Tous les codes doivent être présents si ce n'est pas le cas, il faut ajouter dans <text:s/>la table parm_code</text:p>
      <text:p text:style-name="Standard"/>
      <table:table table:name="Tableau20" table:style-name="Tableau20">
        <table:table-column table:style-name="Tableau20.A"/>
        <table:table-column table:style-name="Tableau20.B"/>
        <table:table-column table:style-name="Tableau20.C"/>
        <table:table-row>
          <table:table-cell table:style-name="Tableau20.A1" office:value-type="string">
            <text:p text:style-name="Standard">BANQUE<text:tab/></text:p>
          </table:table-cell>
          <table:table-cell table:style-name="Tableau20.A1" office:value-type="string">
            <text:p text:style-name="Standard">Poste comptable de base pour les banques</text:p>
          </table:table-cell>
          <table:table-cell table:style-name="Tableau20.C1" office:value-type="float" office:value="550">
            <text:p text:style-name="Standard">550</text:p>
          </table:table-cell>
        </table:table-row>
        <table:table-row>
          <table:table-cell table:style-name="Tableau20.A12" office:value-type="string">
            <text:p text:style-name="Standard">CAISSE</text:p>
          </table:table-cell>
          <table:table-cell table:style-name="Tableau20.B12" office:value-type="string">
            <text:p text:style-name="Standard">Poste comptable pour la caisse</text:p>
          </table:table-cell>
          <table:table-cell table:style-name="Tableau20.C2" office:value-type="float" office:value="57">
            <text:p text:style-name="Standard">57</text:p>
          </table:table-cell>
        </table:table-row>
        <table:table-row>
          <table:table-cell table:style-name="Tableau20.A12" office:value-type="string">
            <text:p text:style-name="Standard">COMPTE_COURANT</text:p>
          </table:table-cell>
          <table:table-cell table:style-name="Tableau20.B12" office:value-type="string">
            <text:p text:style-name="Standard">Poste comptable pour le compte courant</text:p>
          </table:table-cell>
          <table:table-cell table:style-name="Tableau20.C2" office:value-type="float" office:value="56">
            <text:p text:style-name="Standard">56</text:p>
          </table:table-cell>
        </table:table-row>
        <table:table-row>
          <table:table-cell table:style-name="Tableau20.A12" office:value-type="string">
            <text:p text:style-name="Standard">COMPTE_TVA</text:p>
          </table:table-cell>
          <table:table-cell table:style-name="Tableau20.B12" office:value-type="string">
            <text:p text:style-name="Standard">TVA à payer</text:p>
          </table:table-cell>
          <table:table-cell table:style-name="Tableau20.C2" office:value-type="float" office:value="451">
            <text:p text:style-name="Standard">451</text:p>
          </table:table-cell>
        </table:table-row>
        <table:table-row>
          <table:table-cell table:style-name="Tableau20.A12" office:value-type="string">
            <text:p text:style-name="Standard">CUSTOMER</text:p>
          </table:table-cell>
          <table:table-cell table:style-name="Tableau20.B12" office:value-type="string">
            <text:p text:style-name="Standard">Poste comptable de base pour les clients</text:p>
          </table:table-cell>
          <table:table-cell table:style-name="Tableau20.C2" office:value-type="float" office:value="400">
            <text:p text:style-name="Standard">400</text:p>
          </table:table-cell>
        </table:table-row>
        <table:table-row>
          <table:table-cell table:style-name="Tableau20.A12" office:value-type="string">
            <text:p text:style-name="Standard">DEP_PRIV</text:p>
          </table:table-cell>
          <table:table-cell table:style-name="Tableau20.B12" office:value-type="string">
            <text:p text:style-name="Standard">Depense a charge du gerant</text:p>
          </table:table-cell>
          <table:table-cell table:style-name="Tableau20.C2" office:value-type="float" office:value="4890">
            <text:p text:style-name="Standard">4890</text:p>
          </table:table-cell>
        </table:table-row>
        <table:table-row>
          <table:table-cell table:style-name="Tableau20.A12" office:value-type="string">
            <text:p text:style-name="Standard">DNA</text:p>
          </table:table-cell>
          <table:table-cell table:style-name="Tableau20.B12" office:value-type="string">
            <text:p text:style-name="Standard">Dépense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SUPPLIER</text:p>
          </table:table-cell>
          <table:table-cell table:style-name="Tableau20.B12" office:value-type="string">
            <text:p text:style-name="Standard">Poste par défaut pour les fournisseurs</text:p>
          </table:table-cell>
          <table:table-cell table:style-name="Tableau20.C2" office:value-type="float" office:value="440">
            <text:p text:style-name="Standard">440</text:p>
          </table:table-cell>
        </table:table-row>
        <table:table-row>
          <table:table-cell table:style-name="Tableau20.A12" office:value-type="string">
            <text:p text:style-name="Standard">TVA_DED_IMPOT</text:p>
          </table:table-cell>
          <table:table-cell table:style-name="Tableau20.B12" office:value-type="string">
            <text:p text:style-name="Standard">Tva déductible par l'impôt</text:p>
          </table:table-cell>
          <table:table-cell table:style-name="Tableau20.C2" office:value-type="float" office:value="619000">
            <text:p text:style-name="Standard">619000</text:p>
          </table:table-cell>
        </table:table-row>
        <table:table-row>
          <table:table-cell table:style-name="Tableau20.A12" office:value-type="string">
            <text:p text:style-name="Standard">TVA_DNA</text:p>
          </table:table-cell>
          <table:table-cell table:style-name="Tableau20.B12" office:value-type="string">
            <text:p text:style-name="Standard">Tva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VENTE</text:p>
          </table:table-cell>
          <table:table-cell table:style-name="Tableau20.B12" office:value-type="string">
            <text:p text:style-name="Standard">Poste comptable de base pour les ventes</text:p>
          </table:table-cell>
          <table:table-cell table:style-name="Tableau20.C2" office:value-type="float" office:value="70">
            <text:p text:style-name="Standard">70</text:p>
          </table:table-cell>
        </table:table-row>
        <table:table-row>
          <table:table-cell table:style-name="Tableau20.A12" office:value-type="string">
            <text:p text:style-name="Standard">VIREMENT_INTERNE</text:p>
          </table:table-cell>
          <table:table-cell table:style-name="Tableau20.B12" office:value-type="string">
            <text:p text:style-name="Standard">Poste Comptable pour les virements internes</text:p>
          </table:table-cell>
          <table:table-cell table:style-name="Tableau20.C2" office:value-type="float" office:value="58">
            <text:p text:style-name="Standard">58</text:p>
          </table:table-cell>
        </table:table-row>
      </table:table>
      <text:p text:style-name="Standard"/>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p text:style-name="astuce">Conseillé</text:p>
      <text:p text:style-name="astuce">Créer des comptes pour chaque dépenses non admises et donner les postes comptables en contrepartie, ainsi la ventilation des dépenses non admises sera plus facile à faire pour la déclaration d'impôt.</text:p>
      <text:h text:style-name="Heading_20_4" text:outline-level="4"><text:bookmark-start text:name="__RefHeading__7945_47197458"/>Reclassement des Charges, Produits et Dettes<text:bookmark-end text:name="__RefHeading__7945_47197458"/></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4" text:outline-level="4"><text:bookmark-start text:name="__RefHeading__7947_47197458"/>Les variations de stocks<text:bookmark-end text:name="__RefHeading__7947_47197458"/></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text:bookmark-start text:name="__RefHeading__7949_47197458"/>Compte de l'exploitant<text:bookmark-end text:name="__RefHeading__7949_47197458"/></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text:bookmark-start text:name="__RefHeading__7951_47197458"/>Affectation du résultat<text:bookmark-end text:name="__RefHeading__7951_47197458"/></text:h>
      <text:p text:style-name="Standard"><text:soft-page-break/>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start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6"/>
      <text:p text:style-name="P28"><text:bookmark-start text:name="__RefHeading__3230_1659357091"/>Chapitre 3 <text:bookmark-end text:name="__RefHeading__3230_1659357091"/></text:p>
      <text:h text:style-name="P92" text:outline-level="1"><text:bookmark-start text:name="__RefHeading__3843_369900646"/>Tenir sa comptabilité avec PhpCompta<text:bookmark-end text:name="__RefHeading__3843_369900646"/></text:h>
      <text:p text:style-name="Text_20_body"/>
      <text:p text:style-name="P18"/>
      <text:h text:style-name="Heading_20_2" text:outline-level="2" text:restart-numbering="true" text:start-value="-1"><text:bookmark-start text:name="__RefHeading__3242_1659357091"/>Principe de base<text:bookmark-end text:name="__RefHeading__3242_1659357091"/></text:h>
      <text:p text:style-name="Standard">Avant de commencer, il faut absolument comprendre le système de fiche de PhpCompta, sinon les explications qui suivent seront obscures. Les fiches sont la base même de PhpCompta.</text:p>
      <text:h text:style-name="Heading_20_3" text:outline-level="3"><text:bookmark-start text:name="__RefHeading__8263_47197458"/>Qu'est qu'une fiche <text:s/>? <text:bookmark-end text:name="__RefHeading__8263_47197458"/></text:h>
      <text:p text:style-name="Standard">Pour vous l'expliquer simplement, imaginons que vous deviez payer un loyer, c'est une dépense, <text:s/>dans ce cas, vous <text:s/>aimeriez les regrouper dans une catégorie qui sera créée sur base d'un modèle et qui ne concerne que les dépenses.</text:p>
      <text:p text:style-name="Standard"/>
      <text:p text:style-name="Standard">Le loyer, est la fiche, la catégories sera probablement Service et biens Divers et le modèle sera tout simplement : Dépense.</text:p>
      <text:p text:style-name="Standard"/>
      <text:p text:style-name="Standard">Quand vous organisez votre comptabilité, pour avoir plus de clarté, vous pouvez décider de séparer les dépenses faites par exemple pour la voiture des autres. Pour cela, vous créez une autre catégorie de dépense. Vous pouvez permettre que certaines catégories de fiches soient utilisable qu'avec un certain journal. Par exemple, si vous souhaitez un journal de dépense ne contenant que les taxes et vous souhaitez éviter que ces dépenses soit dans le journal d'achat général... PhpCompta est très souple, le plugin « outils comptables » vous permet de déplacer les opérations d'un journal à l'autre, de changer les postes comptables d'opération déjà effectuées...</text:p>
      <text:p text:style-name="Standard"/>
      <text:p text:style-name="Standard"/>
      <text:p text:style-name="Standard">Vous pouvez appliquer la même logique pour les clients, les fournisseurs, les comptes en banques, les matériels à amortir. </text:p>
      <text:p text:style-name="Standard"/>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 Si vous ne trouvez pas le modèle qu'il vous faut, créez simple une catégorie en vous basant sur « Autres » et ajouter les attributs (nom, prénom, …) nécessaires, s'il n'y a pas les attributs qui vous intéressent vous pouvez aussi les ajouter dans CFGATCARD.</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cette option est conseillée).</text:p>
      <text:p text:style-name="avertissement">Attention, si vous utilisez le double poste comptable voir <text:a xlink:type="simple" xlink:href="#8.5.3.Plusieurs postes comptables|outline">Plusieurs postes comptables</text:a> ) alors la numérotation ne sera pas automatique. </text:p>
      <text:p text:style-name="Standard">Vous pouvez avoir des comptes alphanumérique si dans COMPANY vous avez le paramètre « comptabilité alphanumérique » à oui. Dans ce cas-là, le nom sera utilisé pour composer le nouveau poste comptable, pensez à vous assurez que ce numéro de compte n'est pas déjà utilisé. Dans le cas, où vous donnez un poste comptable alors il sera créé s'il n'existait pas déjà.</text:p>
      <text:p text:style-name="Standard"/>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pas l'option. Dans ce cas, soit le modèle a un poste comptable de base qui deviendra <text:soft-page-break/>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list xml:id="list1560204419" text:style-name="L10">
        <text:list-item>
          <text:p text:style-name="P43">·Vous voulez que chaque fiche ait son propre poste comptable et vous souhaitez que ce poste soit créé automatiquement : cochez la case</text:p>
        </text:list-item>
        <text:list-item>
          <text:p text:style-name="P43">·Vous souhaitez qu'il n'y ait pas de poste comptable attaché à chaque fiche : enlever l'attribut « poste comptable » de la catégorie. Exemple : les contacts</text:p>
        </text:list-item>
        <text:list-item>
          <text:p text:style-name="P43">·Vous souhaitez que toutes les fiches aient le même poste comptable, n'utilisez pas la numérotation automatique. Dans ce cas, les balances des comptes t l'historique se fera grâce aux fiches.</text:p>
        </text:list-item>
        <text:list-item>
          <text:p text:style-name="P43">Vous donnez un poste comptable alors il sera créé s'il n'existait pas déjà.</text:p>
          <text:p text:style-name="P43"/>
        </text:list-item>
      </text:list>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p text:style-name="Standard"/>
      <text:p text:style-name="astuce">Si vous activez la numérotation automatique et le dossier accepte des comptes alphanumérique (AD=COMPANY), le poste comptable calculé sera le poste de base plus le nom de la fiche.</text:p>
      <text:p text:style-name="Standard"/>
      <text:p text:style-name="Standard"/>
      <text:p text:style-name="Standard"/>
      <text:p text:style-name="Standard"/>
      <text:p text:style-name="Standard"/>
      <text:h text:style-name="Heading_20_3" text:outline-level="3"><text:bookmark-start text:name="__RefHeading__3244_1659357091"/>Qu'est-ce le quick code<text:bookmark-end text:name="__RefHeading__3244_1659357091"/></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start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AC=CFGATCARD.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Par exemple, si vous avez des adhérents, vous pouvez ajouter un détail « cotisation » ou « date de renouvellement », dans impression → catégorie → résumé, vous pouvez <text:soft-page-break/>tout simplement l'exporter en CVS, récupérer le résultat avec un tableur et gérer la liste de vos adhérents.</text:p>
      <text:p text:style-name="Standard"/>
      <text:p text:style-name="Standard">Les types d'attribut </text:p>
      <text:list xml:id="list2157798141" text:style-name="L11">
        <text:list-item>
          <text:p text:style-name="P44">Texte zone de text (1 ligne)</text:p>
        </text:list-item>
        <text:list-item>
          <text:p text:style-name="P44">Date une date </text:p>
        </text:list-item>
        <text:list-item>
          <text:p text:style-name="P44">Nombre un nombre à 2 décimales</text:p>
        </text:list-item>
        <text:list-item>
          <text:p text:style-name="P44">Poste comptable <text:s/>un poste comptable </text:p>
        </text:list-item>
        <text:list-item>
          <text:p text:style-name="P44">Selection un choix entre plusieurs valeurs, vous devez entrer ici une commande sql retournant 2 colonnes, exemple select 1, 'Monsieur' union 2,'Madame' pour avoir un choix entre Monsieur et Madame</text:p>
        </text:list-item>
        <text:list-item>
          <text:p text:style-name="P44">fiche un choix de fiche exemple [sql] frd_id =8 vous permettra de choisir une fiche de type fournisseur.</text:p>
        </text:list-item>
        <text:list-item>
          <text:p text:style-name="P44">Zone de texte plusieurs lignes de texte</text:p>
          <text:p text:style-name="P44"/>
        </text:list-item>
      </text:list>
      <text:h text:style-name="Heading_20_3" text:outline-level="3"><text:bookmark-start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Bien qu'en fait, les adhérents, les gérants peuvent utilisés des fiches clients ou fournisseurs mais avec un autre poste comptable de base.</text:p>
      <text:h text:style-name="Heading_20_3" text:outline-level="3"><text:bookmark-start text:name="__RefHeading__3252_1659357091"/>Création d'une fiche<text:bookmark-end text:name="__RefHeading__3252_1659357091"/></text:h>
      <text:p text:style-name="Text_20_body">Vous pouvez créer les fiches de 4 manières :</text:p>
      <text:list xml:id="list1456452627" text:style-name="L12">
        <text:list-item>
          <text:p text:style-name="P69">Directement dans le journal dans lequel vous travailler</text:p>
        </text:list-item>
        <text:list-item>
          <text:p text:style-name="P69">Dans le suivi client, fournisseur...</text:p>
        </text:list-item>
        <text:list-item>
          <text:p text:style-name="P69">Avec le plugin importation <text:s/>de fiches</text:p>
        </text:list-item>
        <text:list-item>
          <text:p text:style-name="P69">Dans le menu CARD.</text:p>
        </text:list-item>
      </text:list>
      <text:h text:style-name="Heading_20_4" text:outline-level="4"><text:bookmark-start text:name="__RefHeading__47255_1213546022"/>Le menu fiche <text:bookmark-end text:name="__RefHeading__47255_1213546022"/></text:h>
      <text:p text:style-name="Text_20_body">AD CARD</text:p>
      <text:p text:style-name="Text_20_body">Dans ce menu, vous pouvez soit avoir l'historique de chaque fiche, soit la balance, soit les opérations lettrées ou non, soit le résumé de la catégories (càd toutes les fiches avec tous leurs attributs) sous forme de tableau.</text:p>
      <text:p text:style-name="Text_20_body">Avec la sélection liste, il est possible de demander d'effacer des fiches ou de les déplacer dans une autre catégorie.</text:p>
      <text:p text:style-name="Text_20_body"><text:soft-page-break/></text:p>
      <text:p text:style-name="Text_20_body">Exemple</text:p>
      <text:p text:style-name="Exemple">M DURANT a une petite association, il n'y a que 20 membres, il peut donc créer une catégorie pour les membres, il va d'abord dans CFGCARDCAT pour ajouter les attributs qui lui manque, il aimerait avoir la date de cotisation, et la date de fin de validité, il ajoute donc ces 2 attributs avec le type DATE. </text:p>
      <text:p text:style-name="Exemple"/>
      <text:p text:style-name="Exemple">Il va dans CFGCARD créé une catégorie basé sur client puis ajouter les attributs qu'il aimerait avoir, dont <text:s/>la date de cotisation, et la date de fin de validité</text:p>
      <text:p text:style-name="Exemple"/>
      <text:p text:style-name="Exemple">Une fois par mois, M. DURAND dans CARD exporte ces fiches (résumé) en format CSV et dans son tableur il peut facilement voir quels sont les adhérents dont la cotisation est arrivée à échéance<text:line-break/></text:p>
      <text:h text:style-name="Heading_20_4" text:outline-level="4"><text:bookmark-start text:name="__RefHeading__47257_1213546022"/>Remarque<text:bookmark-end text:name="__RefHeading__47257_1213546022"/></text:h>
      <text:p text:style-name="Standard"><text:s/>Vous n'êtes pas obligé de créer une fiche pour tout, par exemple pour les restaurants, vous pouvez encoder une seule et unique fiche appelée « restaurant » et non pas une fiche pour chaque restaurant.</text:p>
      <text:p text:style-name="Standard"/>
      <text:h text:style-name="Heading_20_3" text:outline-level="3"><text:bookmark-start text:name="__RefHeading__47259_1213546022"/>Modification d'une fiche<text:bookmark-end text:name="__RefHeading__47259_1213546022"/></text:h>
      <text:p text:style-name="Standard">Pour modifier une fiche, on peut le faire comme pour les créations de fiches, mais aussi depuis le détail d'une opération ou en double cliquant sur le quick-code dans l'un des journaux.</text:p>
      <text:p text:style-name="Standard"/>
      <text:p text:style-name="Standard">Exemple</text:p>
      <text:p text:style-name="Standard">Vous souhaitez encoder une vente, vous retrouvez le client grâce à la recherche de fiche, soit sur base de son nom, quick-code ou son numéro de tva. Vous le sélectionnez, le quick-code se met dans la case client, en double cliquant sur cette case apparaît une fenêtre vous permettant de modifier la fiche (la sécurité pourrait vous en empêcher).</text:p>
      <text:p text:style-name="Standard"/>
      <text:p text:style-name="Important">Modifier le nom d'une fiche ne modifiera pas son nom dans le Plan Comptable.</text:p>
      <text:h text:style-name="Heading_20_3" text:outline-level="3"><text:bookmark-start text:name="__RefHeading__8265_47197458"/>Attribut spéciaux : dépenses non admises, pourcentage professionnel...:<text:bookmark-end text:name="__RefHeading__8265_47197458"/></text:h>
      <text:p text:style-name="Text_20_body">Ces attributs sont utilisés quand vous entrez une opération de dépense dans le journal d'Achat (ACH)</text:p>
      <text:h text:style-name="Heading_20_4" text:outline-level="4"><text:bookmark-start text:name="__RefHeading__8197_1622107911"/>Partie fiscalement non déductible <text:bookmark-end text:name="__RefHeading__8197_1622107911"/></text:h>
      <text:p text:style-name="Standard">Entre 0 &amp; 1 (exemple 0,05 pour 5%), il s'agit de ce que vous ne pourrez pas déduire comme charge. En cas d'achat sur cette fiche, le montant HTVA est multiplié par ce que vous avez inscrit ici sera rangé dans les dépenses non admises, le poste comptable est celui qui est indiqué dans <text:span text:style-name="T18">CFGACC </text:span><text:span text:style-name="T19">ou celui indiqué comme contrepartie</text:span></text:p>
      <text:p text:style-name="Standard"/>
      <text:h text:style-name="Heading_20_4" text:outline-level="4"><text:bookmark-start text:name="__RefHeading__7953_47197458"/>Contrepartie pour dépense fiscal. non déd.<text:bookmark-end text:name="__RefHeading__7953_47197458"/></text:h>
      <text:p text:style-name="Standard"><text:s/>Poste comptable pour les dépenses non déductibles d'une fiche</text:p>
      <text:p text:style-name="Standard"/>
      <text:h text:style-name="Heading_20_4" text:outline-level="4"><text:bookmark-start text:name="__RefHeading__7955_47197458"/>T<text:span text:style-name="T7">VA non déductible</text:span><text:bookmark-end text:name="__RefHeading__7955_47197458"/></text:h>
      <text:p text:style-name="P6"><text:tab/>Contrepartie pour TVA non Ded. . Poste comptable pour les TVA non déductibles.</text:p>
      <text:p text:style-name="Important"><text:soft-page-break/>Attention le montant de la tva est calculé sur le tout et pas seulement sur la partie professionnel donc si vous utilisez « dépense à charge du gérant » vous aurez aussi besoin de cet attribut</text:p>
      <text:p text:style-name="P6"/>
      <text:h text:style-name="Heading_20_4" text:outline-level="4"><text:bookmark-start text:name="__RefHeading__7957_47197458"/>TVA non déductible récupérable par l'impôt <text:bookmark-end text:name="__RefHeading__7957_47197458"/></text:h>
      <text:p text:style-name="P6"><text:tab/>Contrepartie pour TVA récup par impot <text:s/>Poste comptable pour les TVA <text:s/>non déductible récupérable par l'impôt</text:p>
      <text:p text:style-name="P6"/>
      <text:h text:style-name="Heading_20_4" text:outline-level="4"><text:bookmark-start text:name="__RefHeading__7959_47197458"/>Dépense <text:s/>charge du grant (partie privé) <text:s/><text:bookmark-end text:name="__RefHeading__7959_47197458"/></text:h>
      <text:p text:style-name="P6"><text:tab/>pourcentage (entre 0 et 1), qui va partager le montant de la fiche entre dépense et dépense privée, </text:p>
      <text:p text:style-name="P6"/>
      <text:p text:style-name="avertissement">Si une partie de la dépense est à charge du gérant, cela n'affecte pas la TVA qui reste calculée sur la totalité du montant HTVA. Si une partie de la TVA doit aussi être à la charge du gérant, il faut ajouter les attributs TVA Non Déductible avec le même taux et le compte du gérant dans la contrepartie pour TVA non déductible</text:p>
      <text:p text:style-name="avertissement"/>
      <text:p text:style-name="P6"/>
      <text:h text:style-name="Heading_20_4" text:outline-level="4"><text:bookmark-start text:name="__RefHeading__7961_47197458"/>Contrepartie pour dépense à charge du gérant <text:bookmark-end text:name="__RefHeading__7961_47197458"/></text:h>
      <text:p text:style-name="P6"><text:tab/>Poste comptable pour les dépenses à charge du grant (partie privé) <text:s/></text:p>
      <text:p text:style-name="P6"/>
      <text:h text:style-name="Heading_20_4" text:outline-level="4"><text:bookmark-start text:name="__RefHeading__7963_47197458"/>Prix de vente<text:bookmark-end text:name="__RefHeading__7963_47197458"/></text:h>
      <text:p text:style-name="P6"><text:tab/> le prix qui sera utilisé pour complèter une opération dans un journal de recette (vente)</text:p>
      <text:p text:style-name="P6"/>
      <text:h text:style-name="Heading_20_4" text:outline-level="4"><text:bookmark-start text:name="__RefHeading__7965_47197458"/>Prix d'achat <text:bookmark-end text:name="__RefHeading__7965_47197458"/></text:h>
      <text:p text:style-name="P6"><text:tab/>le prix qui sera <text:s/>utilisé pour complèter une opération dans un journal de dépense (achat)</text:p>
      <text:p text:style-name="P6"/>
      <text:h text:style-name="Heading_20_3" text:outline-level="3"><text:bookmark-start text:name="__RefHeading__8267_47197458"/>Poste comptable<text:bookmark-end text:name="__RefHeading__8267_47197458"/></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 Il vaut mieux utiliser le plugin « outil comptable » après avoir changé le poste comptable d'une fiche afin d'harmoniser votre comptabilité.</text:p>
      <text:p text:style-name="Text_20_body">Si vous avez activé l'option « création automatique du poste comptable » de la catégorie, soit la fiche a un poste comptable calculé en numérique soit en alphanumérique suivant que vous ayez ou nom activé l'option « Poste comptable alphanumérique ».</text:p>
      <text:p text:style-name="Text_20_body">Il est conseillé que chaque fiche ait <text:s/>son propre poste comptable, donc dans la catégorie cochez la case «Chaque fiche aura automatiquement son propre poste comptable : »</text:p>
      <text:h text:style-name="Heading_20_3" text:outline-level="3"><text:bookmark-start text:name="__RefHeading__8269_47197458"/>Plusieurs postes comptables<text:bookmark-end text:name="__RefHeading__8269_47197458"/></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text:soft-page-break/>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206005208" text:style-name="L13">
        <text:list-item>
          <text:p text:style-name="P70">Le lettrage par quick_code pourra faire correspondre des postes comptables différentes</text:p>
        </text:list-item>
        <text:list-item>
          <text:p text:style-name="P70">L' extension TVA ne tient compte que des journaux achats et ventes</text:p>
        </text:list-item>
        <text:list-item>
          <text:p text:style-name="P70">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3" text:outline-level="3"><text:bookmark-start text:name="__RefHeading__47261_1213546022"/>Exemple de configuration de fiche <text:bookmark-end text:name="__RefHeading__47261_1213546022"/></text:h>
      <text:p text:style-name="Exemple">Monsieur DURAND décide d'utiliser PhpCompta, </text:p>
      <text:p text:style-name="Exemple">pour les dépenses il a :</text:p>
      <text:list xml:id="list927451842" text:style-name="L14">
        <text:list-item>
          <text:list>
            <text:list-item>
              <text:list>
                <text:list-item>
                  <text:p text:style-name="P97"><text:s/>Electricité</text:p>
                </text:list-item>
                <text:list-item>
                  <text:p text:style-name="P97"><text:s/>Loyer</text:p>
                </text:list-item>
                <text:list-item>
                  <text:p text:style-name="P97"><text:s/>Bics, papier, crayon</text:p>
                </text:list-item>
                <text:list-item>
                  <text:p text:style-name="P97"><text:s/>Ordinateur</text:p>
                </text:list-item>
                <text:list-item>
                  <text:p text:style-name="P97"><text:s/>Imprimante</text:p>
                </text:list-item>
                <text:list-item>
                  <text:p text:style-name="P97"><text:s/>Essence</text:p>
                </text:list-item>
                <text:list-item>
                  <text:p text:style-name="P97"><text:soft-page-break/><text:s/>voiture</text:p>
                </text:list-item>
                <text:list-item>
                  <text:p text:style-name="P97">Assurance voiture</text:p>
                </text:list-item>
              </text:list>
            </text:list-item>
          </text:list>
        </text:list-item>
      </text:list>
      <text:p text:style-name="Exemple">Il décide de séparer les frais de voiture, des autres. Donc il créé 3 catégories de dépenses basées sur le modèle de dépense.</text:p>
      <text:p text:style-name="Exemple"/>
      <text:p text:style-name="Exemple">La première catégorie est Services et Biens Divers, <text:s/>la seconde est « Frais de voiture » et la troisième est « Bien à Amortir ».</text:p>
      <text:p text:style-name="Exemple"/>
      <text:p text:style-name="Exemple">Il va dans CFGCARD, crée la première la première catégorie « Service et Bien divers » <text:s/>en se basant sur « Achat Services et Bien Divers », il donne comme compte centralisateur (ou compte de base) le compte 611, il active la création automatique du poste comptable.</text:p>
      <text:p text:style-name="Exemple">Après validation, le poste centralisateur a été créé, il doit maintenant ajouter les attributs, il ajoute donc </text:p>
      <text:list xml:id="list550095866" text:style-name="L15">
        <text:list-item>
          <text:list>
            <text:list-item>
              <text:list>
                <text:list-item>
                  <text:p text:style-name="P98">Description Afin d'ajouter une description à ses fiches</text:p>
                </text:list-item>
                <text:list-item>
                  <text:p text:style-name="P98">Contrepartie pour dépense à charge du gérant, qui sera le poste comptable où sera imputé les dépenses privées</text:p>
                </text:list-item>
                <text:list-item>
                  <text:p text:style-name="P98">Dépense à charge du gérant</text:p>
                </text:list-item>
              </text:list>
            </text:list-item>
          </text:list>
        </text:list-item>
      </text:list>
      <text:p text:style-name="Exemple">Ensuite, il veut avoir les attributs dans un certain ordre, il change le numéro d'ordre de description et lui donne 5 comme valeur, de façon à ce que ce soit le second champs et le quick-code à 500 pour qu'il soit le dernier, le « Prix d'achat » à 30 pour l'avoir avant le taux de TVA. Il clique sur sauver pour sauver l'ordre, ajouter cet élément pour ajouter l'attribut sélectionné.</text:p>
      <text:p text:style-name="Exemple"/>
      <text:p text:style-name="Exemple">Ensuite, il créé la seconde catégorie « Frais de voiture » de la même façon avec comme compte centralisateur (compte de base) 613 et active la création automatique du poste comptable. Il ajoute les attributs « Description, TVA Non déductible, Contrepartie pour la TVA non déductible »,</text:p>
      <text:p text:style-name="Exemple"/>
      <text:p text:style-name="Exemple">Finalement, il crée la troisième catégorie «  Bien à Amortir », en se basant sur le modèle « Matériel à amortir », cette fois-ci il ne créera pas de poste par bien donc il n'active pas l'option «création automatique du poste comptable » , il compte utiliser le plugin pour l'amortissement pour le suivi. De toute façon, il peut avoir le détail de ce compte centralisateur en faisant une balance par Fiche.</text:p>
      <text:p text:style-name="Exemple"/>
      <text:p text:style-name="Exemple">Afin que ces catégories soient accessibles dans le journa Achat , il configure dans CFGLED le journal d'achat en mettant ces catégories de fiches au débit </text:p>
      <text:p text:style-name="Exemple"/>
      <text:p text:style-name="Exemple">Pour finir , soit il ira dans CARD, et ajoutera les fiches, soit il les créera dans un tableur et utilisera le plugin « import de fiches » pour les importer soit il les créera au fur et à mesure de leur utilisation</text:p>
      <text:h text:style-name="Heading_20_2" text:outline-level="2"><text:bookmark-start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avec le code AD <text:s/>VEN </text:p>
      <text:p text:style-name="Standard"/>
      <text:p text:style-name="Standard">· »<text:span text:style-name="T2">Achat</text:span> », qui regroupe les opérations du même nom, accessible avec le code AD ACH</text:p>
      <text:p text:style-name="Standard"/>
      <text:p text:style-name="Standard">· »<text:span text:style-name="T2">Financier</text:span> » : celui regroupant tous les mouvements financiers (banque,</text:p>
      <text:p text:style-name="Standard">caisse...) accessible avec le code AD <text:s/>FIN;</text:p>
      <text:p text:style-name="Standard"/>
      <text:p text:style-name="Standard">· »<text:span text:style-name="T2">Opérations diverses</text:span> » : il contient toutes les autres opérations (augmentation de capital, <text:s text:c="7"/>amortissements, ... ), accessible avec <text:s/>le code AD ODS. Les journaux « Anouveau » sont en fait des journaux de type Opérations Diverses</text:p>
      <text:p text:style-name="Standard"><text:soft-page-break/></text:p>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849247833" text:style-name="L16">
        <text:list-item>
          <text:p text:style-name="P45">le détail de l'opération </text:p>
        </text:list-item>
        <text:list-item>
          <text:p text:style-name="P45">les écritures comptables qui ont été générées</text:p>
        </text:list-item>
        <text:list-item>
          <text:p text:style-name="P45">la pièce justificative attachée</text:p>
        </text:list-item>
        <text:list-item>
          <text:p text:style-name="P45">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text:bookmark-start text:name="__RefHeading__8277_47197458"/>Les numéros de Pièces Justificatives<text:bookmark-end text:name="__RefHeading__8277_47197458"/></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Dans le cas où vous forcez un autre numéro de pièce que celui proposé, la séquence de numérotation ne sera augmenté de 1.</text:p>
      <text:p text:style-name="Standard"/>
      <text:p text:style-name="Standard">Exemple :</text:p>
      <text:p text:style-name="Standard">N° de PJ donné ACH100, vous forcez à PREDEF, pour la prochaine opération, il sera à nouveau proposé ACH100.</text:p>
      <text:p text:style-name="Standard"/>
      <text:h text:style-name="Heading_20_3" text:outline-level="3"><text:bookmark-start text:name="__RefHeading__8279_47197458"/>Vente ou Journal des Recettes<text:bookmark-end text:name="__RefHeading__8279_47197458"/></text:h>
      <text:p text:style-name="Standard"/>
      <text:p text:style-name="Standard">Le journal des recettes regroupe les opérations de vente.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ce n'est pas un pourcentage.</text:p>
      <text:p text:style-name="Standard"/>
      <text:p text:style-name="Standard">Pour ajouter une vente, cliquez sur « nouvelle vente », puis utilisez les boutons pour ajouter les clients, services et marchandises que l'on vend.</text:p>
      <text:p text:style-name="Standard"/>
      <text:p text:style-name="Important">En cas de reprise de matériel dans le stock, vous pouvez mettre des quantités négatives - des quantités, pas des prix unitaires -. </text:p>
      <text:p text:style-name="Standard"><text:soft-page-break/>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Standard">La TVA est calculée automatiquement mais il est possible de forcer une autre valeur, il y a aura un avertissement lors de la confirmation.</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text:bookmark-start text:name="__RefHeading__8281_47197458"/>Dépense ou Journal des Achats<text:bookmark-end text:name="__RefHeading__8281_47197458"/></text:h>
      <text:p text:style-name="Standard"/>
      <text:p text:style-name="Standard">Cela reprend uniquement les opérations d'achat que ce soit pour l'achat de marchandises, de services ou de matériel.La TVA est calculée automatiquement mais il est possible de forcer une autre valeur, il y a aura un avertissement lors de la confirmation.</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 Cette seconde écriture se fera dans le journal choisi mais aura un montant dimininué de l'acompte.</text:p>
      <text:p text:style-name="Important"/>
      <text:p text:style-name="astuce">Si vous encodez tous vos souches TVA pour vos restaurant en une fois, vous pouvez générer un document récapitulatif auquel vous attacherez vos souches.</text:p>
      <text:h text:style-name="Heading_20_3" text:outline-level="3"><text:bookmark-start text:name="__RefHeading__8283_47197458"/>Financier ou Journal Financier<text:bookmark-end text:name="__RefHeading__8283_47197458"/></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 On peut soit <text:soft-page-break/>donner la date du relevé bancaire et toutes les opérations auront cette date, soit choisir une date par opératio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1272491480" text:style-name="L17">
        <text:list-item>
          <text:p text:style-name="P46">solde est le solde du compte en banque d'après votre comptabilité</text:p>
        </text:list-item>
        <text:list-item>
          <text:p text:style-name="P46">solde rapproché est le solde de votre compte en banque mais en ne considérant que les opérations <text:span text:style-name="T5">qui ont</text:span> un numéro d'extrait de compte ou de relevé bancaire</text:p>
        </text:list-item>
        <text:list-item>
          <text:p text:style-name="P46">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text:bookmark-start text:name="__RefHeading__8285_47197458"/>Les rapprochements bancaires<text:bookmark-end text:name="__RefHeading__8285_47197458"/></text:h>
      <text:p text:style-name="Standard"/>
      <text:p text:style-name="Standard">Les rapprochements bancaire vous permettent de donner un numéro d'extrait de compte à des opérations qui n'en ont pas, parce qu'elles ont été générées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Le plus simple est d'importer vos relevés de banque avec le plugin « import banque »</text:p>
      <text:p text:style-name="Important">Le fait d'effacer une opération pour laquelle il y a eu une génération automatique de la méthode de paiement, n'efface pas l'opération de paiement</text:p>
      <text:h text:style-name="Heading_20_3" text:outline-level="3"><text:bookmark-start text:name="__RefHeading__8287_47197458"/>Journal des Opérations diverses<text:bookmark-end text:name="__RefHeading__8287_47197458"/></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text:bookmark-start text:name="__RefHeading__8289_47197458"/>Cas particuliers<text:bookmark-end text:name="__RefHeading__8289_47197458"/></text:h>
      <text:p text:style-name="Standard">Les cartes de crédit : la Visa = changement de créancier : Visa paie le fournisseur, vous payez Visa, vous pourriez aussi le mettre dans un journal financier.</text:p>
      <text:p text:style-name="Standard"><text:soft-page-break/></text:p>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start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text:bookmark-start text:name="__RefHeading__8291_47197458"/>Facture de vente<text:bookmark-end text:name="__RefHeading__8291_47197458"/></text:h>
      <text:p text:style-name="Standard"/>
      <table:table table:name="vente" table:style-name="vente">
        <table:table-column table:style-name="vente.A"/>
        <table:table-column table:style-name="vente.B"/>
        <text:soft-page-break/>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text:bookmark-start text:name="__RefHeading__8293_47197458"/>Facture d'achat<text:bookmark-end text:name="__RefHeading__8293_47197458"/></text:h>
      <text:p text:style-name="Standard"/>
      <table:table table:name="Tableau3" table:style-name="Tableau3">
        <table:table-column table:style-name="Tableau3.A"/>
        <table:table-column table:style-name="Tableau3.B"/>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dans un journal d'opération diverses.</text:p>
      <text:p text:style-name="Standard"><text:soft-page-break/></text:p>
      <text:p text:style-name="astuce">Dans le cas où une partie de l'achat est une dépense privée, vous pouvez soit changer la fiche et ajouter les attributs « dépense privée » et « contrepartie dépense privée » soit tout simplement crée une fiche « Dépense privée ». Lors de l'encodage de la facture, il suffit de décomposer le montant en 2, professionnel et privé, la première partie utilisera une fiche dépense normale, et l'autre partie utilisera la fiche « dépense privée »</text:p>
      <text:p text:style-name="astuce"/>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text:bookmark-start text:name="__RefHeading__8295_47197458"/>Banque<text:bookmark-end text:name="__RefHeading__8295_47197458"/></text:h>
      <text:p text:style-name="Important">Les journaux financier n'utilise qu'une seule fiche banque, qui est normalement le compte en banque sur lequel on impute les montants</text:p>
      <text:h text:style-name="Heading_20_4" text:outline-level="4"><text:bookmark-start text:name="__RefHeading__7987_47197458"/>Encaissements<text:bookmark-end text:name="__RefHeading__7987_47197458"/></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text:bookmark-start text:name="__RefHeading__7989_47197458"/>Décaissement<text:bookmark-end text:name="__RefHeading__7989_47197458"/></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text:bookmark-start text:name="__RefHeading__7991_47197458"/>Paiement d'un chèque émis<text:bookmark-end text:name="__RefHeading__7991_47197458"/></text:h>
      <text:p text:style-name="Standard">Il faut tout d'abord créer une fiche pour les chèques émis (poste comptable en Belgique : 441)</text:p>
      <text:p text:style-name="Standard">La banque paie un chèque que vous avez émis</text:p>
      <text:p text:style-name="Standard"><text:soft-page-break/></text:p>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text:bookmark-start text:name="__RefHeading__7993_47197458"/>Paiement d'un chèque reçu<text:bookmark-end text:name="__RefHeading__7993_47197458"/></text:h>
      <text:p text:style-name="Standard">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text:bookmark-start text:name="__RefHeading__7995_47197458"/>Virement entre deux comptes en banque de votre société<text:bookmark-end text:name="__RefHeading__7995_47197458"/></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start text:name="__RefHeading__33633829"/>Les rapports<text:bookmark-end text:name="__RefHeading__33633829"/></text:h>
      <text:h text:style-name="Heading_20_3" text:outline-level="3"><text:bookmark-start text:name="__RefHeading__3254_1659357091"/>Introduction<text:bookmark-end text:name="__RefHeading__3254_1659357091"/></text:h>
      <text:p text:style-name="Standard">Les rapports servent à créer une vue de votre situation comptable. Par exemple, le total des ventes, le total encore à payer, la différence entre les entrées et les charges... Il n'y a pas vraiment de limite. Pour aller plus loin, vous devez utiliser l'extension « rapports avancés » qui permettent de générer n'importe quelle déclaration, cette <text:soft-page-break/>extension est utilisé à partir de 2013 pour les déclarations de TVA belges et françaises. </text:p>
      <text:p text:style-name="Standard"/>
      <text:h text:style-name="Heading_20_3" text:outline-level="3"><text:bookmark-start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4" text:outline-level="4"><text:bookmark-start text:name="__RefHeading__7997_47197458"/>Syntaxe<text:bookmark-end text:name="__RefHeading__7997_47197458"/></text:h>
      <text:p text:style-name="Standard">Quelques règles :</text:p>
      <text:p text:style-name="Standard"/>
      <text:h text:style-name="Heading_20_5" text:outline-level="5"><text:bookmark-start text:name="__RefHeading__8297_47197458"/>Dans la colonne formules<text:bookmark-end text:name="__RefHeading__8297_47197458"/></text:h>
      <text:p text:style-name="Standard"/>
      <text:list xml:id="list35746232" text:style-name="L18">
        <text:list-item>
          <text:p text:style-name="P47">les postes sont toujours écrits entre crochets; <text:line-break/>exemple : [ 4511] </text:p>
        </text:list-item>
        <text:list-item>
          <text:p text:style-name="P47">pour avoir la somme du poste et des sous-postes, il faut utiliser le %;<text:line-break/>exemple [45%]</text:p>
        </text:list-item>
      </text:list>
      <text:list xml:id="list1236740106" text:style-name="L19">
        <text:list-item>
          <text:p text:style-name="P48">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48">Si vous souhaitez n'avoir que le crédit ou le débit, utilisez le D ou le C avant la fermeture du crochet.</text:p>
        </text:list-item>
      </text:list>
      <text:list xml:id="list1542525373" text:style-name="L20">
        <text:list-item>
          <text:p text:style-name="P49">Pour avoir un montant négatif si le crédit est supérieur au débit, il faut avoir S avant la fermeture du crochet exemple : [7%S] , [55001S]</text:p>
          <text:p text:style-name="P49">Drapeau (en minuscule) :</text:p>
          <text:list>
            <text:list-item>
              <text:p text:style-name="P49">s= Signed : négatif si C &gt; D</text:p>
            </text:list-item>
            <text:list-item>
              <text:p text:style-name="P49">d = Uniquement Débit</text:p>
            </text:list-item>
            <text:list-item>
              <text:p text:style-name="P49">c = uniquement Crédit</text:p>
            </text:list-item>
            <text:list-item>
              <text:p text:style-name="P49">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21">Résultat d'exploitation brute <text:s/><text:tab/><text:tab/><text:tab/><text:tab/>round([7%]-[6%])</text:p>
      <text:p text:style-name="P22">Impôt estimé (sans compter les amortissements)<text:tab/> ([7%]-[6%])/0.35</text:p>
      <text:p text:style-name="P22">Total des comptes en banque <text:tab/><text:tab/><text:tab/><text:tab/>[550%]</text:p>
      <text:p text:style-name="P22">Total TVA récolté depuis janvier 2005 : <text:tab/><text:tab/><text:tab/>[4511]FROM=01.2005</text:p>
      <text:p text:style-name="P22">Perte ou profit <text:tab/><text:tab/><text:tab/><text:tab/><text:tab/>([7%]-[6%]&gt;0)?"Bénéfice":"Perte"</text:p>
      <text:p text:style-name="P19"/>
      <text:h text:style-name="Heading_20_5" text:outline-level="5"><text:bookmark-start text:name="__RefHeading__8299_47197458"/>Dans la colonne texte<text:bookmark-end text:name="__RefHeading__8299_47197458"/></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p text:style-name="Standard"/>
      <text:h text:style-name="Heading_20_3" text:outline-level="3"><text:bookmark-start text:name="__RefHeading__3258_1659357091"/>Utilisation <text:bookmark-end text:name="__RefHeading__3258_1659357091"/></text:h>
      <text:p text:style-name="Standard">Les rapports peuvent soit servir dans le menu d'accueil, soit pour impression. Dans <text:soft-page-break/>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start text:name="__RefHeading__3260_1659357091"/>Gestion de stock<text:bookmark-end text:name="__RefHeading__3260_1659357091"/></text:h>
      <text:p text:style-name="Standard"/>
      <text:p text:style-name="Standard"><text:tab/>PhpCompta contient un système gestion de stock, c'est-à-dire qu'il permet de suivre un stock grâce aux actions de vente et d'achat, et de diminuer ou d'augmenter manuellement le stock; on peut gérer les commandes à travers l'interface des « Actions-Suivi » et si on décide de suivre le stock en cours de commande, on peut créér un dépôt « Commande en cours » que l'on augmentera en commandant chez un fournisseur et qu'on diminuera à la réception.</text:p>
      <text:p text:style-name="Standard"/>
      <text:p text:style-name="Standard">Pour toutes les marchandises dont vous voulez gérer le stock, il faut ajouter l'attribut « gestion de stock », vous devez y mettre un code, et exactement le même code dans sa contrepartie. Les mêmes marchandises ont toujours deux fiches : l'une pour la vente et l'autre pour l'achat, la seule façon de lier ces fiches est de leur donner le même code de stock, ce code de stock correspond à une fiche « Stock » </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1065927742" text:style-name="L21">
        <text:list-item>
          <text:p text:style-name="P50">La première, est que les postes comptables des marchandises à vendre et à acheter ne sont pas les mêmes.</text:p>
        </text:list-item>
        <text:list-item>
          <text:p text:style-name="P50">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start text:name="__RefHeading__4835_884180951"/><text:soft-page-break/>Mise en place<text:bookmark-end text:name="__RefHeading__4835_884180951"/></text:h>
      <text:p text:style-name="Standard">Dans COMPANY, activer l'option « Utilisation des stocks ».</text:p>
      <text:p text:style-name="Standard"/>
      <text:p text:style-name="Standard">Ajouter des fiches de marchandises (en achat et vente) et adapter votre journal d'achat et de vente pour qu'ils tiennent compte de ces nouvelles fiches. <text:s/></text:p>
      <text:p text:style-name="Standard"/>
      <text:p text:style-name="Standard">Ajouter l'attribut "Gestion de stock" pour ces fiches dans CARD</text:p>
      <text:p text:style-name="Standard"/>
      <text:p text:style-name="Standard">créer dans la catégories STOCK, les fiches qui seront les éléments du stocks, leurs quick-codes seront le code « Gestion de Stock » <text:s/>des fiches utilisés pour la vente ou l'achat.</text:p>
      <text:p text:style-name="Standard"/>
      <text:p text:style-name="Standard"/>
      <text:p text:style-name="Standard"/>
      <text:h text:style-name="Heading_20_3" text:outline-level="3"><text:bookmark-start text:name="__RefHeading__8301_47197458"/>Premier cas: une marchandise achetée=une marchandise vendue<text:bookmark-end text:name="__RefHeading__8301_47197458"/></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text:bookmark-start text:name="__RefHeading__8303_47197458"/>Second cas: uniquement à l'achat<text:bookmark-end text:name="__RefHeading__8303_47197458"/></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text:bookmark-start text:name="__RefHeading__8305_47197458"/>Plusieurs fiches pour un même stock<text:bookmark-end text:name="__RefHeading__8305_47197458"/></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text:soft-page-break/>Dans ce cas, il suffit d'utiliser le même code de gestion pour toutes ces fiches, automatiquement elles seront rassemblées dans la gestion de stock.</text:p>
      <text:h text:style-name="Heading_20_3" text:outline-level="3"><text:bookmark-start text:name="__RefHeading__3264_1659357091"/>Inventaire<text:bookmark-end text:name="__RefHeading__3264_1659357091"/></text:h>
      <text:p text:style-name="Standard">N'oubliez pas qu'en fin d'année, on fait l'inventaire et on compare le stock du début de l'année avec celui de la fin d'année, et cela donne lieu à une écriture comptable de variation de stock, normalement dans le journal des opérations diverses. Dans STOCK_INV,modifier manuellement le stock.</text:p>
      <text:p text:style-name="Standard">Exemple :</text:p>
      <text:p text:style-name="Standard">En fin d'année, Monsieur Durant fait son inventaire et compte 50 bobines de fils, 500 Boîtes de papier,... Dans <text:s/>STOCK_STATE, l'état des stock, il voit que d'après les ventes et les achats, il aurait du avoir 50 Bobines et 489 Boîtes, il y a une différence de 11 boîtes. C'est uniquement la différence qu'il encodera dans la modification de stock. Dans STOCK_INV, il choisira la fiche de Stock Boite, mettra comme quantité -11 et dans le libellé, expliquera d'où provient la différence (vols, destruction,...)</text:p>
      <text:p text:style-name="Standard">Ensuite il entrera une écriture comptable pour constater la diminution du stock, ce sera dans ce cas-ci une charge.</text:p>
      <text:p text:style-name="Standard"/>
      <text:h text:style-name="Heading_20_3" text:outline-level="3"><text:bookmark-start text:name="__RefHeading__47263_1213546022"/>Transfert de stock entre dépôt<text:bookmark-end text:name="__RefHeading__47263_1213546022"/></text:h>
      <text:p text:style-name="Standard">L'étape qu'il faudra de toute façon faire, est de diminuer un dépôt et en augmenter un autre. La sécurité peut limiter l'accès aux stocks. On peut aussi se servir d'Action-Gestion pour créer des documents de transferts de stocks, qui contiendraient les éléments de stocks transfèrés, et mettre en place ainsi un bordereau pour accompagner la marchandise, puis en générer un autre pour la réception.</text:p>
      <text:p text:style-name="Standard"/>
      <text:p text:style-name="Standard">Exemple :</text:p>
      <text:p text:style-name="Standard">Monsieur Durand a 2 entrepôts assez éloignés l'un de l'autre, le Principal et l'Annexe, il demande à son magasinier Pierre de transfèrer un certain nombre de marchandises vers l'autre dépôt, l'Annexe. Pierre créera donc dans «Action - Gestion » une nouvelle action dépôt de stocks dans laquelle il détaillera les éléments à transfèrer, puis il va générer le document qui doit accompagner la marchandise. Ensuite, il va faire dans STOCK_INV, encoder une diminution de son stock «Le  Principal »</text:p>
      <text:p text:style-name="Standard"/>
      <text:p text:style-name="Standard">Paul, qui est magasinier dans le dépôt l'Annexe, va recevoir cette marchandise et comparera si ce qui a été envoyé est bien ce qui est décrit sur le bordereau, il créera donc une nouvelle action réception, et indiquera le document de Pierre comme « action concernée », Paul va dans STOCK_INV encoder une augmentation du stock pour les marchandises transférées dans son dépôt l'Annexe.</text:p>
      <text:h text:style-name="Heading_20_2" text:outline-level="2"><text:bookmark-start text:name="__RefHeading__3270_1659357091"/>Recherche &amp; historique<text:bookmark-end text:name="__RefHeading__3270_1659357091"/></text:h>
      <text:p text:style-name="Standard">Ce menu permet de rechercher par </text:p>
      <text:p text:style-name="Standard">date (entre 2 dates), </text:p>
      <text:p text:style-name="Standard">montant ( entre 2 montants), </text:p>
      <text:p text:style-name="Standard">poste comptable, </text:p>
      <text:p text:style-name="Standard">fiche (quickcode ),</text:p>
      <text:p text:style-name="Standard">code interne, </text:p>
      <text:p text:style-name="Standard">une partie du <text:s/>nom, numéro de pièce ou la description. <text:s/></text:p>
      <text:p text:style-name="Standard"/>
      <text:p text:style-name="Standard">La sécurité s'applique dans les recherches, il n'est pas possible de voir les opérations des journaux auxquels vous n'avez pas accès.</text:p>
      <text:h text:style-name="Heading_20_2" text:outline-level="2"><text:bookmark-start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text:soft-page-break/>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start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2" text:outline-level="2"><text:bookmark-start text:name="__RefHeading__34602514"/>Impression<text:bookmark-end text:name="__RefHeading__34602514"/></text:h>
      <text:p text:style-name="Standard"/>
      <text:p text:style-name="Standard">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text:bookmark-start text:name="__RefHeading__8307_47197458"/>Journaux<text:bookmark-end text:name="__RefHeading__8307_47197458"/></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text:soft-page-break/>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3" text:outline-level="3"><text:bookmark-start text:name="__RefHeading__8309_47197458"/>Poste<text:bookmark-end text:name="__RefHeading__8309_47197458"/></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P96" text:outline-level="3"><text:bookmark-start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text:bookmark-start text:name="__RefHeading__8313_47197458"/>Balance des comptes<text:bookmark-end text:name="__RefHeading__8313_47197458"/></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text:bookmark-start text:name="__RefHeading__8315_47197458"/>Bilan<text:bookmark-end text:name="__RefHeading__8315_47197458"/></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text:bookmark-start text:name="__RefHeading__8317_47197458"/>Rapprochement<text:bookmark-end text:name="__RefHeading__8317_47197458"/></text:h>
      <text:p text:style-name="Text_20_body">Vous pouvez imprimer toutes les opérations rapprochées, normalement toute vente et <text:s/>tout achat est lié à une opération financières. </text:p>
      <text:p text:style-name="Text_20_body">Si ce n'est pas le cas, la cause peut être</text:p>
      <text:list xml:id="list1443924527" text:style-name="L22">
        <text:list-item>
          <text:p text:style-name="P71">Perte de la facture d'achat</text:p>
        </text:list-item>
        <text:list-item>
          <text:p text:style-name="P71">Non paiement de la facture de vente</text:p>
        </text:list-item>
        <text:list-item>
          <text:p text:style-name="P71">Paiement sans document d'achat (avance TVA,...)</text:p>
        </text:list-item>
        <text:list-item>
          <text:p text:style-name="P71">Prélèvement par le gérant</text:p>
        </text:list-item>
      </text:list>
      <text:p text:style-name="Standard"/>
      <text:p text:style-name="Standard"/>
      <text:h text:style-name="Heading_20_2" text:outline-level="2"><text:bookmark-start text:name="__RefHeading__3278_1659357091"/>Avancé<text:bookmark-end text:name="__RefHeading__3278_1659357091"/></text:h>
      <text:p text:style-name="Standard"/>
      <text:h text:style-name="Heading_20_3" text:outline-level="3"><text:bookmark-start text:name="__RefHeading__8319_47197458"/>Écritures définies<text:bookmark-end text:name="__RefHeading__8319_47197458"/></text:h>
      <text:p text:style-name="Standard">Après avoir encodé une opération, vous pouvez la sauver en tant que modèle afin de la réutiliser par la suite pour pouvoir encoder plus rapidement, ce menu-ci vous permet d'effacer les modèles d'opérations dont vous n'avez plus besoin. </text:p>
      <text:p text:style-name="Standard">Pour introduire un modèle opération, il suffit d'utiliser le journal dans lequel elle devra exister, de donner comme numéro de Pièce Justificative PREDEF puis de la sauver et confirmer, ensuite il suffit d'effacer cette opération.</text:p>
      <text:p text:style-name="Standard"><text:s/></text:p>
      <text:h text:style-name="Heading_20_3" text:outline-level="3"><text:bookmark-start text:name="__RefHeading__8321_47197458"/>Plan Comptable<text:bookmark-end text:name="__RefHeading__8321_47197458"/></text:h>
      <text:p text:style-name="Standard">Le plan comptable que vous utilisez, vous pouvez toujours ajouter des postes ou enlever ceux qui n'ont jamais été utilisés.</text:p>
      <text:p text:style-name="Standard"><text:soft-page-break/></text:p>
      <text:p text:style-name="Standard">Vous pouvez aussi les renommer.</text:p>
      <text:h text:style-name="Heading_20_3" text:outline-level="3"><text:bookmark-start text:name="__RefHeading__8323_47197458"/>Rapport<text:bookmark-end text:name="__RefHeading__8323_47197458"/></text:h>
      <text:p text:style-name="Standard">Création des rapport</text:p>
      <text:h text:style-name="Heading_20_3" text:outline-level="3"><text:bookmark-start text:name="__RefHeading__8327_47197458"/>Écriture d'ouverture<text:bookmark-end text:name="__RefHeading__8327_47197458"/></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utilisez ce menu, vous pouvez spécifier que l'année précédente se trouve dans un autre dossier.</text:p>
      <text:p text:style-name="Standard"/>
      <text:p text:style-name="Important">La réouverture des comptes se fait sur le nouvel exercice et normalement en janvier, pas sur l'exercice que vous venez de clôturer.</text:p>
      <text:h text:style-name="Heading_20_2" text:outline-level="2"><text:bookmark-start text:name="__RefHeading__3280_1659357091"/>Le module de gestion<text:bookmark-end text:name="__RefHeading__3280_1659357091"/></text:h>
      <text:p text:style-name="Standard">Le module de gestion <text:s/>permet :</text:p>
      <text:list xml:id="list1360288039" text:style-name="L23">
        <text:list-item>
          <text:p text:style-name="P51">le suivi des clients, fournisseurs, des administrations (taxes, formalités...)...</text:p>
        </text:list-item>
        <text:list-item>
          <text:p text:style-name="P51">la génération de documents tel que facture, note de crédit, bordereau de livraison, bons de commande...</text:p>
        </text:list-item>
        <text:list-item>
          <text:p text:style-name="P51">Les prévisions</text:p>
        </text:list-item>
      </text:list>
      <text:p text:style-name="Standard"/>
      <text:h text:style-name="Heading_20_3" text:outline-level="3"><text:bookmark-start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CFGCARD, ajoutez une catégorie de type contact, ajoutez les attributs nécessaires.</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3" text:outline-level="3"><text:bookmark-start text:name="__RefHeading__3284_1659357091"/>Menu Fournisseur<text:bookmark-end text:name="__RefHeading__3284_1659357091"/></text:h>
      <text:p text:style-name="Standard">Comme menu client.</text:p>
      <text:h text:style-name="Heading_20_3" text:outline-level="3"><text:bookmark-start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3" text:outline-level="3"><text:bookmark-start text:name="__RefHeading__47265_1213546022"/>Banque<text:bookmark-end text:name="__RefHeading__47265_1213546022"/></text:h>
      <text:p text:style-name="Text_20_body">Suivi des banques, prêts...</text:p>
      <text:h text:style-name="Heading_20_3" text:outline-level="3"><text:bookmark-start text:name="__RefHeading__3290_1659357091"/><text:soft-page-break/>Prévisions<text:bookmark-end text:name="__RefHeading__3290_1659357091"/></text:h>
      <text:p text:style-name="Standard">Les prévisions vous permettent de comparer vos revenus et charges réelles avec vos estimations. Les prévisions ont une date de début et de fin, vous pouvez donc faire des prévisions sur une partie d'un exercice ou sur plusieurs. </text:p>
      <text:h text:style-name="Heading_20_4" text:outline-level="4"><text:bookmark-start text:name="__RefHeading__7999_47197458"/>Ajoutez une prévision<text:bookmark-end text:name="__RefHeading__7999_47197458"/></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e formule basée sur des <text:s/>postes comptables (voir les rapports), soit une fiche, vous ne devez pas les indiquer tous les deux. </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3" text:outline-level="3"><text:bookmark-start text:name="__RefHeading__34562567"/>Action Gestion<text:bookmark-end text:name="__RefHeading__34562567"/></text:h>
      <text:p text:style-name="Text_20_body">AD FOLLOW</text:p>
      <text:p text:style-name="Standard">Ce menu permet :</text:p>
      <text:list xml:id="list1778724664" text:style-name="L24">
        <text:list-item>
          <text:p text:style-name="P52">de garder une trace de toutes les communications reçues ou envoyées,</text:p>
        </text:list-item>
        <text:list-item>
          <text:p text:style-name="P52">de générer des bons de commande</text:p>
        </text:list-item>
        <text:list-item>
          <text:p text:style-name="P52">de faire le suivi fournisseur, client, administration...</text:p>
        </text:list-item>
        <text:list-item>
          <text:p text:style-name="P52">de faire les documents de transferts pour les stocks</text:p>
        </text:list-item>
        <text:list-item>
          <text:p text:style-name="P52">de conserver vos déclarations ou vos documents internes (documentation, notes...) </text:p>
        </text:list-item>
        <text:list-item>
          <text:p text:style-name="P52">assurer le suivi d'une action, rendez-vous, lettre de rappel, courrier,</text:p>
        </text:list-item>
        <text:list-item>
          <text:p text:style-name="P52">d'affecter des tâches à un autre groupe</text:p>
        </text:list-item>
      </text:list>
      <text:p text:style-name="Standard"/>
      <text:p text:style-name="Standard"><text:s/>Il permet la génération de documents comme les lettres de rappel, les courriers,... Il est aussi possible d'affecter des tâches à d'autres profils. Les documents que l'on peut générer ne sont pas limités, il suffit de créer un nouveau modèle de documents et de fournir un fichier modèle (voir CFGDOC)</text:p>
      <text:p text:style-name="Standard"/>
      <text:p text:style-name="Standard">Vous pouvez faire une recherche soit :</text:p>
      <text:list xml:id="list1598676344" text:style-name="L25">
        <text:list-item>
          <text:p text:style-name="P53">sur le quickcode de la fiche, cela sera celui du destinataire ,</text:p>
        </text:list-item>
        <text:list-item>
          <text:p text:style-name="P53">sur une partie du titre soit sur la référence,</text:p>
        </text:list-item>
        <text:list-item>
          <text:p text:style-name="P53">par date (entre 2 dates),</text:p>
        </text:list-item>
        <text:list-item>
          <text:p text:style-name="P53">par date de rappel,</text:p>
        </text:list-item>
        <text:list-item>
          <text:p text:style-name="P53">par profil,</text:p>
        </text:list-item>
        <text:list-item>
          <text:p text:style-name="P53">par état (inclus ou exclus)</text:p>
        </text:list-item>
        <text:list-item>
          <text:p text:style-name="P53"><text:soft-page-break/>par le type de codument</text:p>
        </text:list-item>
        <text:list-item>
          <text:p text:style-name="P53">par la référence </text:p>
        </text:list-item>
        <text:list-item>
          <text:p text:style-name="P53">uniquement document interne</text:p>
        </text:list-item>
      </text:list>
      <text:p text:style-name="Standard"/>
      <text:p text:style-name="Standard">Les références sont créées automatiquement, c'est le style du document puis un numéro de séquence. Ces numéros de séquence peuvent être changés dans CFGDOC.</text:p>
      <text:p text:style-name="Standard"/>
      <text:p text:style-name="Standard">Les documents internes sont les documents dont la case destinataire est vide, ils ne sont adressés à personnes</text:p>
      <text:p text:style-name="Standard"/>
      <text:p text:style-name="Standard"/>
      <text:p text:style-name="Standard">Afin de lier deux actions, il faut rechercher la première, voir le détail puis cliquez sur "Ajout action". Les deux documents seront alors liés. Vous pouvez suivant la même logique ajouter un lien vers une opération comptable.</text:p>
      <text:p text:style-name="Standard"/>
      <text:p text:style-name="Standard">Vous pouvez ici aussi générer un document ou ajouter une pièce justificative en plus de la note interne. Cette note n'est jamais reprise dans le document.</text:p>
      <text:p text:style-name="Standard"/>
      <text:p text:style-name="Standard">La sécurité vous permet de préciser à quel profils vous avez accès</text:p>
      <text:p text:style-name="Standard"/>
      <text:p text:style-name="Standard">Exemple :</text:p>
      <text:p text:style-name="Standard">M. Durand a 2 magasiniers, il créé un profil pour chacun en copiant simplement le profil utilisateur et en effaçant les actions dont ils n'ont pas besoin.</text:p>
      <text:p text:style-name="Standard"/>
      <text:p text:style-name="Standard">Il y a donc 4 profils : administrateur, utilisateur, magasinier 1 et magasinier 2. </text:p>
      <text:p text:style-name="Standard">Chaque magasinier a accès au profil « Public » en lecture seul plus son profil en écriture lecture.</text:p>
      <text:p text:style-name="Standard"/>
      <text:p text:style-name="Standard">Dès lors quand M Durand créé un document publique, les 2 magasiniers le voient. S'il créé un document « magasinier 1 » avec une date de rappel, le magasinier 1 le verra directement dans le « tableau de bord » et les actions seront sur fond rouge dans « Action Gestion », le magasinier 2 cependant ne verra pas ce document.</text:p>
      <text:h text:style-name="Heading_20_2" text:outline-level="2"><text:bookmark-start text:name="__RefHeading__3292_1659357091"/>Le module de comptabilité analytique<text:bookmark-end text:name="__RefHeading__3292_1659357091"/></text:h>
      <text:p text:style-name="Standard"/>
      <text:h text:style-name="Heading_20_3" text:outline-level="3"><text:bookmark-start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text:soft-page-break/>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h text:style-name="Heading_20_3" text:outline-level="3"><text:bookmark-start text:name="__RefHeading__8329_47197458"/>Explication de la comptabilité analytique<text:bookmark-end text:name="__RefHeading__8329_47197458"/></text:h>
      <text:p text:style-name="Text_20_body">Voici un exemple plus complet de la comptabilité analytique.</text:p>
      <text:p text:style-name="Text_20_body">Imaginons la situation suivante, vous avez deux magasins et vous souhaitez connaître la rentabilité de chacun. Dès lors, vous avez besoin de connaître ce que chaque magasin dépense et rapporte.</text:p>
      <text:p text:style-name="Text_20_body">Dans ce cas, vous avez besoin de deux axes ou plans analytique, le premier sera le magasin, le second, le détail des dépenses.</text:p>
      <text:p text:style-name="Text_20_body">Donc création des plans analytiques</text:p>
      <text:list xml:id="list1465654453" text:style-name="L26">
        <text:list-item>
          <text:p text:style-name="P72">Magasin</text:p>
        </text:list-item>
        <text:list-item>
          <text:p text:style-name="P72">Dépense /recette</text:p>
        </text:list-item>
      </text:list>
      <text:p text:style-name="Text_20_body">Dans le plan analytique (ou axe) magasin, vous ajoutez les postes analytiques (ou centre)</text:p>
      <text:list xml:id="list744336060" text:style-name="L27">
        <text:list-item>
          <text:p text:style-name="P73"><text:s/>Magasin Avenue Linus Torvald</text:p>
        </text:list-item>
        <text:list-item>
          <text:p text:style-name="P73">Magasin Rue du Pingouin</text:p>
        </text:list-item>
      </text:list>
      <text:p text:style-name="Text_20_body">Dans le plan analytique Dépense / Recette, vous ajoutez </text:p>
      <text:list xml:id="list1813194840" text:style-name="L28">
        <text:list-item>
          <text:p text:style-name="P74">Vente marchandise</text:p>
        </text:list-item>
        <text:list-item>
          <text:p text:style-name="P74">Frais loyer</text:p>
        </text:list-item>
        <text:list-item>
          <text:p text:style-name="P74">Frais électricité</text:p>
        </text:list-item>
        <text:list-item>
          <text:p text:style-name="P74">Frais personnel </text:p>
        </text:list-item>
        <text:list-item>
          <text:p text:style-name="P74">Frais chauffage</text:p>
        </text:list-item>
        <text:list-item>
          <text:p text:style-name="P74">Frais marchandise</text:p>
        </text:list-item>
      </text:list>
      <text:p text:style-name="Text_20_body">Vous activez la comptabilité analytique, quand vous achetez des marchandises vous répartissez le montant des marchandises entre les 2 magasins</text:p>
      <text:p text:style-name="Text_20_body">Exemple : </text:p>
      <text:p text:style-name="Text_20_body">Achat de 100 pantalons à 15 €, 20 pour le magasin 1 et 80 pour le magasin 2</text:p>
      <text:p text:style-name="Text_20_body">Lors de la confirmation de l'achat, vous devez avoir</text:p>
      <table:table table:name="Tableau11" table:style-name="Tableau11">
        <table:table-column table:style-name="Tableau11.A" table:number-columns-repeated="3"/>
        <text:soft-page-break/>
        <table:table-row>
          <table:table-cell table:style-name="Tableau11.A1" office:value-type="string">
            <text:p text:style-name="Text_20_body">Magasin</text:p>
          </table:table-cell>
          <table:table-cell table:style-name="Tableau11.A1" office:value-type="string">
            <text:p text:style-name="Text_20_body">Dépense / Recette</text:p>
          </table:table-cell>
          <table:table-cell table:style-name="Tableau11.C1" office:value-type="string">
            <text:p text:style-name="Text_20_body">Montant</text:p>
          </table:table-cell>
        </table:table-row>
        <table:table-row>
          <table:table-cell table:style-name="Tableau11.A2" office:value-type="string">
            <text:p text:style-name="Text_20_body">Magasin av. L. Torvald</text:p>
          </table:table-cell>
          <table:table-cell table:style-name="Tableau11.A2" office:value-type="string">
            <text:p text:style-name="Text_20_body">Frais marchandise</text:p>
          </table:table-cell>
          <table:table-cell table:style-name="Tableau11.C2" office:value-type="float" office:value="300">
            <text:p text:style-name="P25">300</text:p>
          </table:table-cell>
        </table:table-row>
        <table:table-row>
          <table:table-cell table:style-name="Tableau11.A2" office:value-type="string">
            <text:p text:style-name="Text_20_body">Magasin rue du Pingouin</text:p>
          </table:table-cell>
          <table:table-cell table:style-name="Tableau11.A2" office:value-type="string">
            <text:p text:style-name="Text_20_body">Frais marchandise</text:p>
          </table:table-cell>
          <table:table-cell table:style-name="Tableau11.C2" office:value-type="float" office:value="1200">
            <text:p text:style-name="P25">1200</text:p>
          </table:table-cell>
        </table:table-row>
      </table:table>
      <text:p text:style-name="Text_20_body"/>
      <text:p text:style-name="Text_20_body"/>
      <text:p text:style-name="Text_20_body">Lors de vente, vous répartissez aussi entre les magasins. Le pantalon est revendu à 20 €</text:p>
      <table:table table:name="Tableau14" table:style-name="Tableau14">
        <table:table-column table:style-name="Tableau14.A" table:number-columns-repeated="3"/>
        <table:table-row>
          <table:table-cell table:style-name="Tableau14.A1" office:value-type="string">
            <text:p text:style-name="Text_20_body">Magasin</text:p>
          </table:table-cell>
          <table:table-cell table:style-name="Tableau14.A1" office:value-type="string">
            <text:p text:style-name="Text_20_body">Dépense/Recette </text:p>
          </table:table-cell>
          <table:table-cell table:style-name="Tableau14.C1" office:value-type="string">
            <text:p text:style-name="Text_20_body">Montant</text:p>
          </table:table-cell>
        </table:table-row>
        <table:table-row>
          <table:table-cell table:style-name="Tableau14.A2" office:value-type="string">
            <text:p text:style-name="Text_20_body">Magasin av. L. Torvald</text:p>
          </table:table-cell>
          <table:table-cell table:style-name="Tableau14.A2" office:value-type="string">
            <text:p text:style-name="Text_20_body">Vente marchandise</text:p>
          </table:table-cell>
          <table:table-cell table:style-name="Tableau14.C2" office:value-type="float" office:value="300">
            <text:p text:style-name="P25">300</text:p>
          </table:table-cell>
        </table:table-row>
        <table:table-row>
          <table:table-cell table:style-name="Tableau14.A2" office:value-type="string">
            <text:p text:style-name="Text_20_body">Magasin rue du Pingouin</text:p>
          </table:table-cell>
          <table:table-cell table:style-name="Tableau14.A2" office:value-type="string">
            <text:p text:style-name="Text_20_body">Vente marchandise</text:p>
          </table:table-cell>
          <table:table-cell table:style-name="Tableau14.C2" office:value-type="float" office:value="1000">
            <text:p text:style-name="P25">1000</text:p>
          </table:table-cell>
        </table:table-row>
      </table:table>
      <text:p text:style-name="Text_20_body"/>
      <text:p text:style-name="Text_20_body">Pour exploitez, les résultats, vous allez dans impressions</text:p>
      <text:p text:style-name="Text_20_body">Dans la balance simple, vous aurez</text:p>
      <table:table table:name="Tableau13" table:style-name="Tableau13">
        <table:table-column table:style-name="Tableau13.A" table:number-columns-repeated="3"/>
        <table:table-column table:style-name="Tableau13.D"/>
        <table:table-row>
          <table:table-cell table:style-name="Tableau13.A1" office:value-type="string">
            <text:p text:style-name="Text_20_body">Magasin av. L. Torvald </text:p>
          </table:table-cell>
          <table:table-cell table:style-name="Tableau13.B1" office:value-type="float" office:value="300">
            <text:p text:style-name="P25">300</text:p>
          </table:table-cell>
          <table:table-cell table:style-name="Tableau13.B1" office:value-type="float" office:value="200">
            <text:p text:style-name="P25">200</text:p>
          </table:table-cell>
          <table:table-cell table:style-name="Tableau13.D1" office:value-type="float" office:value="0">
            <text:p text:style-name="P25">0</text:p>
          </table:table-cell>
        </table:table-row>
        <table:table-row>
          <table:table-cell table:style-name="Tableau13.A2" office:value-type="string">
            <text:p text:style-name="Text_20_body">Magasin rue du Pingouin </text:p>
          </table:table-cell>
          <table:table-cell table:style-name="Tableau13.B2" office:value-type="float" office:value="1200">
            <text:p text:style-name="P25">1200</text:p>
          </table:table-cell>
          <table:table-cell table:style-name="Tableau13.B2" office:value-type="float" office:value="1000">
            <text:p text:style-name="P25">1000</text:p>
          </table:table-cell>
          <table:table-cell table:style-name="Tableau13.D2" office:value-type="float" office:value="200">
            <text:p text:style-name="P25">200</text:p>
          </table:table-cell>
        </table:table-row>
      </table:table>
      <text:p text:style-name="Text_20_body">Les dépenses sont au débit (première colonne), on voit que le Magasin rue du pingouin a une « perte » de 200€. Ce n'est pas vraiment une perte puisqu'en fait, toute la marchandise n'est pas vendue.</text:p>
      <text:p text:style-name="Text_20_body">Si on veut le détail, par magasin par poste de dépense, on utilisera la balance croisée et on obtiendra</text:p>
      <table:table table:name="Tableau12" table:style-name="Tableau12">
        <table:table-column table:style-name="Tableau12.A" table:number-columns-repeated="5"/>
        <table:table-column table:style-name="Tableau12.F"/>
        <table:table-row>
          <table:table-cell table:style-name="Tableau12.A1" office:value-type="string">
            <text:p text:style-name="Text_20_body">Poste comptable Analytique</text:p>
          </table:table-cell>
          <table:table-cell table:style-name="Tableau12.A1" office:value-type="string">
            <text:p text:style-name="Text_20_body">Poste comptable Analytique</text:p>
          </table:table-cell>
          <table:table-cell table:style-name="Tableau12.A1" office:value-type="string">
            <text:p text:style-name="Text_20_body">Débit</text:p>
          </table:table-cell>
          <table:table-cell table:style-name="Tableau12.A1" office:value-type="string">
            <text:p text:style-name="Text_20_body">Crédit</text:p>
          </table:table-cell>
          <table:table-cell table:style-name="Tableau12.A1" office:value-type="string">
            <text:p text:style-name="Text_20_body">Solde</text:p>
          </table:table-cell>
          <table:table-cell table:style-name="Tableau12.F1" office:value-type="string">
            <text:p text:style-name="Text_20_body">D/C</text:p>
          </table:table-cell>
        </table:table-row>
        <table:table-row>
          <table:table-cell table:style-name="Tableau12.A2" table:number-columns-spanned="6" office:value-type="string">
            <text:p text:style-name="Text_20_body">AV.L.TORVALD</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5">0</text:p>
          </table:table-cell>
          <table:table-cell table:style-name="Tableau12.C3" office:value-type="float" office:value="300">
            <text:p text:style-name="P25">300</text:p>
          </table:table-cell>
          <table:table-cell table:style-name="Tableau12.C3" office:value-type="float" office:value="300">
            <text:p text:style-name="P25">300</text:p>
          </table:table-cell>
          <table:table-cell table:style-name="Tableau12.A2" office:value-type="string">
            <text:p text:style-name="P25">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C3" office:value-type="float" office:value="300">
            <text:p text:style-name="P25">300</text:p>
          </table:table-cell>
          <table:table-cell table:style-name="Tableau12.C3" office:value-type="float" office:value="0">
            <text:p text:style-name="P25">0</text:p>
          </table:table-cell>
          <table:table-cell table:style-name="Tableau12.C3" office:value-type="float" office:value="300">
            <text:p text:style-name="P25">300</text:p>
          </table:table-cell>
          <table:table-cell table:style-name="Tableau12.A2" office:value-type="string">
            <text:p text:style-name="P25">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C3" office:value-type="float" office:value="300">
            <text:p text:style-name="P25">300</text:p>
          </table:table-cell>
          <table:table-cell table:style-name="Tableau12.C3" office:value-type="float" office:value="300">
            <text:p text:style-name="P25">300</text:p>
          </table:table-cell>
          <table:table-cell table:style-name="Tableau12.C3" office:value-type="float" office:value="0">
            <text:p text:style-name="P25">0</text:p>
          </table:table-cell>
          <table:table-cell table:style-name="Tableau12.A2" office:value-type="string">
            <text:p text:style-name="P25">credit</text:p>
          </table:table-cell>
        </table:table-row>
        <table:table-row>
          <table:table-cell table:style-name="Tableau12.A2" table:number-columns-spanned="6" office:value-type="string">
            <text:p text:style-name="Text_20_body">RUEDELALOUTRE</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5">0</text:p>
          </table:table-cell>
          <table:table-cell table:style-name="Tableau12.A3" office:value-type="string">
            <text:p text:style-name="P25">1.000,00</text:p>
          </table:table-cell>
          <table:table-cell table:style-name="Tableau12.A3" office:value-type="string">
            <text:p text:style-name="P25">1.000,00</text:p>
          </table:table-cell>
          <table:table-cell table:style-name="Tableau12.A2" office:value-type="string">
            <text:p text:style-name="P25">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A3" office:value-type="string">
            <text:p text:style-name="P25">1.200,00</text:p>
          </table:table-cell>
          <table:table-cell table:style-name="Tableau12.C3" office:value-type="float" office:value="0">
            <text:p text:style-name="P25">0</text:p>
          </table:table-cell>
          <table:table-cell table:style-name="Tableau12.A3" office:value-type="string">
            <text:p text:style-name="P25">1.200,00</text:p>
          </table:table-cell>
          <table:table-cell table:style-name="Tableau12.A2" office:value-type="string">
            <text:p text:style-name="P25">debit</text:p>
          </table:table-cell>
        </table:table-row>
        <text:soft-page-break/>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A3" office:value-type="string">
            <text:p text:style-name="P25">1.200,00 </text:p>
          </table:table-cell>
          <table:table-cell table:style-name="Tableau12.A3" office:value-type="string">
            <text:p text:style-name="P25">1.000,00</text:p>
          </table:table-cell>
          <table:table-cell table:style-name="Tableau12.C3" office:value-type="float" office:value="200">
            <text:p text:style-name="P25">200</text:p>
          </table:table-cell>
          <table:table-cell table:style-name="Tableau12.A2" office:value-type="string">
            <text:p text:style-name="P25">debit</text:p>
          </table:table-cell>
        </table:table-row>
      </table:table>
      <text:p text:style-name="Text_20_body"/>
      <text:h text:style-name="Heading_20_3" text:outline-level="3"><text:bookmark-start text:name="__RefHeading__8331_47197458"/>Les groupes<text:bookmark-end text:name="__RefHeading__8331_47197458"/></text:h>
      <text:p text:style-name="Text_20_body">Dans la comptabilité analytique, vous pouvez regrouper des centres de coûts (activité) et améliorer l'analyse. Par exemple, en regroupant, les charges fixes, imprévues ou variables, vous voyez mieux quelles sont les charges qui reviennent invariablement chaque mois, comme un loyer, un abonnement... </text:p>
      <text:h text:style-name="Heading_20_3" text:outline-level="3"><text:bookmark-start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p text:style-name="Standard">Sur le wiki, wiki.phpcompta.eu il y a d'autres exemples d'utilisation de la comptabilité analytique.</text:p>
      <text:h text:style-name="Heading_20_3" text:outline-level="3"><text:bookmark-start text:name="__RefHeading__3298_1659357091"/>Plan analytique<text:bookmark-end text:name="__RefHeading__3298_1659357091"/></text:h>
      <text:h text:style-name="Heading_20_4" text:outline-level="4"><text:bookmark-start text:name="__RefHeading__8001_47197458"/>Ajout d'un plan<text:bookmark-end text:name="__RefHeading__8001_47197458"/></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text:bookmark-start text:name="__RefHeading__8003_47197458"/>Ajout de postes<text:bookmark-end text:name="__RefHeading__8003_47197458"/></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3" text:outline-level="3"><text:bookmark-start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start text:name="__RefHeading__3302_1659357091"/>Impression<text:bookmark-end text:name="__RefHeading__3302_1659357091"/></text:h>
      <text:h text:style-name="Heading_20_4" text:outline-level="4"><text:bookmark-start text:name="__RefHeading__8005_47197458"/>Listing<text:bookmark-end text:name="__RefHeading__8005_47197458"/></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text:bookmark-start text:name="__RefHeading__8007_47197458"/>Balance simple<text:bookmark-end text:name="__RefHeading__8007_47197458"/></text:h>
      <text:p text:style-name="Standard">Entre deux dates et/ou entre deux postes, vous pouvez obtenir les montants des débits, crédits et soldes de tous les postes d'un plan analytique. Vous pouvez les exporter en PDF ou CSV. </text:p>
      <text:h text:style-name="Heading_20_4" text:outline-level="4"><text:bookmark-start text:name="__RefHeading__8009_47197458"/>Balance croisée<text:bookmark-end text:name="__RefHeading__8009_47197458"/></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h text:style-name="Heading_20_4" text:outline-level="4"><text:bookmark-start text:name="__RefHeading__8011_47197458"/><text:soft-page-break/>Tableau<text:bookmark-end text:name="__RefHeading__8011_47197458"/></text:h>
      <text:p text:style-name="Text_20_body">Permet d'avoir le résultat de votre comptabilité analytique sous forme de tableau </text:p>
      <text:p text:style-name="Text_20_body"/>
      <text:p text:style-name="Text_20_body">Exemple:</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Text_20_body">Fiche</text:p>
          </table:table-cell>
          <table:table-cell table:style-name="Tableau15.A1" office:value-type="string">
            <text:p text:style-name="Text_20_body">ACHAT</text:p>
          </table:table-cell>
          <table:table-cell table:style-name="Tableau15.A1" office:value-type="string">
            <text:p text:style-name="Text_20_body">F.ELECT</text:p>
          </table:table-cell>
          <table:table-cell table:style-name="Tableau15.A1" office:value-type="string">
            <text:p text:style-name="Text_20_body">VENTE</text:p>
          </table:table-cell>
          <table:table-cell table:style-name="Tableau15.E1" office:value-type="string">
            <text:p text:style-name="Text_20_body">Total</text:p>
          </table:table-cell>
        </table:table-row>
        <table:table-row>
          <table:table-cell table:style-name="Tableau15.A2" office:value-type="string">
            <text:p text:style-name="Text_20_body">FID20 Déplacement</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B2" office:value-type="float" office:value="50">
            <text:p text:style-name="P25">50</text:p>
          </table:table-cell>
          <table:table-cell table:style-name="Tableau15.E2" office:value-type="float" office:value="50">
            <text:p text:style-name="P25">50</text:p>
          </table:table-cell>
        </table:table-row>
        <table:table-row>
          <table:table-cell table:style-name="Tableau15.A2" office:value-type="string">
            <text:p text:style-name="Text_20_body">FID14 Electricité</text:p>
          </table:table-cell>
          <table:table-cell table:style-name="Tableau15.A2" office:value-type="string">
            <text:p text:style-name="P25">-2.210,00</text:p>
          </table:table-cell>
          <table:table-cell table:style-name="Tableau15.B2" office:value-type="float" office:value="152">
            <text:p text:style-name="P25">152</text:p>
          </table:table-cell>
          <table:table-cell table:style-name="Tableau15.B2" office:value-type="float" office:value="0">
            <text:p text:style-name="P25">0</text:p>
          </table:table-cell>
          <table:table-cell table:style-name="Tableau15.E7" office:value-type="string">
            <text:p text:style-name="P25">-2.058,00</text:p>
          </table:table-cell>
        </table:table-row>
        <table:table-row>
          <table:table-cell table:style-name="Tableau15.A2" office:value-type="string">
            <text:p text:style-name="Text_20_body">FID15 Loyer</text:p>
          </table:table-cell>
          <table:table-cell table:style-name="Tableau15.B2" office:value-type="float" office:value="-255">
            <text:p text:style-name="P25">-255</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E2" office:value-type="float" office:value="-255">
            <text:p text:style-name="P25">-255</text:p>
          </table:table-cell>
        </table:table-row>
        <table:table-row>
          <table:table-cell table:style-name="Tableau15.A2" office:value-type="string">
            <text:p text:style-name="Text_20_body">FID19 Marchandise A</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A2" office:value-type="string">
            <text:p text:style-name="P25">1.300,00</text:p>
          </table:table-cell>
          <table:table-cell table:style-name="Tableau15.E7" office:value-type="string">
            <text:p text:style-name="P25">1.300,00</text:p>
          </table:table-cell>
        </table:table-row>
        <table:table-row>
          <table:table-cell table:style-name="Tableau15.A2" office:value-type="string">
            <text:p text:style-name="Text_20_body">FID17 Matériel bureau</text:p>
          </table:table-cell>
          <table:table-cell table:style-name="Tableau15.A2" office:value-type="string">
            <text:p text:style-name="P25">-1.500,00</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E7" office:value-type="string">
            <text:p text:style-name="P25">-1.500,00</text:p>
          </table:table-cell>
        </table:table-row>
        <table:table-row>
          <table:table-cell table:style-name="Tableau15.A2" office:value-type="string">
            <text:p text:style-name="Text_20_body">Totaux</text:p>
          </table:table-cell>
          <table:table-cell table:style-name="Tableau15.A2" office:value-type="string">
            <text:p text:style-name="P25">-3.965,00</text:p>
          </table:table-cell>
          <table:table-cell table:style-name="Tableau15.B2" office:value-type="float" office:value="152">
            <text:p text:style-name="P25">152</text:p>
          </table:table-cell>
          <table:table-cell table:style-name="Tableau15.A2" office:value-type="string">
            <text:p text:style-name="P25">1.350,00</text:p>
          </table:table-cell>
          <table:table-cell table:style-name="Tableau15.E7" office:value-type="string">
            <text:p text:style-name="P25">-2.463,00</text:p>
          </table:table-cell>
        </table:table-row>
      </table:table>
      <text:p text:style-name="Standard"/>
      <text:h text:style-name="Heading_20_3" text:outline-level="3"><text:bookmark-start text:name="__RefHeading__3304_1659357091"/>Liaison avec la comptabilité générale<text:bookmark-end text:name="__RefHeading__3304_1659357091"/></text:h>
      <text:h text:style-name="Heading_20_4" text:outline-level="4" text:is-list-header="true"><text:bookmark-start text:name="__RefHeading__8013_47197458"/>Introduction<text:bookmark-end text:name="__RefHeading__8013_47197458"/></text:h>
      <text:p text:style-name="Standard">Petit rappel, la comptabilité analytique ne fonctionne qu'avec les comptes de résultats, c'est à dire les comptes de charges «6» et les comptes de produits «7».</text:p>
      <text:h text:style-name="Heading_20_4" text:outline-level="4"><text:bookmark-start text:name="__RefHeading__8015_47197458"/>Journal de ventes, d'achats et d'opérations diverses<text:bookmark-end text:name="__RefHeading__8015_47197458"/></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h text:style-name="Heading_20_3" text:outline-level="3" text:is-list-header="true"/>
      <text:p text:style-name="Standard"/>
      <text:p text:style-name="P16"/>
      <text:p text:style-name="Standard"/>
      <text:p text:style-name="Heading">Chapitre 5</text:p>
      <text:h text:style-name="P92" text:outline-level="1"><text:bookmark-start text:name="__RefHeading__3322_1659357091"/>Développement de PhpCompta<text:bookmark-end text:name="__RefHeading__3322_1659357091"/></text:h>
      <text:p text:style-name="P18"/>
      <text:h text:style-name="Heading_20_2" text:outline-level="2" text:restart-numbering="true" text:start-value="-1"><text:bookmark-start text:name="__RefHeading__3956_936665047"/>Adaptation de PhpCompta<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text:bookmark-start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text:bookmark-start text:name="__RefHeading__8017_47197458"/>Formules dans le bilan<text:bookmark-end text:name="__RefHeading__8017_47197458"/></text:h>
      <text:p text:style-name="P23">Le solde d'un compte est noté entre crochet, on peut utiliser le S pour avoir un nombre négatif si le Débit est &lt; au Crédit, rien pour avoir un nombre absolu... (voir <text:s/><text:bookmark-ref text:reference-format="chapter" text:ref-name="__RefHeading__33633829">4</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1) </text:p>
      <text:p text:style-name="code"><text:s/>$C10=round([10%S],2)*(-1) </text:p>
      <text:p text:style-name="code"><text:s/>$C100=round([100%S],2)*(-1) </text:p>
      <text:p text:style-name="code"><text:s/>$C101=round([101%S],2) </text:p>
      <text:p text:style-name="code"><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Attention les tags &lt;&lt;$N..&gt;&gt; (les points sont remplacés par un nombre) sont remplacés par le libellé du poste comptable Sauf si on utilise une variable appelé $N..</text:p>
      <text:p text:style-name="Text_20_body"><text:soft-page-break/></text:p>
      <text:h text:style-name="Heading_20_2" text:outline-level="2"><text:bookmark-start text:name="__RefHeading__3958_936665047"/>Développement de PhpCompta<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 PHP depuis la 1.0. Ayant commencé avant l'arrivée des premiers frameworks, j'ai mis au point une méthode de travail, qui en définitive est devenu un framework maison. Pour le javascript, j'ai utilisé prototype.js, malgré que ce framework est excellent, je l'emploie plus comme une librairie de fonctions.</text:p>
      <text:h text:style-name="Heading_20_3" text:outline-level="3"><text:bookmark-start text:name="__RefHeading__8333_47197458"/>Développement en MVC<text:bookmark-end text:name="__RefHeading__8333_47197458"/></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include/template, le premier contient les « contrôles » le second les «vues» et le troisième les « modèles ».</text:p>
      <text:h text:style-name="Heading_20_4" text:outline-level="4"><text:bookmark-start text:name="Contrôle"/><text:bookmark-start text:name="__RefHeading__8019_47197458"/>Contrôle<text:bookmark-end text:name="Contrôle"/><text:bookmark-end text:name="__RefHeading__8019_47197458"/></text:h>
      <text:p text:style-name="Standard">Un contrôle est une page php, qui en fonction de l'action demandé va inclure la page «modèle» qu'il faut.</text:p>
      <text:p text:style-name="Standard">Dans phpcompta, cette page est :</text:p>
      <text:p text:style-name="Standard">do.php <text:tab/>pour toutes les demandes de pages</text:p>
      <text:p text:style-name="Standard">export.php<text:tab/>pour toutes les impressions (PDF, CSV, …)</text:p>
      <text:p text:style-name="Standard">ajax_misc.php<text:tab/>pour l'ajax<text:note text:id="ftn2" text:note-class="footnote"><text:note-citation>2</text:note-citation><text:note-body><text:p text:style-name="Footnote">Pour l'ajax, il existe plusieurs fichiers, ajax_misc.php est en général utilisé</text:p></text:note-body></text:note></text:p>
      <text:p text:style-name="Standard">Exemple</text:p>
      <text:p text:style-name="Standard">la page contrôle contient</text:p>
      <text:p text:style-name="Standard"/>
      <text:p text:style-name="code"><text:span text:style-name="symbol0_5f_php">&lt;</text:span>?php</text:p>
      <text:p text:style-name="code"><text:span text:style-name="keyword0_5f_php">if</text:span> <text:span text:style-name="symbol0_5f_php">(</text:span> <text:span text:style-name="symbol0_5f_php">!</text:span><text:span text:style-name="keyword2_5f_php">isset</text:span> <text:span text:style-name="symbol0_5f_php">(</text:span><text:span text:style-name="regexp0_5f_php">$_REQUEST</text:span><text:span text:style-name="string_5f_php">['do'</text:span><text:span text:style-name="symbol0_5f_php">]))</text:span> <text:tab/><text:span text:style-name="keyword2_5f_php">exit</text:span><text:span text:style-name="symbol0_5f_php">();</text:span></text:p>
      <text:p text:style-name="code"><text:span text:style-name="regexp0_5f_php">$do</text:span><text:span text:style-name="symbol0_5f_php">=</text:span><text:span text:style-name="regexp0_5f_php">$_REQUEST</text:span><text:span text:style-name="string_5f_php">['do'</text:span><text:span text:style-name="symbol0_5f_php">];</text:span></text:p>
      <text:p text:style-name="code"><text:span text:style-name="keyword0_5f_php">if</text:span> <text:span text:style-name="symbol0_5f_php">(</text:span> <text:span text:style-name="regexp0_5f_php">$do</text:span> <text:span text:style-name="symbol0_5f_php">==</text:span><text:span text:style-name="string_5f_php"> 'auteur'</text:span> <text:span text:style-name="symbol0_5f_php">)</text:span> <text:span text:style-name="symbol0_5f_php">{</text:span></text:p>
      <text:p text:style-name="code"><text:tab/><text:span text:style-name="keyword0_5f_php">require_once</text:span><text:span text:style-name="string_5f_php">('include/auteur.inc.php'</text:span><text:span text:style-name="symbol0_5f_php">);</text:span></text:p>
      <text:p text:style-name="code"><text:span text:style-name="symbol0_5f_php">}</text:span></text:p>
      <text:p text:style-name="code">?<text:span text:style-name="symbol0_5f_php">&gt;</text:span></text:p>
      <text:p text:style-name="Standard"/>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p text:style-name="Standard">Dans PhpCompta, le fichier do.php va chercher la vue à intégrer dans la base de données, ce qui améliore la sécurité mais aussi une grande souplesse pour les menus. Facile d'en ajouter, d'en retirer, de les renommer...</text:p>
      <text:p text:style-name="Standard"/>
      <text:h text:style-name="Heading_20_4" text:outline-level="4"><text:bookmark-start text:name="__RefHeading__8021_47197458"/>Vue<text:bookmark-end text:name="__RefHeading__8021_47197458"/></text:h>
      <text:p text:style-name="Standard">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code"><text:span text:style-name="symbol0_5f_php">&lt;</text:span>?php</text:p>
      <text:p text:style-name="code"><text:soft-page-break/><text:span text:style-name="keyword0_5f_php">require_once</text:span> <text:span text:style-name="string_5f_php">('include/class_auteur.php'</text:span><text:span text:style-name="symbol0_5f_php">);</text:span></text:p>
      <text:p text:style-name="code"><text:span text:style-name="keyword0_5f_php">if</text:span> <text:span text:style-name="symbol0_5f_php">(</text:span> <text:span text:style-name="symbol0_5f_php">!</text:span> <text:span text:style-name="keyword2_5f_php">isset</text:span><text:span text:style-name="symbol0_5f_php">(</text:span><text:span text:style-name="regexp0_5f_php">$_REQUEST</text:span><text:span text:style-name="string_5f_php">['sdo'</text:span><text:span text:style-name="symbol0_5f_php">])</text:span> <text:span text:style-name="symbol0_5f_php">)</text:span> <text:span text:style-name="keyword2_5f_php">exit</text:span><text:span text:style-name="symbol0_5f_php">();</text:span></text:p>
      <text:p text:style-name="code"/>
      <text:p text:style-name="code"><text:span text:style-name="regexp0_5f_php">$sdo</text:span><text:span text:style-name="symbol0_5f_php">=</text:span><text:span text:style-name="regexp0_5f_php">$_REQUEST</text:span><text:span text:style-name="string_5f_php">['sdo'</text:span><text:span text:style-name="symbol0_5f_php">];</text:span></text:p>
      <text:p text:style-name="code"/>
      <text:p text:style-name="code"><text:span text:style-name="keyword0_5f_php">if</text:span> <text:span text:style-name="symbol0_5f_php">(</text:span> <text:span text:style-name="regexp0_5f_php">$sdo</text:span> <text:span text:style-name="symbol0_5f_php">==</text:span><text:span text:style-name="string_5f_php"> 'add'</text:span> <text:span text:style-name="symbol0_5f_php">)</text:span> <text:span text:style-name="symbol0_5f_php">{</text:span></text:p>
      <text:p text:style-name="code"><text:tab/><text:span text:style-name="regexp0_5f_php">$auteur</text:span><text:span text:style-name="symbol0_5f_php">=</text:span><text:span text:style-name="keyword1_5f_php">new</text:span> Auteur<text:span text:style-name="symbol0_5f_php">();</text:span></text:p>
      <text:p text:style-name="code"><text:tab/><text:span text:style-name="regexp0_5f_php">$auteur</text:span><text:span text:style-name="symbol0_5f_php">-&gt;</text:span>display_form<text:span text:style-name="symbol0_5f_php">();</text:span></text:p>
      <text:p text:style-name="code"><text:span text:style-name="symbol0_5f_php">}</text:span></text:p>
      <text:p text:style-name="code">?<text:span text:style-name="symbol0_5f_php">&gt;</text:span></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text:bookmark-start text:name="__RefHeading__8023_47197458"/>Modèle<text:bookmark-end text:name="__RefHeading__8023_47197458"/></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p text:style-name="Standard"/>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le template, et dedans je met le code HTML de ce qui doit être affiché</text:p>
      <text:p text:style-name="code"><text:span text:style-name="keyword1_5f_php">Function</text:span> display_form<text:span text:style-name="symbol0_5f_php">()</text:span> <text:span text:style-name="symbol0_5f_php">{</text:span></text:p>
      <text:p text:style-name="code"><text:span text:style-name="keyword2_5f_php">ob_start</text:span><text:span text:style-name="symbol0_5f_php">();</text:span></text:p>
      <text:p text:style-name="code"><text:span text:style-name="keyword0_5f_php">include</text:span> <text:s/><text:span text:style-name="string_5f_php">'template/auteur_display_form.php";</text:span></text:p>
      <text:p text:style-name="code"><text:span text:style-name="string_5f_php">$r=ob_get_contents();</text:span></text:p>
      <text:p text:style-name="code"><text:span text:style-name="string_5f_php">$ob_clean();</text:span></text:p>
      <text:p text:style-name="code"><text:span text:style-name="string_5f_php">return $r;</text:span></text:p>
      <text:p text:style-name="code"><text:span text:style-name="string_5f_php"/></text:p>
      <text:p text:style-name="code"><text:span text:style-name="string_5f_php">}</text:span></text:p>
      <text:p text:style-name="Standard">exemple <text:s/>Ici on inclus le fichier, comme il est en php, il sera interprété par PHP, il contient surtout du code HTML et des balises PHP, <text:s/>on peut aussi manipuler la chaîne retournée avec les fonctions de chaînes comme str_replace, strcmp,... Ce qui donne à cette méthode encore plus de souplesse.</text:p>
      <text:p text:style-name="Standard">Il est important de respecter la règle suivante: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text:bookmark-start text:name="__RefHeading__8337_47197458"/>La documentation<text:bookmark-end text:name="__RefHeading__8337_47197458"/></text:h>
      <text:p text:style-name="Standard"><draw:frame draw:style-name="fr1" draw:name="Cadre2" text:anchor-type="paragraph" svg:x="4.62cm" svg:y="1.312cm" svg:width="9.737cm" draw:z-index="0"><draw:text-box fo:min-height="7.636c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p><text:p text:style-name="Standard"><text:s/><text:a xlink:type="simple" xlink:href="mailto:*@see">*@see</text:a> autre fonction <text:line-break/> * <text:line-break/> */</text:p></draw:text-box></draw:frame><text:soft-page-break/>J'utilise Doxygen afin de générer le code ce sont les TAGS brief, param... Cela me permet de générer une documentation; cette documentation me permet de développer plus vite et de mieux vérifier la qualité du code.</text:p>
      <text:h text:style-name="Heading_20_3" text:outline-level="3"><text:bookmark-start text:name="__RefHeading__8953_1744360225"/>PhpCompta<text:bookmark-end text:name="__RefHeading__8953_1744360225"/></text:h>
      <text:p text:style-name="Text_20_body">PhpCompta utilise le MVC, toutes les actions sont controlées par do.php pour les pages web, export.php pour tous les exports (PDF, ODT ou CSV). Ce sont les contrôleurs.</text:p>
      <text:h text:style-name="Heading_20_4" text:outline-level="4"><text:bookmark-start text:name="__RefHeading__8955_1744360225"/>Fichiers importants <text:bookmark-end text:name="__RefHeading__8955_1744360225"/></text:h>
      <text:p text:style-name="Text_20_body">Les fichiers à inclure sont dans la table menu_ref, cette table est accèdée à travers la table profile_menu qui décrit l'interface de l'utilisateur, ce qui automatiquement empêche un utilisateur d'accèder à un menu auquel il n'a pas accès.</text:p>
      <text:p text:style-name="Text_20_body">Le répertoire include contient les fichiers à inclure, les noms de fichiers suivent la logique suivant : </text:p>
      <text:list xml:id="list1058388665" text:style-name="L29">
        <text:list-item>
          <text:p text:style-name="P75">Action ajax, le nom de fichier commence par ajax,</text:p>
        </text:list-item>
        <text:list-item>
          <text:p text:style-name="P75">fichier à inclure le nom de fichier termine par inc.php,</text:p>
        </text:list-item>
        <text:list-item>
          <text:p text:style-name="P75">fichier objet correspondant à une table NOM_TABLE dans la base de données:class_NOM_TABLE_sql.php, </text:p>
        </text:list-item>
        <text:list-item>
          <text:p text:style-name="P75">fichier d'object le nom commençent par class</text:p>
        </text:list-item>
      </text:list>
      <text:p text:style-name="Text_20_body">Dans le répertoire template, vous avez les modèles, ce sont des fichiers contenant surtout du code HTML.</text:p>
      <text:p text:style-name="Text_20_body">En résumé : </text:p>
      <text:p text:style-name="Text_20_body">Les contrôleurs sont do.php, export.php </text:p>
      <text:p text:style-name="Text_20_body">Les modèles sont dans include/template</text:p>
      <text:p text:style-name="Text_20_body">et les vues sont dans le répertore include</text:p>
      <text:h text:style-name="Heading_20_4" text:outline-level="4"><text:bookmark-start text:name="__RefHeading__8025_47197458"/>La partie base de données<text:bookmark-end text:name="__RefHeading__8025_47197458"/></text:h>
      <text:h text:style-name="Heading_20_5" text:outline-level="5"><text:bookmark-start text:name="__RefHeading__8957_1744360225"/>Méthode non recommandée<text:bookmark-end text:name="__RefHeading__8957_1744360225"/></text:h>
      <text:p text:style-name="Text_20_body">On avait commencé ainsi, on générait le fichier php à une table grâce à un script (dans phpcompta/dev/manage-code/create-file/create-phpclass.py)</text:p>
      <text:p text:style-name="Text_20_body">Les colonnes de la table sont dans un tableau et déclaré comme variable privée. Ce point est important. Cela oblige à utiliser les setters/getters. Cela vous permet aussi de <text:soft-page-break/>faire correspondre des noms parlants à des noms de colonnes parfois hmm... moins parlants.</text:p>
      <text:p text:style-name="Text_20_body">Cependant, je préfère souvent utiliser les commandes SQL plutôt que de passer par les objets. D'abord pour des raisons de performance, d'utilisation de la mémoire... La théorie qui veut que l'application doit être indépendante de la base de données n'est pas un mauvais principe mais dans la vie réelle, il est rare que l 'on change le programme de base de données pour un autre. </text:p>
      <text:p text:style-name="code"><text:span text:style-name="keyword1_5f_php">class</text:span> Todo_List<text:line-break/><text:span text:style-name="symbol0_5f_php">{</text:span><text:line-break/><text:line-break/> <text:s/><text:span text:style-name="keyword1_5f_php">private</text:span> <text:span text:style-name="keyword2_5f_php">static</text:span> <text:span text:style-name="regexp0_5f_php">$variable</text:span><text:span text:style-name="symbol0_5f_php">=</text:span><text:span text:style-name="keyword2_5f_php">array</text:span><text:span text:style-name="symbol0_5f_php">(</text:span><text:line-break/><text:tab/><text:tab/><text:tab/><text:tab/> <text:span text:style-name="string_5f_php">"id"</text:span><text:span text:style-name="symbol0_5f_php">=&gt;</text:span><text:span text:style-name="string_5f_php">"tl_id"</text:span><text:span text:style-name="symbol0_5f_php">,</text:span><text:line-break/><text:tab/><text:tab/><text:tab/><text:tab/> <text:span text:style-name="string_5f_php">"date"</text:span><text:span text:style-name="symbol0_5f_php">=&gt;</text:span><text:span text:style-name="string_5f_php">"tl_date"</text:span><text:span text:style-name="symbol0_5f_php">,</text:span><text:line-break/><text:tab/><text:tab/><text:tab/><text:tab/> <text:span text:style-name="string_5f_php">"title"</text:span><text:span text:style-name="symbol0_5f_php">=&gt;</text:span><text:span text:style-name="string_5f_php">"tl_title"</text:span><text:span text:style-name="symbol0_5f_php">,</text:span><text:line-break/><text:tab/><text:tab/><text:tab/><text:tab/> <text:span text:style-name="string_5f_php">"desc"</text:span><text:span text:style-name="symbol0_5f_php">=&gt;</text:span><text:span text:style-name="string_5f_php">"tl_desc"</text:span><text:span text:style-name="symbol0_5f_php">,</text:span><text:line-break/><text:tab/><text:tab/><text:tab/><text:tab/> <text:span text:style-name="string_5f_php">"owner"</text:span><text:span text:style-name="symbol0_5f_php">=&gt;</text:span><text:span text:style-name="string_5f_php">"use_login"</text:span><text:span text:style-name="symbol0_5f_php">);</text:span><text:line-break/> <text:s/><text:span text:style-name="keyword1_5f_php">private</text:span> <text:span text:style-name="regexp0_5f_php">$cn</text:span><text:span text:style-name="symbol0_5f_php">;</text:span><text:line-break/> <text:s/><text:span text:style-name="keyword1_5f_php">private</text:span> <text:s/><text:span text:style-name="regexp0_5f_php">$tl_id</text:span><text:span text:style-name="symbol0_5f_php">,</text:span><text:span text:style-name="regexp0_5f_php">$tl_date</text:span><text:span text:style-name="symbol0_5f_php">,</text:span><text:span text:style-name="regexp0_5f_php">$tl_title</text:span><text:span text:style-name="symbol0_5f_php">,</text:span><text:span text:style-name="regexp0_5f_php">$use_login</text:span><text:span text:style-name="symbol0_5f_php">;</text:span><text:line-break/><text:tab/><text:tab/><text:tab/><text:tab/> <text:line-break/> <text:s/><text:span text:style-name="keyword1_5f_php">function</text:span> __construct <text:span text:style-name="symbol0_5f_php">(</text:span><text:span text:style-name="regexp0_5f_php">$p_init</text:span><text:span text:style-name="symbol0_5f_php">)</text:span> <text:span text:style-name="symbol0_5f_php">{</text:span><text:line-break/> <text:s text:c="3"/><text:span text:style-name="regexp0_5f_php">$this</text:span><text:span text:style-name="symbol0_5f_php">-&gt;</text:span>cn<text:span text:style-name="symbol0_5f_php">=</text:span><text:span text:style-name="regexp0_5f_php">$p_init</text:span><text:span text:style-name="symbol0_5f_php">;</text:span><text:line-break/> <text:s text:c="3"/><text:span text:style-name="regexp0_5f_php">$this</text:span><text:span text:style-name="symbol0_5f_php">-&gt;</text:span>tl_id<text:span text:style-name="symbol0_5f_php">=</text:span><text:span text:style-name="number_5f_php">0</text:span><text:span text:style-name="symbol0_5f_php">;</text:span><text:line-break/> <text:s text:c="3"/><text:span text:style-name="regexp0_5f_php">$this</text:span><text:span text:style-name="symbol0_5f_php">-&gt;</text:span>tl_desc<text:span text:style-name="symbol0_5f_php">=</text:span><text:span text:style-name="string_5f_php">""</text:span><text:span text:style-name="symbol0_5f_php">;</text:span><text:line-break/> <text:s text:c="3"/><text:span text:style-name="regexp0_5f_php">$this</text:span><text:span text:style-name="symbol0_5f_php">-&gt;</text:span>use_login<text:span text:style-name="symbol0_5f_php">=</text:span><text:span text:style-name="regexp0_5f_php">$_SESSION</text:span><text:span text:style-name="string_5f_php">['g_user'</text:span><text:span text:style-name="symbol0_5f_php">];</text:span><text:line-break/><text:line-break/> <text:s/><text:span text:style-name="symbol0_5f_php">}</text:span></text:p>
      <text:p text:style-name="Text_20_body"/>
      <text:p text:style-name="Text_20_body"/>
      <text:p text:style-name="Standard">Ici voici, des setters / getters génériques, ce qui permet de ne pas en avoir un par variable. Ce qui est bien pratique. On accède aux données avec set_parameter ('date','01.01.2009') ou avec get_parameter ('date');</text:p>
      <text:p text:style-name="Standard"/>
      <text:p text:style-name="code"><text:span text:style-name="keyword1_5f_php">public</text:span> <text:span text:style-name="keyword1_5f_php">function</text:span> get_parameter<text:span text:style-name="symbol0_5f_php">(</text:span><text:span text:style-name="regexp0_5f_php">$p_string</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return</text:span> <text:span text:style-name="regexp0_5f_php">$this</text:span><text:span text:style-name="symbol0_5f_php">-&gt;</text:span><text:span text:style-name="regexp0_5f_php">$idx</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text:span text:style-name="symbol0_5f_php">}</text:span></text:p>
      <text:p text:style-name="code"><text:s text:c="2"/><text:span text:style-name="keyword1_5f_php">public</text:span> <text:span text:style-name="keyword1_5f_php">function</text:span> set_parameter<text:span text:style-name="symbol0_5f_php">(</text:span><text:span text:style-name="regexp0_5f_php">$p_string</text:span><text:span text:style-name="symbol0_5f_php">,</text:span><text:span text:style-name="regexp0_5f_php">$p_value</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if</text:span> <text:span text:style-name="symbol0_5f_php">(</text:span><text:span text:style-name="regexp0_5f_php">$this</text:span><text:span text:style-name="symbol0_5f_php">-&gt;</text:span>check<text:span text:style-name="symbol0_5f_php">(</text:span><text:span text:style-name="regexp0_5f_php">$idx</text:span><text:span text:style-name="symbol0_5f_php">,</text:span><text:span text:style-name="regexp0_5f_php">$p_value</text:span><text:span text:style-name="symbol0_5f_php">)</text:span> <text:span text:style-name="symbol0_5f_php">==</text:span> <text:span text:style-name="keyword1_5f_php">true</text:span> <text:span text:style-name="symbol0_5f_php">)</text:span> <text:s text:c="5"/><text:span text:style-name="regexp0_5f_php">$this</text:span><text:span text:style-name="symbol0_5f_php">-&gt;</text:span><text:span text:style-name="regexp0_5f_php">$idx</text:span><text:span text:style-name="symbol0_5f_php">=</text:span><text:span text:style-name="regexp0_5f_php">$p_value</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 text:c="6"/><text:line-break/> <text:s/><text:span text:style-name="symbol0_5f_php">}</text:span></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
      <text:p text:style-name="code"><text:span text:style-name="keyword1_5f_php">public</text:span> <text:span text:style-name="keyword1_5f_php">function</text:span> check<text:span text:style-name="symbol0_5f_php">(</text:span><text:span text:style-name="regexp0_5f_php">$p_idx</text:span><text:span text:style-name="symbol0_5f_php">,&amp;</text:span><text:span text:style-name="regexp0_5f_php">$p_value</text:span><text:span text:style-name="symbol0_5f_php">)</text:span> <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id'</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regexp0_5f_php">$p_value</text:span><text:span text:style-name="symbol0_5f_php">)</text:span> <text:span text:style-name="symbol0_5f_php">&gt;</text:span> <text:span text:style-name="number_5f_php">6</text:span> <text:span text:style-name="symbol0_5f_php">||</text:span> isNumber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ate'</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keyword2_5f_php">trim</text:span><text:span text:style-name="symbol0_5f_php">(</text:span><text:span text:style-name="regexp0_5f_php">$p_value</text:span><text:span text:style-name="symbol0_5f_php">))</text:span> <text:span text:style-name="symbol0_5f_php">==</text:span><text:span text:style-name="number_5f_php">0</text:span> <text:span text:style-name="symbol0_5f_php">||</text:span>strlen<text:span text:style-name="symbol0_5f_php">(</text:span><text:span text:style-name="regexp0_5f_php">$p_value</text:span><text:span text:style-name="symbol0_5f_php">)</text:span> <text:span text:style-name="symbol0_5f_php">&gt;</text:span> <text:span text:style-name="number_5f_php">12</text:span> <text:span text:style-name="symbol0_5f_php">||</text:span> isDate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title'</text:span><text:span text:style-name="symbol0_5f_php">)</text:span> <text:span text:style-name="symbol0_5f_php">==</text:span> <text:span text:style-name="number_5f_php">0</text:span> <text:span text:style-name="symbol0_5f_php">)</text:span> <text:span text:style-name="symbol0_5f_php">{</text:span> <text:line-break/><text:tab/> <text:s/><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120</text:span><text:span text:style-name="symbol0_5f_php">)</text:span> <text:span text:style-name="symbol0_5f_php">;</text:span><text:line-break/><text:tab/> <text:s/><text:span text:style-name="keyword0_5f_php">return</text:span> <text:span text:style-name="keyword1_5f_php">true</text:span><text:span text:style-name="symbol0_5f_php">;</text:span><text:line-break/><text:tab/><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esc'</text:span><text:span text:style-name="symbol0_5f_php">)</text:span> <text:span text:style-name="symbol0_5f_php">==</text:span> <text:span text:style-name="number_5f_php">0</text:span> <text:span text:style-name="symbol0_5f_php">)</text:span> <text:span text:style-name="symbol0_5f_php">{</text:span> <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400</text:span><text:span text:style-name="symbol0_5f_php">)</text:span> <text:span text:style-name="symbol0_5f_php">;</text:span> <text:span text:style-name="keyword0_5f_php">return</text:span> <text:span text:style-name="keyword1_5f_php">true</text:span><text:span text:style-name="symbol0_5f_php">;}</text:span><text:line-break/><text:tab/><text:span text:style-name="keyword0_5f_php">return</text:span> <text:span text:style-name="keyword1_5f_php">true</text:span><text:span text:style-name="symbol0_5f_php">;</text:span><text:line-break/> <text:s/><text:span text:style-name="symbol0_5f_php">}</text:span></text:p>
      <text:p text:style-name="Standard">Enfin la fonction save, qui permet soit d'ajouter soit de même à jour. Évidemment on <text:soft-page-break/>utilisera des requêtes SQL Prepare, afin d'éviter les problèmes de guillemets et donc d'injection SQL.</text:p>
      <text:p text:style-name="Standard"/>
      <text:p text:style-name="code"><text:span text:style-name="keyword1_5f_php">public</text:span> <text:span text:style-name="keyword1_5f_php">function</text:span> save<text:span text:style-name="symbol0_5f_php">()</text:span> <text:span text:style-name="symbol0_5f_php">{</text:span><text:line-break/> <text:s text:c="3"/><text:span text:style-name="keyword0_5f_php">if</text:span> <text:span text:style-name="symbol0_5f_php">(</text:span> <text:s/><text:span text:style-name="regexp0_5f_php">$this</text:span><text:span text:style-name="symbol0_5f_php">-&gt;</text:span>get_parameter<text:span text:style-name="symbol0_5f_php">(</text:span><text:span text:style-name="string_5f_php">"id"</text:span><text:span text:style-name="symbol0_5f_php">)</text:span> <text:span text:style-name="symbol0_5f_php">==</text:span> <text:span text:style-name="number_5f_php">0</text:span> <text:span text:style-name="symbol0_5f_php">)</text:span> <text:line-break/> <text:s text:c="5"/><text:span text:style-name="regexp0_5f_php">$this</text:span><text:span text:style-name="symbol0_5f_php">-&gt;</text:span>insert<text:span text:style-name="symbol0_5f_php">();</text:span><text:line-break/> <text:s text:c="3"/><text:span text:style-name="keyword0_5f_php">else</text:span><text:line-break/> <text:s text:c="5"/><text:span text:style-name="regexp0_5f_php">$this</text:span><text:span text:style-name="symbol0_5f_php">-&gt;</text:span>update<text:span text:style-name="symbol0_5f_php">();</text:span><text:line-break/> <text:s/><text:span text:style-name="symbol0_5f_php">}</text:span><text:line-break/><text:line-break/> <text:s/><text:span text:style-name="keyword1_5f_php">public</text:span> <text:span text:style-name="keyword1_5f_php">function</text:span> insert<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insert into todo_list (tl_date,tl_title,tl_desc,use_login) "</text:span><text:span text:style-name="symbol0_5f_php">.</text:span><text:line-break/> <text:s text:c="5"/><text:span text:style-name="string_5f_php">" values (to_date($1,'DD.MM.YYYY'),$2,$3,$4) <text:s/>returning tl_id"</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use_login<text:span text:style-name="symbol0_5f_php">)</text:span><text:line-break/><text:tab/><text:tab/> <text:span text:style-name="symbol0_5f_php">);</text:span><text:line-break/> <text:s text:c="3"/><text:span text:style-name="regexp0_5f_php">$this</text:span><text:span text:style-name="symbol0_5f_php">-&gt;</text:span>tl_id<text:span text:style-name="symbol0_5f_php">=</text:span><text:span text:style-name="keyword2_5f_php">pg_fetch_result</text:span><text:span text:style-name="symbol0_5f_php">(</text:span><text:span text:style-name="regexp0_5f_php">$res</text:span><text:span text:style-name="symbol0_5f_php">,</text:span><text:span text:style-name="number_5f_php">0</text:span><text:span text:style-name="symbol0_5f_php">,</text:span><text:span text:style-name="number_5f_php">0</text:span><text:span text:style-name="symbol0_5f_php">);</text:span><text:line-break/> <text:s text:c="3"/><text:line-break/> <text:s/><text:span text:style-name="symbol0_5f_php">}</text:span></text:p>
      <text:p text:style-name="code"><text:s text:c="2"/><text:span text:style-name="keyword1_5f_php">public</text:span> <text:span text:style-name="keyword1_5f_php">function</text:span> update<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update todo_list set tl_title=$1,tl_date=to_date($2,'DD.MM.YYYY'),tl_desc=$3 "</text:span><text:span text:style-name="symbol0_5f_php">.</text:span><text:line-break/> <text:s text:c="5"/><text:span text:style-name="string_5f_php">" where tl_id = $4"</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tl_id<text:span text:style-name="symbol0_5f_php">)</text:span><text:line-break/><text:tab/><text:tab/> <text:span text:style-name="symbol0_5f_php">);</text:span><text:line-break/><text:tab/><text:tab/> <text:line-break/> <text:s/><text:span text:style-name="symbol0_5f_php">}</text:span></text:p>
      <text:p text:style-name="Standard">Comme cette partie est vraiment répétitive et change peu, j'ai mis au point un script (dev/manage-code/create-file/create_phpclass.py) pour directement générer le code sur base de la définition d'une table. Cela réduit vraiment le temps de travail.</text:p>
      <text:p text:style-name="Standard"/>
      <text:p text:style-name="code"><text:span text:style-name="keyword2_5f_php">static</text:span> <text:span text:style-name="keyword1_5f_php">function</text:span> test_me<text:span text:style-name="symbol0_5f_php">()</text:span> <text:span text:style-name="symbol0_5f_php">{</text:span><text:line-break/> <text:s text:c="3"/><text:span text:style-name="regexp0_5f_php">$cn</text:span><text:span text:style-name="symbol0_5f_php">=</text:span>DbConnect<text:span text:style-name="symbol0_5f_php">(</text:span>dossier<text:span text:style-name="symbol0_5f_php">::</text:span><text:span text:style-name="member1_5f_php">id</text:span><text:span text:style-name="symbol0_5f_php">());</text:span><text:line-break/> <text:s text:c="3"/><text:span text:style-name="regexp0_5f_php">$r</text:span><text:span text:style-name="symbol0_5f_php">=</text:span><text:span text:style-name="keyword1_5f_php">new</text:span> Todo_List<text:span text:style-name="symbol0_5f_php">(</text:span><text:span text:style-name="regexp0_5f_php">$cn</text:span><text:span text:style-name="symbol0_5f_php">);</text:span><text:line-break/> <text:s text:c="3"/><text:span text:style-name="regexp0_5f_php">$r</text:span><text:span text:style-name="symbol0_5f_php">-&gt;</text:span>set_parameter<text:span text:style-name="string_5f_php">('title','test'</text:span><text:span text:style-name="symbol0_5f_php">);</text:span><text:line-break/> <text:s text:c="3"/><text:span text:style-name="regexp0_5f_php">$r</text:span><text:span text:style-name="symbol0_5f_php">-&gt;</text:span>use_login<text:span text:style-name="string_5f_php">='phpcompta'</text:span><text:span text:style-name="symbol0_5f_php">;</text:span><text:line-break/> <text:s text:c="3"/><text:span text:style-name="regexp0_5f_php">$r</text:span><text:span text:style-name="symbol0_5f_php">-&gt;</text:span>set_parameter<text:span text:style-name="string_5f_php">('date','02.03.2008'</text:span><text:span text:style-name="symbol0_5f_php">);</text:span><text:line-break/> <text:s text:c="3"/><text:span text:style-name="regexp0_5f_php">$r</text:span><text:span text:style-name="symbol0_5f_php">-&gt;</text:span>save<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3</text:span><text:span text:style-name="symbol0_5f_php">);</text:span><text:line-break/> <text:s text:c="3"/><text:span text:style-name="regexp0_5f_php">$r</text:span><text:span text:style-name="symbol0_5f_php">-&gt;</text:span>load<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title','Test UPDATE'</text:span><text:span text:style-name="symbol0_5f_php">);</text:span><text:line-break/> <text:s text:c="3"/><text:span text:style-name="regexp0_5f_php">$r</text:span><text:span text:style-name="symbol0_5f_php">-&gt;</text:span>save<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1</text:span><text:span text:style-name="symbol0_5f_php">);</text:span><text:line-break/> <text:s text:c="3"/><text:span text:style-name="regexp0_5f_php">$r</text:span><text:span text:style-name="symbol0_5f_php">-&gt;</text:span>delete<text:span text:style-name="symbol0_5f_php">();</text:span><text:line-break/> <text:s/><text:span text:style-name="symbol0_5f_php">}</text:span><text:line-break/> <text:s text:c="3"/><text:span text:style-name="keyword1_5f_php">public</text:span> <text:span text:style-name="keyword1_5f_php">function</text:span> get_info<text:span text:style-name="symbol0_5f_php">()</text:span> <text:span text:style-name="symbol0_5f_php">{</text:span> <text:s text:c="3"/></text:p>
      <text:p text:style-name="code"><text:s text:c="4"/><text:span text:style-name="keyword0_5f_php">return</text:span> <text:span text:style-name="keyword2_5f_php">var_export</text:span><text:span text:style-name="symbol0_5f_php">(</text:span><text:span text:style-name="keyword1_5f_php">self</text:span><text:span text:style-name="symbol0_5f_php">::</text:span><text:span text:style-name="regexp0_5f_php">$variable</text:span><text:span text:style-name="symbol0_5f_php">,</text:span><text:span text:style-name="keyword1_5f_php">true</text:span><text:span text:style-name="symbol0_5f_php">);</text:span> <text:s/></text:p>
      <text:p text:style-name="code"><text:span text:style-name="symbol0_5f_php">}</text:span></text:p>
      <text:p text:style-name="Standard"/>
      <text:p text:style-name="Standard"/>
      <text:p text:style-name="Standard">Et finalement, les fonctions info et test_me qui sont très utiles lors des phases de déboggages. Je crée une simple page html/test.php et j'appelle la classe; dans la fonction test_me je mets tout ce que je souhaite tester.</text:p>
      <text:p text:style-name="Standard"/>
      <text:h text:style-name="Heading_20_5" text:outline-level="5"><text:bookmark-start text:name="__RefHeading__8959_1744360225"/>Nouvelle méthode<text:bookmark-end text:name="__RefHeading__8959_1744360225"/></text:h>
      <text:p text:style-name="Standard"><text:soft-page-break/></text:p>
      <text:p text:style-name="Standard">Nous avons créér une classe Phpcompta_Sql qui va nous permettre de faire la même chose en très peu de ligne de code. </text:p>
      <text:p text:style-name="Standard"/>
      <text:p text:style-name="Standard">Cette classe fournit les fonctions suivantes</text:p>
      <text:list xml:id="list951673903" text:style-name="L30">
        <text:list-item>
          <text:p text:style-name="P54">insert pour insérer une ligne <text:s/>dans la base de données</text:p>
        </text:list-item>
        <text:list-item>
          <text:p text:style-name="P54">delete pour insérer une ligne <text:s/>dans la base de données </text:p>
        </text:list-item>
        <text:list-item>
          <text:p text:style-name="P54">update pour mettre à jour une ligne dans la base de données</text:p>
        </text:list-item>
        <text:list-item>
          <text:p text:style-name="P54">verify à surcharger, vérifie que les données sont conformes</text:p>
        </text:list-item>
        <text:list-item>
          <text:p text:style-name="P54">setp setter</text:p>
        </text:list-item>
        <text:list-item>
          <text:p text:style-name="P54">getp getter</text:p>
        </text:list-item>
        <text:list-item>
          <text:p text:style-name="P54">get_info affiche le contenu de l'objet</text:p>
        </text:list-item>
        <text:list-item>
          <text:p text:style-name="P54">from_array transforme un tableau en un objet</text:p>
        </text:list-item>
        <text:list-item>
          <text:p text:style-name="P54">seek recherche dans la table sur base d'une condition </text:p>
        </text:list-item>
        <text:list-item>
          <text:p text:style-name="P54">next retourne l'objet suivant (après seek)</text:p>
        </text:list-item>
      </text:list>
      <text:p text:style-name="Standard"/>
      <text:p text:style-name="Standard">Voici tout le code à taper par table, exemple pour la table stock_change</text:p>
      <text:p text:style-name="code"><text:span text:style-name="keyword1_5f_php">class</text:span> Stock_Change_Sql <text:span text:style-name="keyword1_5f_php">extends</text:span> PhpCompta_Sql<text:line-break/><text:span text:style-name="symbol0_5f_php">{</text:span><text:line-break/><text:tab/><text:span text:style-name="comment0_5f_php">// Le contructeur obligatoire<text:line-break/><text:tab/></text:span><text:span text:style-name="keyword1_5f_php">function</text:span><text:span text:style-name="comment0_5f_php"> __construct</text:span><text:span text:style-name="symbol0_5f_php">(</text:span><text:span text:style-name="regexp0_5f_php">$p_id</text:span><text:span text:style-name="comment0_5f_php"> </text:span><text:span text:style-name="symbol0_5f_php">=</text:span><text:span text:style-name="comment0_5f_php"> </text:span><text:span text:style-name="symbol0_5f_php">-</text:span><text:span text:style-name="number_5f_php">1</text:span><text:span text:style-name="symbol0_5f_php">)</text:span><text:span text:style-name="comment0_5f_php"><text:line-break/><text:tab/></text:span><text:span text:style-name="symbol0_5f_php">{</text:span></text:p>
      <text:p text:style-name="code"><text:tab/><text:tab/><text:span text:style-name="comment0_5f_php">// Façon dont les dates sont utilisées<text:line-break/><text:tab/><text:tab/></text:span><text:span text:style-name="regexp0_5f_php-brief">$this</text:span><text:span text:style-name="symbol0_5f_php-brief">-&gt;</text:span><text:span text:style-name="comment0_5f_php">date_format</text:span><text:span text:style-name="symbol0_5f_php-brief">=</text:span><text:span text:style-name="string_5f_php-brief">"DD.MM.YYYY"</text:span><text:span text:style-name="symbol0_5f_php-brief">;</text:span></text:p>
      <text:p text:style-name="code"><text:tab/><text:tab/><text:span text:style-name="comment0_5f_php">// Nom de la table <text:line-break/><text:tab/><text:tab/></text:span><text:span text:style-name="regexp0_5f_php-brief">$this</text:span><text:span text:style-name="symbol0_5f_php-brief">-&gt;</text:span><text:span text:style-name="comment0_5f_php">table </text:span><text:span text:style-name="symbol0_5f_php-brief">=</text:span><text:span text:style-name="comment0_5f_php"> </text:span><text:span text:style-name="string_5f_php-brief">"public.stock_change"</text:span><text:span text:style-name="symbol0_5f_php-brief">;</text:span></text:p>
      <text:p text:style-name="code"><text:tab/><text:tab/><text:span text:style-name="comment0_5f_php-brief">// nom de la clef primaire<text:line-break/><text:tab/><text:tab/></text:span><text:span text:style-name="regexp0_5f_php">$this</text:span><text:span text:style-name="symbol0_5f_php">-&gt;</text:span><text:span text:style-name="comment0_5f_php-brief">primary_key </text:span><text:span text:style-name="symbol0_5f_php">=</text:span><text:span text:style-name="comment0_5f_php-brief"> </text:span><text:span text:style-name="string_5f_php">"c_id"</text:span><text:span text:style-name="symbol0_5f_php">;</text:span><text:span text:style-name="comment0_5f_php-brief"><text:line-break/></text:span></text:p>
      <text:p text:style-name="code"><text:tab/><text:tab/><text:span text:style-name="comment0_5f_php-brief">// Structure de la table, à gauche le nom logique utilisable<text:line-break/><text:tab/><text:tab/>// avec les getters/setters (setp/getp) et à droite le nom de la<text:line-break/><text:tab/><text:tab/>// colonne<text:line-break/><text:tab/><text:tab/></text:span><text:span text:style-name="regexp0_5f_php">$this</text:span><text:span text:style-name="symbol0_5f_php">-&gt;</text:span><text:span text:style-name="comment0_5f_php-brief">name </text:span><text:span text:style-name="symbol0_5f_php">=</text:span><text:span text:style-name="comment0_5f_php-brief"> </text:span><text:span text:style-name="keyword2_5f_php">array</text:span><text:span text:style-name="symbol0_5f_php">(</text:span><text:span text:style-name="comment0_5f_php-brief"><text:line-break/><text:tab/><text:tab/><text:tab/></text:span><text:span text:style-name="string_5f_php">"id"</text:span><text:span text:style-name="comment0_5f_php-brief"> </text:span><text:span text:style-name="symbol0_5f_php">=&gt;</text:span><text:span text:style-name="comment0_5f_php-brief"> </text:span><text:span text:style-name="string_5f_php">"c_id"</text:span><text:span text:style-name="symbol0_5f_php">,</text:span><text:span text:style-name="comment0_5f_php-brief"><text:line-break/><text:tab/><text:tab/><text:tab/></text:span><text:span text:style-name="string_5f_php">"c_comment"</text:span><text:span text:style-name="comment0_5f_php-brief"> </text:span><text:span text:style-name="symbol0_5f_php">=&gt;</text:span><text:span text:style-name="comment0_5f_php-brief"> </text:span><text:span text:style-name="string_5f_php">"c_comment"</text:span><text:span text:style-name="symbol0_5f_php">,</text:span><text:span text:style-name="comment0_5f_php-brief"><text:line-break/><text:tab/><text:tab/><text:tab/></text:span><text:span text:style-name="string_5f_php">"c_date"</text:span><text:span text:style-name="comment0_5f_php-brief"> </text:span><text:span text:style-name="symbol0_5f_php">=&gt;</text:span><text:span text:style-name="comment0_5f_php-brief"> </text:span><text:span text:style-name="string_5f_php">"c_date"</text:span><text:span text:style-name="symbol0_5f_php">,</text:span><text:span text:style-name="comment0_5f_php-brief"><text:line-break/><text:tab/><text:tab/><text:tab/></text:span><text:span text:style-name="string_5f_php">"tech_date"</text:span><text:span text:style-name="symbol0_5f_php">=&gt;</text:span><text:span text:style-name="string_5f_php">"tech_date"</text:span><text:span text:style-name="symbol0_5f_php">,</text:span><text:span text:style-name="comment0_5f_php-brief"><text:line-break/><text:tab/><text:tab/><text:tab/></text:span><text:span text:style-name="string_5f_php">"tech_user"</text:span><text:span text:style-name="symbol0_5f_php">=&gt;</text:span><text:span text:style-name="string_5f_php">"tech_user"</text:span><text:span text:style-name="symbol0_5f_php">,</text:span><text:span text:style-name="comment0_5f_php-brief"><text:line-break/><text:tab/><text:tab/><text:tab/></text:span><text:span text:style-name="string_5f_php">"r_id"</text:span><text:span text:style-name="symbol0_5f_php">=&gt;</text:span><text:span text:style-name="string_5f_php">"r_id"</text:span><text:span text:style-name="comment0_5f_php-brief"><text:line-break/><text:tab/><text:tab/></text:span><text:span text:style-name="symbol0_5f_php">);</text:span><text:span text:style-name="comment0_5f_php-brief"><text:line-break/><text:tab/><text:tab/>// Type de données<text:line-break/><text:tab/><text:tab/></text:span><text:span text:style-name="regexp0_5f_php-brief">$this</text:span><text:span text:style-name="symbol0_5f_php-brief">-&gt;</text:span><text:span text:style-name="comment0_5f_php-brief">type </text:span><text:span text:style-name="symbol0_5f_php-brief">=</text:span><text:span text:style-name="comment0_5f_php-brief"> </text:span><text:span text:style-name="keyword2_5f_php-brief">array</text:span><text:span text:style-name="symbol0_5f_php-brief">(</text:span><text:span text:style-name="comment0_5f_php-brief"><text:line-break/><text:tab/><text:tab/><text:tab/></text:span><text:span text:style-name="string_5f_php-brief">"c_id"</text:span><text:span text:style-name="comment0_5f_php-brief"> </text:span><text:span text:style-name="symbol0_5f_php-brief">=&gt;</text:span><text:span text:style-name="comment0_5f_php-brief"> </text:span><text:span text:style-name="string_5f_php-brief">"numeric"</text:span><text:span text:style-name="symbol0_5f_php-brief">,</text:span><text:span text:style-name="comment0_5f_php-brief"><text:line-break/><text:tab/><text:tab/><text:tab/></text:span><text:span text:style-name="string_5f_php-brief">"c_comment"</text:span><text:span text:style-name="comment0_5f_php-brief"> </text:span><text:span text:style-name="symbol0_5f_php-brief">=&gt;</text:span><text:span text:style-name="comment0_5f_php-brief"> </text:span><text:span text:style-name="string_5f_php-brief">"text"</text:span><text:span text:style-name="symbol0_5f_php-brief">,</text:span><text:span text:style-name="comment0_5f_php-brief"><text:line-break/><text:tab/><text:tab/><text:tab/></text:span><text:span text:style-name="string_5f_php-brief">"c_date"</text:span><text:span text:style-name="comment0_5f_php-brief"> </text:span><text:span text:style-name="symbol0_5f_php-brief">=&gt;</text:span><text:span text:style-name="comment0_5f_php-brief"> </text:span><text:span text:style-name="string_5f_php-brief">"date"</text:span><text:span text:style-name="symbol0_5f_php-brief">,</text:span><text:span text:style-name="comment0_5f_php-brief"><text:line-break/><text:tab/><text:tab/><text:tab/></text:span><text:span text:style-name="string_5f_php-brief">"tech_date"</text:span><text:span text:style-name="symbol0_5f_php-brief">=&gt;</text:span><text:span text:style-name="string_5f_php-brief">"date"</text:span><text:span text:style-name="symbol0_5f_php-brief">,</text:span><text:span text:style-name="comment0_5f_php-brief"><text:line-break/><text:tab/><text:tab/><text:tab/></text:span><text:span text:style-name="string_5f_php-brief">"tech_user"</text:span><text:span text:style-name="symbol0_5f_php-brief">=&gt;</text:span><text:span text:style-name="string_5f_php-brief">"text"</text:span><text:span text:style-name="symbol0_5f_php-brief">,</text:span><text:span text:style-name="comment0_5f_php-brief"><text:line-break/><text:tab/><text:tab/><text:tab/></text:span><text:span text:style-name="string_5f_php-brief">"r_id"</text:span><text:span text:style-name="symbol0_5f_php-brief">=&gt;</text:span><text:span text:style-name="string_5f_php-brief">"numeric"</text:span><text:span text:style-name="comment0_5f_php-brief"><text:line-break/><text:tab/><text:tab/></text:span><text:span text:style-name="symbol0_5f_php-brief">);</text:span><text:span text:style-name="comment0_5f_php-brief"><text:line-break/><text:tab/><text:tab/>// Les colonnes qui ne peuvent pas être changée ni par insert ni par <text:line-break/></text:span><text:tab/><text:tab/><text:span text:style-name="comment0_5f_php">// update parce leurs valeurs sont données automatiquement <text:line-break/></text:span><text:tab/><text:tab/><text:span text:style-name="comment0_5f_php">// exemple : la clef primaire qui est un numéro de séquence <text:line-break/><text:tab/></text:span><text:tab/><text:span text:style-name="comment0_5f_php">//automatiquement donné<text:line-break/><text:tab/><text:tab/></text:span><text:span text:style-name="regexp0_5f_php-brief">$this</text:span><text:span text:style-name="symbol0_5f_php-brief">-&gt;</text:span><text:span text:style-name="comment0_5f_php">default </text:span><text:span text:style-name="symbol0_5f_php-brief">=</text:span><text:span text:style-name="comment0_5f_php"> </text:span><text:span text:style-name="keyword2_5f_php-brief">array</text:span><text:span text:style-name="symbol0_5f_php-brief">(</text:span><text:span text:style-name="comment0_5f_php"><text:line-break/><text:tab/><text:tab/><text:tab/></text:span><text:span text:style-name="string_5f_php-brief">"c_id"</text:span><text:span text:style-name="comment0_5f_php"> </text:span><text:span text:style-name="symbol0_5f_php-brief">=&gt;</text:span><text:span text:style-name="comment0_5f_php"> </text:span><text:span text:style-name="string_5f_php-brief">"auto"</text:span><text:span text:style-name="symbol0_5f_php-brief">,</text:span><text:span text:style-name="comment0_5f_php"><text:line-break/><text:tab/><text:tab/><text:tab/></text:span><text:span text:style-name="string_5f_php-brief">"tech_date"</text:span><text:span text:style-name="comment0_5f_php"> </text:span><text:span text:style-name="symbol0_5f_php-brief">=&gt;</text:span><text:span text:style-name="comment0_5f_php"> </text:span><text:span text:style-name="string_5f_php-brief">"auto"</text:span><text:span text:style-name="comment0_5f_php"><text:line-break/></text:span><text:span text:style-name="comment0_5f_php"><text:tab/><text:tab/></text:span><text:span text:style-name="symbol0_5f_php-brief">);</text:span><text:span text:style-name="comment0_5f_php"><text:line-break/></text:span><text:span text:style-name="comment0_5f_php"><text:tab/><text:tab/></text:span><text:span text:style-name="keyword2_5f_php-brief">global</text:span><text:span text:style-name="comment0_5f_php"> </text:span><text:span text:style-name="regexp0_5f_php-brief">$cn</text:span><text:span text:style-name="symbol0_5f_php-brief">;</text:span><text:span text:style-name="comment0_5f_php"><text:line-break/><text:line-break/><text:tab/><text:tab/>parent</text:span><text:span text:style-name="symbol0_5f_php-brief">::</text:span><text:span text:style-name="comment0_5f_php">__construct</text:span><text:span text:style-name="symbol0_5f_php-brief">(</text:span><text:span text:style-name="regexp0_5f_php-brief">$cn</text:span><text:span text:style-name="symbol0_5f_php-brief">,</text:span><text:span text:style-name="comment0_5f_php"> </text:span><text:span text:style-name="regexp0_5f_php-brief">$p_id</text:span><text:span text:style-name="symbol0_5f_php-brief">);</text:span><text:span text:style-name="comment0_5f_php"><text:line-break/><text:tab/></text:span><text:span text:style-name="symbol0_5f_php-brief">}</text:span><text:span text:style-name="comment0_5f_php"><text:line-break/></text:span><text:span text:style-name="symbol0_5f_php-brief">}</text:span></text:p>
      <text:p text:style-name="Standard"><text:span text:style-name="symbol0_5f_php-brief"><text:span text:style-name="T19">Si on change la structure d'une table, il ne faut presque rien changer : seulement quelques lignes. </text:span></text:span></text:p>
      <text:h text:style-name="Heading_20_3" text:outline-level="3"><text:bookmark-start text:name="__RefHeading__8339_47197458"/>Conclusion<text:bookmark-end text:name="__RefHeading__8339_47197458"/></text:h>
      <text:p text:style-name="Standard">Voilà si vous m'avez suivi jusqu'ici et que vous adoptez ma méthode de travail vous <text:soft-page-break/>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text:bookmark-start text:name="__RefHeading__8341_47197458"/>API fournie<text:bookmark-end text:name="__RefHeading__8341_47197458"/></text:h>
      <text:p text:style-name="P4">Introduction Ceci complète la documentation Doxygen générée et résume les fonctions les plus utilisées</text:p>
      <text:p text:style-name="Standard"/>
      <text:h text:style-name="Heading_20_4" text:outline-level="4"><text:bookmark-start text:name="__RefHeading__8027_47197458"/>Class HtmlInput <text:bookmark-end text:name="__RefHeading__8027_47197458"/></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PhpCompta, </text:p>
      <text:p text:style-name="Standard">IPoste : renvoie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9"/>
      <text:h text:style-name="Heading_20_2" text:outline-level="2"><text:bookmark-start text:name="__RefHeading__3328_1659357091"/>Les extensions<text:bookmark-end text:name="__RefHeading__3328_1659357091"/></text:h>
      <text:p text:style-name="Standard"><text:line-break/>PhpCompta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text:bookmark-start text:name="__RefHeading__8343_47197458"/>L'API<text:bookmark-end text:name="__RefHeading__8343_47197458"/></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œuvre afin d'écrire une extension ou plugin.<text:line-break/></text:p>
      <text:h text:style-name="Heading_20_3" text:outline-level="3"><text:bookmark-start text:name="__RefHeading__8345_47197458"/>Installation de l'extension<text:bookmark-end text:name="__RefHeading__8345_47197458"/></text:h>
      <text:p text:style-name="Standard"><text:line-break/>Les extensions se trouvent toujours le sous-répertoire PhpCompta/include/ext, pour notre plugin que nous appellerons DUMMY, le répertoire correspondant sera /PhpCompta/include/ext/dummy. La première étape est donc de signaler à PhpCompta l'existence de cette extension. Pour cela, il faut ,dans PhpCompta, dans le « direct access »<text:line-break/></text:p>
      <text:h text:style-name="Heading_20_3" text:outline-level="3"><text:bookmark-start text:name="__RefHeading__8347_47197458"/>Explication des champs<text:line-break/><text:bookmark-end text:name="__RefHeading__8347_47197458"/></text:h>
      <text:list xml:id="list236847982" text:style-name="L31">
        <text:list-item>
          <text:p text:style-name="P55">Label, est le nom de menu de votre extension</text:p>
        </text:list-item>
        <text:list-item>
          <text:p text:style-name="P55">Code est utilisé pour inclure le fichier du plugin, il correspond au champs caché EXT</text:p>
        </text:list-item>
        <text:list-item>
          <text:p text:style-name="P55">Fichier est le chemin vers l'extension (sans le répertoire phpcompta/include/ext)</text:p>
          <text:p text:style-name="P55"><text:s/><text:line-break/></text:p>
        </text:list-item>
      </text:list>
      <text:p text:style-name="Standard"><text:s/>Pour notre extension, les valeurs suivantes sont données</text:p>
      <text:list xml:id="list1146350424" text:style-name="L32">
        <text:list-item>
          <text:p text:style-name="P56">Label : Mon dummy à moi</text:p>
        </text:list-item>
      </text:list>
      <text:list xml:id="list262985765" text:style-name="L33">
        <text:list-item>
          <text:p text:style-name="P57">code : dum</text:p>
        </text:list-item>
        <text:list-item>
          <text:p text:style-name="P57">Fichier : dummy/dummy.php</text:p>
          <text:p text:style-name="P65"><text:soft-page-break/><text:s/><text:line-break/> <text:line-break/>Vous sauvez, cliquer sur Extension et vous verrez apparaître un nouveau plugin appelé "Mon dummy à moi"; si vous cliquez dessus, la page ext/dummy/dummy.php sera exécutée.</text:p>
        </text:list-item>
      </text:list>
      <text:h text:style-name="Heading_20_3" text:outline-level="3"><text:bookmark-start text:name="__RefHeading__8349_47197458"/>Développement du plugin<text:bookmark-end text:name="__RefHeading__8349_47197458"/></text:h>
      <text:h text:style-name="Heading_20_4" text:outline-level="4"><text:bookmark-start text:name="__RefHeading__8029_47197458"/><text:s/>Connexion à la base de données<text:bookmark-end text:name="__RefHeading__8029_47197458"/></text:h>
      <text:p text:style-name="P5">Certaines valeurs doivent <text:s/>toujours être passées à chaque page, par exemple gDossier qui est l'identifiant du dossier ou ac qui l'action demandée.</text:p>
      <text:p text:style-name="P5"><text:s/>Pour se connecter c'est assez facile, il faut utiliser la classe Database et la classe Dossier.</text:p>
      <text:p text:style-name="P5"><text:s/>Donc on écrit dans dummy.php</text:p>
      <text:p text:style-name="P5"/>
      <text:p text:style-name="code"><text:s/><text:span text:style-name="keyword2_5f_php">echo</text:span> <text:span text:style-name="string_5f_php">"L' identifiant de mon dossier est "</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réel est "</text:span><text:span text:style-name="symbol0_5f_php">.</text:span>DOMAIN<text:span text:style-name="symbol0_5f_php">.</text:span><text:span text:style-name="string_5f_php">"dossier"</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est "</text:span><text:span text:style-name="symbol0_5f_php">.</text:span>dossier<text:span text:style-name="symbol0_5f_php">::</text:span><text:span text:style-name="member1_5f_php">name</text:span><text:span text:style-name="symbol0_5f_php">().</text:span><text:span text:style-name="string_5f_php">"&lt;br&gt;"</text:span><text:span text:style-name="symbol0_5f_php">;</text:span><text:line-break/></text:p>
      <text:p text:style-name="code"><text:s text:c="2"/><text:span text:style-name="comment0_5f_php">// Je me connecte à présent à ce dossier</text:span></text:p>
      <text:p text:style-name="code"><text:s/><text:span text:style-name="regexp0_5f_php">$cn_db</text:span><text:span text:style-name="symbol0_5f_php">=</text:span><text:span text:style-name="keyword1_5f_php">new</text:span> Database<text:span text:style-name="symbol0_5f_php">(</text:span>dossier<text:span text:style-name="symbol0_5f_php">::</text:span><text:span text:style-name="member1_5f_php">id</text:span><text:span text:style-name="symbol0_5f_php">());</text:span></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 <text:line-break/> Pour avoir toutes les fiches, <text:line-break/> </text:p>
      <text:p text:style-name="code"><text:s/><text:span text:style-name="regexp0_5f_php">$fiche</text:span><text:span text:style-name="symbol0_5f_php">=</text:span> <text:span text:style-name="keyword1_5f_php">new</text:span> Fiche<text:span text:style-name="symbol0_5f_php">(</text:span><text:span text:style-name="regexp0_5f_php">$cn_db</text:span><text:span text:style-name="symbol0_5f_php">);</text:span><text:line-break/> <text:span text:style-name="regexp0_5f_php">$aFicheMateriel</text:span><text:span text:style-name="symbol0_5f_php">=</text:span><text:span text:style-name="regexp0_5f_php">$fiche</text:span><text:span text:style-name="symbol0_5f_php">-&gt;</text:span>getByDef<text:span text:style-name="symbol0_5f_php">(</text:span><text:span text:style-name="number_5f_php">7</text:span><text:span text:style-name="symbol0_5f_php">);</text:span>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text:span text:style-name="symbol0_5f_php">(</text:span><text:span text:style-name="regexp0_5f_php">$i</text:span><text:span text:style-name="symbol0_5f_php">=</text:span><text:span text:style-name="number_5f_php">0</text:span><text:span text:style-name="symbol0_5f_php">;</text:span> <text:span text:style-name="regexp0_5f_php">$i</text:span> <text:span text:style-name="symbol0_5f_php">&lt;</text:span> <text:span text:style-name="keyword2_5f_php">count</text:span><text:span text:style-name="symbol0_5f_php">(</text:span><text:span text:style-name="regexp0_5f_php">$aFicheMateriel</text:span><text:span text:style-name="symbol0_5f_php">);</text:span><text:span text:style-name="regexp0_5f_php">$i</text:span><text:span text:style-name="symbol0_5f_php">++)</text:span> <text:span text:style-name="symbol0_5f_php">{</text:span><text:line-break/> <text:s text:c="3"/><text:line-break/><text:tab/><text:span text:style-name="keyword2_5f_php">echo</text:span> <text:span text:style-name="string_5f_php">"&lt;ul&gt;<text:line-break/></text:span><text:span text:style-name="string_5f_php"> <text:s text:c="3"/>echo "</text:span><text:span text:style-name="symbol0_5f_php">&lt;</text:span>li<text:span text:style-name="symbol0_5f_php">&gt;</text:span> <text:span text:style-name="string_5f_php">";<text:line-break/><text:tab/>echo "</text:span>Nom<text:span text:style-name="string_5f_php">";<text:line-break/><text:tab/>echo $aFicheMateriel[$i]-&gt;strAttribut(ATTR_DEF_NAME);<text:line-break/><text:tab/>echo "</text:span><text:span text:style-name="symbol0_5f_php">&lt;/</text:span>li<text:span text:style-name="symbol0_5f_php">&gt;</text:span><text:span text:style-name="string_5f_php">";<text:line-break/><text:tab/><text:line-break/><text:tab/>echo "</text:span><text:span text:style-name="symbol0_5f_php">&lt;</text:span>li<text:span text:style-name="symbol0_5f_php">&gt;</text:span> <text:span text:style-name="string_5f_php">";<text:line-break/><text:tab/>echo "</text:span>Prix <text:span text:style-name="string_5f_php">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span><text:span text:style-name="string_5f_php"><text:tab/><text:line-break/><text:tab/>echo "&lt;/ul&gt;<text:line-break/> }</text:span></text:p>
      <text:p text:style-name="P5"/>
      <text:h text:style-name="Heading_20_4" text:outline-level="4"><text:bookmark-start text:name="__RefHeading__8031_47197458"/><text:s/>FORM<text:bookmark-end text:name="__RefHeading__8031_47197458"/></text:h>
      <text:p text:style-name="P5"><text:soft-page-break/><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text:span text:style-name="regexp0_5f_php">$year</text:span><text:span text:style-name="symbol0_5f_php">=</text:span><text:span text:style-name="keyword1_5f_php">new</text:span> IText<text:span text:style-name="string_5f_php">('year'</text:span><text:span text:style-name="symbol0_5f_php">);</text:span><text:line-break/> <text:span text:style-name="regexp0_5f_php">$str_year</text:span><text:span text:style-name="symbol0_5f_php">=</text:span><text:span text:style-name="regexp0_5f_php">$year</text:span><text:span text:style-name="symbol0_5f_php">-&gt;</text:span>input<text:span text:style-name="symbol0_5f_php">();</text:span><text:line-break/> <text:span text:style-name="regexp0_5f_php">$str_submit</text:span><text:span text:style-name="symbol0_5f_php">=</text:span>HtmlInput<text:span text:style-name="symbol0_5f_php">::</text:span><text:span text:style-name="member1_5f_php">submit</text:span><text:span text:style-name="string_5f_php">('year_left','Appliquer'</text:span><text:span text:style-name="symbol0_5f_php">);</text:span><text:line-break/> <text:span text:style-name="keyword0_5f_php">require_once</text:span><text:span text:style-name="string_5f_php">('template1.php'</text:span><text:span text:style-name="symbol0_5f_php">);</text:span></text:p>
      <text:p text:style-name="code"><text:s/><text:line-break/> template1<text:span text:style-name="symbol0_5f_php">.</text:span>php</text:p>
      <text:p text:style-name="code"><text:span text:style-name="symbol0_5f_php">&lt;</text:span>FORM METHOD<text:span text:style-name="symbol0_5f_php">=</text:span><text:span text:style-name="string_5f_php">"GET"</text:span> ACTION<text:span text:style-name="symbol0_5f_php">=</text:span><text:span text:style-name="string_5f_php">"extension.php"</text:span><text:span text:style-name="symbol0_5f_php">&gt;</text:span><text:line-break/> <text:span text:style-name="symbol0_5f_php">&lt;</text:span>?<text:span text:style-name="symbol0_5f_php">=</text:span>dossier<text:span text:style-name="symbol0_5f_php">::</text:span><text:span text:style-name="member1_5f_php">hidden</text:span><text:span text:style-name="symbol0_5f_php">()</text:span>?<text:span text:style-name="symbol0_5f_php">&gt;</text:span><text:line-break/> <text:span text:style-name="symbol0_5f_php">&lt;</text:span>?<text:span text:style-name="symbol0_5f_php">=</text:span>HtmlInput<text:span text:style-name="symbol0_5f_php">::</text:span><text:span text:style-name="member1_5f_php">extension</text:span><text:span text:style-name="symbol0_5f_php">()</text:span>?<text:span text:style-name="symbol0_5f_php">&gt;</text:span></text:p>
      <text:p text:style-name="code"><text:span text:style-name="symbol0_5f_php"><text:s/>&lt;?=</text:span><text:span text:style-name="symbol0_5f_php"><text:span text:style-name="T10">HtmlInput</text:span></text:span><text:span text:style-name="symbol0_5f_php">::</text:span><text:span text:style-name="member1_5f_php">request_to_hidden</text:span><text:span text:style-name="symbol0_5f_php">(array(</text:span><text:span text:style-name="symbol0_5f_php"><text:span text:style-name="T13">'ac',plugin_code'),$_REQUEST</text:span></text:span><text:span text:style-name="symbol0_5f_php">)?&gt;</text:span><text:line-break/> Solde pour <text:span text:style-name="string_5f_php">l'année : &lt;?=$str_year?&gt;<text:line-break/> &lt;?=$str_submit?&gt;<text:line-break/></text:span><text:span text:style-name="string_5f_php"> &lt;/form&gt;</text:span><text:line-break/></text:p>
      <text:p text:style-name="P5">Puis dans le début du fichier ext/dummy/dummy.php, on ajoutera un test pour savoir un FORM a été soumis et on affichera<text:line-break/>une boîte de dialogue.<text:line-break/></text:p>
      <text:p text:style-name="code"><text:span text:style-name="keyword0_5f_php">if</text:span> <text:span text:style-name="symbol0_5f_php">(</text:span><text:span text:style-name="keyword2_5f_php">isset</text:span><text:span text:style-name="symbol0_5f_php">(</text:span><text:span text:style-name="regexp0_5f_php">$_GET</text:span><text:span text:style-name="string_5f_php">['year_left'</text:span><text:span text:style-name="symbol0_5f_php">])){</text:span><text:line-break/> <text:s text:c="2"/>alert<text:span text:style-name="string_5f_php">('Vous avez demandé le nombre d</text:span><text:span text:style-name="escaped_5f_php">\'</text:span><text:span text:style-name="string_5f_php">années restantes'</text:span><text:span text:style-name="symbol0_5f_php">);</text:span><text:line-break/><text:span text:style-name="symbol0_5f_php">}</text:span><text:line-break/></text:p>
      <text:h text:style-name="Heading_20_4" text:outline-level="4"><text:bookmark-start text:name="__RefHeading__8033_47197458"/>Plugin plus avancé<text:bookmark-end text:name="__RefHeading__8033_47197458"/></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text:span text:style-name="comment0_5f_php">// se connecter au dossier courant<text:line-break/></text:span><text:span text:style-name="regexp0_5f_php">$cn</text:span><text:span text:style-name="symbol0_5f_php">=</text:span><text:span text:style-name="keyword1_5f_php">new</text:span><text:span text:style-name="comment0_5f_php"> Database</text:span><text:span text:style-name="symbol0_5f_php">(</text:span><text:span text:style-name="comment0_5f_php">dossier</text:span><text:span text:style-name="symbol0_5f_php">::</text:span><text:span text:style-name="member1_5f_php">id</text:span><text:span text:style-name="symbol0_5f_php">());</text:span></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text:span text:style-name="keyword2_5f_php">echo</text:span><text:span text:style-name="string_5f_php"> '&lt;form METHOD="get" action="extension.php"&gt;'</text:span><text:span text:style-name="symbol0_5f_php">;</text:span><text:line-break/><text:span text:style-name="keyword2_5f_php">echo</text:span> dossier<text:span text:style-name="symbol0_5f_php">::</text:span><text:span text:style-name="member1_5f_php">hidden</text:span><text:span text:style-name="symbol0_5f_php">();</text:span><text:line-break/><text:span text:style-name="comment0_5f_php">//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text:span><text:span text:style-name="keyword2_5f_php">echo</text:span><text:span text:style-name="comment0_5f_php"> HtmlInput</text:span><text:span text:style-name="symbol0_5f_php">::</text:span><text:span text:style-name="member1_5f_php">extension</text:span><text:span text:style-name="symbol0_5f_php">();</text:span><text:span text:style-name="comment0_5f_php"><text:line-break/></text:span><text:span text:style-name="comment0_5f_php"><text:line-break/></text:span><text:span text:style-name="keyword2_5f_php">echo</text:span><text:span text:style-name="comment0_5f_php"> </text:span><text:span text:style-name="string_5f_php">"Choix de la catégorie de fiche"</text:span><text:span text:style-name="symbol0_5f_php">;</text:span><text:span text:style-name="comment0_5f_php"><text:line-break/></text:span><text:span text:style-name="regexp0_5f_php">$select_cat</text:span><text:span text:style-name="symbol0_5f_php">=</text:span><text:span text:style-name="keyword1_5f_php">new</text:span><text:span text:style-name="comment0_5f_php"> ISelect</text:span><text:span text:style-name="string_5f_php">('fd_id'</text:span><text:span text:style-name="symbol0_5f_php">);</text:span><text:span text:style-name="comment0_5f_php"><text:line-break/></text:span><text:span text:style-name="regexp0_5f_php">$select_cat</text:span><text:span text:style-name="symbol0_5f_php">-&gt;</text:span><text:span text:style-name="comment0_5f_php">value</text:span><text:span text:style-name="symbol0_5f_php">=</text:span><text:span text:style-name="regexp0_5f_php">$cn</text:span><text:span text:style-name="symbol0_5f_php">-&gt;</text:span><text:span text:style-name="comment0_5f_php">make_array</text:span><text:span text:style-name="string_5f_php">('select fd_id,fd_label from fiche_def where frd_id='</text:span><text:span text:style-name="symbol0_5f_php">.</text:span><text:span text:style-name="comment0_5f_php"><text:line-break/><text:tab/>FICHE_TYPE_CLIENT</text:span><text:span text:style-name="symbol0_5f_php">);</text:span><text:span text:style-name="comment0_5f_php"><text:line-break/></text:span><text:span text:style-name="keyword2_5f_php">echo</text:span><text:span text:style-name="comment0_5f_php"> </text:span><text:span text:style-name="regexp0_5f_php">$select_cat</text:span><text:span text:style-name="symbol0_5f_php">-&gt;</text:span><text:span text:style-name="comment0_5f_php">input</text:span><text:span text:style-name="symbol0_5f_php">();</text:span><text:span text:style-name="comment0_5f_php"><text:line-break/></text:span><text:span text:style-name="keyword2_5f_php">echo</text:span><text:span text:style-name="comment0_5f_php"> HtmlInput</text:span><text:span text:style-name="symbol0_5f_php">::</text:span><text:span text:style-name="member1_5f_php">submit</text:span><text:span text:style-name="string_5f_php">('display_prop','Afficher les propriétés'</text:span><text:span text:style-name="symbol0_5f_php">);</text:span><text:span text:style-name="comment0_5f_php"><text:line-break/><text:line-break/></text:span><text:span text:style-name="keyword2_5f_php">echo</text:span><text:span text:style-name="string_5f_php"> '&lt;/FORM&gt;'</text:span><text:span text:style-name="symbol0_5f_php">;</text:span></text:p>
      <text:p text:style-name="Standard"><text:soft-page-break/>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GET</text:span><text:span text:style-name="string_5f_php">['display_prop'</text:span><text:span text:style-name="symbol0_5f_php">])){</text:span><text:line-break/><text:tab/><text:span text:style-name="regexp0_5f_php">$a</text:span><text:span text:style-name="symbol0_5f_php">=</text:span><text:span text:style-name="keyword1_5f_php">new</text:span> Fiche<text:span text:style-name="symbol0_5f_php">(</text:span><text:span text:style-name="regexp0_5f_php">$cn</text:span><text:span text:style-name="symbol0_5f_php">);</text:span><text:line-break/><text:tab/><text:span text:style-name="regexp0_5f_php">$prop</text:span><text:span text:style-name="symbol0_5f_php">=</text:span><text:span text:style-name="regexp0_5f_php">$a</text:span><text:span text:style-name="symbol0_5f_php">-&gt;</text:span>toArray<text:span text:style-name="symbol0_5f_php">(</text:span><text:span text:style-name="regexp0_5f_php">$_GET</text:span><text:span text:style-name="string_5f_php">['fd_id'</text:span><text:span text:style-name="symbol0_5f_php">]);</text:span><text:line-break/><text:tab/><text:span text:style-name="keyword0_5f_php">foreach</text:span> <text:span text:style-name="symbol0_5f_php">(</text:span><text:span text:style-name="regexp0_5f_php">$prop</text:span> <text:span text:style-name="keyword0_5f_php">as</text:span> <text:span text:style-name="regexp0_5f_php">$key</text:span><text:span text:style-name="symbol0_5f_php">=&gt;</text:span><text:span text:style-name="regexp0_5f_php">$value</text:span><text:span text:style-name="symbol0_5f_php">)</text:span> <text:tab/><text:span text:style-name="keyword2_5f_php">echo</text:span> <text:span text:style-name="string_5f_php">"Index : $key valeur $value &lt;br/&gt;"</text:span><text:span text:style-name="symbol0_5f_php">;</text:span><text:line-break/><text:tab/><text:line-break/><text:tab/><text:span text:style-name="keyword2_5f_php">echo</text:span><text:span text:style-name="string_5f_php"> '&lt;form method="POST" action="extension.php" <text:s/>enctype="multipart/form-data"&gt;'</text:span><text:span text:style-name="symbol0_5f_php">;</text:span><text:line-break/><text:tab/><text:span text:style-name="keyword2_5f_php">echo</text:span> dossier<text:span text:style-name="symbol0_5f_php">::</text:span><text:span text:style-name="member1_5f_php">hidden</text:span><text:span text:style-name="symbol0_5f_php">();</text:span><text:line-break/><text:tab/><text:span text:style-name="keyword2_5f_php">echo</text:span> HtmlInput<text:span text:style-name="symbol0_5f_php">::</text:span><text:span text:style-name="member1_5f_php">extension</text:span><text:span text:style-name="symbol0_5f_php">();</text:span><text:line-break/><text:tab/><text:span text:style-name="keyword2_5f_php">echo</text:span> HtmlInput<text:span text:style-name="symbol0_5f_php">::</text:span><text:span text:style-name="member1_5f_php">hidden</text:span><text:span text:style-name="string_5f_php">('fd_id'</text:span><text:span text:style-name="symbol0_5f_php">,</text:span><text:span text:style-name="regexp0_5f_php">$_GET</text:span><text:span text:style-name="string_5f_php">['fd_id'</text:span><text:span text:style-name="symbol0_5f_php">]);</text:span><text:line-break/><text:tab/><text:span text:style-name="regexp0_5f_php">$file</text:span><text:span text:style-name="symbol0_5f_php">=</text:span><text:span text:style-name="keyword1_5f_php">new</text:span> IFile<text:span text:style-name="string_5f_php">('fichier_csv'</text:span><text:span text:style-name="symbol0_5f_php">);</text:span><text:line-break/><text:tab/><text:span text:style-name="keyword2_5f_php">echo</text:span> <text:span text:style-name="regexp0_5f_php">$file</text:span><text:span text:style-name="symbol0_5f_php">-&gt;</text:span>input<text:span text:style-name="symbol0_5f_php">();</text:span><text:line-break/><text:tab/><text:span text:style-name="keyword2_5f_php">echo</text:span> HtmlInput<text:span text:style-name="symbol0_5f_php">::</text:span><text:span text:style-name="member1_5f_php">submit</text:span><text:span text:style-name="string_5f_php">('start_import','Démarrez importation'</text:span><text:span text:style-name="symbol0_5f_php">);</text:span><text:line-break/><text:tab/><text:span text:style-name="keyword2_5f_php">echo</text:span><text:span text:style-name="string_5f_php"> '&lt;/form&gt;'</text:span><text:span text:style-name="symbol0_5f_php">;</text:span><text:line-break/><text:tab/><text:span text:style-name="keyword2_5f_php">exit</text:span><text:span text:style-name="symbol0_5f_php">;</text:span><text:line-break/><text:span text:style-name="symbol0_5f_php">}</text:span></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POST</text:span><text:span text:style-name="string_5f_php">['start_import'</text:span><text:span text:style-name="symbol0_5f_php">])){</text:span><text:line-break/><text:tab/><text:span text:style-name="regexp0_5f_php">$fd_id</text:span><text:span text:style-name="symbol0_5f_php">=</text:span><text:span text:style-name="regexp0_5f_php">$_POST</text:span><text:span text:style-name="string_5f_php">['fd_id'</text:span><text:span text:style-name="symbol0_5f_php">];</text:span><text:line-break/><text:tab/><text:span text:style-name="regexp0_5f_php">$tmp_file</text:span><text:span text:style-name="symbol0_5f_php">=</text:span><text:span text:style-name="regexp0_5f_php">$_FILE</text:span><text:span text:style-name="string_5f_php">['fichier_csv'</text:span><text:span text:style-name="symbol0_5f_php">]</text:span><text:span text:style-name="string_5f_php">['tmp_name'</text:span><text:span text:style-name="symbol0_5f_php">];</text:span><text:line-break/><text:tab/><text:span text:style-name="keyword0_5f_php">if</text:span> <text:span text:style-name="symbol0_5f_php">(</text:span> <text:span text:style-name="symbol0_5f_php">!</text:span> <text:span text:style-name="keyword2_5f_php">is_uploaded_file</text:span><text:span text:style-name="symbol0_5f_php">(</text:span><text:span text:style-name="regexp0_5f_php">$tmp_file</text:span><text:span text:style-name="symbol0_5f_php">))</text:span> <text:line-break/><text:tab/><text:tab/><text:span text:style-name="keyword2_5f_php">die</text:span><text:span text:style-name="string_5f_php"> 'Je ne peux charger ce fichier'</text:span><text:span text:style-name="symbol0_5f_php">;</text:span><text:line-break/><text:tab/><text:span text:style-name="comment0_5f_php">// on ouvre le fichier <text:line-break/><text:tab/></text:span><text:span text:style-name="regexp0_5f_php">$f</text:span><text:span text:style-name="symbol0_5f_php">=</text:span><text:span text:style-name="keyword2_5f_php">fopen</text:span><text:span text:style-name="symbol0_5f_php">(</text:span><text:span text:style-name="regexp0_5f_php">$tmp_file</text:span><text:span text:style-name="string_5f_php">,'r'</text:span><text:span text:style-name="symbol0_5f_php">);</text:span><text:span text:style-name="comment0_5f_php"><text:line-break/></text:span><text:span text:style-name="comment0_5f_php"><text:tab/>// On récupère les propriétés de cette catégorie de fiche<text:line-break/></text:span><text:span text:style-name="comment0_5f_php"><text:tab/></text:span><text:span text:style-name="regexp0_5f_php">$client</text:span><text:span text:style-name="symbol0_5f_php">=</text:span><text:span text:style-name="keyword1_5f_php">new</text:span><text:span text:style-name="comment0_5f_php"> Fiche</text:span><text:span text:style-name="symbol0_5f_php">(</text:span><text:span text:style-name="regexp0_5f_php">$cn</text:span><text:span text:style-name="symbol0_5f_php">);</text:span><text:span text:style-name="comment0_5f_php"><text:line-break/><text:tab/>// $array contient toutes les valeurs nécessaires à Fiche::insert,<text:line-break/><text:tab/></text:span><text:span text:style-name="regexp0_5f_php">$array</text:span><text:span text:style-name="symbol0_5f_php">=</text:span><text:span text:style-name="regexp0_5f_php">$client</text:span><text:span text:style-name="symbol0_5f_php">-&gt;</text:span><text:span text:style-name="comment0_5f_php">toArray</text:span><text:span text:style-name="symbol0_5f_php">(</text:span><text:span text:style-name="regexp0_5f_php">$_POST</text:span><text:span text:style-name="string_5f_php">['fd_id'</text:span><text:span text:style-name="symbol0_5f_php">]);</text:span><text:span text:style-name="comment0_5f_php"><text:line-break/><text:tab/><text:tab/><text:line-break/><text:tab/></text:span><text:span text:style-name="keyword0_5f_php">while</text:span><text:span text:style-name="comment0_5f_php"> </text:span><text:span text:style-name="symbol0_5f_php">(</text:span><text:span text:style-name="comment0_5f_php"> </text:span><text:span text:style-name="regexp0_5f_php">$data</text:span><text:span text:style-name="symbol0_5f_php">=</text:span><text:span text:style-name="keyword2_5f_php">fgetcsv</text:span><text:span text:style-name="symbol0_5f_php">(</text:span><text:span text:style-name="regexp0_5f_php">$f</text:span><text:span text:style-name="symbol0_5f_php">))</text:span><text:span text:style-name="comment0_5f_php"> </text:span><text:span text:style-name="symbol0_5f_php">{</text:span><text:span text:style-name="comment0_5f_php"><text:line-break/><text:tab/><text:tab/>// remarque : on a éliminé les traitements d'erreur<text:line-break/><text:tab/><text:tab/><text:line-break/><text:tab/><text:tab/>// On <text:s/>remet tous les attributs (propriétés) à vide<text:line-break/><text:tab/><text:tab/></text:span><text:span text:style-name="keyword0_5f_php">foreach</text:span><text:span text:style-name="symbol0_5f_php">(</text:span><text:span text:style-name="keyword2_5f_php">array_keys</text:span><text:span text:style-name="symbol0_5f_php">(</text:span><text:span text:style-name="regexp0_5f_php">$array</text:span><text:span text:style-name="symbol0_5f_php">)</text:span><text:span text:style-name="comment0_5f_php"> </text:span><text:span text:style-name="keyword0_5f_php">as</text:span><text:span text:style-name="comment0_5f_php"> </text:span><text:span text:style-name="regexp0_5f_php">$key</text:span><text:span text:style-name="symbol0_5f_php">)</text:span><text:span text:style-name="comment0_5f_php"> </text:span><text:span text:style-name="regexp0_5f_php">$array</text:span><text:span text:style-name="symbol0_5f_php">[</text:span><text:span text:style-name="regexp0_5f_php">$key</text:span><text:span text:style-name="symbol0_5f_php">]=</text:span><text:span text:style-name="string_5f_php">""</text:span><text:span text:style-name="symbol0_5f_php">;</text:span><text:span text:style-name="comment0_5f_php"><text:line-break/><text:tab/><text:tab/><text:line-break/><text:tab/><text:tab/>// Nom et prénom<text:line-break/><text:tab/><text:tab/></text:span><text:span text:style-name="regexp0_5f_php">$array</text:span><text:span text:style-name="string_5f_php">['av_text1'</text:span><text:span text:style-name="symbol0_5f_php">]=</text:span><text:span text:style-name="regexp0_5f_php">$data</text:span><text:span text:style-name="symbol0_5f_php">[</text:span><text:span text:style-name="number_5f_php">0</text:span><text:span text:style-name="symbol0_5f_php">]</text:span><text:span text:style-name="string_5f_php">.' '</text:span><text:span text:style-name="symbol0_5f_php">.</text:span><text:span text:style-name="regexp0_5f_php">$data</text:span><text:span text:style-name="symbol0_5f_php">[</text:span><text:span text:style-name="number_5f_php">1</text:span><text:span text:style-name="symbol0_5f_php">];</text:span><text:span text:style-name="comment0_5f_php"><text:line-break/><text:tab/><text:tab/>// Numéro de client<text:line-break/><text:tab/><text:tab/></text:span><text:span text:style-name="regexp0_5f_php">$array</text:span><text:span text:style-name="string_5f_php">['av_text30'</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 Adresse<text:line-break/><text:tab/><text:tab/></text:span><text:span text:style-name="regexp0_5f_php">$array</text:span><text:span text:style-name="string_5f_php">['av_text14'</text:span><text:span text:style-name="symbol0_5f_php">]=</text:span><text:span text:style-name="regexp0_5f_php">$data</text:span><text:span text:style-name="symbol0_5f_php">[</text:span><text:span text:style-name="number_5f_php">3</text:span><text:span text:style-name="symbol0_5f_php">];</text:span><text:span text:style-name="comment0_5f_php"><text:line-break/><text:tab/><text:tab/>// Quickcode<text:line-break/><text:tab/><text:tab/></text:span><text:span text:style-name="regexp0_5f_php">$array</text:span><text:span text:style-name="string_5f_php">['av_text23'</text:span><text:span text:style-name="symbol0_5f_php">]=</text:span><text:span text:style-name="string_5f_php">"CLI"</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span><text:span text:style-name="comment0_5f_php"><text:tab/><text:tab/></text:span><text:span text:style-name="regexp0_5f_php">$client</text:span><text:span text:style-name="symbol0_5f_php">-&gt;</text:span><text:span text:style-name="comment0_5f_php">insert</text:span><text:span text:style-name="symbol0_5f_php">(</text:span><text:span text:style-name="regexp0_5f_php">$fd_id</text:span><text:span text:style-name="symbol0_5f_php">,</text:span><text:span text:style-name="regexp0_5f_php">$array</text:span><text:span text:style-name="symbol0_5f_php">);</text:span><text:span text:style-name="comment0_5f_php"><text:line-break/><text:tab/></text:span><text:span text:style-name="symbol0_5f_php">}</text:span><text:span text:style-name="comment0_5f_php"><text:line-break/><text:tab/></text:span><text:span text:style-name="keyword2_5f_php">exit</text:span><text:span text:style-name="symbol0_5f_php">;</text:span><text:span text:style-name="comment0_5f_php"><text:line-break/></text:span><text:span text:style-name="symbol0_5f_php">}</text:span><text:span text:style-name="comment0_5f_php"><text:line-break/></text:span></text:p>
      <text:p text:style-name="Standard">Voici le fichier client.txt</text:p>
      <text:p text:style-name="code">"Nom client1","Prénom","C1","Rue de la boite,55"<text:line-break/>"Nom client2","Prénom","C2","Rue du couvercle,55"<text:line-break/><text:soft-page-break/>"Nom client3","Prénom","C3","Rue de la chaussure,55"<text:line-break/>"Nom client4","Prénom","C4","Rue de la couleur,55"<text:line-break/></text:p>
      <text:p text:style-name="Standard">Les attributs sont dans AV_TEXTxx où le xx est remplacé par le nombre correspondant à l'attribut </text:p>
      <text:p text:style-name="P31">1 <text:span text:style-name="T6">→</text:span> Nom</text:p>
      <text:p text:style-name="P31">2 <text:span text:style-name="T6">→ </text:span>Taux TVA</text:p>
      <text:p text:style-name="P31">3 <text:span text:style-name="T6">→</text:span>Numéro de compte</text:p>
      <text:p text:style-name="P31">4→Nom de la banque</text:p>
      <text:p text:style-name="P31">5→Poste Comptable</text:p>
      <text:p text:style-name="P31">6→Prix vente</text:p>
      <text:p text:style-name="P31">7→Prix achat</text:p>
      <text:p text:style-name="P31">8→Durée Amortissement</text:p>
      <text:p text:style-name="P31">9→Description</text:p>
      <text:p text:style-name="P31">10→Date début</text:p>
      <text:p text:style-name="P31">11→Montant initial</text:p>
      <text:p text:style-name="P31">12→Personne de contact </text:p>
      <text:p text:style-name="P31">13→numéro de TVA </text:p>
      <text:p text:style-name="P31">14→Adresse </text:p>
      <text:p text:style-name="P31">15→code postal</text:p>
      <text:p text:style-name="P31">16→pays </text:p>
      <text:p text:style-name="P31">17→téléphone </text:p>
      <text:p text:style-name="P31">18→email </text:p>
      <text:p text:style-name="P31">19→Gestion stock</text:p>
      <text:p text:style-name="P31">20→Partie fiscalement non déductible</text:p>
      <text:p text:style-name="P31">21→TVA non déductible</text:p>
      <text:p text:style-name="P31">22→TVA non déductible récupérable par l'impôt</text:p>
      <text:p text:style-name="P31">23→Quick Code</text:p>
      <text:p text:style-name="P31">24→Ville</text:p>
      <text:p text:style-name="P31">25→Société</text:p>
      <text:p text:style-name="P31">26→Fax</text:p>
      <text:p text:style-name="P31">27→GSM</text:p>
      <text:p text:style-name="P31">30→Numéro de client</text:p>
      <text:p text:style-name="P31">31→Dépense <text:s/>à charge du gérant (partie privée)</text:p>
      <text:p text:style-name="P31">32→ Prénom</text:p>
      <text:p text:style-name="P31"/>
      <text:p text:style-name="Standard">Si vous vérifiez dans VW_CLIENT, vous verrez que toutes vos fiches ont été ajoutées. Dans l'exemple, il faudrait rajouter un traitement d'erreur plus élaboré; le fait que si une fiche échoue , l'opération est annulée (Database::rollback) ou alors création d'un fichier avec les enregistrements "ratés"...</text:p>
      <text:p text:style-name="Standard"/>
      <text:h text:style-name="Heading_20_4" text:outline-level="4"><text:bookmark-start text:name="__RefHeading__8035_47197458"/>Remarque pour le javascript<text:bookmark-end text:name="__RefHeading__8035_47197458"/></text:h>
      <text:p text:style-name="Standard">Pour l'ajax, les fonctions javascripts devront appeler PhpCompta/html/ajax.php, ce fichier inclura automatiquement le fichier ajax dans le répertoire du plugin, il faut donner en paramètre les variables : gDossier, PHPSESSID et plugin_code (ou code AD),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
      <text:p text:style-name="Standard">Exemple</text:p>
      <text:p text:style-name="Standard">Ouverture d'un popup</text:p>
      <text:p text:style-name="P30"/>
      <text:p text:style-name="code"><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gDossier='</text:span><text:span text:style-name="T10">+gDossier+</text:span><text:span text:style-name="T12">'&amp;plugin_code=STOCK&amp;act=sh&amp;d_id='</text:span><text:span text:style-name="T10">+d_id+</text:span><text:span text:style-name="T12">'&amp;PHPSESSID='</text:span><text:span text:style-name="T10">+phpsessid);</text:span></text:p>
      <text:p text:style-name="P20">}</text:p>
      <text:p text:style-name="Standard"><text:soft-page-break/>Fichier javascript depuis une extension</text:p>
      <text:p text:style-name="code"><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start text:name="__RefHeading__3330_1659357091"/>Lien<text:bookmark-end text:name="__RefHeading__3330_1659357091"/></text:h>
      <text:p text:style-name="Standard"/>
      <text:p text:style-name="Standard">Vous trouverez de la documentation sur les API à utiliser dans votre répertoire : <text:s/>PhpCompta/doc/html/developper mais surtout sur le site : <text:a xlink:type="simple" xlink:href="http://www.phpcompta.eu/">http://www.phpcompta.eu</text:a>/doc (section documentation)</text:p>
      <text:p text:style-name="Standard"/>
      <text:h text:style-name="P93" text:outline-level="1" text:is-list-header="true"><text:bookmark-start text:name="__RefHeading__3318_1659357091"/>Annexe <text:bookmark-end text:name="__RefHeading__3318_1659357091"/></text:h>
      <text:h text:style-name="P94" text:outline-level="2" text:restart-numbering="true" text:start-value="-1"><text:bookmark-start text:name="__RefHeading__4631_369900646"/>Trucs et astuces<text:bookmark-end text:name="__RefHeading__4631_369900646"/></text:h>
      <text:h text:style-name="P95" text:outline-level="3"><text:bookmark-start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95" text:outline-level="3"><text:bookmark-start text:name="__RefHeading__8351_47197458"/>Utiliser le code STOCK pour vos prestations<text:bookmark-end text:name="__RefHeading__8351_47197458"/></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h text:style-name="Heading_20_3" text:outline-level="3" text:is-list-header="true"><text:bookmark-start text:name="__RefHeading__8353_47197458"/>Utiliser le wiki <text:bookmark-end text:name="__RefHeading__8353_47197458"/></text:h>
      <text:p text:style-name="Text_20_body">Le wiki complète cette documentation, n'hésitez pas à l'utilisez ou à <text:s/>l'améliorer</text:p>
      <text:h text:style-name="P94" text:outline-level="2"><text:bookmark-start text:name="__RefHeading__14641_339355127"/>Accès Direct <text:bookmark-end text:name="__RefHeading__14641_339355127"/></text:h>
      <table:table table:name="Tableau21" table:style-name="Tableau21">
        <table:table-column table:style-name="Tableau21.A"/>
        <table:table-column table:style-name="Tableau21.B"/>
        <table:table-row>
          <table:table-cell table:style-name="Tableau21.A1" office:value-type="string">
            <text:p text:style-name="Table_20_Contents">ACH</text:p>
          </table:table-cell>
          <table:table-cell table:style-name="Tableau21.B1" office:value-type="string">
            <text:p text:style-name="Table_20_Contents">Nouvel achat ou dépense</text:p>
          </table:table-cell>
        </table:table-row>
        <table:table-row>
          <table:table-cell table:style-name="Tableau21.A2" office:value-type="string">
            <text:p text:style-name="Table_20_Contents">ANCHOP</text:p>
          </table:table-cell>
          <table:table-cell table:style-name="Tableau21.B2" office:value-type="string">
            <text:p text:style-name="Table_20_Contents">Historique des imputations analytiques</text:p>
          </table:table-cell>
        </table:table-row>
        <table:table-row>
          <table:table-cell table:style-name="Tableau21.A2" office:value-type="string">
            <text:p text:style-name="Table_20_Contents">ANCGL</text:p>
          </table:table-cell>
          <table:table-cell table:style-name="Tableau21.B2" office:value-type="string">
            <text:p text:style-name="Table_20_Contents">Grand livre d'plan analytique</text:p>
          </table:table-cell>
        </table:table-row>
        <table:table-row>
          <table:table-cell table:style-name="Tableau21.A2" office:value-type="string">
            <text:p text:style-name="Table_20_Contents">ANCBS</text:p>
          </table:table-cell>
          <table:table-cell table:style-name="Tableau21.B2" office:value-type="string">
            <text:p text:style-name="Table_20_Contents">Balance simple des imputations analytiques</text:p>
          </table:table-cell>
        </table:table-row>
        <table:table-row>
          <table:table-cell table:style-name="Tableau21.A2" office:value-type="string">
            <text:p text:style-name="Table_20_Contents">ANCBC2</text:p>
          </table:table-cell>
          <table:table-cell table:style-name="Tableau21.B2" office:value-type="string">
            <text:p text:style-name="Table_20_Contents">Balance double croisées des imputations analytiques</text:p>
          </table:table-cell>
        </table:table-row>
        <table:table-row>
          <table:table-cell table:style-name="Tableau21.A2" office:value-type="string">
            <text:p text:style-name="Table_20_Contents">ANCTAB</text:p>
          </table:table-cell>
          <table:table-cell table:style-name="Tableau21.B2" office:value-type="string">
            <text:p text:style-name="Table_20_Contents">Tableau lié à la comptabilité</text:p>
          </table:table-cell>
        </table:table-row>
        <table:table-row>
          <table:table-cell table:style-name="Tableau21.A2" office:value-type="string">
            <text:p text:style-name="Table_20_Contents">ANCBCC</text:p>
          </table:table-cell>
          <table:table-cell table:style-name="Tableau21.B2" office:value-type="string">
            <text:p text:style-name="Table_20_Contents">Lien entre comptabilité et Comptabilité analytique</text:p>
          </table:table-cell>
        </table:table-row>
        <table:table-row>
          <table:table-cell table:style-name="Tableau21.A2" office:value-type="string">
            <text:p text:style-name="Table_20_Contents">ANCGR</text:p>
          </table:table-cell>
          <table:table-cell table:style-name="Tableau21.B2" office:value-type="string">
            <text:p text:style-name="Table_20_Contents">Balance par groupe</text:p>
          </table:table-cell>
        </table:table-row>
        <table:table-row>
          <table:table-cell table:style-name="Tableau21.A2" office:value-type="string">
            <text:p text:style-name="Table_20_Content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DIVPARM</text:p>
          </table:table-cell>
          <table:table-cell table:style-name="Tableau21.B2" office:value-type="string">
            <text:p text:style-name="Table_20_Contents">Paramètres divers</text:p>
          </table:table-cell>
        </table:table-row>
        <table:table-row>
          <table:table-cell table:style-name="Tableau21.A2" office:value-type="string">
            <text:p text:style-name="Table_20_Contents">CFGTVA</text:p>
          </table:table-cell>
          <table:table-cell table:style-name="Tableau21.B2" office:value-type="string">
            <text:p text:style-name="Table_20_Contents">Config. de la tva</text:p>
          </table:table-cell>
        </table:table-row>
        <table:table-row>
          <table:table-cell table:style-name="Tableau21.A2" office:value-type="string">
            <text:p text:style-name="Table_20_Contents">CARD</text:p>
          </table:table-cell>
          <table:table-cell table:style-name="Tableau21.B2" office:value-type="string">
            <text:p text:style-name="Table_20_Contents">Fiche</text:p>
          </table:table-cell>
        </table:table-row>
        <table:table-row>
          <table:table-cell table:style-name="Tableau21.A2" office:value-type="string">
            <text:p text:style-name="Table_20_Contents">STOCK</text:p>
          </table:table-cell>
          <table:table-cell table:style-name="Tableau21.B2" office:value-type="string">
            <text:p text:style-name="Table_20_Contents">Stock</text:p>
          </table:table-cell>
        </table:table-row>
        <table:table-row>
          <table:table-cell table:style-name="Tableau21.A2" office:value-type="string">
            <text:p text:style-name="Table_20_Contents">MOD</text:p>
          </table:table-cell>
          <table:table-cell table:style-name="Tableau21.B2" office:value-type="string">
            <text:p text:style-name="Table_20_Contents">Menu </text:p>
          </table:table-cell>
        </table:table-row>
        <table:table-row>
          <table:table-cell table:style-name="Tableau21.A2" office:value-type="string">
            <text:p text:style-name="Table_20_Contents">CFGPRO</text:p>
          </table:table-cell>
          <table:table-cell table:style-name="Tableau21.B2" office:value-type="string">
            <text:p text:style-name="Table_20_Contents">Configuration profil</text:p>
          </table:table-cell>
        </table:table-row>
        <table:table-row>
          <table:table-cell table:style-name="Tableau21.A2" office:value-type="string">
            <text:p text:style-name="Table_20_Contents">CFGPAY</text:p>
          </table:table-cell>
          <table:table-cell table:style-name="Tableau21.B2" office:value-type="string">
            <text:p text:style-name="Table_20_Contents">Config. des méthodes de paiement</text:p>
          </table:table-cell>
        </table:table-row>
        <table:table-row>
          <table:table-cell table:style-name="Tableau21.A2" office:value-type="string">
            <text:p text:style-name="Table_20_Contents">CFGACC</text:p>
          </table:table-cell>
          <table:table-cell table:style-name="Tableau21.B2" office:value-type="string">
            <text:p text:style-name="Table_20_Contents">Config. poste comptable de base</text:p>
          </table:table-cell>
        </table:table-row>
        <table:table-row>
          <table:table-cell table:style-name="Tableau21.A2" office:value-type="string">
            <text:p text:style-name="Table_20_Contents">VEN</text:p>
          </table:table-cell>
          <table:table-cell table:style-name="Tableau21.B2" office:value-type="string">
            <text:p text:style-name="Table_20_Contents">Nouvelle vente ou recette</text:p>
          </table:table-cell>
        </table:table-row>
        <table:table-row>
          <table:table-cell table:style-name="Tableau21.A2" office:value-type="string">
            <text:p text:style-name="Table_20_Contents">CFGMENU</text:p>
          </table:table-cell>
          <table:table-cell table:style-name="Tableau21.B2" office:value-type="string">
            <text:p text:style-name="Table_20_Contents">Configuration des menus et plugins</text:p>
          </table:table-cell>
        </table:table-row>
        <table:table-row>
          <table:table-cell table:style-name="Tableau21.A2" office:value-type="string">
            <text:p text:style-name="Table_20_Contents">COMPANY</text:p>
          </table:table-cell>
          <table:table-cell table:style-name="Tableau21.B2" office:value-type="string">
            <text:p text:style-name="Table_20_Contents">Parametre societe</text:p>
          </table:table-cell>
        </table:table-row>
        <table:table-row>
          <table:table-cell table:style-name="Tableau21.A2" office:value-type="string">
            <text:p text:style-name="Table_20_Contents">PERIODE</text:p>
          </table:table-cell>
          <table:table-cell table:style-name="Tableau21.B2" office:value-type="string">
            <text:p text:style-name="Table_20_Contents">Gestion des périodes</text:p>
          </table:table-cell>
        </table:table-row>
        <table:table-row>
          <table:table-cell table:style-name="Tableau21.A2" office:value-type="string">
            <text:p text:style-name="Table_20_Contents">SUPPL</text:p>
          </table:table-cell>
          <table:table-cell table:style-name="Tableau21.B2" office:value-type="string">
            <text:p text:style-name="Table_20_Contents">Suivi fournisseur</text:p>
          </table:table-cell>
        </table:table-row>
        <table:table-row>
          <table:table-cell table:style-name="Tableau21.A2" office:value-type="string">
            <text:p text:style-name="Table_20_Contents">LET</text:p>
          </table:table-cell>
          <table:table-cell table:style-name="Tableau21.B2" office:value-type="string">
            <text:p text:style-name="Table_20_Contents">Lettrage</text:p>
          </table:table-cell>
        </table:table-row>
        <table:table-row>
          <table:table-cell table:style-name="Tableau21.A2" office:value-type="string">
            <text:p text:style-name="Table_20_Contents">ANCODS</text:p>
          </table:table-cell>
          <table:table-cell table:style-name="Tableau21.B2" office:value-type="string">
            <text:p text:style-name="Table_20_Contents">OD analytique</text:p>
          </table:table-cell>
        </table:table-row>
        <table:table-row>
          <table:table-cell table:style-name="Tableau21.A2" office:value-type="string">
            <text:p text:style-name="Table_20_Contents">VERIFBIL</text:p>
          </table:table-cell>
          <table:table-cell table:style-name="Tableau21.B2" office:value-type="string">
            <text:p text:style-name="Table_20_Contents">Vérification de la comptabilité</text:p>
          </table:table-cell>
        </table:table-row>
        <table:table-row>
          <table:table-cell table:style-name="Tableau21.A2" office:value-type="string">
            <text:p text:style-name="Table_20_Contents">REPORT</text:p>
          </table:table-cell>
          <table:table-cell table:style-name="Tableau21.B2" office:value-type="string">
            <text:p text:style-name="Table_20_Contents">Création de rapport</text:p>
          </table:table-cell>
        </table:table-row>
        <table:table-row>
          <table:table-cell table:style-name="Tableau21.A2" office:value-type="string">
            <text:p text:style-name="Table_20_Contents">OPEN</text:p>
          </table:table-cell>
          <table:table-cell table:style-name="Tableau21.B2" office:value-type="string">
            <text:p text:style-name="Table_20_Contents">Ecriture d'ouverture</text:p>
          </table:table-cell>
        </table:table-row>
        <table:table-row>
          <table:table-cell table:style-name="Tableau21.A2" office:value-type="string">
            <text:p text:style-name="Table_20_Contents">ACHISTO</text:p>
          </table:table-cell>
          <table:table-cell table:style-name="Tableau21.B2" office:value-type="string">
            <text:p text:style-name="Table_20_Contents">Historique achat</text:p>
          </table:table-cell>
        </table:table-row>
        <table:table-row>
          <table:table-cell table:style-name="Tableau21.A2" office:value-type="string">
            <text:p text:style-name="Table_20_Contents">FOLLOW</text:p>
          </table:table-cell>
          <table:table-cell table:style-name="Tableau21.B2" office:value-type="string">
            <text:p text:style-name="Table_20_Contents">Suivi, courrier, devis</text:p>
          </table:table-cell>
        </table:table-row>
        <table:table-row>
          <table:table-cell table:style-name="Tableau21.A2" office:value-type="string">
            <text:p text:style-name="Table_20_Contents">FORECAST</text:p>
          </table:table-cell>
          <table:table-cell table:style-name="Tableau21.B2" office:value-type="string">
            <text:p text:style-name="Table_20_Contents">Prévision</text:p>
          </table:table-cell>
        </table:table-row>
        <table:table-row>
          <table:table-cell table:style-name="Tableau21.A2" office:value-type="string">
            <text:p text:style-name="Table_20_Contents">EXT</text:p>
          </table:table-cell>
          <table:table-cell table:style-name="Tableau21.B2" office:value-type="string">
            <text:p text:style-name="Table_20_Contents">Extensions (plugins)</text:p>
          </table:table-cell>
        </table:table-row>
        <table:table-row>
          <table:table-cell table:style-name="Tableau21.A2" office:value-type="string">
            <text:p text:style-name="Table_20_Contents">CFGDOC</text:p>
          </table:table-cell>
          <table:table-cell table:style-name="Tableau21.B2" office:value-type="string">
            <text:p text:style-name="Table_20_Contents">Config. modèle de document</text:p>
          </table:table-cell>
        </table:table-row>
        <table:table-row>
          <table:table-cell table:style-name="Tableau21.A2" office:value-type="string">
            <text:p text:style-name="Table_20_Contents">CFGLED</text:p>
          </table:table-cell>
          <table:table-cell table:style-name="Tableau21.B2" office:value-type="string">
            <text:p text:style-name="Table_20_Contents">Configuration des journaux</text:p>
          </table:table-cell>
        </table:table-row>
        <table:table-row>
          <table:table-cell table:style-name="Tableau21.A2" office:value-type="string">
            <text:p text:style-name="Table_20_Contents">PREDOP</text:p>
          </table:table-cell>
          <table:table-cell table:style-name="Tableau21.B2" office:value-type="string">
            <text:p text:style-name="Table_20_Contents">Gestion des opérations prédéfinifies</text:p>
          </table:table-cell>
        </table:table-row>
        <table:table-row>
          <table:table-cell table:style-name="Tableau21.A2" office:value-type="string">
            <text:p text:style-name="Table_20_Contents">ADV</text:p>
          </table:table-cell>
          <table:table-cell table:style-name="Tableau21.B2" office:value-type="string">
            <text:p text:style-name="Table_20_Contents">Menu avancé</text:p>
          </table:table-cell>
        </table:table-row>
        <table:table-row>
          <table:table-cell table:style-name="Tableau21.A2" office:value-type="string">
            <text:p text:style-name="Table_20_Contents">ANC</text:p>
          </table:table-cell>
          <table:table-cell table:style-name="Tableau21.B2" office:value-type="string">
            <text:p text:style-name="Table_20_Contents">Module comptabilité analytique</text:p>
          </table:table-cell>
        </table:table-row>
        <text:soft-page-break/>
        <table:table-row>
          <table:table-cell table:style-name="Tableau21.A2" office:value-type="string">
            <text:p text:style-name="Table_20_Contents">CFGSEC</text:p>
          </table:table-cell>
          <table:table-cell table:style-name="Tableau21.B2" office:value-type="string">
            <text:p text:style-name="Table_20_Contents">configuration de la sécurité</text:p>
          </table:table-cell>
        </table:table-row>
        <table:table-row>
          <table:table-cell table:style-name="Tableau21.A2" office:value-type="string">
            <text:p text:style-name="Table_20_Contents">PLANANC</text:p>
          </table:table-cell>
          <table:table-cell table:style-name="Tableau21.B2" office:value-type="string">
            <text:p text:style-name="Table_20_Contents">Plan analytique</text:p>
          </table:table-cell>
        </table:table-row>
        <table:table-row>
          <table:table-cell table:style-name="Tableau21.A2" office:value-type="string">
            <text:p text:style-name="Table_20_Contents">ANCGROUP</text:p>
          </table:table-cell>
          <table:table-cell table:style-name="Tableau21.B2" office:value-type="string">
            <text:p text:style-name="Table_20_Contents">Groupe analytique</text:p>
          </table:table-cell>
        </table:table-row>
        <table:table-row>
          <table:table-cell table:style-name="Tableau21.A2" office:value-type="string">
            <text:p text:style-name="Table_20_Contents">ODHISTO</text:p>
          </table:table-cell>
          <table:table-cell table:style-name="Tableau21.B2" office:value-type="string">
            <text:p text:style-name="Table_20_Contents">Historique opérations diverses</text:p>
          </table:table-cell>
        </table:table-row>
        <table:table-row>
          <table:table-cell table:style-name="Tableau21.A2" office:value-type="string">
            <text:p text:style-name="Table_20_Contents">VENMENU</text:p>
          </table:table-cell>
          <table:table-cell table:style-name="Tableau21.B2" office:value-type="string">
            <text:p text:style-name="Table_20_Contents">Menu ventes et recettes</text:p>
          </table:table-cell>
        </table:table-row>
        <table:table-row>
          <table:table-cell table:style-name="Tableau21.A2" office:value-type="string">
            <text:p text:style-name="Table_20_Contents">PREFERENCE</text:p>
          </table:table-cell>
          <table:table-cell table:style-name="Tableau21.B2" office:value-type="string">
            <text:p text:style-name="Table_20_Contents">Préférence</text:p>
          </table:table-cell>
        </table:table-row>
        <table:table-row>
          <table:table-cell table:style-name="Tableau21.A2" office:value-type="string">
            <text:p text:style-name="Table_20_Contents">HIST</text:p>
          </table:table-cell>
          <table:table-cell table:style-name="Tableau21.B2" office:value-type="string">
            <text:p text:style-name="Table_20_Contents">Historique</text:p>
          </table:table-cell>
        </table:table-row>
        <table:table-row>
          <table:table-cell table:style-name="Tableau21.A2" office:value-type="string">
            <text:p text:style-name="Table_20_Contents">MENUFIN</text:p>
          </table:table-cell>
          <table:table-cell table:style-name="Tableau21.B2" office:value-type="string">
            <text:p text:style-name="Table_20_Contents">Menu Financier</text:p>
          </table:table-cell>
        </table:table-row>
        <table:table-row>
          <table:table-cell table:style-name="Tableau21.A2" office:value-type="string">
            <text:p text:style-name="Table_20_Contents">FIHISTO</text:p>
          </table:table-cell>
          <table:table-cell table:style-name="Tableau21.B2" office:value-type="string">
            <text:p text:style-name="Table_20_Contents">Historique financier</text:p>
          </table:table-cell>
        </table:table-row>
        <table:table-row>
          <table:table-cell table:style-name="Tableau21.A2" office:value-type="string">
            <text:p text:style-name="Table_20_Contents">MENUACH</text:p>
          </table:table-cell>
          <table:table-cell table:style-name="Tableau21.B2" office:value-type="string">
            <text:p text:style-name="Table_20_Contents">Menu achat</text:p>
          </table:table-cell>
        </table:table-row>
        <table:table-row>
          <table:table-cell table:style-name="Tableau21.A2" office:value-type="string">
            <text:p text:style-name="Table_20_Contents">MENUODS</text:p>
          </table:table-cell>
          <table:table-cell table:style-name="Tableau21.B2" office:value-type="string">
            <text:p text:style-name="Table_20_Contents">Menu opérations diverses</text:p>
          </table:table-cell>
        </table:table-row>
        <table:table-row>
          <table:table-cell table:style-name="Tableau21.A2" office:value-type="string">
            <text:p text:style-name="Table_20_Contents">ODS</text:p>
          </table:table-cell>
          <table:table-cell table:style-name="Tableau21.B2" office:value-type="string">
            <text:p text:style-name="Table_20_Contents">Nouvelle opérations diverses</text:p>
          </table:table-cell>
        </table:table-row>
        <table:table-row>
          <table:table-cell table:style-name="Tableau21.A2" office:value-type="string">
            <text:p text:style-name="Table_20_Contents">FREC</text:p>
          </table:table-cell>
          <table:table-cell table:style-name="Tableau21.B2" office:value-type="string">
            <text:p text:style-name="Table_20_Contents">Rapprochement bancaire</text:p>
          </table:table-cell>
        </table:table-row>
        <table:table-row>
          <table:table-cell table:style-name="Tableau21.A2" office:value-type="string">
            <text:p text:style-name="Table_20_Contents">ADM</text:p>
          </table:table-cell>
          <table:table-cell table:style-name="Tableau21.B2" office:value-type="string">
            <text:p text:style-name="Table_20_Contents">Suivi administration, banque</text:p>
          </table:table-cell>
        </table:table-row>
        <table:table-row>
          <table:table-cell table:style-name="Tableau21.A2" office:value-type="string">
            <text:p text:style-name="Table_20_Contents">FIN</text:p>
          </table:table-cell>
          <table:table-cell table:style-name="Tableau21.B2" office:value-type="string">
            <text:p text:style-name="Table_20_Contents">Nouvel extrait bancaire</text:p>
          </table:table-cell>
        </table:table-row>
        <table:table-row>
          <table:table-cell table:style-name="Tableau21.A2" office:value-type="string">
            <text:p text:style-name="Table_20_Contents">CFGATCARD</text:p>
          </table:table-cell>
          <table:table-cell table:style-name="Tableau21.B2" office:value-type="string">
            <text:p text:style-name="Table_20_Contents">Gestion des modèles de fiches</text:p>
          </table:table-cell>
        </table:table-row>
        <table:table-row>
          <table:table-cell table:style-name="Tableau21.A2" office:value-type="string">
            <text:p text:style-name="Table_20_Contents">FSALDO</text:p>
          </table:table-cell>
          <table:table-cell table:style-name="Tableau21.B2" office:value-type="string">
            <text:p text:style-name="Table_20_Contents">Solde des comptes en banques, caisse...</text:p>
          </table:table-cell>
        </table:table-row>
        <table:table-row>
          <table:table-cell table:style-name="Tableau21.A2" office:value-type="string">
            <text:p text:style-name="Table_20_Contents">J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LETACC</text:p>
          </table:table-cell>
          <table:table-cell table:style-name="Tableau21.B2" office:value-type="string">
            <text:p text:style-name="Table_20_Contents">lettrage par poste comptable</text:p>
          </table:table-cell>
        </table:table-row>
        <table:table-row>
          <table:table-cell table:style-name="Tableau21.A2" office:value-type="string">
            <text:p text:style-name="Table_20_Contents">CARDBAL</text:p>
          </table:table-cell>
          <table:table-cell table:style-name="Tableau21.B2" office:value-type="string">
            <text:p text:style-name="Table_20_Contents">Balance par catégorie de fiche</text:p>
          </table:table-cell>
        </table:table-row>
        <table:table-row>
          <table:table-cell table:style-name="Tableau21.A2" office:value-type="string">
            <text:p text:style-name="Table_20_Contents">CUST</text:p>
          </table:table-cell>
          <table:table-cell table:style-name="Tableau21.B2" office:value-type="string">
            <text:p text:style-name="Table_20_Contents">Suivi client</text:p>
          </table:table-cell>
        </table:table-row>
        <table:table-row>
          <table:table-cell table:style-name="Tableau21.A2" office:value-type="string">
            <text:p text:style-name="Table_20_Contents">CFGCARDCAT</text:p>
          </table:table-cell>
          <table:table-cell table:style-name="Tableau21.B2" office:value-type="string">
            <text:p text:style-name="Table_20_Contents">Gestion catégorie de fiche</text:p>
          </table:table-cell>
        </table:table-row>
        <table:table-row>
          <table:table-cell table:style-name="Tableau21.A2" office:value-type="string">
            <text:p text:style-name="Table_20_Contents">CFGCATDOC</text:p>
          </table:table-cell>
          <table:table-cell table:style-name="Tableau21.B2" office:value-type="string">
            <text:p text:style-name="Table_20_Contents">Config. catégorie de documents</text:p>
          </table:table-cell>
        </table:table-row>
        <table:table-row>
          <table:table-cell table:style-name="Tableau21.A2" office:value-type="string">
            <text:p text:style-name="Table_20_Contents">VEHISTO</text:p>
          </table:table-cell>
          <table:table-cell table:style-name="Tableau21.B2" office:value-type="string">
            <text:p text:style-name="Table_20_Contents">Historique des ventes</text:p>
          </table:table-cell>
        </table:table-row>
        <table:table-row>
          <table:table-cell table:style-name="Tableau21.A2" office:value-type="string">
            <text:p text:style-name="Table_20_Contents">LETCARD</text:p>
          </table:table-cell>
          <table:table-cell table:style-name="Tableau21.B2" office:value-type="string">
            <text:p text:style-name="Table_20_Contents">Lettrage par fiche</text:p>
          </table:table-cell>
        </table:table-row>
        <table:table-row>
          <table:table-cell table:style-name="Tableau21.A2" office:value-type="string">
            <text:p text:style-name="Table_20_Contents">CFGPCMN</text:p>
          </table:table-cell>
          <table:table-cell table:style-name="Tableau21.B2" office:value-type="string">
            <text:p text:style-name="Table_20_Contents">Config. du plan comptable</text:p>
          </table:table-cell>
        </table:table-row>
        <table:table-row>
          <table:table-cell table:style-name="Tableau21.A2" office:value-type="string">
            <text:p text:style-name="Table_20_Contents">LOGOUT</text:p>
          </table:table-cell>
          <table:table-cell table:style-name="Tableau21.B2" office:value-type="string">
            <text:p text:style-name="Table_20_Contents">Sortie</text:p>
          </table:table-cell>
        </table:table-row>
        <table:table-row>
          <table:table-cell table:style-name="Tableau21.A2" office:value-type="string">
            <text:p text:style-name="Table_20_Contents">DASHBOARD</text:p>
          </table:table-cell>
          <table:table-cell table:style-name="Tableau21.B2" office:value-type="string">
            <text:p text:style-name="Table_20_Contents">Tableau de bord</text:p>
          </table:table-cell>
        </table:table-row>
        <table:table-row>
          <table:table-cell table:style-name="Tableau21.A2" office:value-type="string">
            <text:p text:style-name="Table_20_Contents">COMPTA</text:p>
          </table:table-cell>
          <table:table-cell table:style-name="Tableau21.B2" office:value-type="string">
            <text:p text:style-name="Table_20_Contents">Module comptabilité</text:p>
          </table:table-cell>
        </table:table-row>
        <table:table-row>
          <table:table-cell table:style-name="Tableau21.A2" office:value-type="string">
            <text:p text:style-name="Table_20_Contents">GESTION</text:p>
          </table:table-cell>
          <table:table-cell table:style-name="Tableau21.B2" office:value-type="string">
            <text:p text:style-name="Table_20_Contents">Module gestion</text:p>
          </table:table-cell>
        </table:table-row>
        <table:table-row>
          <table:table-cell table:style-name="Tableau21.A2" office:value-type="string">
            <text:p text:style-name="Table_20_Contents">PARAM</text:p>
          </table:table-cell>
          <table:table-cell table:style-name="Tableau21.B2" office:value-type="string">
            <text:p text:style-name="Table_20_Contents">Module paramètre</text:p>
          </table:table-cell>
        </table:table-row>
        <table:table-row>
          <table:table-cell table:style-name="Tableau21.A2" office:value-type="string">
            <text:p text:style-name="Table_20_Contents">PRINTJRN</text:p>
          </table:table-cell>
          <table:table-cell table:style-name="Tableau21.B2" office:value-type="string">
            <text:p text:style-name="Table_20_Contents">Impression historique</text:p>
          </table:table-cell>
        </table:table-row>
        <table:table-row>
          <table:table-cell table:style-name="Tableau21.A2" office:value-type="string">
            <text:p text:style-name="Table_20_Contents">PRINTREC</text:p>
          </table:table-cell>
          <table:table-cell table:style-name="Tableau21.B2" office:value-type="string">
            <text:p text:style-name="Table_20_Contents">Impression des rapprochements</text:p>
          </table:table-cell>
        </table:table-row>
        <table:table-row>
          <table:table-cell table:style-name="Tableau21.A2" office:value-type="string">
            <text:p text:style-name="Table_20_Contents">PRINTPOSTE</text:p>
          </table:table-cell>
          <table:table-cell table:style-name="Tableau21.B2" office:value-type="string">
            <text:p text:style-name="Table_20_Contents">Impression du détail d'un poste comptable</text:p>
          </table:table-cell>
        </table:table-row>
        <table:table-row>
          <table:table-cell table:style-name="Tableau21.A2" office:value-type="string">
            <text:p text:style-name="Table_20_Contents">PRINTREPORT</text:p>
          </table:table-cell>
          <table:table-cell table:style-name="Tableau21.B2" office:value-type="string">
            <text:p text:style-name="Table_20_Contents">Impression de rapport</text:p>
          </table:table-cell>
        </table:table-row>
        <table:table-row>
          <table:table-cell table:style-name="Tableau21.A2" office:value-type="string">
            <text:p text:style-name="Table_20_Contents">PRINTBILAN</text:p>
          </table:table-cell>
          <table:table-cell table:style-name="Tableau21.B2" office:value-type="string">
            <text:p text:style-name="Table_20_Contents">Impression de bilan</text:p>
          </table:table-cell>
        </table:table-row>
        <table:table-row>
          <table:table-cell table:style-name="Tableau21.A2" office:value-type="string">
            <text:p text:style-name="Table_20_Contents">PRINTGL</text:p>
          </table:table-cell>
          <table:table-cell table:style-name="Tableau21.B2" office:value-type="string">
            <text:p text:style-name="Table_20_Contents">Impression du grand livre</text:p>
          </table:table-cell>
        </table:table-row>
        <table:table-row>
          <table:table-cell table:style-name="Tableau21.A2" office:value-type="string">
            <text:p text:style-name="Table_20_Contents">PRINTBAL</text:p>
          </table:table-cell>
          <table:table-cell table:style-name="Tableau21.B2" office:value-type="string">
            <text:p text:style-name="Table_20_Contents">Impression des balances comptables</text:p>
          </table:table-cell>
        </table:table-row>
        <table:table-row>
          <table:table-cell table:style-name="Tableau21.A2" office:value-type="string">
            <text:p text:style-name="Table_20_Contents">PRINTCARD</text:p>
          </table:table-cell>
          <table:table-cell table:style-name="Tableau21.B2" office:value-type="string">
            <text:p text:style-name="Table_20_Contents">Impression catégorie de fiches</text:p>
          </table:table-cell>
        </table:table-row>
        <table:table-row>
          <table:table-cell table:style-name="Tableau21.A2" office:value-type="string">
            <text:p text:style-name="Table_20_Contents">PRINT</text:p>
          </table:table-cell>
          <table:table-cell table:style-name="Tableau21.B2" office:value-type="string">
            <text:p text:style-name="Table_20_Contents">Menu impression</text:p>
          </table:table-cell>
        </table:table-row>
        <text:soft-page-break/>
        <table:table-row>
          <table:table-cell table:style-name="Tableau21.A2" office:value-type="string">
            <text:p text:style-name="Table_20_Contents">ACCESS</text:p>
          </table:table-cell>
          <table:table-cell table:style-name="Tableau21.B2" office:value-type="string">
            <text:p text:style-name="Table_20_Contents">Accueil</text:p>
          </table:table-cell>
        </table:table-row>
        <table:table-row>
          <table:table-cell table:style-name="Tableau21.A2" office:value-type="string">
            <text:p text:style-name="Table_20_Contents">ANCIMP</text:p>
          </table:table-cell>
          <table:table-cell table:style-name="Tableau21.B2" office:value-type="string">
            <text:p text:style-name="Table_20_Contents">Impression compta. analytique</text:p>
          </table:table-cell>
        </table:table-row>
      </table:table>
      <text:p text:style-name="Text_20_body"/>
      <text:h text:style-name="P94" text:outline-level="2"><text:bookmark-start text:name="__RefHeading__3332_1659357091"/>Note de version<text:bookmark-end text:name="__RefHeading__3332_1659357091"/></text:h>
      <text:h text:style-name="Heading_20_3" text:outline-level="3">Note de version 6.7 Novembre 2013</text:h>
      <text:p text:style-name="Text_20_body">Nouveautés :</text:p>
      <text:list xml:id="list2117061052" text:style-name="L52">
        <text:list-item>
          <text:p text:style-name="P87">Possibilité d'ajouter des tags aux actions. Pour mieux classer les documents et le suivi</text:p>
        </text:list-item>
        <text:list-item>
          <text:p text:style-name="P87">Navigateur pour retrouver plus facilement le menu à utiliser </text:p>
        </text:list-item>
        <text:list-item>
          <text:p text:style-name="P87">Favoris pour conserver les menus les plus utilisés</text:p>
        </text:list-item>
        <text:list-item>
          <text:p text:style-name="P87">Date de paiement ajoutée aux opérations d'achat ou de vente, pour se conformer à la nouvelle méthode de calcul de la TVA<text:tab/></text:p>
        </text:list-item>
      </text:list>
      <text:p text:style-name="Text_20_body"/>
      <text:h text:style-name="Heading_20_3" text:outline-level="3">Note de version 6.6 Juin 2013</text:h>
      <text:p text:style-name="Text_20_body">Nouveautés : </text:p>
      <text:list xml:id="list162487306" text:style-name="L34">
        <text:list-item>
          <text:p text:style-name="P76">Fonctionne en mode hébergé avec une seule base de données</text:p>
        </text:list-item>
        <text:list-item>
          <text:p text:style-name="P76">Minimum de lignes à afficher par journal</text:p>
        </text:list-item>
        <text:list-item>
          <text:p text:style-name="P76">Correction des opérations prédéfinies</text:p>
        </text:list-item>
        <text:list-item>
          <text:p text:style-name="P76">Mise en évidence des opérations lettrées.</text:p>
        </text:list-item>
        <text:list-item>
          <text:p text:style-name="P76">Filtrage simple de certains tableau (balance, dossier...)</text:p>
        </text:list-item>
        <text:list-item>
          <text:p text:style-name="P76">Nouveau logo</text:p>
        </text:list-item>
        <text:list-item>
          <text:p text:style-name="P76">Nom des documents générés contient le numéro de pièce justificative.</text:p>
        </text:list-item>
        <text:list-item>
          <text:p text:style-name="P76">Ajout d'une description pour les catégories de fiches</text:p>
        </text:list-item>
        <text:list-item>
          <text:p text:style-name="P76">Ajout du quickcode dans le plan comptable </text:p>
          <text:list>
            <text:list-header>
              <text:p text:style-name="P88">Améliorations:</text:p>
            </text:list-header>
            <text:list-item>
              <text:p text:style-name="P89">Amélioration des longues lignes dans les PDF</text:p>
            </text:list-item>
            <text:list-item>
              <text:p text:style-name="P89">Meilleure navigation avec la touche tabulation quand on encode des opérations</text:p>
            </text:list-item>
            <text:list-item>
              <text:p text:style-name="P90">Avertissement plus visible en cas où la TVA calculée et celle donnée sont différentes.</text:p>
            </text:list-item>
            <text:list-item>
              <text:p text:style-name="P90">Affichage des opérations en retard de paiement ou les actions en retard dans le tableau de bord</text:p>
            </text:list-item>
          </text:list>
        </text:list-item>
      </text:list>
      <text:h text:style-name="Heading_20_3" text:outline-level="3"><text:bookmark-start text:name="__RefHeading__8961_1744360225"/>Note de version 6.5 (Juillet 2012)<text:bookmark-end text:name="__RefHeading__8961_1744360225"/></text:h>
      <text:p text:style-name="Standard">Nouveautés :</text:p>
      <text:list xml:id="list734119401" text:style-name="L35">
        <text:list-item>
          <text:p text:style-name="P58">Gestion du multidépôt,, l'historique des mouvements de dépôts, inventaires</text:p>
        </text:list-item>
      </text:list>
      <text:p text:style-name="Standard"/>
      <text:list xml:id="list1630824274" text:continue-numbering="true" text:style-name="L35">
        <text:list-item>
          <text:p text:style-name="P58">Ajout Etat Document, </text:p>
        </text:list-item>
      </text:list>
      <text:p text:style-name="Standard"/>
      <text:list xml:id="list1598490536" text:continue-numbering="true" text:style-name="L35">
        <text:list-item>
          <text:p text:style-name="P58">Nouveaux style d'attribut : Fiche ou sélection, permet de faire correspondre des fiches entres elles, exemple : stock et marchandises, contact et sociétés</text:p>
        </text:list-item>
      </text:list>
      <text:p text:style-name="Standard"/>
      <text:list xml:id="list777100448" text:continue-numbering="true" text:style-name="L35">
        <text:list-item>
          <text:p text:style-name="P58">Génération de document : nouveau champs disponibles sont</text:p>
        </text:list-item>
      </text:list>
      <text:list xml:id="list744820916" text:style-name="L36">
        <text:list-item>
          <text:p text:style-name="P59">ACOMPTE : acompte déduit lorsqu'on utilise le mode de paiement lors d'un achat et d'une vente.</text:p>
        </text:list-item>
        <text:list-item>
          <text:p text:style-name="P59">ATTRx Donne la valeur de l'attribut x de la marchandise ou du service vendu ou acheté</text:p>
        </text:list-item>
        <text:list-item>
          <text:p text:style-name="P59">BENEFATTRx Donne la valeur de l'attribut x du mode de paiement </text:p>
        </text:list-item>
        <text:list-item>
          <text:p text:style-name="P59">CUSTATTRx Donne la valeur de l'attribut x du client ou du fournisseur</text:p>
        </text:list-item>
      </text:list>
      <text:p text:style-name="Standard"/>
      <text:list xml:id="list187655218" text:style-name="L37">
        <text:list-header>
          <text:p text:style-name="P60"><text:soft-page-break/></text:p>
        </text:list-header>
      </text:list>
      <text:p text:style-name="Standard">Améliorations</text:p>
      <text:list xml:id="list627402715" text:style-name="L38">
        <text:list-item>
          <text:p text:style-name="P61">Action – Gestion : possibilité de lier plusieurs autres actions et des opérations comptables, possibilité d'ajouter des commentaires, amélioration de la recherche et sécurité</text:p>
        </text:list-item>
      </text:list>
      <text:p text:style-name="Standard"/>
      <text:list xml:id="list1492351700" text:continue-numbering="true" text:style-name="L38">
        <text:list-item>
          <text:p text:style-name="P61">Numéro de pièce pour les actions gestions</text:p>
        </text:list-item>
      </text:list>
      <text:p text:style-name="Standard"/>
      <text:list xml:id="list705303499" text:continue-numbering="true" text:style-name="L38">
        <text:list-item>
          <text:p text:style-name="P61">encodage des opérations financières par date d'extrait ou d'opérations</text:p>
        </text:list-item>
      </text:list>
      <text:p text:style-name="Standard"/>
      <text:list xml:id="list979778114" text:continue-numbering="true" text:style-name="L38">
        <text:list-item>
          <text:p text:style-name="P61">Export PDF : retour à la ligne si les commentaires sont trop longs</text:p>
        </text:list-item>
      </text:list>
      <text:p text:style-name="Standard"/>
      <text:p text:style-name="Standard">Notes :</text:p>
      <text:p text:style-name="Standard"/>
      <text:p text:style-name="Standard">Réécriture complète du menu Fiche, c'était du vieux code illisible. Ce module a été divisé en 2, l'un pour ajouter, déplacer, modifier des fiches, voir leur liste, résumé, historique... L'autre pour configurer les catégories de fiches.</text:p>
      <text:p text:style-name="Standard"/>
      <text:p text:style-name="Standard">Dans le tableau d'accueil, on voit l'action dont la date de rappel est la date du jour et qui appartient à l'un des profils auxquels vous avez accès ; le tableau d'accueil montre aussi les dernières opérations, elles sont filtrées par l'accès de l'utilisateur aux journaux.</text:p>
      <text:p text:style-name="Standard"/>
      <text:h text:style-name="Heading_20_3" text:outline-level="3"><text:bookmark-start text:name="__RefHeading__8355_47197458"/>Note de version 6.0 (Décembre 2011)<text:bookmark-end text:name="__RefHeading__8355_47197458"/></text:h>
      <text:p text:style-name="Text_20_body">Nouveautés:</text:p>
      <text:list xml:id="list1656819834" text:style-name="L39">
        <text:list-item>
          <text:p text:style-name="P77">Menu complètement configurable, de ce fait, les plugins peuvent apparaître dans n'importe quel menu, sous-menu... </text:p>
        </text:list-item>
        <text:list-item>
          <text:p text:style-name="P77">Sécurité renforcée, basée sur le profil qui est l'ensemble des menus accessibles à l'utilisateur</text:p>
        </text:list-item>
        <text:list-item>
          <text:p text:style-name="P77">Export du Grand Livre Analytique en CSV</text:p>
        </text:list-item>
        <text:list-item>
          <text:p text:style-name="P77">Les différents configuration de menus sont rassemblé dans des profils, le nombre de profils par dossier est illimité, ils sont configurés dans CFGPRO.</text:p>
        </text:list-item>
        <text:list-item>
          <text:p text:style-name="P77">Accès direct vous permet d'aller directement à l'endroit que vous souhaitez en donnant le code du menu, pendant la frappe, les menus possibles apparaissent (auto-complete).</text:p>
        </text:list-item>
        <text:list-item>
          <text:p text:style-name="P77">Compte alphanumérique, PhpCompta peut utiliser des postes comptables alphanumériques, si le poste comptable est calculé automatiquement alors par défaut PhpCompta créera un poste comptable en ajoutant le nom de la fiche à la classe de base.</text:p>
        </text:list-item>
        <text:list-item>
          <text:p text:style-name="P77">Compte de TVA qui augmente au débit et au crédit, pour certains cas particuliers.</text:p>
        </text:list-item>
        <text:list-item>
          <text:p text:style-name="P77">Nouveau thème dont la police est plus grande</text:p>
        </text:list-item>
        <text:list-item>
          <text:p text:style-name="P77">Dans catégorie fiche, il est possible d'avoir les balances ou l'historique de toutes les fiches</text:p>
        </text:list-item>
        <text:list-item>
          <text:p text:style-name="P77">Possibilité d'éditer les détails dans les journaux achats et ventes, à changer dans COMPANY</text:p>
        </text:list-item>
      </text:list>
      <text:p text:style-name="Text_20_body">Améliorations:</text:p>
      <text:list xml:id="list309728818" text:style-name="L40">
        <text:list-item>
          <text:p text:style-name="P78">Comptabilité analytique: lors de l'imputation, la valeur qui reste à affecter est directement calculé.</text:p>
        </text:list-item>
        <text:list-item>
          <text:p text:style-name="P78">A l'enregistrement de l'opération, il est présenté un résumé de l'opération qui vient d'être enregistrée.</text:p>
        </text:list-item>
        <text:list-item>
          <text:p text:style-name="P78">Les réconciliations se font dans une fenêtre interne (avant c'était un popup)</text:p>
        </text:list-item>
        <text:list-item>
          <text:p text:style-name="P78">Comptabilité analytique: recherche de fiche dans une fenêtre interne</text:p>
        </text:list-item>
        <text:list-item>
          <text:p text:style-name="P78"><text:soft-page-break/>Tri apparaissent dans certains menu (sécurité → utilisateurs (SECUSER), administration → utilisateur, …)</text:p>
        </text:list-item>
        <text:list-item>
          <text:p text:style-name="P78">réconciliation n'utilise plus une fenêtre extérieure (popup)</text:p>
        </text:list-item>
        <text:list-item>
          <text:p text:style-name="P78">Possibilité de changer le type d'un document dans le suivi</text:p>
        </text:list-item>
        <text:list-item>
          <text:p text:style-name="P78">Résumé de l'opération enregistrée au lieu d'un simple lien vers le détail de l'opération</text:p>
        </text:list-item>
        <text:list-item>
          <text:p text:style-name="P78">En cas de rapprochement, même avec plusieurs opérations, il y aura un lettrage automatique.</text:p>
        </text:list-item>
        <text:list-item>
          <text:p text:style-name="P78">Amélioration des lettrages multiples (1 à n)</text:p>
        </text:list-item>
        <text:list-item>
          <text:p text:style-name="P78">Mode de paiement se font dorénavant par journaux et non plus par type de journaux</text:p>
        </text:list-item>
      </text:list>
      <text:p text:style-name="Text_20_body"/>
      <text:p text:style-name="Text_20_body"/>
      <text:h text:style-name="Heading_20_3" text:outline-level="3"><text:bookmark-start text:name="__RefHeading__8357_47197458"/>Note de version 5.6 (mai 2011)<text:bookmark-end text:name="__RefHeading__8357_47197458"/></text:h>
      <text:p text:style-name="Text_20_body">Nouveautés</text:p>
      <text:list xml:id="list2152154509" text:style-name="L41">
        <text:list-item>
          <text:p text:style-name="P79">Comptabilité analytique : groupe</text:p>
        </text:list-item>
        <text:list-item>
          <text:p text:style-name="P79">Amélioration ergonomie comptabilité analytique</text:p>
        </text:list-item>
        <text:list-item>
          <text:p text:style-name="P79">Compta analytique -&gt; financier</text:p>
        </text:list-item>
        <text:list-item>
          <text:p text:style-name="P79">Le grand livre analytique </text:p>
        </text:list-item>
        <text:list-item>
          <text:p text:style-name="P79">Liaison compta analytique -&gt; compta générale</text:p>
        </text:list-item>
        <text:list-item>
          <text:p text:style-name="P79">Balance : uniquement les comptes non soldés pour les fiches et les postes comptables</text:p>
        </text:list-item>
        <text:list-item>
          <text:p text:style-name="P79">Voir le tiers dans les historiques</text:p>
        </text:list-item>
      </text:list>
      <text:p text:style-name="Text_20_body"/>
      <text:p text:style-name="Text_20_body">Bugs corrigés </text:p>
      <text:list xml:id="list1631681702" text:style-name="L42">
        <text:list-item>
          <text:p text:style-name="P80">Problème de date en comptabilité analytique : synchro</text:p>
        </text:list-item>
        <text:list-item>
          <text:p text:style-name="P80">CA : bug dans la balance double</text:p>
        </text:list-item>
        <text:list-item>
          <text:p text:style-name="P80">CA Opération diverses</text:p>
        </text:list-item>
        <text:list-item>
          <text:p text:style-name="P80">Problème export CSV historique sans le signe moins pour financier</text:p>
        </text:list-item>
        <text:list-item>
          <text:p text:style-name="P80">Impossibilité <text:s/>de réinitialiser le mot de passe</text:p>
        </text:list-item>
      </text:list>
      <text:p text:style-name="Text_20_body"/>
      <text:h text:style-name="Heading_20_3" text:outline-level="3"><text:bookmark-start text:name="__RefHeading__8359_47197458"/>Note de version 5.5 (1 mars 2011)<text:bookmark-end text:name="__RefHeading__8359_47197458"/></text:h>
      <text:p text:style-name="Standard">Nouveautés: </text:p>
      <text:list xml:id="list1730728819" text:style-name="L43">
        <text:list-item>
          <text:p text:style-name="P62">Date dans <text:s/>les détails</text:p>
        </text:list-item>
        <text:list-item>
          <text:p text:style-name="P62">Balance avec des niveaux</text:p>
        </text:list-item>
        <text:list-item>
          <text:p text:style-name="P62">Lettrage dans le grand livre</text:p>
        </text:list-item>
      </text:list>
      <text:p text:style-name="Standard">Bugs:</text:p>
      <text:list xml:id="list175223443" text:style-name="L44">
        <text:list-item>
          <text:p text:style-name="P63">Export CSV <text:s/>de l'historique pour les financiers</text:p>
        </text:list-item>
        <text:list-item>
          <text:p text:style-name="P63">Génération de facture</text:p>
        </text:list-item>
        <text:list-item>
          <text:p text:style-name="P63">Moyen de paiement incorrect </text:p>
        </text:list-item>
        <text:list-item>
          <text:p text:style-name="P63">On ne voyait que les Xiers dossiers dans l'administration</text:p>
        </text:list-item>
        <text:list-item>
          <text:p text:style-name="P63">...</text:p>
        </text:list-item>
      </text:list>
      <text:h text:style-name="Heading_20_3" text:outline-level="3"><text:bookmark-start text:name="__RefHeading__8361_47197458"/>Note de version 5.4 (février 2011)<text:bookmark-end text:name="__RefHeading__8361_47197458"/></text:h>
      <text:p text:style-name="Text_20_body">Nouveautés:</text:p>
      <text:list xml:id="list376197270" text:style-name="L45">
        <text:list-item>
          <text:p text:style-name="P81">Adaptation pour les dossiers contenant plusieurs années</text:p>
        </text:list-item>
        <text:list-item>
          <text:p text:style-name="P81"><text:soft-page-break/>Contrepartie pour les dépenses non admises et les dépenses du gérants configurable par fiche</text:p>
        </text:list-item>
        <text:list-item>
          <text:p text:style-name="P81">2 nouvelles sortes d'attribut : les postes et les cards, le premier pour les postes comptables et le second pour les fiches</text:p>
        </text:list-item>
        <text:list-item>
          <text:p text:style-name="P81">Export CSV de tout historique : depuis la recherche, la liste des opérations de tous les journaux.</text:p>
        </text:list-item>
        <text:list-item>
          <text:p text:style-name="P81">Modification d'une fiche dans un popup html</text:p>
        </text:list-item>
        <text:list-item>
          <text:p text:style-name="P81">Depuis le détail d'une fiche, on peut en avoir la balance</text:p>
        </text:list-item>
        <text:list-item>
          <text:p text:style-name="P81">La partie gestion, pour les clients, les fournisseurs et les administrations, il y a en plus, les balances</text:p>
        </text:list-item>
        <text:list-item>
          <text:p text:style-name="P81">Prévisions peuvent être faites à cheval sur plusieurs années</text:p>
        </text:list-item>
      </text:list>
      <text:p text:style-name="Text_20_body">Amélioration</text:p>
      <text:list xml:id="list97888412" text:style-name="L46">
        <text:list-item>
          <text:p text:style-name="P82">Amélioration pour les dossiers contenant plusieurs années : balance, bilan, rapport et historique peuvent changer d'année, les détails des opérations permettent de changer d'exercice,...</text:p>
        </text:list-item>
      </text:list>
      <text:p text:style-name="Text_20_body"/>
      <text:h text:style-name="Heading_20_3" text:outline-level="3"><text:bookmark-start text:name="__RefHeading__8363_47197458"/>Note de version 5.3 (décembre 2010)<text:bookmark-end text:name="__RefHeading__8363_47197458"/></text:h>
      <text:p text:style-name="Text_20_body">Nouveautés:</text:p>
      <text:list xml:id="list989018650" text:style-name="L47">
        <text:list-item>
          <text:p text:style-name="P83">Possibilité de réouvrir des périodes fermées</text:p>
        </text:list-item>
        <text:list-item>
          <text:p text:style-name="P83">Changement de la date de l'opération dans le détail opérations</text:p>
        </text:list-item>
        <text:list-item>
          <text:p text:style-name="P83">Ajout de commentaire possible dans le détail des opérations</text:p>
        </text:list-item>
        <text:list-item>
          <text:p text:style-name="P83">Ajout d'une limite de dates dans les prévisions</text:p>
        </text:list-item>
        <text:list-item>
          <text:p text:style-name="P83">Ajout de couleur dans les prévisions</text:p>
        </text:list-item>
        <text:list-item>
          <text:p text:style-name="P83">Ajout de l'export de l'historique d'un compte ou d'une fiche, en csv ou en pdf depuis une fenêtre « pop me up »</text:p>
        </text:list-item>
        <text:list-item>
          <text:p text:style-name="P83">Déplacement du menu période dans le menu Paramètre</text:p>
        </text:list-item>
        <text:list-item>
          <text:p text:style-name="P83">Audit des personnes se connectant ou essayant de se connecter</text:p>
        </text:list-item>
        <text:list-item>
          <text:p text:style-name="P83">Ajout d'un captcha (optionnel)</text:p>
        </text:list-item>
      </text:list>
      <text:p text:style-name="Text_20_body">Améliorations:</text:p>
      <text:list xml:id="list1613236124" text:style-name="L48">
        <text:list-item>
          <text:p text:style-name="P84">Traitement des fiches plus rapide </text:p>
        </text:list-item>
        <text:list-item>
          <text:p text:style-name="P84">Apparence des montants</text:p>
        </text:list-item>
        <text:list-item>
          <text:p text:style-name="P84">Apparence des fiches, détail et historique </text:p>
        </text:list-item>
        <text:list-item>
          <text:p text:style-name="P84">Support Postgresql 9</text:p>
        </text:list-item>
      </text:list>
      <text:p text:style-name="Text_20_body"/>
      <text:h text:style-name="Heading_20_3" text:outline-level="3"><text:bookmark-start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p text:style-name="Text_20_body">changements</text:p>
      <text:list xml:id="list98182018" text:style-name="L49">
        <text:list-item>
          <text:p text:style-name="P64">Ajout balance par catégorie de fiche</text:p>
        </text:list-item>
        <text:list-item>
          <text:p text:style-name="P64">Quand on demande le détail d'une opération, on peut l'imprimer et voir tous les détails de cette opération si on clique sur popme up. Les détails pour les opérations analytiques ne sont visible que dans le popup.</text:p>
        </text:list-item>
        <text:list-item>
          <text:p text:style-name="P64">En cliquant sur un numéro interne, on a le détail de l'opération mais à l'intérieur de <text:soft-page-break/>la page et non plus dans un popup</text:p>
        </text:list-item>
        <text:list-item>
          <text:p text:style-name="P64">Dans les détails d'opérations, on a aussi des liens vers les historiques par fiche ou par poste comptable, si on clique sur une fiche ou sur un poste comptable</text:p>
        </text:list-item>
        <text:list-item>
          <text:p text:style-name="P64">Depuis les impressions → balances et impression → poste, on a les détails des opérations ainsi que dans impression → <text:s/>poste</text:p>
        </text:list-item>
        <text:list-item>
          <text:p text:style-name="P64">Pour les balances, on peut choisir les journaux : adapté à ceux en ayant vraiment beaucoup</text:p>
        </text:list-item>
        <text:list-item>
          <text:p text:style-name="P64">Depuis les lettrages, on peut aussi accéder aux détails d'une opération</text:p>
        </text:list-item>
        <text:list-item>
          <text:p text:style-name="P64">Le menu Grand Livre devient le menu Historique</text:p>
        </text:list-item>
        <text:list-item>
          <text:p text:style-name="P64">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64">Impression - Rapprochement </text:p>
        </text:list-item>
        <text:list-item>
          <text:p text:style-name="P64">confirmation quand effacement d'un Plan Analytique (comptabilité analytique -&gt; Plan Analytique)</text:p>
        </text:list-item>
        <text:list-item>
          <text:p text:style-name="P64">Déplacement de fiche : les attributs manquant sont ajoutés !</text:p>
        </text:list-item>
        <text:list-item>
          <text:p text:style-name="P64">Dans les balances, on peut choisir plusieurs journaux ou plusieurs cat. de journal. Les données sont filtrées en plus d'après la sécurité</text:p>
        </text:list-item>
        <text:list-item>
          <text:p text:style-name="P64">Dans impression -&gt; poste, on peut filtrer les opérations suivant qu'elles sont lettrées ou non.</text:p>
        </text:list-item>
        <text:list-item>
          <text:p text:style-name="P64">Après avoir sauvé une opération, vous pouvez avoir le détail de l'opération en cliquant sur le numéro interne qui s'affiche</text:p>
        </text:list-item>
        <text:list-item>
          <text:p text:style-name="P64">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64">Ajout bouton "ajoutez ligne" pour les OD en CA</text:p>
        </text:list-item>
        <text:list-item>
          <text:p text:style-name="P64">Ajout bouton "ajoutez ligne" pour les prévisions</text:p>
        </text:list-item>
        <text:list-item>
          <text:p text:style-name="P64">Ajout l'impression pour les lettrages par poste comptables</text:p>
        </text:list-item>
        <text:list-item>
          <text:p text:style-name="P64">Les historiques des fiches et postes comptables (impression → poste et impression et catégorie → historique) ont un solde progressif</text:p>
        </text:list-item>
        <text:list-item>
          <text:p text:style-name="P64">La recherche peut se faire dans plusieurs journaux à la fois</text:p>
        </text:list-item>
        <text:list-item>
          <text:p text:style-name="P64">Les balances peuvent être faites pour plusieurs journaux ou par catégorie de journal</text:p>
        </text:list-item>
        <text:list-item>
          <text:p text:style-name="P64">Amélioration de la vérification de la comptabilité (Avancé → Vérification)</text:p>
        </text:list-item>
        <text:list-item>
          <text:p text:style-name="P64">La date par défaut quand on encode une nouvelle écriture, est la date de la dernière écriture du journal choisi.</text:p>
        </text:list-item>
        <text:list-item>
          <text:p text:style-name="P64">Pour les opérations de banque, on peut choisir de numéroter chaque opération, ou de donner à chacune le même numéro d'extrait (relevé bancaire)</text:p>
        </text:list-item>
        <text:list-item>
          <text:p text:style-name="P64">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64"/>
        </text:list-item>
      </text:list>
      <text:h text:style-name="Heading_20_3" text:outline-level="3"><text:bookmark-start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text:soft-page-break/>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42822482" text:style-name="L50">
        <text:list-item>
          <text:p text:style-name="P85">nouveau menu Catégorie, vous permet de visualiser par catégorie de fiche avec l'historique des opérations ou simplement le résumé.</text:p>
        </text:list-item>
        <text:list-item>
          <text:p text:style-name="P85">nouveau (contribution) une nouvelle possibilité est d'imprimer le grand livre * nouveau : support complet de l'Unicode pour les impressions</text:p>
        </text:list-item>
        <text:list-item>
          <text:p text:style-name="P85">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text:soft-page-break/>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start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start text:name="__RefHeading__3338_1659357091"/>Note de version 4.3 (février 2009)<text:bookmark-end text:name="__RefHeading__3338_1659357091"/></text:h>
      <text:p text:style-name="Text_20_body"/>
      <text:p text:style-name="Text_20_body">La nouvelle version de PhpCompta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972825223" text:style-name="L51">
        <text:list-item>
          <text:p text:style-name="P91"> pj reprend le n° de pièce justificative</text:p>
        </text:list-item>
        <text:list-item>
          <text:p text:style-name="P86"> user reprend le nom de la personne qui à généré le document  </text:p>
        </text:list-item>
      </text:list>
      <text:p text:style-name="Text_20_body"/>
      <text:h text:style-name="Heading_20_3" text:outline-level="3"><text:bookmark-start text:name="__RefHeading__3340_1659357091"/>Note de version 4.2 novembre 2008<text:bookmark-end text:name="__RefHeading__3340_1659357091"/></text:h>
      <text:p text:style-name="Text_20_body"><text:soft-page-break/>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PhpCompta/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margin="100%" fo:margin-left="0.713cm" fo:margin-right="0cm" fo:margin-top="0cm" fo:margin-bottom="0cm" fo:text-align="start" style:justify-single-word="false" fo:text-indent="0cm" style:auto-text-indent="false">
        <style:tab-stops>
          <style:tab-stop style:position="1.577cm"/>
        </style:tab-stops>
      </style:paragraph-properties>
      <style:text-properties style:font-name="DejaVu Sans" fo:font-size="10.5pt"/>
    </style:style>
    <style:style style:name="Heading" style:family="paragraph" style:parent-style-name="Standard" style:next-style-name="Text_20_body" style:auto-update="true" style:class="text">
      <style:paragraph-properties fo:margin-top="0.423cm" fo:margin-bottom="0.212cm" fo:text-align="center" style:justify-single-word="false" fo:background-color="transparent" style:shadow="none" fo:keep-with-next="always">
        <style:tab-stops/>
        <style:background-image/>
      </style:paragraph-properties>
      <style:text-properties fo:color="#000080" style:font-name="Helvetica"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1"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0.499cm" fo:margin-bottom="0.499c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auto-update="tru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100%" fo:margin-left="1cm" fo:margin-right="0cm" fo:margin-top="0cm" fo:margin-bottom="0cm" fo:text-indent="0c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0.199cm" fo:margin-bottom="0.199cm" fo:background-color="transparent">
        <style:background-image/>
      </style:paragraph-properties>
      <style:text-properties fo:color="#000080" style:font-name="Helvetica1"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2"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100%" fo:margin-left="2cm" fo:margin-right="0cm" fo:margin-top="0cm" fo:margin-bottom="0cm" fo:text-indent="0c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100%" fo:margin-left="1.524cm" fo:margin-right="0.305cm" fo:margin-top="0.102cm" fo:margin-bottom="0.203cm" fo:text-indent="0cm" style:auto-text-indent="false" fo:background-color="#e6e6ff">
        <style:background-image/>
      </style:paragraph-properties>
      <style:text-properties style:font-name="Verdana" fo:font-size="8pt" style:font-size-asian="9pt" style:font-size-complex="9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cm" style:type="center"/>
          <style:tab-stop style:position="17.304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100%" fo:margin-left="1.799cm" fo:margin-right="0cm" fo:margin-top="0cm" fo:margin-bottom="0cm" fo:text-indent="0cm" style:auto-text-indent="false" style:page-number="auto" fo:padding="0.049cm" fo:border="0.06pt solid #dc2300" style:shadow="none"/>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100%"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100%" fo:margin-left="0.635cm" fo:margin-right="0.635cm" fo:margin-top="0cm" fo:margin-bottom="0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6pt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6pt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100%" fo:margin-left="3cm" fo:margin-right="3cm" fo:margin-top="0.4cm" fo:margin-bottom="0.4cm" fo:keep-together="always" fo:text-indent="0cm" style:auto-text-indent="false" style:page-number="auto" fo:background-color="transparent" fo:padding="0.049cm" fo:border="0.51pt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100%" fo:margin-left="1cm" fo:margin-right="1cm" fo:margin-top="0cm" fo:margin-bottom="0cm" fo:keep-together="always" fo:text-indent="0cm" style:auto-text-indent="false" style:page-number="auto" fo:padding="0.049cm" fo:border="0.06pt solid #000000" style:shadow="#808080 0.18cm 0.18cm">
        <style:tab-stops/>
      </style:paragraph-properties>
      <style:text-properties fo:font-size="10.5pt"/>
    </style:style>
    <style:style style:name="Frame_20_contents" style:display-name="Frame contents" style:family="paragraph" style:parent-style-name="Text_20_body" style:class="extra"/>
    <style:style style:name="Exemple" style:family="paragraph" style:parent-style-name="Standard" style:auto-update="true" style:class="chapter">
      <style:paragraph-properties fo:margin="100%" fo:margin-left="0.7cm" fo:margin-right="0cm" fo:margin-top="0cm" fo:margin-bottom="0cm" fo:text-indent="0cm" style:auto-text-indent="false" fo:padding="0cm" fo:border="none" style:shadow="none"/>
    </style:style>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style:font-name-asian="DejaVu Sans Mono" style:font-name-complex="DejaVu Sans Mono"/>
    </style:style>
    <style:style style:name="regexp0_5f_php" style:display-name="regexp0_php" style:family="text">
      <style:text-properties fo:color="#000088" fo:font-style="normal" fo:font-weight="normal"/>
    </style:style>
    <style:style style:name="keyword0_5f_php" style:display-name="keyword0_php" style:family="text">
      <style:text-properties fo:color="#b1b100"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escaped_5f_php" style:display-name="escaped_php" style:family="text">
      <style:text-properties fo:color="#000099" fo:font-style="normal" fo:font-weight="bold"/>
    </style:style>
    <style:style style:name="regexp0_5f_php-brief" style:display-name="regexp0_php-brief" style:family="text">
      <style:text-properties fo:color="#0000ff" fo:font-style="normal" fo:font-weight="normal"/>
    </style:style>
    <style:style style:name="symbol0_5f_php-brief" style:display-name="symbol0_php-brief" style:family="text">
      <style:text-properties fo:color="#339933" fo:font-style="normal" fo:font-weight="normal"/>
    </style:style>
    <style:style style:name="string_5f_php-brief" style:display-name="string_php-brief" style:family="text">
      <style:text-properties fo:color="#0000ff" fo:font-style="normal" fo:font-weight="normal"/>
    </style:style>
    <style:style style:name="comment0_5f_php-brief" style:display-name="comment0_php-brief" style:family="text">
      <style:text-properties fo:color="#666666" fo:font-style="italic" fo:font-weight="normal"/>
    </style:style>
    <style:style style:name="keyword2_5f_php-brief" style:display-name="keyword2_php-brief" style:family="text">
      <style:text-properties fo:color="#990000"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adre_20_de_20_code" style:display-name="Cadre de code" style:family="graphic" style:parent-style-name="Frame">
      <style:graphic-properties text:anchor-type="paragraph" svg:x="0c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cm">
          <style:column-sep style:width="0.002cm" style:color="#000000" style:height="100%" style:style="solid"/>
        </style:columns>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min-label-distance="0.381cm"/>
      </text:outline-level-style>
      <text:outline-level-style text:level="2" text:style-name="Numbering_20_Symbols" style:num-prefix=" " style:num-suffix="." style:num-format="1">
        <style:list-level-properties text:min-label-distance="0.381cm"/>
      </text:outline-level-style>
      <text:outline-level-style text:level="3" text:style-name="Numbering_20_Symbols" style:num-prefix=" " style:num-suffix="." style:num-format="1">
        <style:list-level-properties text:min-label-distance="0.381cm"/>
      </text:outline-level-style>
      <text:outline-level-style text:level="4" text:style-name="Numbering_20_Symbols" style:num-prefix=" " style:num-suffix="." style:num-format="1">
        <style:list-level-properties text:min-label-distance="0.381cm"/>
      </text:outline-level-style>
      <text:outline-level-style text:level="5" text:style-name="Numbering_20_Symbols" style:num-prefix=" " style:num-suffix="." style:num-format="1">
        <style:list-level-properties text:min-label-distance="0.381cm"/>
      </text:outline-level-style>
      <text:outline-level-style text:level="6" text:style-name="Numbering_20_Symbols" style:num-prefix=" " style:num-suffix="." style:num-format="1">
        <style:list-level-properties text:min-label-distance="0.381cm"/>
      </text:outline-level-style>
      <text:outline-level-style text:level="7" text:style-name="Numbering_20_Symbols" style:num-prefix=" " style:num-suffix="." style:num-format="1">
        <style:list-level-properties text:min-label-distance="0.381cm"/>
      </text:outline-level-style>
      <text:outline-level-style text:level="8" text:style-name="Numbering_20_Symbols" style:num-prefix=" " style:num-suffix="." style:num-format="1">
        <style:list-level-properties text:min-label-distance="0.381cm"/>
      </text:outline-level-style>
      <text:outline-level-style text:level="9" text:style-name="Numbering_20_Symbols" style:num-prefix=" " style:num-suffix="." style:num-format="1">
        <style:list-level-properties text:min-label-distance="0.381cm"/>
      </text:outline-level-style>
      <text:outline-level-style text:level="10" text:style-name="Numbering_20_Symbols" style:num-prefix=" " style:num-suffix="." style:num-format="1">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652cm" style:type="center"/>
          <style:tab-stop style:position="15.723cm"/>
          <style:tab-stop style:position="17.304cm" style:type="right"/>
        </style:tab-stops>
      </style:paragraph-properties>
    </style:style>
    <style:page-layout style:name="Mpm1">
      <style:page-layout-properties fo:page-width="21.001cm" fo:page-height="29.7cm" style:num-format="1" style:print-orientation="portrait" fo:margin-top="1.499cm" fo:margin-bottom="1.499cm" fo:margin-left="1.99cm" fo:margin-right="1.991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51pt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108">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8">20131026-16:02</text:modification-date><text:tab/><text:tab/><text:page-number text:select-page="current">85</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Farid</meta:initial-creator>
    <meta:creation-date>2008-02-10T23:07:21</meta:creation-date>
    <dc:date>2013-10-26T16:02:00</dc:date>
    <meta:print-date>2010-07-31T03:36:48</meta:print-date>
    <meta:editing-cycles>1151</meta:editing-cycles>
    <meta:editing-duration>P3DT19H36M41S</meta:editing-duration>
    <meta:printed-by>Dany De Bontridder</meta:printed-by>
    <meta:document-statistic meta:table-count="23" meta:image-count="0" meta:object-count="0" meta:page-count="85" meta:paragraph-count="2053" meta:word-count="25551" meta:character-count="158049" meta:non-whitespace-character-count="133273"/>
    <meta:user-defined meta:name="Info 1"/>
    <meta:user-defined meta:name="Info 2"/>
    <meta:user-defined meta:name="Info 3"/>
    <meta:user-defined meta:name="Info 4"/>
  </office:meta>
</office:document-meta>
</file>